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EPTH = 4096; <text:s text:c="16"/>-- The size of memory in word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IDTH = 8; <text:s text:c="19"/>-- The size of data in bi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RESS_RADIX = DEC; <text:s text:c="9"/>-- The radix for address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ATA_RADIX = DEC; <text:s text:c="12"/>-- The radix for data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NTENT <text:s text:c="22"/>-- start of (address : data pairs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EG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:</text:p>
          </table:table-cell>
          <table:table-cell office:value-type="float" office:value="255" table:formula="of:=MAX(0;255-ROUNDDOWN(SQRT([.A7]*32);0))" table:style-name="ce2">
            <text:p>2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" table:formula="of:=[.A7]+1" table:style-name="ce2">
            <text:p>1</text:p>
          </table:table-cell>
          <table:table-cell office:value-type="string" table:style-name="ce2">
            <text:p>:</text:p>
          </table:table-cell>
          <table:table-cell office:value-type="float" office:value="250" table:formula="of:=MAX(0;255-ROUNDDOWN(SQRT([.A8]*32);0))" table:style-name="ce2">
            <text:p>2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" table:formula="of:=[.A8]+1" table:style-name="ce2">
            <text:p>2</text:p>
          </table:table-cell>
          <table:table-cell office:value-type="string" table:style-name="ce2">
            <text:p>:</text:p>
          </table:table-cell>
          <table:table-cell office:value-type="float" office:value="247" table:formula="of:=MAX(0;255-ROUNDDOWN(SQRT([.A9]*32);0))" table:style-name="ce2">
            <text:p>2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" table:formula="of:=[.A9]+1" table:style-name="ce2">
            <text:p>3</text:p>
          </table:table-cell>
          <table:table-cell office:value-type="string" table:style-name="ce2">
            <text:p>:</text:p>
          </table:table-cell>
          <table:table-cell office:value-type="float" office:value="246" table:formula="of:=MAX(0;255-ROUNDDOWN(SQRT([.A10]*32);0))" table:style-name="ce2">
            <text:p>2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" table:formula="of:=[.A10]+1" table:style-name="ce2">
            <text:p>4</text:p>
          </table:table-cell>
          <table:table-cell office:value-type="string" table:style-name="ce2">
            <text:p>:</text:p>
          </table:table-cell>
          <table:table-cell office:value-type="float" office:value="244" table:formula="of:=MAX(0;255-ROUNDDOWN(SQRT([.A11]*32);0))" table:style-name="ce2">
            <text:p>2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" table:formula="of:=[.A11]+1" table:style-name="ce2">
            <text:p>5</text:p>
          </table:table-cell>
          <table:table-cell office:value-type="string" table:style-name="ce2">
            <text:p>:</text:p>
          </table:table-cell>
          <table:table-cell office:value-type="float" office:value="243" table:formula="of:=MAX(0;255-ROUNDDOWN(SQRT([.A12]*32);0))" table:style-name="ce2">
            <text:p>2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" table:formula="of:=[.A12]+1" table:style-name="ce2">
            <text:p>6</text:p>
          </table:table-cell>
          <table:table-cell office:value-type="string" table:style-name="ce2">
            <text:p>:</text:p>
          </table:table-cell>
          <table:table-cell office:value-type="float" office:value="242" table:formula="of:=MAX(0;255-ROUNDDOWN(SQRT([.A13]*32);0))" table:style-name="ce2">
            <text:p>2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" table:formula="of:=[.A13]+1" table:style-name="ce2">
            <text:p>7</text:p>
          </table:table-cell>
          <table:table-cell office:value-type="string" table:style-name="ce2">
            <text:p>:</text:p>
          </table:table-cell>
          <table:table-cell office:value-type="float" office:value="241" table:formula="of:=MAX(0;255-ROUNDDOWN(SQRT([.A14]*32);0))" table:style-name="ce2">
            <text:p>2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" table:formula="of:=[.A14]+1" table:style-name="ce2">
            <text:p>8</text:p>
          </table:table-cell>
          <table:table-cell office:value-type="string" table:style-name="ce2">
            <text:p>:</text:p>
          </table:table-cell>
          <table:table-cell office:value-type="float" office:value="239" table:formula="of:=MAX(0;255-ROUNDDOWN(SQRT([.A15]*32);0))" table:style-name="ce2">
            <text:p>2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" table:formula="of:=[.A15]+1" table:style-name="ce2">
            <text:p>9</text:p>
          </table:table-cell>
          <table:table-cell office:value-type="string" table:style-name="ce2">
            <text:p>:</text:p>
          </table:table-cell>
          <table:table-cell office:value-type="float" office:value="239" table:formula="of:=MAX(0;255-ROUNDDOWN(SQRT([.A16]*32);0))" table:style-name="ce2">
            <text:p>2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" table:formula="of:=[.A16]+1" table:style-name="ce2">
            <text:p>10</text:p>
          </table:table-cell>
          <table:table-cell office:value-type="string" table:style-name="ce2">
            <text:p>:</text:p>
          </table:table-cell>
          <table:table-cell office:value-type="float" office:value="238" table:formula="of:=MAX(0;255-ROUNDDOWN(SQRT([.A17]*32);0))" table:style-name="ce2">
            <text:p>2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" table:formula="of:=[.A17]+1" table:style-name="ce2">
            <text:p>11</text:p>
          </table:table-cell>
          <table:table-cell office:value-type="string" table:style-name="ce2">
            <text:p>:</text:p>
          </table:table-cell>
          <table:table-cell office:value-type="float" office:value="237" table:formula="of:=MAX(0;255-ROUNDDOWN(SQRT([.A18]*32);0))" table:style-name="ce2">
            <text:p>2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" table:formula="of:=[.A18]+1" table:style-name="ce2">
            <text:p>12</text:p>
          </table:table-cell>
          <table:table-cell office:value-type="string" table:style-name="ce2">
            <text:p>:</text:p>
          </table:table-cell>
          <table:table-cell office:value-type="float" office:value="236" table:formula="of:=MAX(0;255-ROUNDDOWN(SQRT([.A19]*32);0))" table:style-name="ce2">
            <text:p>2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" table:formula="of:=[.A19]+1" table:style-name="ce2">
            <text:p>13</text:p>
          </table:table-cell>
          <table:table-cell office:value-type="string" table:style-name="ce2">
            <text:p>:</text:p>
          </table:table-cell>
          <table:table-cell office:value-type="float" office:value="235" table:formula="of:=MAX(0;255-ROUNDDOWN(SQRT([.A20]*32);0))" table:style-name="ce2">
            <text:p>2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" table:formula="of:=[.A20]+1" table:style-name="ce2">
            <text:p>14</text:p>
          </table:table-cell>
          <table:table-cell office:value-type="string" table:style-name="ce2">
            <text:p>:</text:p>
          </table:table-cell>
          <table:table-cell office:value-type="float" office:value="234" table:formula="of:=MAX(0;255-ROUNDDOWN(SQRT([.A21]*32);0))" table:style-name="ce2">
            <text:p>2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" table:formula="of:=[.A21]+1" table:style-name="ce2">
            <text:p>15</text:p>
          </table:table-cell>
          <table:table-cell office:value-type="string" table:style-name="ce2">
            <text:p>:</text:p>
          </table:table-cell>
          <table:table-cell office:value-type="float" office:value="234" table:formula="of:=MAX(0;255-ROUNDDOWN(SQRT([.A22]*32);0))" table:style-name="ce2">
            <text:p>2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" table:formula="of:=[.A22]+1" table:style-name="ce2">
            <text:p>16</text:p>
          </table:table-cell>
          <table:table-cell office:value-type="string" table:style-name="ce2">
            <text:p>:</text:p>
          </table:table-cell>
          <table:table-cell office:value-type="float" office:value="233" table:formula="of:=MAX(0;255-ROUNDDOWN(SQRT([.A23]*32);0))" table:style-name="ce2">
            <text:p>2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" table:formula="of:=[.A23]+1" table:style-name="ce2">
            <text:p>17</text:p>
          </table:table-cell>
          <table:table-cell office:value-type="string" table:style-name="ce2">
            <text:p>:</text:p>
          </table:table-cell>
          <table:table-cell office:value-type="float" office:value="232" table:formula="of:=MAX(0;255-ROUNDDOWN(SQRT([.A24]*32);0))" table:style-name="ce2">
            <text:p>2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" table:formula="of:=[.A24]+1" table:style-name="ce2">
            <text:p>18</text:p>
          </table:table-cell>
          <table:table-cell office:value-type="string" table:style-name="ce2">
            <text:p>:</text:p>
          </table:table-cell>
          <table:table-cell office:value-type="float" office:value="231" table:formula="of:=MAX(0;255-ROUNDDOWN(SQRT([.A25]*32);0))" table:style-name="ce2">
            <text:p>2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" table:formula="of:=[.A25]+1" table:style-name="ce2">
            <text:p>19</text:p>
          </table:table-cell>
          <table:table-cell office:value-type="string" table:style-name="ce2">
            <text:p>:</text:p>
          </table:table-cell>
          <table:table-cell office:value-type="float" office:value="231" table:formula="of:=MAX(0;255-ROUNDDOWN(SQRT([.A26]*32);0))" table:style-name="ce2">
            <text:p>2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" table:formula="of:=[.A26]+1" table:style-name="ce2">
            <text:p>20</text:p>
          </table:table-cell>
          <table:table-cell office:value-type="string" table:style-name="ce2">
            <text:p>:</text:p>
          </table:table-cell>
          <table:table-cell office:value-type="float" office:value="230" table:formula="of:=MAX(0;255-ROUNDDOWN(SQRT([.A27]*32);0))" table:style-name="ce2">
            <text:p>2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" table:formula="of:=[.A27]+1" table:style-name="ce2">
            <text:p>21</text:p>
          </table:table-cell>
          <table:table-cell office:value-type="string" table:style-name="ce2">
            <text:p>:</text:p>
          </table:table-cell>
          <table:table-cell office:value-type="float" office:value="230" table:formula="of:=MAX(0;255-ROUNDDOWN(SQRT([.A28]*32);0))" table:style-name="ce2">
            <text:p>2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" table:formula="of:=[.A28]+1" table:style-name="ce2">
            <text:p>22</text:p>
          </table:table-cell>
          <table:table-cell office:value-type="string" table:style-name="ce2">
            <text:p>:</text:p>
          </table:table-cell>
          <table:table-cell office:value-type="float" office:value="229" table:formula="of:=MAX(0;255-ROUNDDOWN(SQRT([.A29]*32);0))" table:style-name="ce2">
            <text:p>2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" table:formula="of:=[.A29]+1" table:style-name="ce2">
            <text:p>23</text:p>
          </table:table-cell>
          <table:table-cell office:value-type="string" table:style-name="ce2">
            <text:p>:</text:p>
          </table:table-cell>
          <table:table-cell office:value-type="float" office:value="228" table:formula="of:=MAX(0;255-ROUNDDOWN(SQRT([.A30]*32);0))" table:style-name="ce2">
            <text:p>2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" table:formula="of:=[.A30]+1" table:style-name="ce2">
            <text:p>24</text:p>
          </table:table-cell>
          <table:table-cell office:value-type="string" table:style-name="ce2">
            <text:p>:</text:p>
          </table:table-cell>
          <table:table-cell office:value-type="float" office:value="228" table:formula="of:=MAX(0;255-ROUNDDOWN(SQRT([.A31]*32);0))" table:style-name="ce2">
            <text:p>2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" table:formula="of:=[.A31]+1" table:style-name="ce2">
            <text:p>25</text:p>
          </table:table-cell>
          <table:table-cell office:value-type="string" table:style-name="ce2">
            <text:p>:</text:p>
          </table:table-cell>
          <table:table-cell office:value-type="float" office:value="227" table:formula="of:=MAX(0;255-ROUNDDOWN(SQRT([.A32]*32);0))" table:style-name="ce2">
            <text:p>2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" table:formula="of:=[.A32]+1" table:style-name="ce2">
            <text:p>26</text:p>
          </table:table-cell>
          <table:table-cell office:value-type="string" table:style-name="ce2">
            <text:p>:</text:p>
          </table:table-cell>
          <table:table-cell office:value-type="float" office:value="227" table:formula="of:=MAX(0;255-ROUNDDOWN(SQRT([.A33]*32);0))" table:style-name="ce2">
            <text:p>2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" table:formula="of:=[.A33]+1" table:style-name="ce2">
            <text:p>27</text:p>
          </table:table-cell>
          <table:table-cell office:value-type="string" table:style-name="ce2">
            <text:p>:</text:p>
          </table:table-cell>
          <table:table-cell office:value-type="float" office:value="226" table:formula="of:=MAX(0;255-ROUNDDOWN(SQRT([.A34]*32);0))" table:style-name="ce2">
            <text:p>2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" table:formula="of:=[.A34]+1" table:style-name="ce2">
            <text:p>28</text:p>
          </table:table-cell>
          <table:table-cell office:value-type="string" table:style-name="ce2">
            <text:p>:</text:p>
          </table:table-cell>
          <table:table-cell office:value-type="float" office:value="226" table:formula="of:=MAX(0;255-ROUNDDOWN(SQRT([.A35]*32);0))" table:style-name="ce2">
            <text:p>2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" table:formula="of:=[.A35]+1" table:style-name="ce2">
            <text:p>29</text:p>
          </table:table-cell>
          <table:table-cell office:value-type="string" table:style-name="ce2">
            <text:p>:</text:p>
          </table:table-cell>
          <table:table-cell office:value-type="float" office:value="225" table:formula="of:=MAX(0;255-ROUNDDOWN(SQRT([.A36]*32);0))" table:style-name="ce2">
            <text:p>2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" table:formula="of:=[.A36]+1" table:style-name="ce2">
            <text:p>30</text:p>
          </table:table-cell>
          <table:table-cell office:value-type="string" table:style-name="ce2">
            <text:p>:</text:p>
          </table:table-cell>
          <table:table-cell office:value-type="float" office:value="225" table:formula="of:=MAX(0;255-ROUNDDOWN(SQRT([.A37]*32);0))" table:style-name="ce2">
            <text:p>2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" table:formula="of:=[.A37]+1" table:style-name="ce2">
            <text:p>31</text:p>
          </table:table-cell>
          <table:table-cell office:value-type="string" table:style-name="ce2">
            <text:p>:</text:p>
          </table:table-cell>
          <table:table-cell office:value-type="float" office:value="224" table:formula="of:=MAX(0;255-ROUNDDOWN(SQRT([.A38]*32);0))" table:style-name="ce2">
            <text:p>2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" table:formula="of:=[.A38]+1" table:style-name="ce2">
            <text:p>32</text:p>
          </table:table-cell>
          <table:table-cell office:value-type="string" table:style-name="ce2">
            <text:p>:</text:p>
          </table:table-cell>
          <table:table-cell office:value-type="float" office:value="223" table:formula="of:=MAX(0;255-ROUNDDOWN(SQRT([.A39]*32);0))" table:style-name="ce2">
            <text:p>2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" table:formula="of:=[.A39]+1" table:style-name="ce2">
            <text:p>33</text:p>
          </table:table-cell>
          <table:table-cell office:value-type="string" table:style-name="ce2">
            <text:p>:</text:p>
          </table:table-cell>
          <table:table-cell office:value-type="float" office:value="223" table:formula="of:=MAX(0;255-ROUNDDOWN(SQRT([.A40]*32);0))" table:style-name="ce2">
            <text:p>2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" table:formula="of:=[.A40]+1" table:style-name="ce2">
            <text:p>34</text:p>
          </table:table-cell>
          <table:table-cell office:value-type="string" table:style-name="ce2">
            <text:p>:</text:p>
          </table:table-cell>
          <table:table-cell office:value-type="float" office:value="223" table:formula="of:=MAX(0;255-ROUNDDOWN(SQRT([.A41]*32);0))" table:style-name="ce2">
            <text:p>2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" table:formula="of:=[.A41]+1" table:style-name="ce2">
            <text:p>35</text:p>
          </table:table-cell>
          <table:table-cell office:value-type="string" table:style-name="ce2">
            <text:p>:</text:p>
          </table:table-cell>
          <table:table-cell office:value-type="float" office:value="222" table:formula="of:=MAX(0;255-ROUNDDOWN(SQRT([.A42]*32);0))" table:style-name="ce2">
            <text:p>2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" table:formula="of:=[.A42]+1" table:style-name="ce2">
            <text:p>36</text:p>
          </table:table-cell>
          <table:table-cell office:value-type="string" table:style-name="ce2">
            <text:p>:</text:p>
          </table:table-cell>
          <table:table-cell office:value-type="float" office:value="222" table:formula="of:=MAX(0;255-ROUNDDOWN(SQRT([.A43]*32);0))" table:style-name="ce2">
            <text:p>2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" table:formula="of:=[.A43]+1" table:style-name="ce2">
            <text:p>37</text:p>
          </table:table-cell>
          <table:table-cell office:value-type="string" table:style-name="ce2">
            <text:p>:</text:p>
          </table:table-cell>
          <table:table-cell office:value-type="float" office:value="221" table:formula="of:=MAX(0;255-ROUNDDOWN(SQRT([.A44]*32);0))" table:style-name="ce2">
            <text:p>2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" table:formula="of:=[.A44]+1" table:style-name="ce2">
            <text:p>38</text:p>
          </table:table-cell>
          <table:table-cell office:value-type="string" table:style-name="ce2">
            <text:p>:</text:p>
          </table:table-cell>
          <table:table-cell office:value-type="float" office:value="221" table:formula="of:=MAX(0;255-ROUNDDOWN(SQRT([.A45]*32);0))" table:style-name="ce2">
            <text:p>2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" table:formula="of:=[.A45]+1" table:style-name="ce2">
            <text:p>39</text:p>
          </table:table-cell>
          <table:table-cell office:value-type="string" table:style-name="ce2">
            <text:p>:</text:p>
          </table:table-cell>
          <table:table-cell office:value-type="float" office:value="220" table:formula="of:=MAX(0;255-ROUNDDOWN(SQRT([.A46]*32);0))" table:style-name="ce2">
            <text:p>2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" table:formula="of:=[.A46]+1" table:style-name="ce2">
            <text:p>40</text:p>
          </table:table-cell>
          <table:table-cell office:value-type="string" table:style-name="ce2">
            <text:p>:</text:p>
          </table:table-cell>
          <table:table-cell office:value-type="float" office:value="220" table:formula="of:=MAX(0;255-ROUNDDOWN(SQRT([.A47]*32);0))" table:style-name="ce2">
            <text:p>2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" table:formula="of:=[.A47]+1" table:style-name="ce2">
            <text:p>41</text:p>
          </table:table-cell>
          <table:table-cell office:value-type="string" table:style-name="ce2">
            <text:p>:</text:p>
          </table:table-cell>
          <table:table-cell office:value-type="float" office:value="219" table:formula="of:=MAX(0;255-ROUNDDOWN(SQRT([.A48]*32);0))" table:style-name="ce2">
            <text:p>2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" table:formula="of:=[.A48]+1" table:style-name="ce2">
            <text:p>42</text:p>
          </table:table-cell>
          <table:table-cell office:value-type="string" table:style-name="ce2">
            <text:p>:</text:p>
          </table:table-cell>
          <table:table-cell office:value-type="float" office:value="219" table:formula="of:=MAX(0;255-ROUNDDOWN(SQRT([.A49]*32);0))" table:style-name="ce2">
            <text:p>2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" table:formula="of:=[.A49]+1" table:style-name="ce2">
            <text:p>43</text:p>
          </table:table-cell>
          <table:table-cell office:value-type="string" table:style-name="ce2">
            <text:p>:</text:p>
          </table:table-cell>
          <table:table-cell office:value-type="float" office:value="218" table:formula="of:=MAX(0;255-ROUNDDOWN(SQRT([.A50]*32);0))" table:style-name="ce2">
            <text:p>2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" table:formula="of:=[.A50]+1" table:style-name="ce2">
            <text:p>44</text:p>
          </table:table-cell>
          <table:table-cell office:value-type="string" table:style-name="ce2">
            <text:p>:</text:p>
          </table:table-cell>
          <table:table-cell office:value-type="float" office:value="218" table:formula="of:=MAX(0;255-ROUNDDOWN(SQRT([.A51]*32);0))" table:style-name="ce2">
            <text:p>2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" table:formula="of:=[.A51]+1" table:style-name="ce2">
            <text:p>45</text:p>
          </table:table-cell>
          <table:table-cell office:value-type="string" table:style-name="ce2">
            <text:p>:</text:p>
          </table:table-cell>
          <table:table-cell office:value-type="float" office:value="218" table:formula="of:=MAX(0;255-ROUNDDOWN(SQRT([.A52]*32);0))" table:style-name="ce2">
            <text:p>2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" table:formula="of:=[.A52]+1" table:style-name="ce2">
            <text:p>46</text:p>
          </table:table-cell>
          <table:table-cell office:value-type="string" table:style-name="ce2">
            <text:p>:</text:p>
          </table:table-cell>
          <table:table-cell office:value-type="float" office:value="217" table:formula="of:=MAX(0;255-ROUNDDOWN(SQRT([.A53]*32);0))" table:style-name="ce2">
            <text:p>2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" table:formula="of:=[.A53]+1" table:style-name="ce2">
            <text:p>47</text:p>
          </table:table-cell>
          <table:table-cell office:value-type="string" table:style-name="ce2">
            <text:p>:</text:p>
          </table:table-cell>
          <table:table-cell office:value-type="float" office:value="217" table:formula="of:=MAX(0;255-ROUNDDOWN(SQRT([.A54]*32);0))" table:style-name="ce2">
            <text:p>2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" table:formula="of:=[.A54]+1" table:style-name="ce2">
            <text:p>48</text:p>
          </table:table-cell>
          <table:table-cell office:value-type="string" table:style-name="ce2">
            <text:p>:</text:p>
          </table:table-cell>
          <table:table-cell office:value-type="float" office:value="216" table:formula="of:=MAX(0;255-ROUNDDOWN(SQRT([.A55]*32);0))" table:style-name="ce2">
            <text:p>2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" table:formula="of:=[.A55]+1" table:style-name="ce2">
            <text:p>49</text:p>
          </table:table-cell>
          <table:table-cell office:value-type="string" table:style-name="ce2">
            <text:p>:</text:p>
          </table:table-cell>
          <table:table-cell office:value-type="float" office:value="216" table:formula="of:=MAX(0;255-ROUNDDOWN(SQRT([.A56]*32);0))" table:style-name="ce2">
            <text:p>2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" table:formula="of:=[.A56]+1" table:style-name="ce2">
            <text:p>50</text:p>
          </table:table-cell>
          <table:table-cell office:value-type="string" table:style-name="ce2">
            <text:p>:</text:p>
          </table:table-cell>
          <table:table-cell office:value-type="float" office:value="215" table:formula="of:=MAX(0;255-ROUNDDOWN(SQRT([.A57]*32);0))" table:style-name="ce2">
            <text:p>2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" table:formula="of:=[.A57]+1" table:style-name="ce2">
            <text:p>51</text:p>
          </table:table-cell>
          <table:table-cell office:value-type="string" table:style-name="ce2">
            <text:p>:</text:p>
          </table:table-cell>
          <table:table-cell office:value-type="float" office:value="215" table:formula="of:=MAX(0;255-ROUNDDOWN(SQRT([.A58]*32);0))" table:style-name="ce2">
            <text:p>2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" table:formula="of:=[.A58]+1" table:style-name="ce2">
            <text:p>52</text:p>
          </table:table-cell>
          <table:table-cell office:value-type="string" table:style-name="ce2">
            <text:p>:</text:p>
          </table:table-cell>
          <table:table-cell office:value-type="float" office:value="215" table:formula="of:=MAX(0;255-ROUNDDOWN(SQRT([.A59]*32);0))" table:style-name="ce2">
            <text:p>2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" table:formula="of:=[.A59]+1" table:style-name="ce2">
            <text:p>53</text:p>
          </table:table-cell>
          <table:table-cell office:value-type="string" table:style-name="ce2">
            <text:p>:</text:p>
          </table:table-cell>
          <table:table-cell office:value-type="float" office:value="214" table:formula="of:=MAX(0;255-ROUNDDOWN(SQRT([.A60]*32);0))" table:style-name="ce2">
            <text:p>2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" table:formula="of:=[.A60]+1" table:style-name="ce2">
            <text:p>54</text:p>
          </table:table-cell>
          <table:table-cell office:value-type="string" table:style-name="ce2">
            <text:p>:</text:p>
          </table:table-cell>
          <table:table-cell office:value-type="float" office:value="214" table:formula="of:=MAX(0;255-ROUNDDOWN(SQRT([.A61]*32);0))" table:style-name="ce2">
            <text:p>2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" table:formula="of:=[.A61]+1" table:style-name="ce2">
            <text:p>55</text:p>
          </table:table-cell>
          <table:table-cell office:value-type="string" table:style-name="ce2">
            <text:p>:</text:p>
          </table:table-cell>
          <table:table-cell office:value-type="float" office:value="214" table:formula="of:=MAX(0;255-ROUNDDOWN(SQRT([.A62]*32);0))" table:style-name="ce2">
            <text:p>2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" table:formula="of:=[.A62]+1" table:style-name="ce2">
            <text:p>56</text:p>
          </table:table-cell>
          <table:table-cell office:value-type="string" table:style-name="ce2">
            <text:p>:</text:p>
          </table:table-cell>
          <table:table-cell office:value-type="float" office:value="213" table:formula="of:=MAX(0;255-ROUNDDOWN(SQRT([.A63]*32);0))" table:style-name="ce2">
            <text:p>2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" table:formula="of:=[.A63]+1" table:style-name="ce2">
            <text:p>57</text:p>
          </table:table-cell>
          <table:table-cell office:value-type="string" table:style-name="ce2">
            <text:p>:</text:p>
          </table:table-cell>
          <table:table-cell office:value-type="float" office:value="213" table:formula="of:=MAX(0;255-ROUNDDOWN(SQRT([.A64]*32);0))" table:style-name="ce2">
            <text:p>2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" table:formula="of:=[.A64]+1" table:style-name="ce2">
            <text:p>58</text:p>
          </table:table-cell>
          <table:table-cell office:value-type="string" table:style-name="ce2">
            <text:p>:</text:p>
          </table:table-cell>
          <table:table-cell office:value-type="float" office:value="212" table:formula="of:=MAX(0;255-ROUNDDOWN(SQRT([.A65]*32);0))" table:style-name="ce2">
            <text:p>2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" table:formula="of:=[.A65]+1" table:style-name="ce2">
            <text:p>59</text:p>
          </table:table-cell>
          <table:table-cell office:value-type="string" table:style-name="ce2">
            <text:p>:</text:p>
          </table:table-cell>
          <table:table-cell office:value-type="float" office:value="212" table:formula="of:=MAX(0;255-ROUNDDOWN(SQRT([.A66]*32);0))" table:style-name="ce2">
            <text:p>2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" table:formula="of:=[.A66]+1" table:style-name="ce2">
            <text:p>60</text:p>
          </table:table-cell>
          <table:table-cell office:value-type="string" table:style-name="ce2">
            <text:p>:</text:p>
          </table:table-cell>
          <table:table-cell office:value-type="float" office:value="212" table:formula="of:=MAX(0;255-ROUNDDOWN(SQRT([.A67]*32);0))" table:style-name="ce2">
            <text:p>2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" table:formula="of:=[.A67]+1" table:style-name="ce2">
            <text:p>61</text:p>
          </table:table-cell>
          <table:table-cell office:value-type="string" table:style-name="ce2">
            <text:p>:</text:p>
          </table:table-cell>
          <table:table-cell office:value-type="float" office:value="211" table:formula="of:=MAX(0;255-ROUNDDOWN(SQRT([.A68]*32);0))" table:style-name="ce2">
            <text:p>2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" table:formula="of:=[.A68]+1" table:style-name="ce2">
            <text:p>62</text:p>
          </table:table-cell>
          <table:table-cell office:value-type="string" table:style-name="ce2">
            <text:p>:</text:p>
          </table:table-cell>
          <table:table-cell office:value-type="float" office:value="211" table:formula="of:=MAX(0;255-ROUNDDOWN(SQRT([.A69]*32);0))" table:style-name="ce2">
            <text:p>2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" table:formula="of:=[.A69]+1" table:style-name="ce2">
            <text:p>63</text:p>
          </table:table-cell>
          <table:table-cell office:value-type="string" table:style-name="ce2">
            <text:p>:</text:p>
          </table:table-cell>
          <table:table-cell office:value-type="float" office:value="211" table:formula="of:=MAX(0;255-ROUNDDOWN(SQRT([.A70]*32);0))" table:style-name="ce2">
            <text:p>2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" table:formula="of:=[.A70]+1" table:style-name="ce2">
            <text:p>64</text:p>
          </table:table-cell>
          <table:table-cell office:value-type="string" table:style-name="ce2">
            <text:p>:</text:p>
          </table:table-cell>
          <table:table-cell office:value-type="float" office:value="210" table:formula="of:=MAX(0;255-ROUNDDOWN(SQRT([.A71]*32);0))" table:style-name="ce2">
            <text:p>2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" table:formula="of:=[.A71]+1" table:style-name="ce2">
            <text:p>65</text:p>
          </table:table-cell>
          <table:table-cell office:value-type="string" table:style-name="ce2">
            <text:p>:</text:p>
          </table:table-cell>
          <table:table-cell office:value-type="float" office:value="210" table:formula="of:=MAX(0;255-ROUNDDOWN(SQRT([.A72]*32);0))" table:style-name="ce2">
            <text:p>2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" table:formula="of:=[.A72]+1" table:style-name="ce2">
            <text:p>66</text:p>
          </table:table-cell>
          <table:table-cell office:value-type="string" table:style-name="ce2">
            <text:p>:</text:p>
          </table:table-cell>
          <table:table-cell office:value-type="float" office:value="210" table:formula="of:=MAX(0;255-ROUNDDOWN(SQRT([.A73]*32);0))" table:style-name="ce2">
            <text:p>2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" table:formula="of:=[.A73]+1" table:style-name="ce2">
            <text:p>67</text:p>
          </table:table-cell>
          <table:table-cell office:value-type="string" table:style-name="ce2">
            <text:p>:</text:p>
          </table:table-cell>
          <table:table-cell office:value-type="float" office:value="209" table:formula="of:=MAX(0;255-ROUNDDOWN(SQRT([.A74]*32);0))" table:style-name="ce2">
            <text:p>2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" table:formula="of:=[.A74]+1" table:style-name="ce2">
            <text:p>68</text:p>
          </table:table-cell>
          <table:table-cell office:value-type="string" table:style-name="ce2">
            <text:p>:</text:p>
          </table:table-cell>
          <table:table-cell office:value-type="float" office:value="209" table:formula="of:=MAX(0;255-ROUNDDOWN(SQRT([.A75]*32);0))" table:style-name="ce2">
            <text:p>2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" table:formula="of:=[.A75]+1" table:style-name="ce2">
            <text:p>69</text:p>
          </table:table-cell>
          <table:table-cell office:value-type="string" table:style-name="ce2">
            <text:p>:</text:p>
          </table:table-cell>
          <table:table-cell office:value-type="float" office:value="209" table:formula="of:=MAX(0;255-ROUNDDOWN(SQRT([.A76]*32);0))" table:style-name="ce2">
            <text:p>2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" table:formula="of:=[.A76]+1" table:style-name="ce2">
            <text:p>70</text:p>
          </table:table-cell>
          <table:table-cell office:value-type="string" table:style-name="ce2">
            <text:p>:</text:p>
          </table:table-cell>
          <table:table-cell office:value-type="float" office:value="208" table:formula="of:=MAX(0;255-ROUNDDOWN(SQRT([.A77]*32);0))" table:style-name="ce2">
            <text:p>2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" table:formula="of:=[.A77]+1" table:style-name="ce2">
            <text:p>71</text:p>
          </table:table-cell>
          <table:table-cell office:value-type="string" table:style-name="ce2">
            <text:p>:</text:p>
          </table:table-cell>
          <table:table-cell office:value-type="float" office:value="208" table:formula="of:=MAX(0;255-ROUNDDOWN(SQRT([.A78]*32);0))" table:style-name="ce2">
            <text:p>2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" table:formula="of:=[.A78]+1" table:style-name="ce2">
            <text:p>72</text:p>
          </table:table-cell>
          <table:table-cell office:value-type="string" table:style-name="ce2">
            <text:p>:</text:p>
          </table:table-cell>
          <table:table-cell office:value-type="float" office:value="207" table:formula="of:=MAX(0;255-ROUNDDOWN(SQRT([.A79]*32);0))" table:style-name="ce2">
            <text:p>2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" table:formula="of:=[.A79]+1" table:style-name="ce2">
            <text:p>73</text:p>
          </table:table-cell>
          <table:table-cell office:value-type="string" table:style-name="ce2">
            <text:p>:</text:p>
          </table:table-cell>
          <table:table-cell office:value-type="float" office:value="207" table:formula="of:=MAX(0;255-ROUNDDOWN(SQRT([.A80]*32);0))" table:style-name="ce2">
            <text:p>2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" table:formula="of:=[.A80]+1" table:style-name="ce2">
            <text:p>74</text:p>
          </table:table-cell>
          <table:table-cell office:value-type="string" table:style-name="ce2">
            <text:p>:</text:p>
          </table:table-cell>
          <table:table-cell office:value-type="float" office:value="207" table:formula="of:=MAX(0;255-ROUNDDOWN(SQRT([.A81]*32);0))" table:style-name="ce2">
            <text:p>2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" table:formula="of:=[.A81]+1" table:style-name="ce2">
            <text:p>75</text:p>
          </table:table-cell>
          <table:table-cell office:value-type="string" table:style-name="ce2">
            <text:p>:</text:p>
          </table:table-cell>
          <table:table-cell office:value-type="float" office:value="207" table:formula="of:=MAX(0;255-ROUNDDOWN(SQRT([.A82]*32);0))" table:style-name="ce2">
            <text:p>2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" table:formula="of:=[.A82]+1" table:style-name="ce2">
            <text:p>76</text:p>
          </table:table-cell>
          <table:table-cell office:value-type="string" table:style-name="ce2">
            <text:p>:</text:p>
          </table:table-cell>
          <table:table-cell office:value-type="float" office:value="206" table:formula="of:=MAX(0;255-ROUNDDOWN(SQRT([.A83]*32);0))" table:style-name="ce2">
            <text:p>2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" table:formula="of:=[.A83]+1" table:style-name="ce2">
            <text:p>77</text:p>
          </table:table-cell>
          <table:table-cell office:value-type="string" table:style-name="ce2">
            <text:p>:</text:p>
          </table:table-cell>
          <table:table-cell office:value-type="float" office:value="206" table:formula="of:=MAX(0;255-ROUNDDOWN(SQRT([.A84]*32);0))" table:style-name="ce2">
            <text:p>2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" table:formula="of:=[.A84]+1" table:style-name="ce2">
            <text:p>78</text:p>
          </table:table-cell>
          <table:table-cell office:value-type="string" table:style-name="ce2">
            <text:p>:</text:p>
          </table:table-cell>
          <table:table-cell office:value-type="float" office:value="206" table:formula="of:=MAX(0;255-ROUNDDOWN(SQRT([.A85]*32);0))" table:style-name="ce2">
            <text:p>2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" table:formula="of:=[.A85]+1" table:style-name="ce2">
            <text:p>79</text:p>
          </table:table-cell>
          <table:table-cell office:value-type="string" table:style-name="ce2">
            <text:p>:</text:p>
          </table:table-cell>
          <table:table-cell office:value-type="float" office:value="205" table:formula="of:=MAX(0;255-ROUNDDOWN(SQRT([.A86]*32);0))" table:style-name="ce2">
            <text:p>2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" table:formula="of:=[.A86]+1" table:style-name="ce2">
            <text:p>80</text:p>
          </table:table-cell>
          <table:table-cell office:value-type="string" table:style-name="ce2">
            <text:p>:</text:p>
          </table:table-cell>
          <table:table-cell office:value-type="float" office:value="205" table:formula="of:=MAX(0;255-ROUNDDOWN(SQRT([.A87]*32);0))" table:style-name="ce2">
            <text:p>2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" table:formula="of:=[.A87]+1" table:style-name="ce2">
            <text:p>81</text:p>
          </table:table-cell>
          <table:table-cell office:value-type="string" table:style-name="ce2">
            <text:p>:</text:p>
          </table:table-cell>
          <table:table-cell office:value-type="float" office:value="205" table:formula="of:=MAX(0;255-ROUNDDOWN(SQRT([.A88]*32);0))" table:style-name="ce2">
            <text:p>2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" table:formula="of:=[.A88]+1" table:style-name="ce2">
            <text:p>82</text:p>
          </table:table-cell>
          <table:table-cell office:value-type="string" table:style-name="ce2">
            <text:p>:</text:p>
          </table:table-cell>
          <table:table-cell office:value-type="float" office:value="204" table:formula="of:=MAX(0;255-ROUNDDOWN(SQRT([.A89]*32);0))" table:style-name="ce2">
            <text:p>2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" table:formula="of:=[.A89]+1" table:style-name="ce2">
            <text:p>83</text:p>
          </table:table-cell>
          <table:table-cell office:value-type="string" table:style-name="ce2">
            <text:p>:</text:p>
          </table:table-cell>
          <table:table-cell office:value-type="float" office:value="204" table:formula="of:=MAX(0;255-ROUNDDOWN(SQRT([.A90]*32);0))" table:style-name="ce2">
            <text:p>2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" table:formula="of:=[.A90]+1" table:style-name="ce2">
            <text:p>84</text:p>
          </table:table-cell>
          <table:table-cell office:value-type="string" table:style-name="ce2">
            <text:p>:</text:p>
          </table:table-cell>
          <table:table-cell office:value-type="float" office:value="204" table:formula="of:=MAX(0;255-ROUNDDOWN(SQRT([.A91]*32);0))" table:style-name="ce2">
            <text:p>2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" table:formula="of:=[.A91]+1" table:style-name="ce2">
            <text:p>85</text:p>
          </table:table-cell>
          <table:table-cell office:value-type="string" table:style-name="ce2">
            <text:p>:</text:p>
          </table:table-cell>
          <table:table-cell office:value-type="float" office:value="203" table:formula="of:=MAX(0;255-ROUNDDOWN(SQRT([.A92]*32);0))" table:style-name="ce2">
            <text:p>2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" table:formula="of:=[.A92]+1" table:style-name="ce2">
            <text:p>86</text:p>
          </table:table-cell>
          <table:table-cell office:value-type="string" table:style-name="ce2">
            <text:p>:</text:p>
          </table:table-cell>
          <table:table-cell office:value-type="float" office:value="203" table:formula="of:=MAX(0;255-ROUNDDOWN(SQRT([.A93]*32);0))" table:style-name="ce2">
            <text:p>2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" table:formula="of:=[.A93]+1" table:style-name="ce2">
            <text:p>87</text:p>
          </table:table-cell>
          <table:table-cell office:value-type="string" table:style-name="ce2">
            <text:p>:</text:p>
          </table:table-cell>
          <table:table-cell office:value-type="float" office:value="203" table:formula="of:=MAX(0;255-ROUNDDOWN(SQRT([.A94]*32);0))" table:style-name="ce2">
            <text:p>2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" table:formula="of:=[.A94]+1" table:style-name="ce2">
            <text:p>88</text:p>
          </table:table-cell>
          <table:table-cell office:value-type="string" table:style-name="ce2">
            <text:p>:</text:p>
          </table:table-cell>
          <table:table-cell office:value-type="float" office:value="202" table:formula="of:=MAX(0;255-ROUNDDOWN(SQRT([.A95]*32);0))" table:style-name="ce2">
            <text:p>2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" table:formula="of:=[.A95]+1" table:style-name="ce2">
            <text:p>89</text:p>
          </table:table-cell>
          <table:table-cell office:value-type="string" table:style-name="ce2">
            <text:p>:</text:p>
          </table:table-cell>
          <table:table-cell office:value-type="float" office:value="202" table:formula="of:=MAX(0;255-ROUNDDOWN(SQRT([.A96]*32);0))" table:style-name="ce2">
            <text:p>2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" table:formula="of:=[.A96]+1" table:style-name="ce2">
            <text:p>90</text:p>
          </table:table-cell>
          <table:table-cell office:value-type="string" table:style-name="ce2">
            <text:p>:</text:p>
          </table:table-cell>
          <table:table-cell office:value-type="float" office:value="202" table:formula="of:=MAX(0;255-ROUNDDOWN(SQRT([.A97]*32);0))" table:style-name="ce2">
            <text:p>2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" table:formula="of:=[.A97]+1" table:style-name="ce2">
            <text:p>91</text:p>
          </table:table-cell>
          <table:table-cell office:value-type="string" table:style-name="ce2">
            <text:p>:</text:p>
          </table:table-cell>
          <table:table-cell office:value-type="float" office:value="202" table:formula="of:=MAX(0;255-ROUNDDOWN(SQRT([.A98]*32);0))" table:style-name="ce2">
            <text:p>2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" table:formula="of:=[.A98]+1" table:style-name="ce2">
            <text:p>92</text:p>
          </table:table-cell>
          <table:table-cell office:value-type="string" table:style-name="ce2">
            <text:p>:</text:p>
          </table:table-cell>
          <table:table-cell office:value-type="float" office:value="201" table:formula="of:=MAX(0;255-ROUNDDOWN(SQRT([.A99]*32);0))" table:style-name="ce2">
            <text:p>2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" table:formula="of:=[.A99]+1" table:style-name="ce2">
            <text:p>93</text:p>
          </table:table-cell>
          <table:table-cell office:value-type="string" table:style-name="ce2">
            <text:p>:</text:p>
          </table:table-cell>
          <table:table-cell office:value-type="float" office:value="201" table:formula="of:=MAX(0;255-ROUNDDOWN(SQRT([.A100]*32);0))" table:style-name="ce2">
            <text:p>2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" table:formula="of:=[.A100]+1" table:style-name="ce2">
            <text:p>94</text:p>
          </table:table-cell>
          <table:table-cell office:value-type="string" table:style-name="ce2">
            <text:p>:</text:p>
          </table:table-cell>
          <table:table-cell office:value-type="float" office:value="201" table:formula="of:=MAX(0;255-ROUNDDOWN(SQRT([.A101]*32);0))" table:style-name="ce2">
            <text:p>2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" table:formula="of:=[.A101]+1" table:style-name="ce2">
            <text:p>95</text:p>
          </table:table-cell>
          <table:table-cell office:value-type="string" table:style-name="ce2">
            <text:p>:</text:p>
          </table:table-cell>
          <table:table-cell office:value-type="float" office:value="200" table:formula="of:=MAX(0;255-ROUNDDOWN(SQRT([.A102]*32);0))" table:style-name="ce2">
            <text:p>2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" table:formula="of:=[.A102]+1" table:style-name="ce2">
            <text:p>96</text:p>
          </table:table-cell>
          <table:table-cell office:value-type="string" table:style-name="ce2">
            <text:p>:</text:p>
          </table:table-cell>
          <table:table-cell office:value-type="float" office:value="200" table:formula="of:=MAX(0;255-ROUNDDOWN(SQRT([.A103]*32);0))" table:style-name="ce2">
            <text:p>2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" table:formula="of:=[.A103]+1" table:style-name="ce2">
            <text:p>97</text:p>
          </table:table-cell>
          <table:table-cell office:value-type="string" table:style-name="ce2">
            <text:p>:</text:p>
          </table:table-cell>
          <table:table-cell office:value-type="float" office:value="200" table:formula="of:=MAX(0;255-ROUNDDOWN(SQRT([.A104]*32);0))" table:style-name="ce2">
            <text:p>2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" table:formula="of:=[.A104]+1" table:style-name="ce2">
            <text:p>98</text:p>
          </table:table-cell>
          <table:table-cell office:value-type="string" table:style-name="ce2">
            <text:p>:</text:p>
          </table:table-cell>
          <table:table-cell office:value-type="float" office:value="199" table:formula="of:=MAX(0;255-ROUNDDOWN(SQRT([.A105]*32);0))" table:style-name="ce2">
            <text:p>1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" table:formula="of:=[.A105]+1" table:style-name="ce2">
            <text:p>99</text:p>
          </table:table-cell>
          <table:table-cell office:value-type="string" table:style-name="ce2">
            <text:p>:</text:p>
          </table:table-cell>
          <table:table-cell office:value-type="float" office:value="199" table:formula="of:=MAX(0;255-ROUNDDOWN(SQRT([.A106]*32);0))" table:style-name="ce2">
            <text:p>1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" table:formula="of:=[.A106]+1" table:style-name="ce2">
            <text:p>100</text:p>
          </table:table-cell>
          <table:table-cell office:value-type="string" table:style-name="ce2">
            <text:p>:</text:p>
          </table:table-cell>
          <table:table-cell office:value-type="float" office:value="199" table:formula="of:=MAX(0;255-ROUNDDOWN(SQRT([.A107]*32);0))" table:style-name="ce2">
            <text:p>1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" table:formula="of:=[.A107]+1" table:style-name="ce2">
            <text:p>101</text:p>
          </table:table-cell>
          <table:table-cell office:value-type="string" table:style-name="ce2">
            <text:p>:</text:p>
          </table:table-cell>
          <table:table-cell office:value-type="float" office:value="199" table:formula="of:=MAX(0;255-ROUNDDOWN(SQRT([.A108]*32);0))" table:style-name="ce2">
            <text:p>1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" table:formula="of:=[.A108]+1" table:style-name="ce2">
            <text:p>102</text:p>
          </table:table-cell>
          <table:table-cell office:value-type="string" table:style-name="ce2">
            <text:p>:</text:p>
          </table:table-cell>
          <table:table-cell office:value-type="float" office:value="198" table:formula="of:=MAX(0;255-ROUNDDOWN(SQRT([.A109]*32);0))" table:style-name="ce2">
            <text:p>1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" table:formula="of:=[.A109]+1" table:style-name="ce2">
            <text:p>103</text:p>
          </table:table-cell>
          <table:table-cell office:value-type="string" table:style-name="ce2">
            <text:p>:</text:p>
          </table:table-cell>
          <table:table-cell office:value-type="float" office:value="198" table:formula="of:=MAX(0;255-ROUNDDOWN(SQRT([.A110]*32);0))" table:style-name="ce2">
            <text:p>1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" table:formula="of:=[.A110]+1" table:style-name="ce2">
            <text:p>104</text:p>
          </table:table-cell>
          <table:table-cell office:value-type="string" table:style-name="ce2">
            <text:p>:</text:p>
          </table:table-cell>
          <table:table-cell office:value-type="float" office:value="198" table:formula="of:=MAX(0;255-ROUNDDOWN(SQRT([.A111]*32);0))" table:style-name="ce2">
            <text:p>1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" table:formula="of:=[.A111]+1" table:style-name="ce2">
            <text:p>105</text:p>
          </table:table-cell>
          <table:table-cell office:value-type="string" table:style-name="ce2">
            <text:p>:</text:p>
          </table:table-cell>
          <table:table-cell office:value-type="float" office:value="198" table:formula="of:=MAX(0;255-ROUNDDOWN(SQRT([.A112]*32);0))" table:style-name="ce2">
            <text:p>1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" table:formula="of:=[.A112]+1" table:style-name="ce2">
            <text:p>106</text:p>
          </table:table-cell>
          <table:table-cell office:value-type="string" table:style-name="ce2">
            <text:p>:</text:p>
          </table:table-cell>
          <table:table-cell office:value-type="float" office:value="197" table:formula="of:=MAX(0;255-ROUNDDOWN(SQRT([.A113]*32);0))" table:style-name="ce2">
            <text:p>1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" table:formula="of:=[.A113]+1" table:style-name="ce2">
            <text:p>107</text:p>
          </table:table-cell>
          <table:table-cell office:value-type="string" table:style-name="ce2">
            <text:p>:</text:p>
          </table:table-cell>
          <table:table-cell office:value-type="float" office:value="197" table:formula="of:=MAX(0;255-ROUNDDOWN(SQRT([.A114]*32);0))" table:style-name="ce2">
            <text:p>1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" table:formula="of:=[.A114]+1" table:style-name="ce2">
            <text:p>108</text:p>
          </table:table-cell>
          <table:table-cell office:value-type="string" table:style-name="ce2">
            <text:p>:</text:p>
          </table:table-cell>
          <table:table-cell office:value-type="float" office:value="197" table:formula="of:=MAX(0;255-ROUNDDOWN(SQRT([.A115]*32);0))" table:style-name="ce2">
            <text:p>1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" table:formula="of:=[.A115]+1" table:style-name="ce2">
            <text:p>109</text:p>
          </table:table-cell>
          <table:table-cell office:value-type="string" table:style-name="ce2">
            <text:p>:</text:p>
          </table:table-cell>
          <table:table-cell office:value-type="float" office:value="196" table:formula="of:=MAX(0;255-ROUNDDOWN(SQRT([.A116]*32);0))" table:style-name="ce2">
            <text:p>1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" table:formula="of:=[.A116]+1" table:style-name="ce2">
            <text:p>110</text:p>
          </table:table-cell>
          <table:table-cell office:value-type="string" table:style-name="ce2">
            <text:p>:</text:p>
          </table:table-cell>
          <table:table-cell office:value-type="float" office:value="196" table:formula="of:=MAX(0;255-ROUNDDOWN(SQRT([.A117]*32);0))" table:style-name="ce2">
            <text:p>1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" table:formula="of:=[.A117]+1" table:style-name="ce2">
            <text:p>111</text:p>
          </table:table-cell>
          <table:table-cell office:value-type="string" table:style-name="ce2">
            <text:p>:</text:p>
          </table:table-cell>
          <table:table-cell office:value-type="float" office:value="196" table:formula="of:=MAX(0;255-ROUNDDOWN(SQRT([.A118]*32);0))" table:style-name="ce2">
            <text:p>1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" table:formula="of:=[.A118]+1" table:style-name="ce2">
            <text:p>112</text:p>
          </table:table-cell>
          <table:table-cell office:value-type="string" table:style-name="ce2">
            <text:p>:</text:p>
          </table:table-cell>
          <table:table-cell office:value-type="float" office:value="196" table:formula="of:=MAX(0;255-ROUNDDOWN(SQRT([.A119]*32);0))" table:style-name="ce2">
            <text:p>1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" table:formula="of:=[.A119]+1" table:style-name="ce2">
            <text:p>113</text:p>
          </table:table-cell>
          <table:table-cell office:value-type="string" table:style-name="ce2">
            <text:p>:</text:p>
          </table:table-cell>
          <table:table-cell office:value-type="float" office:value="195" table:formula="of:=MAX(0;255-ROUNDDOWN(SQRT([.A120]*32);0))" table:style-name="ce2">
            <text:p>1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" table:formula="of:=[.A120]+1" table:style-name="ce2">
            <text:p>114</text:p>
          </table:table-cell>
          <table:table-cell office:value-type="string" table:style-name="ce2">
            <text:p>:</text:p>
          </table:table-cell>
          <table:table-cell office:value-type="float" office:value="195" table:formula="of:=MAX(0;255-ROUNDDOWN(SQRT([.A121]*32);0))" table:style-name="ce2">
            <text:p>1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" table:formula="of:=[.A121]+1" table:style-name="ce2">
            <text:p>115</text:p>
          </table:table-cell>
          <table:table-cell office:value-type="string" table:style-name="ce2">
            <text:p>:</text:p>
          </table:table-cell>
          <table:table-cell office:value-type="float" office:value="195" table:formula="of:=MAX(0;255-ROUNDDOWN(SQRT([.A122]*32);0))" table:style-name="ce2">
            <text:p>1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" table:formula="of:=[.A122]+1" table:style-name="ce2">
            <text:p>116</text:p>
          </table:table-cell>
          <table:table-cell office:value-type="string" table:style-name="ce2">
            <text:p>:</text:p>
          </table:table-cell>
          <table:table-cell office:value-type="float" office:value="195" table:formula="of:=MAX(0;255-ROUNDDOWN(SQRT([.A123]*32);0))" table:style-name="ce2">
            <text:p>1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" table:formula="of:=[.A123]+1" table:style-name="ce2">
            <text:p>117</text:p>
          </table:table-cell>
          <table:table-cell office:value-type="string" table:style-name="ce2">
            <text:p>:</text:p>
          </table:table-cell>
          <table:table-cell office:value-type="float" office:value="194" table:formula="of:=MAX(0;255-ROUNDDOWN(SQRT([.A124]*32);0))" table:style-name="ce2">
            <text:p>1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" table:formula="of:=[.A124]+1" table:style-name="ce2">
            <text:p>118</text:p>
          </table:table-cell>
          <table:table-cell office:value-type="string" table:style-name="ce2">
            <text:p>:</text:p>
          </table:table-cell>
          <table:table-cell office:value-type="float" office:value="194" table:formula="of:=MAX(0;255-ROUNDDOWN(SQRT([.A125]*32);0))" table:style-name="ce2">
            <text:p>1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" table:formula="of:=[.A125]+1" table:style-name="ce2">
            <text:p>119</text:p>
          </table:table-cell>
          <table:table-cell office:value-type="string" table:style-name="ce2">
            <text:p>:</text:p>
          </table:table-cell>
          <table:table-cell office:value-type="float" office:value="194" table:formula="of:=MAX(0;255-ROUNDDOWN(SQRT([.A126]*32);0))" table:style-name="ce2">
            <text:p>1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" table:formula="of:=[.A126]+1" table:style-name="ce2">
            <text:p>120</text:p>
          </table:table-cell>
          <table:table-cell office:value-type="string" table:style-name="ce2">
            <text:p>:</text:p>
          </table:table-cell>
          <table:table-cell office:value-type="float" office:value="194" table:formula="of:=MAX(0;255-ROUNDDOWN(SQRT([.A127]*32);0))" table:style-name="ce2">
            <text:p>1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" table:formula="of:=[.A127]+1" table:style-name="ce2">
            <text:p>121</text:p>
          </table:table-cell>
          <table:table-cell office:value-type="string" table:style-name="ce2">
            <text:p>:</text:p>
          </table:table-cell>
          <table:table-cell office:value-type="float" office:value="193" table:formula="of:=MAX(0;255-ROUNDDOWN(SQRT([.A128]*32);0))" table:style-name="ce2">
            <text:p>1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" table:formula="of:=[.A128]+1" table:style-name="ce2">
            <text:p>122</text:p>
          </table:table-cell>
          <table:table-cell office:value-type="string" table:style-name="ce2">
            <text:p>:</text:p>
          </table:table-cell>
          <table:table-cell office:value-type="float" office:value="193" table:formula="of:=MAX(0;255-ROUNDDOWN(SQRT([.A129]*32);0))" table:style-name="ce2">
            <text:p>1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" table:formula="of:=[.A129]+1" table:style-name="ce2">
            <text:p>123</text:p>
          </table:table-cell>
          <table:table-cell office:value-type="string" table:style-name="ce2">
            <text:p>:</text:p>
          </table:table-cell>
          <table:table-cell office:value-type="float" office:value="193" table:formula="of:=MAX(0;255-ROUNDDOWN(SQRT([.A130]*32);0))" table:style-name="ce2">
            <text:p>1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" table:formula="of:=[.A130]+1" table:style-name="ce2">
            <text:p>124</text:p>
          </table:table-cell>
          <table:table-cell office:value-type="string" table:style-name="ce2">
            <text:p>:</text:p>
          </table:table-cell>
          <table:table-cell office:value-type="float" office:value="193" table:formula="of:=MAX(0;255-ROUNDDOWN(SQRT([.A131]*32);0))" table:style-name="ce2">
            <text:p>1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" table:formula="of:=[.A131]+1" table:style-name="ce2">
            <text:p>125</text:p>
          </table:table-cell>
          <table:table-cell office:value-type="string" table:style-name="ce2">
            <text:p>:</text:p>
          </table:table-cell>
          <table:table-cell office:value-type="float" office:value="192" table:formula="of:=MAX(0;255-ROUNDDOWN(SQRT([.A132]*32);0))" table:style-name="ce2">
            <text:p>1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" table:formula="of:=[.A132]+1" table:style-name="ce2">
            <text:p>126</text:p>
          </table:table-cell>
          <table:table-cell office:value-type="string" table:style-name="ce2">
            <text:p>:</text:p>
          </table:table-cell>
          <table:table-cell office:value-type="float" office:value="192" table:formula="of:=MAX(0;255-ROUNDDOWN(SQRT([.A133]*32);0))" table:style-name="ce2">
            <text:p>1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" table:formula="of:=[.A133]+1" table:style-name="ce2">
            <text:p>127</text:p>
          </table:table-cell>
          <table:table-cell office:value-type="string" table:style-name="ce2">
            <text:p>:</text:p>
          </table:table-cell>
          <table:table-cell office:value-type="float" office:value="192" table:formula="of:=MAX(0;255-ROUNDDOWN(SQRT([.A134]*32);0))" table:style-name="ce2">
            <text:p>1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" table:formula="of:=[.A134]+1" table:style-name="ce2">
            <text:p>128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135]*32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" table:formula="of:=[.A135]+1" table:style-name="ce2">
            <text:p>129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136]*32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" table:formula="of:=[.A136]+1" table:style-name="ce2">
            <text:p>130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137]*32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" table:formula="of:=[.A137]+1" table:style-name="ce2">
            <text:p>131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138]*32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" table:formula="of:=[.A138]+1" table:style-name="ce2">
            <text:p>132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139]*32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" table:formula="of:=[.A139]+1" table:style-name="ce2">
            <text:p>133</text:p>
          </table:table-cell>
          <table:table-cell office:value-type="string" table:style-name="ce2">
            <text:p>:</text:p>
          </table:table-cell>
          <table:table-cell office:value-type="float" office:value="190" table:formula="of:=MAX(0;255-ROUNDDOWN(SQRT([.A140]*32);0))" table:style-name="ce2">
            <text:p>1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" table:formula="of:=[.A140]+1" table:style-name="ce2">
            <text:p>134</text:p>
          </table:table-cell>
          <table:table-cell office:value-type="string" table:style-name="ce2">
            <text:p>:</text:p>
          </table:table-cell>
          <table:table-cell office:value-type="float" office:value="190" table:formula="of:=MAX(0;255-ROUNDDOWN(SQRT([.A141]*32);0))" table:style-name="ce2">
            <text:p>1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" table:formula="of:=[.A141]+1" table:style-name="ce2">
            <text:p>135</text:p>
          </table:table-cell>
          <table:table-cell office:value-type="string" table:style-name="ce2">
            <text:p>:</text:p>
          </table:table-cell>
          <table:table-cell office:value-type="float" office:value="190" table:formula="of:=MAX(0;255-ROUNDDOWN(SQRT([.A142]*32);0))" table:style-name="ce2">
            <text:p>1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" table:formula="of:=[.A142]+1" table:style-name="ce2">
            <text:p>136</text:p>
          </table:table-cell>
          <table:table-cell office:value-type="string" table:style-name="ce2">
            <text:p>:</text:p>
          </table:table-cell>
          <table:table-cell office:value-type="float" office:value="190" table:formula="of:=MAX(0;255-ROUNDDOWN(SQRT([.A143]*32);0))" table:style-name="ce2">
            <text:p>1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" table:formula="of:=[.A143]+1" table:style-name="ce2">
            <text:p>137</text:p>
          </table:table-cell>
          <table:table-cell office:value-type="string" table:style-name="ce2">
            <text:p>:</text:p>
          </table:table-cell>
          <table:table-cell office:value-type="float" office:value="189" table:formula="of:=MAX(0;255-ROUNDDOWN(SQRT([.A144]*32);0))" table:style-name="ce2">
            <text:p>1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" table:formula="of:=[.A144]+1" table:style-name="ce2">
            <text:p>138</text:p>
          </table:table-cell>
          <table:table-cell office:value-type="string" table:style-name="ce2">
            <text:p>:</text:p>
          </table:table-cell>
          <table:table-cell office:value-type="float" office:value="189" table:formula="of:=MAX(0;255-ROUNDDOWN(SQRT([.A145]*32);0))" table:style-name="ce2">
            <text:p>1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" table:formula="of:=[.A145]+1" table:style-name="ce2">
            <text:p>139</text:p>
          </table:table-cell>
          <table:table-cell office:value-type="string" table:style-name="ce2">
            <text:p>:</text:p>
          </table:table-cell>
          <table:table-cell office:value-type="float" office:value="189" table:formula="of:=MAX(0;255-ROUNDDOWN(SQRT([.A146]*32);0))" table:style-name="ce2">
            <text:p>1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" table:formula="of:=[.A146]+1" table:style-name="ce2">
            <text:p>140</text:p>
          </table:table-cell>
          <table:table-cell office:value-type="string" table:style-name="ce2">
            <text:p>:</text:p>
          </table:table-cell>
          <table:table-cell office:value-type="float" office:value="189" table:formula="of:=MAX(0;255-ROUNDDOWN(SQRT([.A147]*32);0))" table:style-name="ce2">
            <text:p>1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" table:formula="of:=[.A147]+1" table:style-name="ce2">
            <text:p>141</text:p>
          </table:table-cell>
          <table:table-cell office:value-type="string" table:style-name="ce2">
            <text:p>:</text:p>
          </table:table-cell>
          <table:table-cell office:value-type="float" office:value="188" table:formula="of:=MAX(0;255-ROUNDDOWN(SQRT([.A148]*32);0))" table:style-name="ce2">
            <text:p>1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" table:formula="of:=[.A148]+1" table:style-name="ce2">
            <text:p>142</text:p>
          </table:table-cell>
          <table:table-cell office:value-type="string" table:style-name="ce2">
            <text:p>:</text:p>
          </table:table-cell>
          <table:table-cell office:value-type="float" office:value="188" table:formula="of:=MAX(0;255-ROUNDDOWN(SQRT([.A149]*32);0))" table:style-name="ce2">
            <text:p>1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" table:formula="of:=[.A149]+1" table:style-name="ce2">
            <text:p>143</text:p>
          </table:table-cell>
          <table:table-cell office:value-type="string" table:style-name="ce2">
            <text:p>:</text:p>
          </table:table-cell>
          <table:table-cell office:value-type="float" office:value="188" table:formula="of:=MAX(0;255-ROUNDDOWN(SQRT([.A150]*32);0))" table:style-name="ce2">
            <text:p>1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" table:formula="of:=[.A150]+1" table:style-name="ce2">
            <text:p>144</text:p>
          </table:table-cell>
          <table:table-cell office:value-type="string" table:style-name="ce2">
            <text:p>:</text:p>
          </table:table-cell>
          <table:table-cell office:value-type="float" office:value="188" table:formula="of:=MAX(0;255-ROUNDDOWN(SQRT([.A151]*32);0))" table:style-name="ce2">
            <text:p>1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" table:formula="of:=[.A151]+1" table:style-name="ce2">
            <text:p>145</text:p>
          </table:table-cell>
          <table:table-cell office:value-type="string" table:style-name="ce2">
            <text:p>:</text:p>
          </table:table-cell>
          <table:table-cell office:value-type="float" office:value="187" table:formula="of:=MAX(0;255-ROUNDDOWN(SQRT([.A152]*32);0))" table:style-name="ce2">
            <text:p>1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" table:formula="of:=[.A152]+1" table:style-name="ce2">
            <text:p>146</text:p>
          </table:table-cell>
          <table:table-cell office:value-type="string" table:style-name="ce2">
            <text:p>:</text:p>
          </table:table-cell>
          <table:table-cell office:value-type="float" office:value="187" table:formula="of:=MAX(0;255-ROUNDDOWN(SQRT([.A153]*32);0))" table:style-name="ce2">
            <text:p>1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" table:formula="of:=[.A153]+1" table:style-name="ce2">
            <text:p>147</text:p>
          </table:table-cell>
          <table:table-cell office:value-type="string" table:style-name="ce2">
            <text:p>:</text:p>
          </table:table-cell>
          <table:table-cell office:value-type="float" office:value="187" table:formula="of:=MAX(0;255-ROUNDDOWN(SQRT([.A154]*32);0))" table:style-name="ce2">
            <text:p>1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" table:formula="of:=[.A154]+1" table:style-name="ce2">
            <text:p>148</text:p>
          </table:table-cell>
          <table:table-cell office:value-type="string" table:style-name="ce2">
            <text:p>:</text:p>
          </table:table-cell>
          <table:table-cell office:value-type="float" office:value="187" table:formula="of:=MAX(0;255-ROUNDDOWN(SQRT([.A155]*32);0))" table:style-name="ce2">
            <text:p>1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" table:formula="of:=[.A155]+1" table:style-name="ce2">
            <text:p>149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156]*32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" table:formula="of:=[.A156]+1" table:style-name="ce2">
            <text:p>150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157]*32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" table:formula="of:=[.A157]+1" table:style-name="ce2">
            <text:p>151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158]*32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" table:formula="of:=[.A158]+1" table:style-name="ce2">
            <text:p>152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159]*32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" table:formula="of:=[.A159]+1" table:style-name="ce2">
            <text:p>153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160]*32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" table:formula="of:=[.A160]+1" table:style-name="ce2">
            <text:p>154</text:p>
          </table:table-cell>
          <table:table-cell office:value-type="string" table:style-name="ce2">
            <text:p>:</text:p>
          </table:table-cell>
          <table:table-cell office:value-type="float" office:value="185" table:formula="of:=MAX(0;255-ROUNDDOWN(SQRT([.A161]*32);0))" table:style-name="ce2">
            <text:p>1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" table:formula="of:=[.A161]+1" table:style-name="ce2">
            <text:p>155</text:p>
          </table:table-cell>
          <table:table-cell office:value-type="string" table:style-name="ce2">
            <text:p>:</text:p>
          </table:table-cell>
          <table:table-cell office:value-type="float" office:value="185" table:formula="of:=MAX(0;255-ROUNDDOWN(SQRT([.A162]*32);0))" table:style-name="ce2">
            <text:p>1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" table:formula="of:=[.A162]+1" table:style-name="ce2">
            <text:p>156</text:p>
          </table:table-cell>
          <table:table-cell office:value-type="string" table:style-name="ce2">
            <text:p>:</text:p>
          </table:table-cell>
          <table:table-cell office:value-type="float" office:value="185" table:formula="of:=MAX(0;255-ROUNDDOWN(SQRT([.A163]*32);0))" table:style-name="ce2">
            <text:p>1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" table:formula="of:=[.A163]+1" table:style-name="ce2">
            <text:p>157</text:p>
          </table:table-cell>
          <table:table-cell office:value-type="string" table:style-name="ce2">
            <text:p>:</text:p>
          </table:table-cell>
          <table:table-cell office:value-type="float" office:value="185" table:formula="of:=MAX(0;255-ROUNDDOWN(SQRT([.A164]*32);0))" table:style-name="ce2">
            <text:p>1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" table:formula="of:=[.A164]+1" table:style-name="ce2">
            <text:p>158</text:p>
          </table:table-cell>
          <table:table-cell office:value-type="string" table:style-name="ce2">
            <text:p>:</text:p>
          </table:table-cell>
          <table:table-cell office:value-type="float" office:value="184" table:formula="of:=MAX(0;255-ROUNDDOWN(SQRT([.A165]*32);0))" table:style-name="ce2">
            <text:p>1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" table:formula="of:=[.A165]+1" table:style-name="ce2">
            <text:p>159</text:p>
          </table:table-cell>
          <table:table-cell office:value-type="string" table:style-name="ce2">
            <text:p>:</text:p>
          </table:table-cell>
          <table:table-cell office:value-type="float" office:value="184" table:formula="of:=MAX(0;255-ROUNDDOWN(SQRT([.A166]*32);0))" table:style-name="ce2">
            <text:p>1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" table:formula="of:=[.A166]+1" table:style-name="ce2">
            <text:p>160</text:p>
          </table:table-cell>
          <table:table-cell office:value-type="string" table:style-name="ce2">
            <text:p>:</text:p>
          </table:table-cell>
          <table:table-cell office:value-type="float" office:value="184" table:formula="of:=MAX(0;255-ROUNDDOWN(SQRT([.A167]*32);0))" table:style-name="ce2">
            <text:p>1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" table:formula="of:=[.A167]+1" table:style-name="ce2">
            <text:p>161</text:p>
          </table:table-cell>
          <table:table-cell office:value-type="string" table:style-name="ce2">
            <text:p>:</text:p>
          </table:table-cell>
          <table:table-cell office:value-type="float" office:value="184" table:formula="of:=MAX(0;255-ROUNDDOWN(SQRT([.A168]*32);0))" table:style-name="ce2">
            <text:p>1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" table:formula="of:=[.A168]+1" table:style-name="ce2">
            <text:p>162</text:p>
          </table:table-cell>
          <table:table-cell office:value-type="string" table:style-name="ce2">
            <text:p>:</text:p>
          </table:table-cell>
          <table:table-cell office:value-type="float" office:value="183" table:formula="of:=MAX(0;255-ROUNDDOWN(SQRT([.A169]*32);0))" table:style-name="ce2">
            <text:p>1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" table:formula="of:=[.A169]+1" table:style-name="ce2">
            <text:p>163</text:p>
          </table:table-cell>
          <table:table-cell office:value-type="string" table:style-name="ce2">
            <text:p>:</text:p>
          </table:table-cell>
          <table:table-cell office:value-type="float" office:value="183" table:formula="of:=MAX(0;255-ROUNDDOWN(SQRT([.A170]*32);0))" table:style-name="ce2">
            <text:p>1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" table:formula="of:=[.A170]+1" table:style-name="ce2">
            <text:p>164</text:p>
          </table:table-cell>
          <table:table-cell office:value-type="string" table:style-name="ce2">
            <text:p>:</text:p>
          </table:table-cell>
          <table:table-cell office:value-type="float" office:value="183" table:formula="of:=MAX(0;255-ROUNDDOWN(SQRT([.A171]*32);0))" table:style-name="ce2">
            <text:p>1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" table:formula="of:=[.A171]+1" table:style-name="ce2">
            <text:p>165</text:p>
          </table:table-cell>
          <table:table-cell office:value-type="string" table:style-name="ce2">
            <text:p>:</text:p>
          </table:table-cell>
          <table:table-cell office:value-type="float" office:value="183" table:formula="of:=MAX(0;255-ROUNDDOWN(SQRT([.A172]*32);0))" table:style-name="ce2">
            <text:p>1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" table:formula="of:=[.A172]+1" table:style-name="ce2">
            <text:p>166</text:p>
          </table:table-cell>
          <table:table-cell office:value-type="string" table:style-name="ce2">
            <text:p>:</text:p>
          </table:table-cell>
          <table:table-cell office:value-type="float" office:value="183" table:formula="of:=MAX(0;255-ROUNDDOWN(SQRT([.A173]*32);0))" table:style-name="ce2">
            <text:p>1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" table:formula="of:=[.A173]+1" table:style-name="ce2">
            <text:p>167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174]*32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" table:formula="of:=[.A174]+1" table:style-name="ce2">
            <text:p>168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175]*32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" table:formula="of:=[.A175]+1" table:style-name="ce2">
            <text:p>169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176]*32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" table:formula="of:=[.A176]+1" table:style-name="ce2">
            <text:p>170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177]*32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" table:formula="of:=[.A177]+1" table:style-name="ce2">
            <text:p>171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178]*32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" table:formula="of:=[.A178]+1" table:style-name="ce2">
            <text:p>172</text:p>
          </table:table-cell>
          <table:table-cell office:value-type="string" table:style-name="ce2">
            <text:p>:</text:p>
          </table:table-cell>
          <table:table-cell office:value-type="float" office:value="181" table:formula="of:=MAX(0;255-ROUNDDOWN(SQRT([.A179]*32);0))" table:style-name="ce2">
            <text:p>1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" table:formula="of:=[.A179]+1" table:style-name="ce2">
            <text:p>173</text:p>
          </table:table-cell>
          <table:table-cell office:value-type="string" table:style-name="ce2">
            <text:p>:</text:p>
          </table:table-cell>
          <table:table-cell office:value-type="float" office:value="181" table:formula="of:=MAX(0;255-ROUNDDOWN(SQRT([.A180]*32);0))" table:style-name="ce2">
            <text:p>1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" table:formula="of:=[.A180]+1" table:style-name="ce2">
            <text:p>174</text:p>
          </table:table-cell>
          <table:table-cell office:value-type="string" table:style-name="ce2">
            <text:p>:</text:p>
          </table:table-cell>
          <table:table-cell office:value-type="float" office:value="181" table:formula="of:=MAX(0;255-ROUNDDOWN(SQRT([.A181]*32);0))" table:style-name="ce2">
            <text:p>1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" table:formula="of:=[.A181]+1" table:style-name="ce2">
            <text:p>175</text:p>
          </table:table-cell>
          <table:table-cell office:value-type="string" table:style-name="ce2">
            <text:p>:</text:p>
          </table:table-cell>
          <table:table-cell office:value-type="float" office:value="181" table:formula="of:=MAX(0;255-ROUNDDOWN(SQRT([.A182]*32);0))" table:style-name="ce2">
            <text:p>1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" table:formula="of:=[.A182]+1" table:style-name="ce2">
            <text:p>176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183]*32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" table:formula="of:=[.A183]+1" table:style-name="ce2">
            <text:p>177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184]*32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" table:formula="of:=[.A184]+1" table:style-name="ce2">
            <text:p>178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185]*32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" table:formula="of:=[.A185]+1" table:style-name="ce2">
            <text:p>179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186]*32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" table:formula="of:=[.A186]+1" table:style-name="ce2">
            <text:p>180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187]*32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" table:formula="of:=[.A187]+1" table:style-name="ce2">
            <text:p>181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188]*32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" table:formula="of:=[.A188]+1" table:style-name="ce2">
            <text:p>182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189]*32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" table:formula="of:=[.A189]+1" table:style-name="ce2">
            <text:p>183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190]*32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" table:formula="of:=[.A190]+1" table:style-name="ce2">
            <text:p>184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191]*32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" table:formula="of:=[.A191]+1" table:style-name="ce2">
            <text:p>185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192]*32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" table:formula="of:=[.A192]+1" table:style-name="ce2">
            <text:p>186</text:p>
          </table:table-cell>
          <table:table-cell office:value-type="string" table:style-name="ce2">
            <text:p>:</text:p>
          </table:table-cell>
          <table:table-cell office:value-type="float" office:value="178" table:formula="of:=MAX(0;255-ROUNDDOWN(SQRT([.A193]*32);0))" table:style-name="ce2">
            <text:p>1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" table:formula="of:=[.A193]+1" table:style-name="ce2">
            <text:p>187</text:p>
          </table:table-cell>
          <table:table-cell office:value-type="string" table:style-name="ce2">
            <text:p>:</text:p>
          </table:table-cell>
          <table:table-cell office:value-type="float" office:value="178" table:formula="of:=MAX(0;255-ROUNDDOWN(SQRT([.A194]*32);0))" table:style-name="ce2">
            <text:p>1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" table:formula="of:=[.A194]+1" table:style-name="ce2">
            <text:p>188</text:p>
          </table:table-cell>
          <table:table-cell office:value-type="string" table:style-name="ce2">
            <text:p>:</text:p>
          </table:table-cell>
          <table:table-cell office:value-type="float" office:value="178" table:formula="of:=MAX(0;255-ROUNDDOWN(SQRT([.A195]*32);0))" table:style-name="ce2">
            <text:p>1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" table:formula="of:=[.A195]+1" table:style-name="ce2">
            <text:p>189</text:p>
          </table:table-cell>
          <table:table-cell office:value-type="string" table:style-name="ce2">
            <text:p>:</text:p>
          </table:table-cell>
          <table:table-cell office:value-type="float" office:value="178" table:formula="of:=MAX(0;255-ROUNDDOWN(SQRT([.A196]*32);0))" table:style-name="ce2">
            <text:p>1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" table:formula="of:=[.A196]+1" table:style-name="ce2">
            <text:p>190</text:p>
          </table:table-cell>
          <table:table-cell office:value-type="string" table:style-name="ce2">
            <text:p>:</text:p>
          </table:table-cell>
          <table:table-cell office:value-type="float" office:value="178" table:formula="of:=MAX(0;255-ROUNDDOWN(SQRT([.A197]*32);0))" table:style-name="ce2">
            <text:p>1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" table:formula="of:=[.A197]+1" table:style-name="ce2">
            <text:p>191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198]*32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" table:formula="of:=[.A198]+1" table:style-name="ce2">
            <text:p>192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199]*32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" table:formula="of:=[.A199]+1" table:style-name="ce2">
            <text:p>193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200]*32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" table:formula="of:=[.A200]+1" table:style-name="ce2">
            <text:p>194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201]*32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" table:formula="of:=[.A201]+1" table:style-name="ce2">
            <text:p>195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202]*32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" table:formula="of:=[.A202]+1" table:style-name="ce2">
            <text:p>196</text:p>
          </table:table-cell>
          <table:table-cell office:value-type="string" table:style-name="ce2">
            <text:p>:</text:p>
          </table:table-cell>
          <table:table-cell office:value-type="float" office:value="176" table:formula="of:=MAX(0;255-ROUNDDOWN(SQRT([.A203]*32);0))" table:style-name="ce2">
            <text:p>1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" table:formula="of:=[.A203]+1" table:style-name="ce2">
            <text:p>197</text:p>
          </table:table-cell>
          <table:table-cell office:value-type="string" table:style-name="ce2">
            <text:p>:</text:p>
          </table:table-cell>
          <table:table-cell office:value-type="float" office:value="176" table:formula="of:=MAX(0;255-ROUNDDOWN(SQRT([.A204]*32);0))" table:style-name="ce2">
            <text:p>1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" table:formula="of:=[.A204]+1" table:style-name="ce2">
            <text:p>198</text:p>
          </table:table-cell>
          <table:table-cell office:value-type="string" table:style-name="ce2">
            <text:p>:</text:p>
          </table:table-cell>
          <table:table-cell office:value-type="float" office:value="176" table:formula="of:=MAX(0;255-ROUNDDOWN(SQRT([.A205]*32);0))" table:style-name="ce2">
            <text:p>1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" table:formula="of:=[.A205]+1" table:style-name="ce2">
            <text:p>199</text:p>
          </table:table-cell>
          <table:table-cell office:value-type="string" table:style-name="ce2">
            <text:p>:</text:p>
          </table:table-cell>
          <table:table-cell office:value-type="float" office:value="176" table:formula="of:=MAX(0;255-ROUNDDOWN(SQRT([.A206]*32);0))" table:style-name="ce2">
            <text:p>1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" table:formula="of:=[.A206]+1" table:style-name="ce2">
            <text:p>200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207]*32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" table:formula="of:=[.A207]+1" table:style-name="ce2">
            <text:p>201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208]*32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" table:formula="of:=[.A208]+1" table:style-name="ce2">
            <text:p>202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209]*32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" table:formula="of:=[.A209]+1" table:style-name="ce2">
            <text:p>203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210]*32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" table:formula="of:=[.A210]+1" table:style-name="ce2">
            <text:p>204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211]*32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" table:formula="of:=[.A211]+1" table:style-name="ce2">
            <text:p>205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212]*32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" table:formula="of:=[.A212]+1" table:style-name="ce2">
            <text:p>206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213]*32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" table:formula="of:=[.A213]+1" table:style-name="ce2">
            <text:p>207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214]*32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" table:formula="of:=[.A214]+1" table:style-name="ce2">
            <text:p>208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215]*32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" table:formula="of:=[.A215]+1" table:style-name="ce2">
            <text:p>209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216]*32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" table:formula="of:=[.A216]+1" table:style-name="ce2">
            <text:p>210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217]*32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" table:formula="of:=[.A217]+1" table:style-name="ce2">
            <text:p>211</text:p>
          </table:table-cell>
          <table:table-cell office:value-type="string" table:style-name="ce2">
            <text:p>:</text:p>
          </table:table-cell>
          <table:table-cell office:value-type="float" office:value="173" table:formula="of:=MAX(0;255-ROUNDDOWN(SQRT([.A218]*32);0))" table:style-name="ce2">
            <text:p>1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" table:formula="of:=[.A218]+1" table:style-name="ce2">
            <text:p>212</text:p>
          </table:table-cell>
          <table:table-cell office:value-type="string" table:style-name="ce2">
            <text:p>:</text:p>
          </table:table-cell>
          <table:table-cell office:value-type="float" office:value="173" table:formula="of:=MAX(0;255-ROUNDDOWN(SQRT([.A219]*32);0))" table:style-name="ce2">
            <text:p>1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" table:formula="of:=[.A219]+1" table:style-name="ce2">
            <text:p>213</text:p>
          </table:table-cell>
          <table:table-cell office:value-type="string" table:style-name="ce2">
            <text:p>:</text:p>
          </table:table-cell>
          <table:table-cell office:value-type="float" office:value="173" table:formula="of:=MAX(0;255-ROUNDDOWN(SQRT([.A220]*32);0))" table:style-name="ce2">
            <text:p>1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" table:formula="of:=[.A220]+1" table:style-name="ce2">
            <text:p>214</text:p>
          </table:table-cell>
          <table:table-cell office:value-type="string" table:style-name="ce2">
            <text:p>:</text:p>
          </table:table-cell>
          <table:table-cell office:value-type="float" office:value="173" table:formula="of:=MAX(0;255-ROUNDDOWN(SQRT([.A221]*32);0))" table:style-name="ce2">
            <text:p>1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" table:formula="of:=[.A221]+1" table:style-name="ce2">
            <text:p>215</text:p>
          </table:table-cell>
          <table:table-cell office:value-type="string" table:style-name="ce2">
            <text:p>:</text:p>
          </table:table-cell>
          <table:table-cell office:value-type="float" office:value="173" table:formula="of:=MAX(0;255-ROUNDDOWN(SQRT([.A222]*32);0))" table:style-name="ce2">
            <text:p>1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" table:formula="of:=[.A222]+1" table:style-name="ce2">
            <text:p>216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223]*32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" table:formula="of:=[.A223]+1" table:style-name="ce2">
            <text:p>217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224]*32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" table:formula="of:=[.A224]+1" table:style-name="ce2">
            <text:p>218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225]*32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" table:formula="of:=[.A225]+1" table:style-name="ce2">
            <text:p>219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226]*32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" table:formula="of:=[.A226]+1" table:style-name="ce2">
            <text:p>220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227]*32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" table:formula="of:=[.A227]+1" table:style-name="ce2">
            <text:p>221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228]*32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" table:formula="of:=[.A228]+1" table:style-name="ce2">
            <text:p>222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229]*32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" table:formula="of:=[.A229]+1" table:style-name="ce2">
            <text:p>223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230]*32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" table:formula="of:=[.A230]+1" table:style-name="ce2">
            <text:p>224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231]*32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" table:formula="of:=[.A231]+1" table:style-name="ce2">
            <text:p>225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232]*32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" table:formula="of:=[.A232]+1" table:style-name="ce2">
            <text:p>226</text:p>
          </table:table-cell>
          <table:table-cell office:value-type="string" table:style-name="ce2">
            <text:p>:</text:p>
          </table:table-cell>
          <table:table-cell office:value-type="float" office:value="170" table:formula="of:=MAX(0;255-ROUNDDOWN(SQRT([.A233]*32);0))" table:style-name="ce2">
            <text:p>1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" table:formula="of:=[.A233]+1" table:style-name="ce2">
            <text:p>227</text:p>
          </table:table-cell>
          <table:table-cell office:value-type="string" table:style-name="ce2">
            <text:p>:</text:p>
          </table:table-cell>
          <table:table-cell office:value-type="float" office:value="170" table:formula="of:=MAX(0;255-ROUNDDOWN(SQRT([.A234]*32);0))" table:style-name="ce2">
            <text:p>1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" table:formula="of:=[.A234]+1" table:style-name="ce2">
            <text:p>228</text:p>
          </table:table-cell>
          <table:table-cell office:value-type="string" table:style-name="ce2">
            <text:p>:</text:p>
          </table:table-cell>
          <table:table-cell office:value-type="float" office:value="170" table:formula="of:=MAX(0;255-ROUNDDOWN(SQRT([.A235]*32);0))" table:style-name="ce2">
            <text:p>1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" table:formula="of:=[.A235]+1" table:style-name="ce2">
            <text:p>229</text:p>
          </table:table-cell>
          <table:table-cell office:value-type="string" table:style-name="ce2">
            <text:p>:</text:p>
          </table:table-cell>
          <table:table-cell office:value-type="float" office:value="170" table:formula="of:=MAX(0;255-ROUNDDOWN(SQRT([.A236]*32);0))" table:style-name="ce2">
            <text:p>1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" table:formula="of:=[.A236]+1" table:style-name="ce2">
            <text:p>230</text:p>
          </table:table-cell>
          <table:table-cell office:value-type="string" table:style-name="ce2">
            <text:p>:</text:p>
          </table:table-cell>
          <table:table-cell office:value-type="float" office:value="170" table:formula="of:=MAX(0;255-ROUNDDOWN(SQRT([.A237]*32);0))" table:style-name="ce2">
            <text:p>1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" table:formula="of:=[.A237]+1" table:style-name="ce2">
            <text:p>231</text:p>
          </table:table-cell>
          <table:table-cell office:value-type="string" table:style-name="ce2">
            <text:p>:</text:p>
          </table:table-cell>
          <table:table-cell office:value-type="float" office:value="170" table:formula="of:=MAX(0;255-ROUNDDOWN(SQRT([.A238]*32);0))" table:style-name="ce2">
            <text:p>1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" table:formula="of:=[.A238]+1" table:style-name="ce2">
            <text:p>232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239]*32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" table:formula="of:=[.A239]+1" table:style-name="ce2">
            <text:p>233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240]*32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" table:formula="of:=[.A240]+1" table:style-name="ce2">
            <text:p>234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241]*32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" table:formula="of:=[.A241]+1" table:style-name="ce2">
            <text:p>235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242]*32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" table:formula="of:=[.A242]+1" table:style-name="ce2">
            <text:p>236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243]*32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" table:formula="of:=[.A243]+1" table:style-name="ce2">
            <text:p>237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244]*32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" table:formula="of:=[.A244]+1" table:style-name="ce2">
            <text:p>238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245]*32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" table:formula="of:=[.A245]+1" table:style-name="ce2">
            <text:p>239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246]*32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" table:formula="of:=[.A246]+1" table:style-name="ce2">
            <text:p>240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247]*32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" table:formula="of:=[.A247]+1" table:style-name="ce2">
            <text:p>241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248]*32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" table:formula="of:=[.A248]+1" table:style-name="ce2">
            <text:p>242</text:p>
          </table:table-cell>
          <table:table-cell office:value-type="string" table:style-name="ce2">
            <text:p>:</text:p>
          </table:table-cell>
          <table:table-cell office:value-type="float" office:value="167" table:formula="of:=MAX(0;255-ROUNDDOWN(SQRT([.A249]*32);0))" table:style-name="ce2">
            <text:p>1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" table:formula="of:=[.A249]+1" table:style-name="ce2">
            <text:p>243</text:p>
          </table:table-cell>
          <table:table-cell office:value-type="string" table:style-name="ce2">
            <text:p>:</text:p>
          </table:table-cell>
          <table:table-cell office:value-type="float" office:value="167" table:formula="of:=MAX(0;255-ROUNDDOWN(SQRT([.A250]*32);0))" table:style-name="ce2">
            <text:p>1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" table:formula="of:=[.A250]+1" table:style-name="ce2">
            <text:p>244</text:p>
          </table:table-cell>
          <table:table-cell office:value-type="string" table:style-name="ce2">
            <text:p>:</text:p>
          </table:table-cell>
          <table:table-cell office:value-type="float" office:value="167" table:formula="of:=MAX(0;255-ROUNDDOWN(SQRT([.A251]*32);0))" table:style-name="ce2">
            <text:p>1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" table:formula="of:=[.A251]+1" table:style-name="ce2">
            <text:p>245</text:p>
          </table:table-cell>
          <table:table-cell office:value-type="string" table:style-name="ce2">
            <text:p>:</text:p>
          </table:table-cell>
          <table:table-cell office:value-type="float" office:value="167" table:formula="of:=MAX(0;255-ROUNDDOWN(SQRT([.A252]*32);0))" table:style-name="ce2">
            <text:p>1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" table:formula="of:=[.A252]+1" table:style-name="ce2">
            <text:p>246</text:p>
          </table:table-cell>
          <table:table-cell office:value-type="string" table:style-name="ce2">
            <text:p>:</text:p>
          </table:table-cell>
          <table:table-cell office:value-type="float" office:value="167" table:formula="of:=MAX(0;255-ROUNDDOWN(SQRT([.A253]*32);0))" table:style-name="ce2">
            <text:p>1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" table:formula="of:=[.A253]+1" table:style-name="ce2">
            <text:p>247</text:p>
          </table:table-cell>
          <table:table-cell office:value-type="string" table:style-name="ce2">
            <text:p>:</text:p>
          </table:table-cell>
          <table:table-cell office:value-type="float" office:value="167" table:formula="of:=MAX(0;255-ROUNDDOWN(SQRT([.A254]*32);0))" table:style-name="ce2">
            <text:p>1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" table:formula="of:=[.A254]+1" table:style-name="ce2">
            <text:p>248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255]*32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" table:formula="of:=[.A255]+1" table:style-name="ce2">
            <text:p>249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256]*32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" table:formula="of:=[.A256]+1" table:style-name="ce2">
            <text:p>250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257]*32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" table:formula="of:=[.A257]+1" table:style-name="ce2">
            <text:p>251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258]*32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" table:formula="of:=[.A258]+1" table:style-name="ce2">
            <text:p>252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259]*32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" table:formula="of:=[.A259]+1" table:style-name="ce2">
            <text:p>253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260]*32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" table:formula="of:=[.A260]+1" table:style-name="ce2">
            <text:p>254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261]*32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" table:formula="of:=[.A261]+1" table:style-name="ce2">
            <text:p>255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262]*32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" table:formula="of:=[.A262]+1" table:style-name="ce2">
            <text:p>256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263]*32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" table:formula="of:=[.A263]+1" table:style-name="ce2">
            <text:p>257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264]*32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" table:formula="of:=[.A264]+1" table:style-name="ce2">
            <text:p>258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265]*32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" table:formula="of:=[.A265]+1" table:style-name="ce2">
            <text:p>259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266]*32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" table:formula="of:=[.A266]+1" table:style-name="ce2">
            <text:p>260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267]*32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" table:formula="of:=[.A267]+1" table:style-name="ce2">
            <text:p>261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268]*32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" table:formula="of:=[.A268]+1" table:style-name="ce2">
            <text:p>262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269]*32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" table:formula="of:=[.A269]+1" table:style-name="ce2">
            <text:p>263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270]*32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" table:formula="of:=[.A270]+1" table:style-name="ce2">
            <text:p>264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271]*32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" table:formula="of:=[.A271]+1" table:style-name="ce2">
            <text:p>265</text:p>
          </table:table-cell>
          <table:table-cell office:value-type="string" table:style-name="ce2">
            <text:p>:</text:p>
          </table:table-cell>
          <table:table-cell office:value-type="float" office:value="163" table:formula="of:=MAX(0;255-ROUNDDOWN(SQRT([.A272]*32);0))" table:style-name="ce2">
            <text:p>1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" table:formula="of:=[.A272]+1" table:style-name="ce2">
            <text:p>266</text:p>
          </table:table-cell>
          <table:table-cell office:value-type="string" table:style-name="ce2">
            <text:p>:</text:p>
          </table:table-cell>
          <table:table-cell office:value-type="float" office:value="163" table:formula="of:=MAX(0;255-ROUNDDOWN(SQRT([.A273]*32);0))" table:style-name="ce2">
            <text:p>1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" table:formula="of:=[.A273]+1" table:style-name="ce2">
            <text:p>267</text:p>
          </table:table-cell>
          <table:table-cell office:value-type="string" table:style-name="ce2">
            <text:p>:</text:p>
          </table:table-cell>
          <table:table-cell office:value-type="float" office:value="163" table:formula="of:=MAX(0;255-ROUNDDOWN(SQRT([.A274]*32);0))" table:style-name="ce2">
            <text:p>1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" table:formula="of:=[.A274]+1" table:style-name="ce2">
            <text:p>268</text:p>
          </table:table-cell>
          <table:table-cell office:value-type="string" table:style-name="ce2">
            <text:p>:</text:p>
          </table:table-cell>
          <table:table-cell office:value-type="float" office:value="163" table:formula="of:=MAX(0;255-ROUNDDOWN(SQRT([.A275]*32);0))" table:style-name="ce2">
            <text:p>1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" table:formula="of:=[.A275]+1" table:style-name="ce2">
            <text:p>269</text:p>
          </table:table-cell>
          <table:table-cell office:value-type="string" table:style-name="ce2">
            <text:p>:</text:p>
          </table:table-cell>
          <table:table-cell office:value-type="float" office:value="163" table:formula="of:=MAX(0;255-ROUNDDOWN(SQRT([.A276]*32);0))" table:style-name="ce2">
            <text:p>1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" table:formula="of:=[.A276]+1" table:style-name="ce2">
            <text:p>270</text:p>
          </table:table-cell>
          <table:table-cell office:value-type="string" table:style-name="ce2">
            <text:p>:</text:p>
          </table:table-cell>
          <table:table-cell office:value-type="float" office:value="163" table:formula="of:=MAX(0;255-ROUNDDOWN(SQRT([.A277]*32);0))" table:style-name="ce2">
            <text:p>1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" table:formula="of:=[.A277]+1" table:style-name="ce2">
            <text:p>271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278]*32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" table:formula="of:=[.A278]+1" table:style-name="ce2">
            <text:p>272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279]*32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" table:formula="of:=[.A279]+1" table:style-name="ce2">
            <text:p>273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280]*32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" table:formula="of:=[.A280]+1" table:style-name="ce2">
            <text:p>274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281]*32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" table:formula="of:=[.A281]+1" table:style-name="ce2">
            <text:p>275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282]*32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" table:formula="of:=[.A282]+1" table:style-name="ce2">
            <text:p>276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283]*32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" table:formula="of:=[.A283]+1" table:style-name="ce2">
            <text:p>277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284]*32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" table:formula="of:=[.A284]+1" table:style-name="ce2">
            <text:p>278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285]*32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" table:formula="of:=[.A285]+1" table:style-name="ce2">
            <text:p>279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286]*32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" table:formula="of:=[.A286]+1" table:style-name="ce2">
            <text:p>280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287]*32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" table:formula="of:=[.A287]+1" table:style-name="ce2">
            <text:p>281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288]*32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" table:formula="of:=[.A288]+1" table:style-name="ce2">
            <text:p>282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289]*32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" table:formula="of:=[.A289]+1" table:style-name="ce2">
            <text:p>283</text:p>
          </table:table-cell>
          <table:table-cell office:value-type="string" table:style-name="ce2">
            <text:p>:</text:p>
          </table:table-cell>
          <table:table-cell office:value-type="float" office:value="160" table:formula="of:=MAX(0;255-ROUNDDOWN(SQRT([.A290]*32);0))" table:style-name="ce2">
            <text:p>1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" table:formula="of:=[.A290]+1" table:style-name="ce2">
            <text:p>284</text:p>
          </table:table-cell>
          <table:table-cell office:value-type="string" table:style-name="ce2">
            <text:p>:</text:p>
          </table:table-cell>
          <table:table-cell office:value-type="float" office:value="160" table:formula="of:=MAX(0;255-ROUNDDOWN(SQRT([.A291]*32);0))" table:style-name="ce2">
            <text:p>1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" table:formula="of:=[.A291]+1" table:style-name="ce2">
            <text:p>285</text:p>
          </table:table-cell>
          <table:table-cell office:value-type="string" table:style-name="ce2">
            <text:p>:</text:p>
          </table:table-cell>
          <table:table-cell office:value-type="float" office:value="160" table:formula="of:=MAX(0;255-ROUNDDOWN(SQRT([.A292]*32);0))" table:style-name="ce2">
            <text:p>1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" table:formula="of:=[.A292]+1" table:style-name="ce2">
            <text:p>286</text:p>
          </table:table-cell>
          <table:table-cell office:value-type="string" table:style-name="ce2">
            <text:p>:</text:p>
          </table:table-cell>
          <table:table-cell office:value-type="float" office:value="160" table:formula="of:=MAX(0;255-ROUNDDOWN(SQRT([.A293]*32);0))" table:style-name="ce2">
            <text:p>1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" table:formula="of:=[.A293]+1" table:style-name="ce2">
            <text:p>287</text:p>
          </table:table-cell>
          <table:table-cell office:value-type="string" table:style-name="ce2">
            <text:p>:</text:p>
          </table:table-cell>
          <table:table-cell office:value-type="float" office:value="160" table:formula="of:=MAX(0;255-ROUNDDOWN(SQRT([.A294]*32);0))" table:style-name="ce2">
            <text:p>1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" table:formula="of:=[.A294]+1" table:style-name="ce2">
            <text:p>288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295]*32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" table:formula="of:=[.A295]+1" table:style-name="ce2">
            <text:p>289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296]*32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" table:formula="of:=[.A296]+1" table:style-name="ce2">
            <text:p>290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297]*32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" table:formula="of:=[.A297]+1" table:style-name="ce2">
            <text:p>291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298]*32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" table:formula="of:=[.A298]+1" table:style-name="ce2">
            <text:p>292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299]*32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" table:formula="of:=[.A299]+1" table:style-name="ce2">
            <text:p>293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300]*32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" table:formula="of:=[.A300]+1" table:style-name="ce2">
            <text:p>294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301]*32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" table:formula="of:=[.A301]+1" table:style-name="ce2">
            <text:p>295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302]*32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" table:formula="of:=[.A302]+1" table:style-name="ce2">
            <text:p>296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303]*32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" table:formula="of:=[.A303]+1" table:style-name="ce2">
            <text:p>297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304]*32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" table:formula="of:=[.A304]+1" table:style-name="ce2">
            <text:p>298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305]*32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" table:formula="of:=[.A305]+1" table:style-name="ce2">
            <text:p>299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306]*32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" table:formula="of:=[.A306]+1" table:style-name="ce2">
            <text:p>300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307]*32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" table:formula="of:=[.A307]+1" table:style-name="ce2">
            <text:p>301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308]*32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" table:formula="of:=[.A308]+1" table:style-name="ce2">
            <text:p>302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309]*32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" table:formula="of:=[.A309]+1" table:style-name="ce2">
            <text:p>303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310]*32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" table:formula="of:=[.A310]+1" table:style-name="ce2">
            <text:p>304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311]*32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" table:formula="of:=[.A311]+1" table:style-name="ce2">
            <text:p>305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312]*32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" table:formula="of:=[.A312]+1" table:style-name="ce2">
            <text:p>306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313]*32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" table:formula="of:=[.A313]+1" table:style-name="ce2">
            <text:p>307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314]*32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" table:formula="of:=[.A314]+1" table:style-name="ce2">
            <text:p>308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315]*32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" table:formula="of:=[.A315]+1" table:style-name="ce2">
            <text:p>309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316]*32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" table:formula="of:=[.A316]+1" table:style-name="ce2">
            <text:p>310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317]*32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" table:formula="of:=[.A317]+1" table:style-name="ce2">
            <text:p>311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318]*32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" table:formula="of:=[.A318]+1" table:style-name="ce2">
            <text:p>312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319]*32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" table:formula="of:=[.A319]+1" table:style-name="ce2">
            <text:p>313</text:p>
          </table:table-cell>
          <table:table-cell office:value-type="string" table:style-name="ce2">
            <text:p>:</text:p>
          </table:table-cell>
          <table:table-cell office:value-type="float" office:value="155" table:formula="of:=MAX(0;255-ROUNDDOWN(SQRT([.A320]*32);0))" table:style-name="ce2">
            <text:p>1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" table:formula="of:=[.A320]+1" table:style-name="ce2">
            <text:p>314</text:p>
          </table:table-cell>
          <table:table-cell office:value-type="string" table:style-name="ce2">
            <text:p>:</text:p>
          </table:table-cell>
          <table:table-cell office:value-type="float" office:value="155" table:formula="of:=MAX(0;255-ROUNDDOWN(SQRT([.A321]*32);0))" table:style-name="ce2">
            <text:p>1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" table:formula="of:=[.A321]+1" table:style-name="ce2">
            <text:p>315</text:p>
          </table:table-cell>
          <table:table-cell office:value-type="string" table:style-name="ce2">
            <text:p>:</text:p>
          </table:table-cell>
          <table:table-cell office:value-type="float" office:value="155" table:formula="of:=MAX(0;255-ROUNDDOWN(SQRT([.A322]*32);0))" table:style-name="ce2">
            <text:p>1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" table:formula="of:=[.A322]+1" table:style-name="ce2">
            <text:p>316</text:p>
          </table:table-cell>
          <table:table-cell office:value-type="string" table:style-name="ce2">
            <text:p>:</text:p>
          </table:table-cell>
          <table:table-cell office:value-type="float" office:value="155" table:formula="of:=MAX(0;255-ROUNDDOWN(SQRT([.A323]*32);0))" table:style-name="ce2">
            <text:p>1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" table:formula="of:=[.A323]+1" table:style-name="ce2">
            <text:p>317</text:p>
          </table:table-cell>
          <table:table-cell office:value-type="string" table:style-name="ce2">
            <text:p>:</text:p>
          </table:table-cell>
          <table:table-cell office:value-type="float" office:value="155" table:formula="of:=MAX(0;255-ROUNDDOWN(SQRT([.A324]*32);0))" table:style-name="ce2">
            <text:p>1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" table:formula="of:=[.A324]+1" table:style-name="ce2">
            <text:p>318</text:p>
          </table:table-cell>
          <table:table-cell office:value-type="string" table:style-name="ce2">
            <text:p>:</text:p>
          </table:table-cell>
          <table:table-cell office:value-type="float" office:value="155" table:formula="of:=MAX(0;255-ROUNDDOWN(SQRT([.A325]*32);0))" table:style-name="ce2">
            <text:p>1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" table:formula="of:=[.A325]+1" table:style-name="ce2">
            <text:p>319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326]*32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" table:formula="of:=[.A326]+1" table:style-name="ce2">
            <text:p>320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327]*32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" table:formula="of:=[.A327]+1" table:style-name="ce2">
            <text:p>321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328]*32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" table:formula="of:=[.A328]+1" table:style-name="ce2">
            <text:p>322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329]*32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" table:formula="of:=[.A329]+1" table:style-name="ce2">
            <text:p>323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330]*32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" table:formula="of:=[.A330]+1" table:style-name="ce2">
            <text:p>324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331]*32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" table:formula="of:=[.A331]+1" table:style-name="ce2">
            <text:p>325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332]*32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" table:formula="of:=[.A332]+1" table:style-name="ce2">
            <text:p>326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333]*32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" table:formula="of:=[.A333]+1" table:style-name="ce2">
            <text:p>327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334]*32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" table:formula="of:=[.A334]+1" table:style-name="ce2">
            <text:p>328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335]*32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" table:formula="of:=[.A335]+1" table:style-name="ce2">
            <text:p>329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336]*32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" table:formula="of:=[.A336]+1" table:style-name="ce2">
            <text:p>330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337]*32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" table:formula="of:=[.A337]+1" table:style-name="ce2">
            <text:p>331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338]*32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" table:formula="of:=[.A338]+1" table:style-name="ce2">
            <text:p>332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339]*32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" table:formula="of:=[.A339]+1" table:style-name="ce2">
            <text:p>333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340]*32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" table:formula="of:=[.A340]+1" table:style-name="ce2">
            <text:p>334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341]*32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" table:formula="of:=[.A341]+1" table:style-name="ce2">
            <text:p>335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342]*32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" table:formula="of:=[.A342]+1" table:style-name="ce2">
            <text:p>336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343]*32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" table:formula="of:=[.A343]+1" table:style-name="ce2">
            <text:p>337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344]*32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" table:formula="of:=[.A344]+1" table:style-name="ce2">
            <text:p>338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345]*32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" table:formula="of:=[.A345]+1" table:style-name="ce2">
            <text:p>339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346]*32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" table:formula="of:=[.A346]+1" table:style-name="ce2">
            <text:p>340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347]*32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" table:formula="of:=[.A347]+1" table:style-name="ce2">
            <text:p>341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348]*32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" table:formula="of:=[.A348]+1" table:style-name="ce2">
            <text:p>342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349]*32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" table:formula="of:=[.A349]+1" table:style-name="ce2">
            <text:p>343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350]*32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" table:formula="of:=[.A350]+1" table:style-name="ce2">
            <text:p>344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351]*32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" table:formula="of:=[.A351]+1" table:style-name="ce2">
            <text:p>345</text:p>
          </table:table-cell>
          <table:table-cell office:value-type="string" table:style-name="ce2">
            <text:p>:</text:p>
          </table:table-cell>
          <table:table-cell office:value-type="float" office:value="150" table:formula="of:=MAX(0;255-ROUNDDOWN(SQRT([.A352]*32);0))" table:style-name="ce2">
            <text:p>1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" table:formula="of:=[.A352]+1" table:style-name="ce2">
            <text:p>346</text:p>
          </table:table-cell>
          <table:table-cell office:value-type="string" table:style-name="ce2">
            <text:p>:</text:p>
          </table:table-cell>
          <table:table-cell office:value-type="float" office:value="150" table:formula="of:=MAX(0;255-ROUNDDOWN(SQRT([.A353]*32);0))" table:style-name="ce2">
            <text:p>1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" table:formula="of:=[.A353]+1" table:style-name="ce2">
            <text:p>347</text:p>
          </table:table-cell>
          <table:table-cell office:value-type="string" table:style-name="ce2">
            <text:p>:</text:p>
          </table:table-cell>
          <table:table-cell office:value-type="float" office:value="150" table:formula="of:=MAX(0;255-ROUNDDOWN(SQRT([.A354]*32);0))" table:style-name="ce2">
            <text:p>1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" table:formula="of:=[.A354]+1" table:style-name="ce2">
            <text:p>348</text:p>
          </table:table-cell>
          <table:table-cell office:value-type="string" table:style-name="ce2">
            <text:p>:</text:p>
          </table:table-cell>
          <table:table-cell office:value-type="float" office:value="150" table:formula="of:=MAX(0;255-ROUNDDOWN(SQRT([.A355]*32);0))" table:style-name="ce2">
            <text:p>1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" table:formula="of:=[.A355]+1" table:style-name="ce2">
            <text:p>349</text:p>
          </table:table-cell>
          <table:table-cell office:value-type="string" table:style-name="ce2">
            <text:p>:</text:p>
          </table:table-cell>
          <table:table-cell office:value-type="float" office:value="150" table:formula="of:=MAX(0;255-ROUNDDOWN(SQRT([.A356]*32);0))" table:style-name="ce2">
            <text:p>1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" table:formula="of:=[.A356]+1" table:style-name="ce2">
            <text:p>350</text:p>
          </table:table-cell>
          <table:table-cell office:value-type="string" table:style-name="ce2">
            <text:p>:</text:p>
          </table:table-cell>
          <table:table-cell office:value-type="float" office:value="150" table:formula="of:=MAX(0;255-ROUNDDOWN(SQRT([.A357]*32);0))" table:style-name="ce2">
            <text:p>1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" table:formula="of:=[.A357]+1" table:style-name="ce2">
            <text:p>351</text:p>
          </table:table-cell>
          <table:table-cell office:value-type="string" table:style-name="ce2">
            <text:p>:</text:p>
          </table:table-cell>
          <table:table-cell office:value-type="float" office:value="150" table:formula="of:=MAX(0;255-ROUNDDOWN(SQRT([.A358]*32);0))" table:style-name="ce2">
            <text:p>1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" table:formula="of:=[.A358]+1" table:style-name="ce2">
            <text:p>352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359]*32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" table:formula="of:=[.A359]+1" table:style-name="ce2">
            <text:p>353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360]*32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" table:formula="of:=[.A360]+1" table:style-name="ce2">
            <text:p>354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361]*32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" table:formula="of:=[.A361]+1" table:style-name="ce2">
            <text:p>355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362]*32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" table:formula="of:=[.A362]+1" table:style-name="ce2">
            <text:p>356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363]*32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" table:formula="of:=[.A363]+1" table:style-name="ce2">
            <text:p>357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364]*32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" table:formula="of:=[.A364]+1" table:style-name="ce2">
            <text:p>358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365]*32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" table:formula="of:=[.A365]+1" table:style-name="ce2">
            <text:p>359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366]*32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" table:formula="of:=[.A366]+1" table:style-name="ce2">
            <text:p>360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367]*32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" table:formula="of:=[.A367]+1" table:style-name="ce2">
            <text:p>361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368]*32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" table:formula="of:=[.A368]+1" table:style-name="ce2">
            <text:p>362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369]*32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" table:formula="of:=[.A369]+1" table:style-name="ce2">
            <text:p>363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370]*32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" table:formula="of:=[.A370]+1" table:style-name="ce2">
            <text:p>364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371]*32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" table:formula="of:=[.A371]+1" table:style-name="ce2">
            <text:p>365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372]*32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" table:formula="of:=[.A372]+1" table:style-name="ce2">
            <text:p>366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373]*32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" table:formula="of:=[.A373]+1" table:style-name="ce2">
            <text:p>367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374]*32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" table:formula="of:=[.A374]+1" table:style-name="ce2">
            <text:p>368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375]*32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" table:formula="of:=[.A375]+1" table:style-name="ce2">
            <text:p>369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376]*32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" table:formula="of:=[.A376]+1" table:style-name="ce2">
            <text:p>370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377]*32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" table:formula="of:=[.A377]+1" table:style-name="ce2">
            <text:p>371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378]*32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" table:formula="of:=[.A378]+1" table:style-name="ce2">
            <text:p>372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379]*32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" table:formula="of:=[.A379]+1" table:style-name="ce2">
            <text:p>373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380]*32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" table:formula="of:=[.A380]+1" table:style-name="ce2">
            <text:p>374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381]*32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" table:formula="of:=[.A381]+1" table:style-name="ce2">
            <text:p>375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382]*32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" table:formula="of:=[.A382]+1" table:style-name="ce2">
            <text:p>376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383]*32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" table:formula="of:=[.A383]+1" table:style-name="ce2">
            <text:p>377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384]*32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" table:formula="of:=[.A384]+1" table:style-name="ce2">
            <text:p>378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385]*32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" table:formula="of:=[.A385]+1" table:style-name="ce2">
            <text:p>379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386]*32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" table:formula="of:=[.A386]+1" table:style-name="ce2">
            <text:p>380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387]*32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" table:formula="of:=[.A387]+1" table:style-name="ce2">
            <text:p>381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388]*32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" table:formula="of:=[.A388]+1" table:style-name="ce2">
            <text:p>382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389]*32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" table:formula="of:=[.A389]+1" table:style-name="ce2">
            <text:p>383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390]*32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" table:formula="of:=[.A390]+1" table:style-name="ce2">
            <text:p>384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391]*32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" table:formula="of:=[.A391]+1" table:style-name="ce2">
            <text:p>385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392]*32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" table:formula="of:=[.A392]+1" table:style-name="ce2">
            <text:p>386</text:p>
          </table:table-cell>
          <table:table-cell office:value-type="string" table:style-name="ce2">
            <text:p>:</text:p>
          </table:table-cell>
          <table:table-cell office:value-type="float" office:value="144" table:formula="of:=MAX(0;255-ROUNDDOWN(SQRT([.A393]*32);0))" table:style-name="ce2">
            <text:p>1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" table:formula="of:=[.A393]+1" table:style-name="ce2">
            <text:p>387</text:p>
          </table:table-cell>
          <table:table-cell office:value-type="string" table:style-name="ce2">
            <text:p>:</text:p>
          </table:table-cell>
          <table:table-cell office:value-type="float" office:value="144" table:formula="of:=MAX(0;255-ROUNDDOWN(SQRT([.A394]*32);0))" table:style-name="ce2">
            <text:p>1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" table:formula="of:=[.A394]+1" table:style-name="ce2">
            <text:p>388</text:p>
          </table:table-cell>
          <table:table-cell office:value-type="string" table:style-name="ce2">
            <text:p>:</text:p>
          </table:table-cell>
          <table:table-cell office:value-type="float" office:value="144" table:formula="of:=MAX(0;255-ROUNDDOWN(SQRT([.A395]*32);0))" table:style-name="ce2">
            <text:p>1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" table:formula="of:=[.A395]+1" table:style-name="ce2">
            <text:p>389</text:p>
          </table:table-cell>
          <table:table-cell office:value-type="string" table:style-name="ce2">
            <text:p>:</text:p>
          </table:table-cell>
          <table:table-cell office:value-type="float" office:value="144" table:formula="of:=MAX(0;255-ROUNDDOWN(SQRT([.A396]*32);0))" table:style-name="ce2">
            <text:p>1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" table:formula="of:=[.A396]+1" table:style-name="ce2">
            <text:p>390</text:p>
          </table:table-cell>
          <table:table-cell office:value-type="string" table:style-name="ce2">
            <text:p>:</text:p>
          </table:table-cell>
          <table:table-cell office:value-type="float" office:value="144" table:formula="of:=MAX(0;255-ROUNDDOWN(SQRT([.A397]*32);0))" table:style-name="ce2">
            <text:p>1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" table:formula="of:=[.A397]+1" table:style-name="ce2">
            <text:p>391</text:p>
          </table:table-cell>
          <table:table-cell office:value-type="string" table:style-name="ce2">
            <text:p>:</text:p>
          </table:table-cell>
          <table:table-cell office:value-type="float" office:value="144" table:formula="of:=MAX(0;255-ROUNDDOWN(SQRT([.A398]*32);0))" table:style-name="ce2">
            <text:p>1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" table:formula="of:=[.A398]+1" table:style-name="ce2">
            <text:p>392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399]*32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" table:formula="of:=[.A399]+1" table:style-name="ce2">
            <text:p>393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400]*32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" table:formula="of:=[.A400]+1" table:style-name="ce2">
            <text:p>394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401]*32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" table:formula="of:=[.A401]+1" table:style-name="ce2">
            <text:p>395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402]*32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" table:formula="of:=[.A402]+1" table:style-name="ce2">
            <text:p>396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403]*32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" table:formula="of:=[.A403]+1" table:style-name="ce2">
            <text:p>397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404]*32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" table:formula="of:=[.A404]+1" table:style-name="ce2">
            <text:p>398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405]*32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" table:formula="of:=[.A405]+1" table:style-name="ce2">
            <text:p>399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406]*32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" table:formula="of:=[.A406]+1" table:style-name="ce2">
            <text:p>400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407]*32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" table:formula="of:=[.A407]+1" table:style-name="ce2">
            <text:p>401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408]*32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" table:formula="of:=[.A408]+1" table:style-name="ce2">
            <text:p>402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409]*32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" table:formula="of:=[.A409]+1" table:style-name="ce2">
            <text:p>403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410]*32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" table:formula="of:=[.A410]+1" table:style-name="ce2">
            <text:p>404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411]*32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" table:formula="of:=[.A411]+1" table:style-name="ce2">
            <text:p>405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412]*32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" table:formula="of:=[.A412]+1" table:style-name="ce2">
            <text:p>406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413]*32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" table:formula="of:=[.A413]+1" table:style-name="ce2">
            <text:p>407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414]*32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" table:formula="of:=[.A414]+1" table:style-name="ce2">
            <text:p>408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415]*32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" table:formula="of:=[.A415]+1" table:style-name="ce2">
            <text:p>409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416]*32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0" table:formula="of:=[.A416]+1" table:style-name="ce2">
            <text:p>410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417]*32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1" table:formula="of:=[.A417]+1" table:style-name="ce2">
            <text:p>411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418]*32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2" table:formula="of:=[.A418]+1" table:style-name="ce2">
            <text:p>412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419]*32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3" table:formula="of:=[.A419]+1" table:style-name="ce2">
            <text:p>413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420]*32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4" table:formula="of:=[.A420]+1" table:style-name="ce2">
            <text:p>414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421]*32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5" table:formula="of:=[.A421]+1" table:style-name="ce2">
            <text:p>415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422]*32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6" table:formula="of:=[.A422]+1" table:style-name="ce2">
            <text:p>416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423]*32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7" table:formula="of:=[.A423]+1" table:style-name="ce2">
            <text:p>417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424]*32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8" table:formula="of:=[.A424]+1" table:style-name="ce2">
            <text:p>418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425]*32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9" table:formula="of:=[.A425]+1" table:style-name="ce2">
            <text:p>419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426]*32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0" table:formula="of:=[.A426]+1" table:style-name="ce2">
            <text:p>420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427]*32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1" table:formula="of:=[.A427]+1" table:style-name="ce2">
            <text:p>421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428]*32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2" table:formula="of:=[.A428]+1" table:style-name="ce2">
            <text:p>422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429]*32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3" table:formula="of:=[.A429]+1" table:style-name="ce2">
            <text:p>423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430]*32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4" table:formula="of:=[.A430]+1" table:style-name="ce2">
            <text:p>424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431]*32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5" table:formula="of:=[.A431]+1" table:style-name="ce2">
            <text:p>425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432]*32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6" table:formula="of:=[.A432]+1" table:style-name="ce2">
            <text:p>426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433]*32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7" table:formula="of:=[.A433]+1" table:style-name="ce2">
            <text:p>427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434]*32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8" table:formula="of:=[.A434]+1" table:style-name="ce2">
            <text:p>428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435]*32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9" table:formula="of:=[.A435]+1" table:style-name="ce2">
            <text:p>429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436]*32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0" table:formula="of:=[.A436]+1" table:style-name="ce2">
            <text:p>430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437]*32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1" table:formula="of:=[.A437]+1" table:style-name="ce2">
            <text:p>431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438]*32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2" table:formula="of:=[.A438]+1" table:style-name="ce2">
            <text:p>432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439]*32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3" table:formula="of:=[.A439]+1" table:style-name="ce2">
            <text:p>433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440]*32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4" table:formula="of:=[.A440]+1" table:style-name="ce2">
            <text:p>434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441]*32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5" table:formula="of:=[.A441]+1" table:style-name="ce2">
            <text:p>435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442]*32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6" table:formula="of:=[.A442]+1" table:style-name="ce2">
            <text:p>436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443]*32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7" table:formula="of:=[.A443]+1" table:style-name="ce2">
            <text:p>437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444]*32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8" table:formula="of:=[.A444]+1" table:style-name="ce2">
            <text:p>438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445]*32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9" table:formula="of:=[.A445]+1" table:style-name="ce2">
            <text:p>439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446]*32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0" table:formula="of:=[.A446]+1" table:style-name="ce2">
            <text:p>440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447]*32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1" table:formula="of:=[.A447]+1" table:style-name="ce2">
            <text:p>441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448]*32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2" table:formula="of:=[.A448]+1" table:style-name="ce2">
            <text:p>442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449]*32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3" table:formula="of:=[.A449]+1" table:style-name="ce2">
            <text:p>443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450]*32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4" table:formula="of:=[.A450]+1" table:style-name="ce2">
            <text:p>444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451]*32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5" table:formula="of:=[.A451]+1" table:style-name="ce2">
            <text:p>445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452]*32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6" table:formula="of:=[.A452]+1" table:style-name="ce2">
            <text:p>446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453]*32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7" table:formula="of:=[.A453]+1" table:style-name="ce2">
            <text:p>447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454]*32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8" table:formula="of:=[.A454]+1" table:style-name="ce2">
            <text:p>448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455]*32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9" table:formula="of:=[.A455]+1" table:style-name="ce2">
            <text:p>449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456]*32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0" table:formula="of:=[.A456]+1" table:style-name="ce2">
            <text:p>450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457]*32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1" table:formula="of:=[.A457]+1" table:style-name="ce2">
            <text:p>451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458]*32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2" table:formula="of:=[.A458]+1" table:style-name="ce2">
            <text:p>452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459]*32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3" table:formula="of:=[.A459]+1" table:style-name="ce2">
            <text:p>453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460]*32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4" table:formula="of:=[.A460]+1" table:style-name="ce2">
            <text:p>454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461]*32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5" table:formula="of:=[.A461]+1" table:style-name="ce2">
            <text:p>455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462]*32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6" table:formula="of:=[.A462]+1" table:style-name="ce2">
            <text:p>456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463]*32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7" table:formula="of:=[.A463]+1" table:style-name="ce2">
            <text:p>457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464]*32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8" table:formula="of:=[.A464]+1" table:style-name="ce2">
            <text:p>458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465]*32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9" table:formula="of:=[.A465]+1" table:style-name="ce2">
            <text:p>459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466]*32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0" table:formula="of:=[.A466]+1" table:style-name="ce2">
            <text:p>460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467]*32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1" table:formula="of:=[.A467]+1" table:style-name="ce2">
            <text:p>461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468]*32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2" table:formula="of:=[.A468]+1" table:style-name="ce2">
            <text:p>462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469]*32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3" table:formula="of:=[.A469]+1" table:style-name="ce2">
            <text:p>463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470]*32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4" table:formula="of:=[.A470]+1" table:style-name="ce2">
            <text:p>464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471]*32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5" table:formula="of:=[.A471]+1" table:style-name="ce2">
            <text:p>465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472]*32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6" table:formula="of:=[.A472]+1" table:style-name="ce2">
            <text:p>466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473]*32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7" table:formula="of:=[.A473]+1" table:style-name="ce2">
            <text:p>467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474]*32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8" table:formula="of:=[.A474]+1" table:style-name="ce2">
            <text:p>468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475]*32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9" table:formula="of:=[.A475]+1" table:style-name="ce2">
            <text:p>469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476]*32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0" table:formula="of:=[.A476]+1" table:style-name="ce2">
            <text:p>470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477]*32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1" table:formula="of:=[.A477]+1" table:style-name="ce2">
            <text:p>471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478]*32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2" table:formula="of:=[.A478]+1" table:style-name="ce2">
            <text:p>472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479]*32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3" table:formula="of:=[.A479]+1" table:style-name="ce2">
            <text:p>473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480]*32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4" table:formula="of:=[.A480]+1" table:style-name="ce2">
            <text:p>474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481]*32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5" table:formula="of:=[.A481]+1" table:style-name="ce2">
            <text:p>475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482]*32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6" table:formula="of:=[.A482]+1" table:style-name="ce2">
            <text:p>476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483]*32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7" table:formula="of:=[.A483]+1" table:style-name="ce2">
            <text:p>477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484]*32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8" table:formula="of:=[.A484]+1" table:style-name="ce2">
            <text:p>478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485]*32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9" table:formula="of:=[.A485]+1" table:style-name="ce2">
            <text:p>479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486]*32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0" table:formula="of:=[.A486]+1" table:style-name="ce2">
            <text:p>480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487]*32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1" table:formula="of:=[.A487]+1" table:style-name="ce2">
            <text:p>481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488]*32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2" table:formula="of:=[.A488]+1" table:style-name="ce2">
            <text:p>482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489]*32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3" table:formula="of:=[.A489]+1" table:style-name="ce2">
            <text:p>483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490]*32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4" table:formula="of:=[.A490]+1" table:style-name="ce2">
            <text:p>484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491]*32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5" table:formula="of:=[.A491]+1" table:style-name="ce2">
            <text:p>485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492]*32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6" table:formula="of:=[.A492]+1" table:style-name="ce2">
            <text:p>486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493]*32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7" table:formula="of:=[.A493]+1" table:style-name="ce2">
            <text:p>487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494]*32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8" table:formula="of:=[.A494]+1" table:style-name="ce2">
            <text:p>488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495]*32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9" table:formula="of:=[.A495]+1" table:style-name="ce2">
            <text:p>489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496]*32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0" table:formula="of:=[.A496]+1" table:style-name="ce2">
            <text:p>490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497]*32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1" table:formula="of:=[.A497]+1" table:style-name="ce2">
            <text:p>491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498]*32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2" table:formula="of:=[.A498]+1" table:style-name="ce2">
            <text:p>492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499]*32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3" table:formula="of:=[.A499]+1" table:style-name="ce2">
            <text:p>493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500]*32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4" table:formula="of:=[.A500]+1" table:style-name="ce2">
            <text:p>494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501]*32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5" table:formula="of:=[.A501]+1" table:style-name="ce2">
            <text:p>495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502]*32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6" table:formula="of:=[.A502]+1" table:style-name="ce2">
            <text:p>496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503]*32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7" table:formula="of:=[.A503]+1" table:style-name="ce2">
            <text:p>497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504]*32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8" table:formula="of:=[.A504]+1" table:style-name="ce2">
            <text:p>498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505]*32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9" table:formula="of:=[.A505]+1" table:style-name="ce2">
            <text:p>499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506]*32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0" table:formula="of:=[.A506]+1" table:style-name="ce2">
            <text:p>500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507]*32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1" table:formula="of:=[.A507]+1" table:style-name="ce2">
            <text:p>501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508]*32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2" table:formula="of:=[.A508]+1" table:style-name="ce2">
            <text:p>502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509]*32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3" table:formula="of:=[.A509]+1" table:style-name="ce2">
            <text:p>503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510]*32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4" table:formula="of:=[.A510]+1" table:style-name="ce2">
            <text:p>504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511]*32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5" table:formula="of:=[.A511]+1" table:style-name="ce2">
            <text:p>505</text:p>
          </table:table-cell>
          <table:table-cell office:value-type="string" table:style-name="ce2">
            <text:p>:</text:p>
          </table:table-cell>
          <table:table-cell office:value-type="float" office:value="128" table:formula="of:=MAX(0;255-ROUNDDOWN(SQRT([.A512]*32);0))" table:style-name="ce2">
            <text:p>1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6" table:formula="of:=[.A512]+1" table:style-name="ce2">
            <text:p>506</text:p>
          </table:table-cell>
          <table:table-cell office:value-type="string" table:style-name="ce2">
            <text:p>:</text:p>
          </table:table-cell>
          <table:table-cell office:value-type="float" office:value="128" table:formula="of:=MAX(0;255-ROUNDDOWN(SQRT([.A513]*32);0))" table:style-name="ce2">
            <text:p>1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7" table:formula="of:=[.A513]+1" table:style-name="ce2">
            <text:p>507</text:p>
          </table:table-cell>
          <table:table-cell office:value-type="string" table:style-name="ce2">
            <text:p>:</text:p>
          </table:table-cell>
          <table:table-cell office:value-type="float" office:value="128" table:formula="of:=MAX(0;255-ROUNDDOWN(SQRT([.A514]*32);0))" table:style-name="ce2">
            <text:p>1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8" table:formula="of:=[.A514]+1" table:style-name="ce2">
            <text:p>508</text:p>
          </table:table-cell>
          <table:table-cell office:value-type="string" table:style-name="ce2">
            <text:p>:</text:p>
          </table:table-cell>
          <table:table-cell office:value-type="float" office:value="128" table:formula="of:=MAX(0;255-ROUNDDOWN(SQRT([.A515]*32);0))" table:style-name="ce2">
            <text:p>1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9" table:formula="of:=[.A515]+1" table:style-name="ce2">
            <text:p>509</text:p>
          </table:table-cell>
          <table:table-cell office:value-type="string" table:style-name="ce2">
            <text:p>:</text:p>
          </table:table-cell>
          <table:table-cell office:value-type="float" office:value="128" table:formula="of:=MAX(0;255-ROUNDDOWN(SQRT([.A516]*32);0))" table:style-name="ce2">
            <text:p>1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0" table:formula="of:=[.A516]+1" table:style-name="ce2">
            <text:p>510</text:p>
          </table:table-cell>
          <table:table-cell office:value-type="string" table:style-name="ce2">
            <text:p>:</text:p>
          </table:table-cell>
          <table:table-cell office:value-type="float" office:value="128" table:formula="of:=MAX(0;255-ROUNDDOWN(SQRT([.A517]*32);0))" table:style-name="ce2">
            <text:p>1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1" table:formula="of:=[.A517]+1" table:style-name="ce2">
            <text:p>511</text:p>
          </table:table-cell>
          <table:table-cell office:value-type="string" table:style-name="ce2">
            <text:p>:</text:p>
          </table:table-cell>
          <table:table-cell office:value-type="float" office:value="128" table:formula="of:=MAX(0;255-ROUNDDOWN(SQRT([.A518]*32);0))" table:style-name="ce2">
            <text:p>1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2" table:formula="of:=[.A518]+1" table:style-name="ce2">
            <text:p>512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19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3" table:formula="of:=[.A519]+1" table:style-name="ce2">
            <text:p>513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20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4" table:formula="of:=[.A520]+1" table:style-name="ce2">
            <text:p>514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21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5" table:formula="of:=[.A521]+1" table:style-name="ce2">
            <text:p>515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22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6" table:formula="of:=[.A522]+1" table:style-name="ce2">
            <text:p>516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23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7" table:formula="of:=[.A523]+1" table:style-name="ce2">
            <text:p>517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24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8" table:formula="of:=[.A524]+1" table:style-name="ce2">
            <text:p>518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25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9" table:formula="of:=[.A525]+1" table:style-name="ce2">
            <text:p>519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26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0" table:formula="of:=[.A526]+1" table:style-name="ce2">
            <text:p>520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527]*32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1" table:formula="of:=[.A527]+1" table:style-name="ce2">
            <text:p>521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528]*32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2" table:formula="of:=[.A528]+1" table:style-name="ce2">
            <text:p>522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529]*32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3" table:formula="of:=[.A529]+1" table:style-name="ce2">
            <text:p>523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530]*32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4" table:formula="of:=[.A530]+1" table:style-name="ce2">
            <text:p>524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531]*32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5" table:formula="of:=[.A531]+1" table:style-name="ce2">
            <text:p>525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532]*32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6" table:formula="of:=[.A532]+1" table:style-name="ce2">
            <text:p>526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533]*32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7" table:formula="of:=[.A533]+1" table:style-name="ce2">
            <text:p>527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534]*32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8" table:formula="of:=[.A534]+1" table:style-name="ce2">
            <text:p>528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535]*32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9" table:formula="of:=[.A535]+1" table:style-name="ce2">
            <text:p>529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536]*32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0" table:formula="of:=[.A536]+1" table:style-name="ce2">
            <text:p>530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537]*32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1" table:formula="of:=[.A537]+1" table:style-name="ce2">
            <text:p>531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538]*32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2" table:formula="of:=[.A538]+1" table:style-name="ce2">
            <text:p>532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539]*32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3" table:formula="of:=[.A539]+1" table:style-name="ce2">
            <text:p>533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540]*32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4" table:formula="of:=[.A540]+1" table:style-name="ce2">
            <text:p>534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541]*32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5" table:formula="of:=[.A541]+1" table:style-name="ce2">
            <text:p>535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542]*32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6" table:formula="of:=[.A542]+1" table:style-name="ce2">
            <text:p>536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543]*32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7" table:formula="of:=[.A543]+1" table:style-name="ce2">
            <text:p>537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544]*32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8" table:formula="of:=[.A544]+1" table:style-name="ce2">
            <text:p>538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545]*32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9" table:formula="of:=[.A545]+1" table:style-name="ce2">
            <text:p>539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546]*32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0" table:formula="of:=[.A546]+1" table:style-name="ce2">
            <text:p>540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547]*32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1" table:formula="of:=[.A547]+1" table:style-name="ce2">
            <text:p>541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548]*32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2" table:formula="of:=[.A548]+1" table:style-name="ce2">
            <text:p>542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549]*32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3" table:formula="of:=[.A549]+1" table:style-name="ce2">
            <text:p>543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550]*32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4" table:formula="of:=[.A550]+1" table:style-name="ce2">
            <text:p>544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551]*32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5" table:formula="of:=[.A551]+1" table:style-name="ce2">
            <text:p>545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552]*32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6" table:formula="of:=[.A552]+1" table:style-name="ce2">
            <text:p>546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553]*32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7" table:formula="of:=[.A553]+1" table:style-name="ce2">
            <text:p>547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554]*32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8" table:formula="of:=[.A554]+1" table:style-name="ce2">
            <text:p>548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555]*32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9" table:formula="of:=[.A555]+1" table:style-name="ce2">
            <text:p>549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556]*32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0" table:formula="of:=[.A556]+1" table:style-name="ce2">
            <text:p>550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557]*32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1" table:formula="of:=[.A557]+1" table:style-name="ce2">
            <text:p>551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558]*32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2" table:formula="of:=[.A558]+1" table:style-name="ce2">
            <text:p>552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559]*32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3" table:formula="of:=[.A559]+1" table:style-name="ce2">
            <text:p>553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0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4" table:formula="of:=[.A560]+1" table:style-name="ce2">
            <text:p>554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1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5" table:formula="of:=[.A561]+1" table:style-name="ce2">
            <text:p>555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2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6" table:formula="of:=[.A562]+1" table:style-name="ce2">
            <text:p>556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3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7" table:formula="of:=[.A563]+1" table:style-name="ce2">
            <text:p>557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4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8" table:formula="of:=[.A564]+1" table:style-name="ce2">
            <text:p>558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5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9" table:formula="of:=[.A565]+1" table:style-name="ce2">
            <text:p>559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6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0" table:formula="of:=[.A566]+1" table:style-name="ce2">
            <text:p>560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7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1" table:formula="of:=[.A567]+1" table:style-name="ce2">
            <text:p>561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568]*32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2" table:formula="of:=[.A568]+1" table:style-name="ce2">
            <text:p>562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569]*32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3" table:formula="of:=[.A569]+1" table:style-name="ce2">
            <text:p>563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570]*32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4" table:formula="of:=[.A570]+1" table:style-name="ce2">
            <text:p>564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571]*32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5" table:formula="of:=[.A571]+1" table:style-name="ce2">
            <text:p>565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572]*32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6" table:formula="of:=[.A572]+1" table:style-name="ce2">
            <text:p>566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573]*32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7" table:formula="of:=[.A573]+1" table:style-name="ce2">
            <text:p>567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574]*32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8" table:formula="of:=[.A574]+1" table:style-name="ce2">
            <text:p>568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575]*32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9" table:formula="of:=[.A575]+1" table:style-name="ce2">
            <text:p>569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576]*32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0" table:formula="of:=[.A576]+1" table:style-name="ce2">
            <text:p>570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577]*32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1" table:formula="of:=[.A577]+1" table:style-name="ce2">
            <text:p>571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578]*32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2" table:formula="of:=[.A578]+1" table:style-name="ce2">
            <text:p>572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579]*32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3" table:formula="of:=[.A579]+1" table:style-name="ce2">
            <text:p>573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580]*32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4" table:formula="of:=[.A580]+1" table:style-name="ce2">
            <text:p>574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581]*32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5" table:formula="of:=[.A581]+1" table:style-name="ce2">
            <text:p>575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582]*32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6" table:formula="of:=[.A582]+1" table:style-name="ce2">
            <text:p>576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583]*32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7" table:formula="of:=[.A583]+1" table:style-name="ce2">
            <text:p>577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584]*32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8" table:formula="of:=[.A584]+1" table:style-name="ce2">
            <text:p>578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85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9" table:formula="of:=[.A585]+1" table:style-name="ce2">
            <text:p>579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86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0" table:formula="of:=[.A586]+1" table:style-name="ce2">
            <text:p>580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87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1" table:formula="of:=[.A587]+1" table:style-name="ce2">
            <text:p>581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88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2" table:formula="of:=[.A588]+1" table:style-name="ce2">
            <text:p>582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89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3" table:formula="of:=[.A589]+1" table:style-name="ce2">
            <text:p>583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90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4" table:formula="of:=[.A590]+1" table:style-name="ce2">
            <text:p>584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91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5" table:formula="of:=[.A591]+1" table:style-name="ce2">
            <text:p>585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92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6" table:formula="of:=[.A592]+1" table:style-name="ce2">
            <text:p>586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593]*32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7" table:formula="of:=[.A593]+1" table:style-name="ce2">
            <text:p>587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594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8" table:formula="of:=[.A594]+1" table:style-name="ce2">
            <text:p>588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595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9" table:formula="of:=[.A595]+1" table:style-name="ce2">
            <text:p>589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596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0" table:formula="of:=[.A596]+1" table:style-name="ce2">
            <text:p>590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597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1" table:formula="of:=[.A597]+1" table:style-name="ce2">
            <text:p>591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598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2" table:formula="of:=[.A598]+1" table:style-name="ce2">
            <text:p>592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599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3" table:formula="of:=[.A599]+1" table:style-name="ce2">
            <text:p>593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600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4" table:formula="of:=[.A600]+1" table:style-name="ce2">
            <text:p>594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601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5" table:formula="of:=[.A601]+1" table:style-name="ce2">
            <text:p>595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602]*32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6" table:formula="of:=[.A602]+1" table:style-name="ce2">
            <text:p>596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603]*32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7" table:formula="of:=[.A603]+1" table:style-name="ce2">
            <text:p>597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604]*32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8" table:formula="of:=[.A604]+1" table:style-name="ce2">
            <text:p>598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605]*32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9" table:formula="of:=[.A605]+1" table:style-name="ce2">
            <text:p>599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606]*32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0" table:formula="of:=[.A606]+1" table:style-name="ce2">
            <text:p>600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607]*32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1" table:formula="of:=[.A607]+1" table:style-name="ce2">
            <text:p>601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608]*32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2" table:formula="of:=[.A608]+1" table:style-name="ce2">
            <text:p>602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609]*32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3" table:formula="of:=[.A609]+1" table:style-name="ce2">
            <text:p>603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610]*32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4" table:formula="of:=[.A610]+1" table:style-name="ce2">
            <text:p>604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1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5" table:formula="of:=[.A611]+1" table:style-name="ce2">
            <text:p>605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2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6" table:formula="of:=[.A612]+1" table:style-name="ce2">
            <text:p>606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3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7" table:formula="of:=[.A613]+1" table:style-name="ce2">
            <text:p>607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4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8" table:formula="of:=[.A614]+1" table:style-name="ce2">
            <text:p>608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5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9" table:formula="of:=[.A615]+1" table:style-name="ce2">
            <text:p>609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6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0" table:formula="of:=[.A616]+1" table:style-name="ce2">
            <text:p>610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7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1" table:formula="of:=[.A617]+1" table:style-name="ce2">
            <text:p>611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8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2" table:formula="of:=[.A618]+1" table:style-name="ce2">
            <text:p>612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619]*32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3" table:formula="of:=[.A619]+1" table:style-name="ce2">
            <text:p>613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0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4" table:formula="of:=[.A620]+1" table:style-name="ce2">
            <text:p>614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1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5" table:formula="of:=[.A621]+1" table:style-name="ce2">
            <text:p>615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2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6" table:formula="of:=[.A622]+1" table:style-name="ce2">
            <text:p>616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3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7" table:formula="of:=[.A623]+1" table:style-name="ce2">
            <text:p>617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4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8" table:formula="of:=[.A624]+1" table:style-name="ce2">
            <text:p>618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5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9" table:formula="of:=[.A625]+1" table:style-name="ce2">
            <text:p>619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6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0" table:formula="of:=[.A626]+1" table:style-name="ce2">
            <text:p>620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7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1" table:formula="of:=[.A627]+1" table:style-name="ce2">
            <text:p>621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628]*32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2" table:formula="of:=[.A628]+1" table:style-name="ce2">
            <text:p>622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29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3" table:formula="of:=[.A629]+1" table:style-name="ce2">
            <text:p>623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30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4" table:formula="of:=[.A630]+1" table:style-name="ce2">
            <text:p>624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31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5" table:formula="of:=[.A631]+1" table:style-name="ce2">
            <text:p>625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32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6" table:formula="of:=[.A632]+1" table:style-name="ce2">
            <text:p>626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33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7" table:formula="of:=[.A633]+1" table:style-name="ce2">
            <text:p>627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34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8" table:formula="of:=[.A634]+1" table:style-name="ce2">
            <text:p>628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35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9" table:formula="of:=[.A635]+1" table:style-name="ce2">
            <text:p>629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36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0" table:formula="of:=[.A636]+1" table:style-name="ce2">
            <text:p>630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637]*32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1" table:formula="of:=[.A637]+1" table:style-name="ce2">
            <text:p>631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38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2" table:formula="of:=[.A638]+1" table:style-name="ce2">
            <text:p>632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39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3" table:formula="of:=[.A639]+1" table:style-name="ce2">
            <text:p>633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40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4" table:formula="of:=[.A640]+1" table:style-name="ce2">
            <text:p>634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41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5" table:formula="of:=[.A641]+1" table:style-name="ce2">
            <text:p>635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42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6" table:formula="of:=[.A642]+1" table:style-name="ce2">
            <text:p>636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43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7" table:formula="of:=[.A643]+1" table:style-name="ce2">
            <text:p>637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44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8" table:formula="of:=[.A644]+1" table:style-name="ce2">
            <text:p>638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45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9" table:formula="of:=[.A645]+1" table:style-name="ce2">
            <text:p>639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646]*32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0" table:formula="of:=[.A646]+1" table:style-name="ce2">
            <text:p>640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647]*32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1" table:formula="of:=[.A647]+1" table:style-name="ce2">
            <text:p>641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648]*32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2" table:formula="of:=[.A648]+1" table:style-name="ce2">
            <text:p>642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649]*32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3" table:formula="of:=[.A649]+1" table:style-name="ce2">
            <text:p>643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650]*32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4" table:formula="of:=[.A650]+1" table:style-name="ce2">
            <text:p>644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651]*32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5" table:formula="of:=[.A651]+1" table:style-name="ce2">
            <text:p>645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652]*32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6" table:formula="of:=[.A652]+1" table:style-name="ce2">
            <text:p>646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653]*32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7" table:formula="of:=[.A653]+1" table:style-name="ce2">
            <text:p>647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654]*32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8" table:formula="of:=[.A654]+1" table:style-name="ce2">
            <text:p>648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55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9" table:formula="of:=[.A655]+1" table:style-name="ce2">
            <text:p>649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56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0" table:formula="of:=[.A656]+1" table:style-name="ce2">
            <text:p>650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57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1" table:formula="of:=[.A657]+1" table:style-name="ce2">
            <text:p>651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58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2" table:formula="of:=[.A658]+1" table:style-name="ce2">
            <text:p>652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59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3" table:formula="of:=[.A659]+1" table:style-name="ce2">
            <text:p>653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60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4" table:formula="of:=[.A660]+1" table:style-name="ce2">
            <text:p>654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61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5" table:formula="of:=[.A661]+1" table:style-name="ce2">
            <text:p>655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62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6" table:formula="of:=[.A662]+1" table:style-name="ce2">
            <text:p>656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63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7" table:formula="of:=[.A663]+1" table:style-name="ce2">
            <text:p>657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664]*32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8" table:formula="of:=[.A664]+1" table:style-name="ce2">
            <text:p>658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65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9" table:formula="of:=[.A665]+1" table:style-name="ce2">
            <text:p>659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66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0" table:formula="of:=[.A666]+1" table:style-name="ce2">
            <text:p>660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67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1" table:formula="of:=[.A667]+1" table:style-name="ce2">
            <text:p>661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68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2" table:formula="of:=[.A668]+1" table:style-name="ce2">
            <text:p>662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69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3" table:formula="of:=[.A669]+1" table:style-name="ce2">
            <text:p>663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70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4" table:formula="of:=[.A670]+1" table:style-name="ce2">
            <text:p>664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71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5" table:formula="of:=[.A671]+1" table:style-name="ce2">
            <text:p>665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72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6" table:formula="of:=[.A672]+1" table:style-name="ce2">
            <text:p>666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673]*32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7" table:formula="of:=[.A673]+1" table:style-name="ce2">
            <text:p>667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74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8" table:formula="of:=[.A674]+1" table:style-name="ce2">
            <text:p>668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75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9" table:formula="of:=[.A675]+1" table:style-name="ce2">
            <text:p>669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76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0" table:formula="of:=[.A676]+1" table:style-name="ce2">
            <text:p>670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77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1" table:formula="of:=[.A677]+1" table:style-name="ce2">
            <text:p>671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78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2" table:formula="of:=[.A678]+1" table:style-name="ce2">
            <text:p>672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79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3" table:formula="of:=[.A679]+1" table:style-name="ce2">
            <text:p>673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80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4" table:formula="of:=[.A680]+1" table:style-name="ce2">
            <text:p>674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81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5" table:formula="of:=[.A681]+1" table:style-name="ce2">
            <text:p>675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682]*32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6" table:formula="of:=[.A682]+1" table:style-name="ce2">
            <text:p>676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83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7" table:formula="of:=[.A683]+1" table:style-name="ce2">
            <text:p>677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84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8" table:formula="of:=[.A684]+1" table:style-name="ce2">
            <text:p>678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85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9" table:formula="of:=[.A685]+1" table:style-name="ce2">
            <text:p>679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86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0" table:formula="of:=[.A686]+1" table:style-name="ce2">
            <text:p>680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87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1" table:formula="of:=[.A687]+1" table:style-name="ce2">
            <text:p>681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88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2" table:formula="of:=[.A688]+1" table:style-name="ce2">
            <text:p>682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89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3" table:formula="of:=[.A689]+1" table:style-name="ce2">
            <text:p>683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90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4" table:formula="of:=[.A690]+1" table:style-name="ce2">
            <text:p>684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691]*32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5" table:formula="of:=[.A691]+1" table:style-name="ce2">
            <text:p>685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692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6" table:formula="of:=[.A692]+1" table:style-name="ce2">
            <text:p>686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693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7" table:formula="of:=[.A693]+1" table:style-name="ce2">
            <text:p>687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694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8" table:formula="of:=[.A694]+1" table:style-name="ce2">
            <text:p>688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695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9" table:formula="of:=[.A695]+1" table:style-name="ce2">
            <text:p>689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696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0" table:formula="of:=[.A696]+1" table:style-name="ce2">
            <text:p>690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697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1" table:formula="of:=[.A697]+1" table:style-name="ce2">
            <text:p>691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698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2" table:formula="of:=[.A698]+1" table:style-name="ce2">
            <text:p>692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699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3" table:formula="of:=[.A699]+1" table:style-name="ce2">
            <text:p>693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700]*32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4" table:formula="of:=[.A700]+1" table:style-name="ce2">
            <text:p>694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1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5" table:formula="of:=[.A701]+1" table:style-name="ce2">
            <text:p>695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2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6" table:formula="of:=[.A702]+1" table:style-name="ce2">
            <text:p>696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3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7" table:formula="of:=[.A703]+1" table:style-name="ce2">
            <text:p>697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4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8" table:formula="of:=[.A704]+1" table:style-name="ce2">
            <text:p>698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5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9" table:formula="of:=[.A705]+1" table:style-name="ce2">
            <text:p>699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6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0" table:formula="of:=[.A706]+1" table:style-name="ce2">
            <text:p>700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7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1" table:formula="of:=[.A707]+1" table:style-name="ce2">
            <text:p>701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8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2" table:formula="of:=[.A708]+1" table:style-name="ce2">
            <text:p>702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09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3" table:formula="of:=[.A709]+1" table:style-name="ce2">
            <text:p>703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710]*32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4" table:formula="of:=[.A710]+1" table:style-name="ce2">
            <text:p>704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1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5" table:formula="of:=[.A711]+1" table:style-name="ce2">
            <text:p>705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2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6" table:formula="of:=[.A712]+1" table:style-name="ce2">
            <text:p>706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3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7" table:formula="of:=[.A713]+1" table:style-name="ce2">
            <text:p>707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4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8" table:formula="of:=[.A714]+1" table:style-name="ce2">
            <text:p>708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5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9" table:formula="of:=[.A715]+1" table:style-name="ce2">
            <text:p>709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6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0" table:formula="of:=[.A716]+1" table:style-name="ce2">
            <text:p>710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7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1" table:formula="of:=[.A717]+1" table:style-name="ce2">
            <text:p>711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8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2" table:formula="of:=[.A718]+1" table:style-name="ce2">
            <text:p>712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719]*32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3" table:formula="of:=[.A719]+1" table:style-name="ce2">
            <text:p>713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0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4" table:formula="of:=[.A720]+1" table:style-name="ce2">
            <text:p>714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1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5" table:formula="of:=[.A721]+1" table:style-name="ce2">
            <text:p>715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2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6" table:formula="of:=[.A722]+1" table:style-name="ce2">
            <text:p>716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3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7" table:formula="of:=[.A723]+1" table:style-name="ce2">
            <text:p>717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4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8" table:formula="of:=[.A724]+1" table:style-name="ce2">
            <text:p>718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5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9" table:formula="of:=[.A725]+1" table:style-name="ce2">
            <text:p>719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6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0" table:formula="of:=[.A726]+1" table:style-name="ce2">
            <text:p>720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7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1" table:formula="of:=[.A727]+1" table:style-name="ce2">
            <text:p>721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728]*32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2" table:formula="of:=[.A728]+1" table:style-name="ce2">
            <text:p>722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29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3" table:formula="of:=[.A729]+1" table:style-name="ce2">
            <text:p>723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0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4" table:formula="of:=[.A730]+1" table:style-name="ce2">
            <text:p>724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1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5" table:formula="of:=[.A731]+1" table:style-name="ce2">
            <text:p>725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2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6" table:formula="of:=[.A732]+1" table:style-name="ce2">
            <text:p>726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3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7" table:formula="of:=[.A733]+1" table:style-name="ce2">
            <text:p>727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4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8" table:formula="of:=[.A734]+1" table:style-name="ce2">
            <text:p>728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5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9" table:formula="of:=[.A735]+1" table:style-name="ce2">
            <text:p>729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6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0" table:formula="of:=[.A736]+1" table:style-name="ce2">
            <text:p>730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7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1" table:formula="of:=[.A737]+1" table:style-name="ce2">
            <text:p>731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738]*32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2" table:formula="of:=[.A738]+1" table:style-name="ce2">
            <text:p>732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39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3" table:formula="of:=[.A739]+1" table:style-name="ce2">
            <text:p>733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0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4" table:formula="of:=[.A740]+1" table:style-name="ce2">
            <text:p>734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1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5" table:formula="of:=[.A741]+1" table:style-name="ce2">
            <text:p>735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2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6" table:formula="of:=[.A742]+1" table:style-name="ce2">
            <text:p>736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3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7" table:formula="of:=[.A743]+1" table:style-name="ce2">
            <text:p>737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4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8" table:formula="of:=[.A744]+1" table:style-name="ce2">
            <text:p>738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5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9" table:formula="of:=[.A745]+1" table:style-name="ce2">
            <text:p>739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6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0" table:formula="of:=[.A746]+1" table:style-name="ce2">
            <text:p>740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7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1" table:formula="of:=[.A747]+1" table:style-name="ce2">
            <text:p>741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748]*32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2" table:formula="of:=[.A748]+1" table:style-name="ce2">
            <text:p>742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49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3" table:formula="of:=[.A749]+1" table:style-name="ce2">
            <text:p>743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50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4" table:formula="of:=[.A750]+1" table:style-name="ce2">
            <text:p>744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51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5" table:formula="of:=[.A751]+1" table:style-name="ce2">
            <text:p>745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52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6" table:formula="of:=[.A752]+1" table:style-name="ce2">
            <text:p>746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53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7" table:formula="of:=[.A753]+1" table:style-name="ce2">
            <text:p>747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54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8" table:formula="of:=[.A754]+1" table:style-name="ce2">
            <text:p>748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55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9" table:formula="of:=[.A755]+1" table:style-name="ce2">
            <text:p>749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56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0" table:formula="of:=[.A756]+1" table:style-name="ce2">
            <text:p>750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757]*32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1" table:formula="of:=[.A757]+1" table:style-name="ce2">
            <text:p>751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58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2" table:formula="of:=[.A758]+1" table:style-name="ce2">
            <text:p>752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59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3" table:formula="of:=[.A759]+1" table:style-name="ce2">
            <text:p>753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60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4" table:formula="of:=[.A760]+1" table:style-name="ce2">
            <text:p>754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61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5" table:formula="of:=[.A761]+1" table:style-name="ce2">
            <text:p>755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62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6" table:formula="of:=[.A762]+1" table:style-name="ce2">
            <text:p>756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63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7" table:formula="of:=[.A763]+1" table:style-name="ce2">
            <text:p>757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64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8" table:formula="of:=[.A764]+1" table:style-name="ce2">
            <text:p>758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65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9" table:formula="of:=[.A765]+1" table:style-name="ce2">
            <text:p>759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66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0" table:formula="of:=[.A766]+1" table:style-name="ce2">
            <text:p>760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767]*32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1" table:formula="of:=[.A767]+1" table:style-name="ce2">
            <text:p>761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68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2" table:formula="of:=[.A768]+1" table:style-name="ce2">
            <text:p>762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69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3" table:formula="of:=[.A769]+1" table:style-name="ce2">
            <text:p>763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70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4" table:formula="of:=[.A770]+1" table:style-name="ce2">
            <text:p>764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71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5" table:formula="of:=[.A771]+1" table:style-name="ce2">
            <text:p>765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72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6" table:formula="of:=[.A772]+1" table:style-name="ce2">
            <text:p>766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73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7" table:formula="of:=[.A773]+1" table:style-name="ce2">
            <text:p>767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74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8" table:formula="of:=[.A774]+1" table:style-name="ce2">
            <text:p>768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75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9" table:formula="of:=[.A775]+1" table:style-name="ce2">
            <text:p>769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76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0" table:formula="of:=[.A776]+1" table:style-name="ce2">
            <text:p>770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777]*32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1" table:formula="of:=[.A777]+1" table:style-name="ce2">
            <text:p>771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78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2" table:formula="of:=[.A778]+1" table:style-name="ce2">
            <text:p>772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79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3" table:formula="of:=[.A779]+1" table:style-name="ce2">
            <text:p>773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80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4" table:formula="of:=[.A780]+1" table:style-name="ce2">
            <text:p>774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81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5" table:formula="of:=[.A781]+1" table:style-name="ce2">
            <text:p>775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82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6" table:formula="of:=[.A782]+1" table:style-name="ce2">
            <text:p>776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83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7" table:formula="of:=[.A783]+1" table:style-name="ce2">
            <text:p>777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84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8" table:formula="of:=[.A784]+1" table:style-name="ce2">
            <text:p>778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85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9" table:formula="of:=[.A785]+1" table:style-name="ce2">
            <text:p>779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86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0" table:formula="of:=[.A786]+1" table:style-name="ce2">
            <text:p>780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787]*32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1" table:formula="of:=[.A787]+1" table:style-name="ce2">
            <text:p>781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88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2" table:formula="of:=[.A788]+1" table:style-name="ce2">
            <text:p>782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89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3" table:formula="of:=[.A789]+1" table:style-name="ce2">
            <text:p>783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90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4" table:formula="of:=[.A790]+1" table:style-name="ce2">
            <text:p>784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91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5" table:formula="of:=[.A791]+1" table:style-name="ce2">
            <text:p>785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92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6" table:formula="of:=[.A792]+1" table:style-name="ce2">
            <text:p>786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93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7" table:formula="of:=[.A793]+1" table:style-name="ce2">
            <text:p>787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94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8" table:formula="of:=[.A794]+1" table:style-name="ce2">
            <text:p>788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95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9" table:formula="of:=[.A795]+1" table:style-name="ce2">
            <text:p>789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96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0" table:formula="of:=[.A796]+1" table:style-name="ce2">
            <text:p>790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797]*32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1" table:formula="of:=[.A797]+1" table:style-name="ce2">
            <text:p>791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798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2" table:formula="of:=[.A798]+1" table:style-name="ce2">
            <text:p>792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799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3" table:formula="of:=[.A799]+1" table:style-name="ce2">
            <text:p>793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800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4" table:formula="of:=[.A800]+1" table:style-name="ce2">
            <text:p>794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801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5" table:formula="of:=[.A801]+1" table:style-name="ce2">
            <text:p>795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802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6" table:formula="of:=[.A802]+1" table:style-name="ce2">
            <text:p>796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803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7" table:formula="of:=[.A803]+1" table:style-name="ce2">
            <text:p>797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804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8" table:formula="of:=[.A804]+1" table:style-name="ce2">
            <text:p>798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805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9" table:formula="of:=[.A805]+1" table:style-name="ce2">
            <text:p>799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806]*32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0" table:formula="of:=[.A806]+1" table:style-name="ce2">
            <text:p>800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07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1" table:formula="of:=[.A807]+1" table:style-name="ce2">
            <text:p>801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08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2" table:formula="of:=[.A808]+1" table:style-name="ce2">
            <text:p>802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09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3" table:formula="of:=[.A809]+1" table:style-name="ce2">
            <text:p>803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10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4" table:formula="of:=[.A810]+1" table:style-name="ce2">
            <text:p>804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11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5" table:formula="of:=[.A811]+1" table:style-name="ce2">
            <text:p>805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12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6" table:formula="of:=[.A812]+1" table:style-name="ce2">
            <text:p>806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13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7" table:formula="of:=[.A813]+1" table:style-name="ce2">
            <text:p>807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14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8" table:formula="of:=[.A814]+1" table:style-name="ce2">
            <text:p>808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15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9" table:formula="of:=[.A815]+1" table:style-name="ce2">
            <text:p>809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16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0" table:formula="of:=[.A816]+1" table:style-name="ce2">
            <text:p>810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817]*32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1" table:formula="of:=[.A817]+1" table:style-name="ce2">
            <text:p>811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18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2" table:formula="of:=[.A818]+1" table:style-name="ce2">
            <text:p>812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19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3" table:formula="of:=[.A819]+1" table:style-name="ce2">
            <text:p>813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20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4" table:formula="of:=[.A820]+1" table:style-name="ce2">
            <text:p>814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21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5" table:formula="of:=[.A821]+1" table:style-name="ce2">
            <text:p>815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22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6" table:formula="of:=[.A822]+1" table:style-name="ce2">
            <text:p>816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23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7" table:formula="of:=[.A823]+1" table:style-name="ce2">
            <text:p>817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24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8" table:formula="of:=[.A824]+1" table:style-name="ce2">
            <text:p>818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25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9" table:formula="of:=[.A825]+1" table:style-name="ce2">
            <text:p>819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26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0" table:formula="of:=[.A826]+1" table:style-name="ce2">
            <text:p>820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827]*32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1" table:formula="of:=[.A827]+1" table:style-name="ce2">
            <text:p>821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28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2" table:formula="of:=[.A828]+1" table:style-name="ce2">
            <text:p>822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29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3" table:formula="of:=[.A829]+1" table:style-name="ce2">
            <text:p>823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30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4" table:formula="of:=[.A830]+1" table:style-name="ce2">
            <text:p>824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31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5" table:formula="of:=[.A831]+1" table:style-name="ce2">
            <text:p>825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32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6" table:formula="of:=[.A832]+1" table:style-name="ce2">
            <text:p>826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33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7" table:formula="of:=[.A833]+1" table:style-name="ce2">
            <text:p>827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34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8" table:formula="of:=[.A834]+1" table:style-name="ce2">
            <text:p>828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35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9" table:formula="of:=[.A835]+1" table:style-name="ce2">
            <text:p>829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36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0" table:formula="of:=[.A836]+1" table:style-name="ce2">
            <text:p>830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837]*32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1" table:formula="of:=[.A837]+1" table:style-name="ce2">
            <text:p>831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38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2" table:formula="of:=[.A838]+1" table:style-name="ce2">
            <text:p>832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39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3" table:formula="of:=[.A839]+1" table:style-name="ce2">
            <text:p>833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40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4" table:formula="of:=[.A840]+1" table:style-name="ce2">
            <text:p>834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41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5" table:formula="of:=[.A841]+1" table:style-name="ce2">
            <text:p>835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42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6" table:formula="of:=[.A842]+1" table:style-name="ce2">
            <text:p>836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43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7" table:formula="of:=[.A843]+1" table:style-name="ce2">
            <text:p>837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44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8" table:formula="of:=[.A844]+1" table:style-name="ce2">
            <text:p>838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45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9" table:formula="of:=[.A845]+1" table:style-name="ce2">
            <text:p>839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46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0" table:formula="of:=[.A846]+1" table:style-name="ce2">
            <text:p>840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847]*32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1" table:formula="of:=[.A847]+1" table:style-name="ce2">
            <text:p>841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48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2" table:formula="of:=[.A848]+1" table:style-name="ce2">
            <text:p>842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49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3" table:formula="of:=[.A849]+1" table:style-name="ce2">
            <text:p>843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50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4" table:formula="of:=[.A850]+1" table:style-name="ce2">
            <text:p>844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51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5" table:formula="of:=[.A851]+1" table:style-name="ce2">
            <text:p>845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52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6" table:formula="of:=[.A852]+1" table:style-name="ce2">
            <text:p>846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53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7" table:formula="of:=[.A853]+1" table:style-name="ce2">
            <text:p>847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54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8" table:formula="of:=[.A854]+1" table:style-name="ce2">
            <text:p>848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55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9" table:formula="of:=[.A855]+1" table:style-name="ce2">
            <text:p>849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56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0" table:formula="of:=[.A856]+1" table:style-name="ce2">
            <text:p>850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857]*32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1" table:formula="of:=[.A857]+1" table:style-name="ce2">
            <text:p>851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58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2" table:formula="of:=[.A858]+1" table:style-name="ce2">
            <text:p>852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59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3" table:formula="of:=[.A859]+1" table:style-name="ce2">
            <text:p>853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0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4" table:formula="of:=[.A860]+1" table:style-name="ce2">
            <text:p>854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1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5" table:formula="of:=[.A861]+1" table:style-name="ce2">
            <text:p>855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2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6" table:formula="of:=[.A862]+1" table:style-name="ce2">
            <text:p>856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3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7" table:formula="of:=[.A863]+1" table:style-name="ce2">
            <text:p>857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4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8" table:formula="of:=[.A864]+1" table:style-name="ce2">
            <text:p>858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5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9" table:formula="of:=[.A865]+1" table:style-name="ce2">
            <text:p>859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6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0" table:formula="of:=[.A866]+1" table:style-name="ce2">
            <text:p>860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7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1" table:formula="of:=[.A867]+1" table:style-name="ce2">
            <text:p>861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868]*32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2" table:formula="of:=[.A868]+1" table:style-name="ce2">
            <text:p>862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69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3" table:formula="of:=[.A869]+1" table:style-name="ce2">
            <text:p>863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0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4" table:formula="of:=[.A870]+1" table:style-name="ce2">
            <text:p>864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1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5" table:formula="of:=[.A871]+1" table:style-name="ce2">
            <text:p>865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2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6" table:formula="of:=[.A872]+1" table:style-name="ce2">
            <text:p>866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3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7" table:formula="of:=[.A873]+1" table:style-name="ce2">
            <text:p>867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4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8" table:formula="of:=[.A874]+1" table:style-name="ce2">
            <text:p>868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5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9" table:formula="of:=[.A875]+1" table:style-name="ce2">
            <text:p>869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6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0" table:formula="of:=[.A876]+1" table:style-name="ce2">
            <text:p>870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7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1" table:formula="of:=[.A877]+1" table:style-name="ce2">
            <text:p>871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878]*32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2" table:formula="of:=[.A878]+1" table:style-name="ce2">
            <text:p>872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79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3" table:formula="of:=[.A879]+1" table:style-name="ce2">
            <text:p>873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0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4" table:formula="of:=[.A880]+1" table:style-name="ce2">
            <text:p>874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1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5" table:formula="of:=[.A881]+1" table:style-name="ce2">
            <text:p>875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2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6" table:formula="of:=[.A882]+1" table:style-name="ce2">
            <text:p>876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3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7" table:formula="of:=[.A883]+1" table:style-name="ce2">
            <text:p>877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4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8" table:formula="of:=[.A884]+1" table:style-name="ce2">
            <text:p>878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5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9" table:formula="of:=[.A885]+1" table:style-name="ce2">
            <text:p>879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6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0" table:formula="of:=[.A886]+1" table:style-name="ce2">
            <text:p>880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7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1" table:formula="of:=[.A887]+1" table:style-name="ce2">
            <text:p>881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888]*32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2" table:formula="of:=[.A888]+1" table:style-name="ce2">
            <text:p>882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89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3" table:formula="of:=[.A889]+1" table:style-name="ce2">
            <text:p>883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0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4" table:formula="of:=[.A890]+1" table:style-name="ce2">
            <text:p>884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1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5" table:formula="of:=[.A891]+1" table:style-name="ce2">
            <text:p>885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2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6" table:formula="of:=[.A892]+1" table:style-name="ce2">
            <text:p>886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3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7" table:formula="of:=[.A893]+1" table:style-name="ce2">
            <text:p>887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4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8" table:formula="of:=[.A894]+1" table:style-name="ce2">
            <text:p>888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5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9" table:formula="of:=[.A895]+1" table:style-name="ce2">
            <text:p>889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6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0" table:formula="of:=[.A896]+1" table:style-name="ce2">
            <text:p>890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7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1" table:formula="of:=[.A897]+1" table:style-name="ce2">
            <text:p>891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8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2" table:formula="of:=[.A898]+1" table:style-name="ce2">
            <text:p>892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899]*32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3" table:formula="of:=[.A899]+1" table:style-name="ce2">
            <text:p>893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0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4" table:formula="of:=[.A900]+1" table:style-name="ce2">
            <text:p>894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1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5" table:formula="of:=[.A901]+1" table:style-name="ce2">
            <text:p>895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2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6" table:formula="of:=[.A902]+1" table:style-name="ce2">
            <text:p>896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3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7" table:formula="of:=[.A903]+1" table:style-name="ce2">
            <text:p>897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4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8" table:formula="of:=[.A904]+1" table:style-name="ce2">
            <text:p>898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5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9" table:formula="of:=[.A905]+1" table:style-name="ce2">
            <text:p>899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6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0" table:formula="of:=[.A906]+1" table:style-name="ce2">
            <text:p>900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7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1" table:formula="of:=[.A907]+1" table:style-name="ce2">
            <text:p>901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8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2" table:formula="of:=[.A908]+1" table:style-name="ce2">
            <text:p>902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09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3" table:formula="of:=[.A909]+1" table:style-name="ce2">
            <text:p>903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910]*32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4" table:formula="of:=[.A910]+1" table:style-name="ce2">
            <text:p>904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1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5" table:formula="of:=[.A911]+1" table:style-name="ce2">
            <text:p>905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2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6" table:formula="of:=[.A912]+1" table:style-name="ce2">
            <text:p>906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3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7" table:formula="of:=[.A913]+1" table:style-name="ce2">
            <text:p>907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4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8" table:formula="of:=[.A914]+1" table:style-name="ce2">
            <text:p>908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5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9" table:formula="of:=[.A915]+1" table:style-name="ce2">
            <text:p>909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6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0" table:formula="of:=[.A916]+1" table:style-name="ce2">
            <text:p>910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7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1" table:formula="of:=[.A917]+1" table:style-name="ce2">
            <text:p>911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8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2" table:formula="of:=[.A918]+1" table:style-name="ce2">
            <text:p>912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19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3" table:formula="of:=[.A919]+1" table:style-name="ce2">
            <text:p>913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920]*32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4" table:formula="of:=[.A920]+1" table:style-name="ce2">
            <text:p>914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1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5" table:formula="of:=[.A921]+1" table:style-name="ce2">
            <text:p>915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2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6" table:formula="of:=[.A922]+1" table:style-name="ce2">
            <text:p>916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3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7" table:formula="of:=[.A923]+1" table:style-name="ce2">
            <text:p>917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4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8" table:formula="of:=[.A924]+1" table:style-name="ce2">
            <text:p>918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5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9" table:formula="of:=[.A925]+1" table:style-name="ce2">
            <text:p>919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6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0" table:formula="of:=[.A926]+1" table:style-name="ce2">
            <text:p>920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7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1" table:formula="of:=[.A927]+1" table:style-name="ce2">
            <text:p>921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8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2" table:formula="of:=[.A928]+1" table:style-name="ce2">
            <text:p>922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29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3" table:formula="of:=[.A929]+1" table:style-name="ce2">
            <text:p>923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30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4" table:formula="of:=[.A930]+1" table:style-name="ce2">
            <text:p>924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931]*32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5" table:formula="of:=[.A931]+1" table:style-name="ce2">
            <text:p>925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32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6" table:formula="of:=[.A932]+1" table:style-name="ce2">
            <text:p>926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33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7" table:formula="of:=[.A933]+1" table:style-name="ce2">
            <text:p>927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34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8" table:formula="of:=[.A934]+1" table:style-name="ce2">
            <text:p>928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35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9" table:formula="of:=[.A935]+1" table:style-name="ce2">
            <text:p>929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36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0" table:formula="of:=[.A936]+1" table:style-name="ce2">
            <text:p>930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37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1" table:formula="of:=[.A937]+1" table:style-name="ce2">
            <text:p>931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38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2" table:formula="of:=[.A938]+1" table:style-name="ce2">
            <text:p>932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39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3" table:formula="of:=[.A939]+1" table:style-name="ce2">
            <text:p>933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40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4" table:formula="of:=[.A940]+1" table:style-name="ce2">
            <text:p>934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41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5" table:formula="of:=[.A941]+1" table:style-name="ce2">
            <text:p>935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942]*32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6" table:formula="of:=[.A942]+1" table:style-name="ce2">
            <text:p>936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43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7" table:formula="of:=[.A943]+1" table:style-name="ce2">
            <text:p>937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44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8" table:formula="of:=[.A944]+1" table:style-name="ce2">
            <text:p>938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45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9" table:formula="of:=[.A945]+1" table:style-name="ce2">
            <text:p>939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46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0" table:formula="of:=[.A946]+1" table:style-name="ce2">
            <text:p>940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47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1" table:formula="of:=[.A947]+1" table:style-name="ce2">
            <text:p>941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48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2" table:formula="of:=[.A948]+1" table:style-name="ce2">
            <text:p>942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49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3" table:formula="of:=[.A949]+1" table:style-name="ce2">
            <text:p>943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50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4" table:formula="of:=[.A950]+1" table:style-name="ce2">
            <text:p>944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51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5" table:formula="of:=[.A951]+1" table:style-name="ce2">
            <text:p>945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52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6" table:formula="of:=[.A952]+1" table:style-name="ce2">
            <text:p>946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953]*32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7" table:formula="of:=[.A953]+1" table:style-name="ce2">
            <text:p>947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54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8" table:formula="of:=[.A954]+1" table:style-name="ce2">
            <text:p>948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55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9" table:formula="of:=[.A955]+1" table:style-name="ce2">
            <text:p>949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56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0" table:formula="of:=[.A956]+1" table:style-name="ce2">
            <text:p>950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57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1" table:formula="of:=[.A957]+1" table:style-name="ce2">
            <text:p>951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58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2" table:formula="of:=[.A958]+1" table:style-name="ce2">
            <text:p>952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59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3" table:formula="of:=[.A959]+1" table:style-name="ce2">
            <text:p>953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60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4" table:formula="of:=[.A960]+1" table:style-name="ce2">
            <text:p>954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61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5" table:formula="of:=[.A961]+1" table:style-name="ce2">
            <text:p>955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62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6" table:formula="of:=[.A962]+1" table:style-name="ce2">
            <text:p>956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63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7" table:formula="of:=[.A963]+1" table:style-name="ce2">
            <text:p>957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964]*32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8" table:formula="of:=[.A964]+1" table:style-name="ce2">
            <text:p>958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65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9" table:formula="of:=[.A965]+1" table:style-name="ce2">
            <text:p>959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66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0" table:formula="of:=[.A966]+1" table:style-name="ce2">
            <text:p>960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67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1" table:formula="of:=[.A967]+1" table:style-name="ce2">
            <text:p>961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68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2" table:formula="of:=[.A968]+1" table:style-name="ce2">
            <text:p>962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69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3" table:formula="of:=[.A969]+1" table:style-name="ce2">
            <text:p>963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70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4" table:formula="of:=[.A970]+1" table:style-name="ce2">
            <text:p>964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71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5" table:formula="of:=[.A971]+1" table:style-name="ce2">
            <text:p>965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72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6" table:formula="of:=[.A972]+1" table:style-name="ce2">
            <text:p>966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73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7" table:formula="of:=[.A973]+1" table:style-name="ce2">
            <text:p>967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974]*32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8" table:formula="of:=[.A974]+1" table:style-name="ce2">
            <text:p>968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75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9" table:formula="of:=[.A975]+1" table:style-name="ce2">
            <text:p>969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76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0" table:formula="of:=[.A976]+1" table:style-name="ce2">
            <text:p>970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77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1" table:formula="of:=[.A977]+1" table:style-name="ce2">
            <text:p>971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78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2" table:formula="of:=[.A978]+1" table:style-name="ce2">
            <text:p>972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79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3" table:formula="of:=[.A979]+1" table:style-name="ce2">
            <text:p>973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80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4" table:formula="of:=[.A980]+1" table:style-name="ce2">
            <text:p>974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81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5" table:formula="of:=[.A981]+1" table:style-name="ce2">
            <text:p>975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82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6" table:formula="of:=[.A982]+1" table:style-name="ce2">
            <text:p>976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83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7" table:formula="of:=[.A983]+1" table:style-name="ce2">
            <text:p>977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84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8" table:formula="of:=[.A984]+1" table:style-name="ce2">
            <text:p>978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85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9" table:formula="of:=[.A985]+1" table:style-name="ce2">
            <text:p>979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986]*32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0" table:formula="of:=[.A986]+1" table:style-name="ce2">
            <text:p>980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87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1" table:formula="of:=[.A987]+1" table:style-name="ce2">
            <text:p>981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88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2" table:formula="of:=[.A988]+1" table:style-name="ce2">
            <text:p>982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89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3" table:formula="of:=[.A989]+1" table:style-name="ce2">
            <text:p>983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90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4" table:formula="of:=[.A990]+1" table:style-name="ce2">
            <text:p>984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91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5" table:formula="of:=[.A991]+1" table:style-name="ce2">
            <text:p>985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92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6" table:formula="of:=[.A992]+1" table:style-name="ce2">
            <text:p>986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93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7" table:formula="of:=[.A993]+1" table:style-name="ce2">
            <text:p>987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94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8" table:formula="of:=[.A994]+1" table:style-name="ce2">
            <text:p>988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95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9" table:formula="of:=[.A995]+1" table:style-name="ce2">
            <text:p>989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96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0" table:formula="of:=[.A996]+1" table:style-name="ce2">
            <text:p>990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997]*32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1" table:formula="of:=[.A997]+1" table:style-name="ce2">
            <text:p>991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998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2" table:formula="of:=[.A998]+1" table:style-name="ce2">
            <text:p>992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999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3" table:formula="of:=[.A999]+1" table:style-name="ce2">
            <text:p>993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0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4" table:formula="of:=[.A1000]+1" table:style-name="ce2">
            <text:p>994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1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5" table:formula="of:=[.A1001]+1" table:style-name="ce2">
            <text:p>995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2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6" table:formula="of:=[.A1002]+1" table:style-name="ce2">
            <text:p>996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3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7" table:formula="of:=[.A1003]+1" table:style-name="ce2">
            <text:p>997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4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8" table:formula="of:=[.A1004]+1" table:style-name="ce2">
            <text:p>998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5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9" table:formula="of:=[.A1005]+1" table:style-name="ce2">
            <text:p>999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6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0" table:formula="of:=[.A1006]+1" table:style-name="ce2">
            <text:p>1000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7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1" table:formula="of:=[.A1007]+1" table:style-name="ce2">
            <text:p>1001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008]*32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2" table:formula="of:=[.A1008]+1" table:style-name="ce2">
            <text:p>1002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09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3" table:formula="of:=[.A1009]+1" table:style-name="ce2">
            <text:p>1003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0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4" table:formula="of:=[.A1010]+1" table:style-name="ce2">
            <text:p>1004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1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5" table:formula="of:=[.A1011]+1" table:style-name="ce2">
            <text:p>1005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2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6" table:formula="of:=[.A1012]+1" table:style-name="ce2">
            <text:p>1006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3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7" table:formula="of:=[.A1013]+1" table:style-name="ce2">
            <text:p>1007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4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8" table:formula="of:=[.A1014]+1" table:style-name="ce2">
            <text:p>1008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5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9" table:formula="of:=[.A1015]+1" table:style-name="ce2">
            <text:p>1009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6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0" table:formula="of:=[.A1016]+1" table:style-name="ce2">
            <text:p>1010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7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1" table:formula="of:=[.A1017]+1" table:style-name="ce2">
            <text:p>1011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8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2" table:formula="of:=[.A1018]+1" table:style-name="ce2">
            <text:p>1012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019]*32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3" table:formula="of:=[.A1019]+1" table:style-name="ce2">
            <text:p>1013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0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4" table:formula="of:=[.A1020]+1" table:style-name="ce2">
            <text:p>1014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1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5" table:formula="of:=[.A1021]+1" table:style-name="ce2">
            <text:p>1015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2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6" table:formula="of:=[.A1022]+1" table:style-name="ce2">
            <text:p>1016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3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7" table:formula="of:=[.A1023]+1" table:style-name="ce2">
            <text:p>1017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4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8" table:formula="of:=[.A1024]+1" table:style-name="ce2">
            <text:p>1018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5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9" table:formula="of:=[.A1025]+1" table:style-name="ce2">
            <text:p>1019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6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0" table:formula="of:=[.A1026]+1" table:style-name="ce2">
            <text:p>1020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7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1" table:formula="of:=[.A1027]+1" table:style-name="ce2">
            <text:p>1021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8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2" table:formula="of:=[.A1028]+1" table:style-name="ce2">
            <text:p>1022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29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3" table:formula="of:=[.A1029]+1" table:style-name="ce2">
            <text:p>1023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030]*32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4" table:formula="of:=[.A1030]+1" table:style-name="ce2">
            <text:p>1024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1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5" table:formula="of:=[.A1031]+1" table:style-name="ce2">
            <text:p>1025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2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6" table:formula="of:=[.A1032]+1" table:style-name="ce2">
            <text:p>1026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3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7" table:formula="of:=[.A1033]+1" table:style-name="ce2">
            <text:p>1027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4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8" table:formula="of:=[.A1034]+1" table:style-name="ce2">
            <text:p>1028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5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9" table:formula="of:=[.A1035]+1" table:style-name="ce2">
            <text:p>1029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6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0" table:formula="of:=[.A1036]+1" table:style-name="ce2">
            <text:p>1030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7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1" table:formula="of:=[.A1037]+1" table:style-name="ce2">
            <text:p>1031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8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2" table:formula="of:=[.A1038]+1" table:style-name="ce2">
            <text:p>1032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39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3" table:formula="of:=[.A1039]+1" table:style-name="ce2">
            <text:p>1033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40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4" table:formula="of:=[.A1040]+1" table:style-name="ce2">
            <text:p>1034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41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5" table:formula="of:=[.A1041]+1" table:style-name="ce2">
            <text:p>1035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042]*32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6" table:formula="of:=[.A1042]+1" table:style-name="ce2">
            <text:p>1036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43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7" table:formula="of:=[.A1043]+1" table:style-name="ce2">
            <text:p>1037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44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8" table:formula="of:=[.A1044]+1" table:style-name="ce2">
            <text:p>1038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45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9" table:formula="of:=[.A1045]+1" table:style-name="ce2">
            <text:p>1039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46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0" table:formula="of:=[.A1046]+1" table:style-name="ce2">
            <text:p>1040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47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1" table:formula="of:=[.A1047]+1" table:style-name="ce2">
            <text:p>1041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48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2" table:formula="of:=[.A1048]+1" table:style-name="ce2">
            <text:p>1042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49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3" table:formula="of:=[.A1049]+1" table:style-name="ce2">
            <text:p>1043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50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4" table:formula="of:=[.A1050]+1" table:style-name="ce2">
            <text:p>1044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51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5" table:formula="of:=[.A1051]+1" table:style-name="ce2">
            <text:p>1045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52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6" table:formula="of:=[.A1052]+1" table:style-name="ce2">
            <text:p>1046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053]*32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7" table:formula="of:=[.A1053]+1" table:style-name="ce2">
            <text:p>1047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54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8" table:formula="of:=[.A1054]+1" table:style-name="ce2">
            <text:p>1048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55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9" table:formula="of:=[.A1055]+1" table:style-name="ce2">
            <text:p>1049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56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0" table:formula="of:=[.A1056]+1" table:style-name="ce2">
            <text:p>1050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57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1" table:formula="of:=[.A1057]+1" table:style-name="ce2">
            <text:p>1051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58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2" table:formula="of:=[.A1058]+1" table:style-name="ce2">
            <text:p>1052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59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3" table:formula="of:=[.A1059]+1" table:style-name="ce2">
            <text:p>1053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60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4" table:formula="of:=[.A1060]+1" table:style-name="ce2">
            <text:p>1054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61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5" table:formula="of:=[.A1061]+1" table:style-name="ce2">
            <text:p>1055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62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6" table:formula="of:=[.A1062]+1" table:style-name="ce2">
            <text:p>1056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63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7" table:formula="of:=[.A1063]+1" table:style-name="ce2">
            <text:p>1057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064]*32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8" table:formula="of:=[.A1064]+1" table:style-name="ce2">
            <text:p>1058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65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9" table:formula="of:=[.A1065]+1" table:style-name="ce2">
            <text:p>1059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66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0" table:formula="of:=[.A1066]+1" table:style-name="ce2">
            <text:p>1060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67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1" table:formula="of:=[.A1067]+1" table:style-name="ce2">
            <text:p>1061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68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2" table:formula="of:=[.A1068]+1" table:style-name="ce2">
            <text:p>1062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69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3" table:formula="of:=[.A1069]+1" table:style-name="ce2">
            <text:p>1063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70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4" table:formula="of:=[.A1070]+1" table:style-name="ce2">
            <text:p>1064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71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5" table:formula="of:=[.A1071]+1" table:style-name="ce2">
            <text:p>1065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72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6" table:formula="of:=[.A1072]+1" table:style-name="ce2">
            <text:p>1066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73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7" table:formula="of:=[.A1073]+1" table:style-name="ce2">
            <text:p>1067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74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8" table:formula="of:=[.A1074]+1" table:style-name="ce2">
            <text:p>1068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75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9" table:formula="of:=[.A1075]+1" table:style-name="ce2">
            <text:p>1069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076]*32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0" table:formula="of:=[.A1076]+1" table:style-name="ce2">
            <text:p>1070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77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1" table:formula="of:=[.A1077]+1" table:style-name="ce2">
            <text:p>1071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78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2" table:formula="of:=[.A1078]+1" table:style-name="ce2">
            <text:p>1072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79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3" table:formula="of:=[.A1079]+1" table:style-name="ce2">
            <text:p>1073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0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4" table:formula="of:=[.A1080]+1" table:style-name="ce2">
            <text:p>1074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1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5" table:formula="of:=[.A1081]+1" table:style-name="ce2">
            <text:p>1075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2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6" table:formula="of:=[.A1082]+1" table:style-name="ce2">
            <text:p>1076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3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7" table:formula="of:=[.A1083]+1" table:style-name="ce2">
            <text:p>1077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4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8" table:formula="of:=[.A1084]+1" table:style-name="ce2">
            <text:p>1078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5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9" table:formula="of:=[.A1085]+1" table:style-name="ce2">
            <text:p>1079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6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0" table:formula="of:=[.A1086]+1" table:style-name="ce2">
            <text:p>1080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7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1" table:formula="of:=[.A1087]+1" table:style-name="ce2">
            <text:p>1081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088]*32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2" table:formula="of:=[.A1088]+1" table:style-name="ce2">
            <text:p>1082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89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3" table:formula="of:=[.A1089]+1" table:style-name="ce2">
            <text:p>1083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0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4" table:formula="of:=[.A1090]+1" table:style-name="ce2">
            <text:p>1084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1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5" table:formula="of:=[.A1091]+1" table:style-name="ce2">
            <text:p>1085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2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6" table:formula="of:=[.A1092]+1" table:style-name="ce2">
            <text:p>1086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3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7" table:formula="of:=[.A1093]+1" table:style-name="ce2">
            <text:p>1087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4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8" table:formula="of:=[.A1094]+1" table:style-name="ce2">
            <text:p>1088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5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9" table:formula="of:=[.A1095]+1" table:style-name="ce2">
            <text:p>1089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6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0" table:formula="of:=[.A1096]+1" table:style-name="ce2">
            <text:p>1090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7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1" table:formula="of:=[.A1097]+1" table:style-name="ce2">
            <text:p>1091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8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2" table:formula="of:=[.A1098]+1" table:style-name="ce2">
            <text:p>1092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099]*32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3" table:formula="of:=[.A1099]+1" table:style-name="ce2">
            <text:p>1093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0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4" table:formula="of:=[.A1100]+1" table:style-name="ce2">
            <text:p>1094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1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5" table:formula="of:=[.A1101]+1" table:style-name="ce2">
            <text:p>1095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2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6" table:formula="of:=[.A1102]+1" table:style-name="ce2">
            <text:p>1096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3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7" table:formula="of:=[.A1103]+1" table:style-name="ce2">
            <text:p>1097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4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8" table:formula="of:=[.A1104]+1" table:style-name="ce2">
            <text:p>1098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5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9" table:formula="of:=[.A1105]+1" table:style-name="ce2">
            <text:p>1099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6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0" table:formula="of:=[.A1106]+1" table:style-name="ce2">
            <text:p>1100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7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1" table:formula="of:=[.A1107]+1" table:style-name="ce2">
            <text:p>1101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8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2" table:formula="of:=[.A1108]+1" table:style-name="ce2">
            <text:p>1102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09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3" table:formula="of:=[.A1109]+1" table:style-name="ce2">
            <text:p>1103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10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4" table:formula="of:=[.A1110]+1" table:style-name="ce2">
            <text:p>1104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111]*32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5" table:formula="of:=[.A1111]+1" table:style-name="ce2">
            <text:p>1105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12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6" table:formula="of:=[.A1112]+1" table:style-name="ce2">
            <text:p>1106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13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7" table:formula="of:=[.A1113]+1" table:style-name="ce2">
            <text:p>1107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14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8" table:formula="of:=[.A1114]+1" table:style-name="ce2">
            <text:p>1108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15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9" table:formula="of:=[.A1115]+1" table:style-name="ce2">
            <text:p>1109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16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0" table:formula="of:=[.A1116]+1" table:style-name="ce2">
            <text:p>1110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17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1" table:formula="of:=[.A1117]+1" table:style-name="ce2">
            <text:p>1111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18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2" table:formula="of:=[.A1118]+1" table:style-name="ce2">
            <text:p>1112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19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3" table:formula="of:=[.A1119]+1" table:style-name="ce2">
            <text:p>1113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20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4" table:formula="of:=[.A1120]+1" table:style-name="ce2">
            <text:p>1114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21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5" table:formula="of:=[.A1121]+1" table:style-name="ce2">
            <text:p>1115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22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6" table:formula="of:=[.A1122]+1" table:style-name="ce2">
            <text:p>1116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123]*32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7" table:formula="of:=[.A1123]+1" table:style-name="ce2">
            <text:p>1117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24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8" table:formula="of:=[.A1124]+1" table:style-name="ce2">
            <text:p>1118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25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9" table:formula="of:=[.A1125]+1" table:style-name="ce2">
            <text:p>1119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26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0" table:formula="of:=[.A1126]+1" table:style-name="ce2">
            <text:p>1120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27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1" table:formula="of:=[.A1127]+1" table:style-name="ce2">
            <text:p>1121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28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2" table:formula="of:=[.A1128]+1" table:style-name="ce2">
            <text:p>1122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29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3" table:formula="of:=[.A1129]+1" table:style-name="ce2">
            <text:p>1123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30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4" table:formula="of:=[.A1130]+1" table:style-name="ce2">
            <text:p>1124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31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5" table:formula="of:=[.A1131]+1" table:style-name="ce2">
            <text:p>1125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32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6" table:formula="of:=[.A1132]+1" table:style-name="ce2">
            <text:p>1126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33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7" table:formula="of:=[.A1133]+1" table:style-name="ce2">
            <text:p>1127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34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8" table:formula="of:=[.A1134]+1" table:style-name="ce2">
            <text:p>1128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135]*32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9" table:formula="of:=[.A1135]+1" table:style-name="ce2">
            <text:p>1129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36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0" table:formula="of:=[.A1136]+1" table:style-name="ce2">
            <text:p>1130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37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1" table:formula="of:=[.A1137]+1" table:style-name="ce2">
            <text:p>1131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38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2" table:formula="of:=[.A1138]+1" table:style-name="ce2">
            <text:p>1132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39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3" table:formula="of:=[.A1139]+1" table:style-name="ce2">
            <text:p>1133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40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4" table:formula="of:=[.A1140]+1" table:style-name="ce2">
            <text:p>1134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41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5" table:formula="of:=[.A1141]+1" table:style-name="ce2">
            <text:p>1135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42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6" table:formula="of:=[.A1142]+1" table:style-name="ce2">
            <text:p>1136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43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7" table:formula="of:=[.A1143]+1" table:style-name="ce2">
            <text:p>1137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44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8" table:formula="of:=[.A1144]+1" table:style-name="ce2">
            <text:p>1138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45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9" table:formula="of:=[.A1145]+1" table:style-name="ce2">
            <text:p>1139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46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0" table:formula="of:=[.A1146]+1" table:style-name="ce2">
            <text:p>1140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147]*32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1" table:formula="of:=[.A1147]+1" table:style-name="ce2">
            <text:p>1141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48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2" table:formula="of:=[.A1148]+1" table:style-name="ce2">
            <text:p>1142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49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3" table:formula="of:=[.A1149]+1" table:style-name="ce2">
            <text:p>1143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0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4" table:formula="of:=[.A1150]+1" table:style-name="ce2">
            <text:p>1144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1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5" table:formula="of:=[.A1151]+1" table:style-name="ce2">
            <text:p>1145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2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6" table:formula="of:=[.A1152]+1" table:style-name="ce2">
            <text:p>1146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3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7" table:formula="of:=[.A1153]+1" table:style-name="ce2">
            <text:p>1147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4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8" table:formula="of:=[.A1154]+1" table:style-name="ce2">
            <text:p>1148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5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9" table:formula="of:=[.A1155]+1" table:style-name="ce2">
            <text:p>1149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6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0" table:formula="of:=[.A1156]+1" table:style-name="ce2">
            <text:p>1150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7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1" table:formula="of:=[.A1157]+1" table:style-name="ce2">
            <text:p>1151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158]*32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2" table:formula="of:=[.A1158]+1" table:style-name="ce2">
            <text:p>1152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59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3" table:formula="of:=[.A1159]+1" table:style-name="ce2">
            <text:p>1153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0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4" table:formula="of:=[.A1160]+1" table:style-name="ce2">
            <text:p>1154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1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5" table:formula="of:=[.A1161]+1" table:style-name="ce2">
            <text:p>1155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2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6" table:formula="of:=[.A1162]+1" table:style-name="ce2">
            <text:p>1156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3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7" table:formula="of:=[.A1163]+1" table:style-name="ce2">
            <text:p>1157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4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8" table:formula="of:=[.A1164]+1" table:style-name="ce2">
            <text:p>1158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5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9" table:formula="of:=[.A1165]+1" table:style-name="ce2">
            <text:p>1159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6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0" table:formula="of:=[.A1166]+1" table:style-name="ce2">
            <text:p>1160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7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1" table:formula="of:=[.A1167]+1" table:style-name="ce2">
            <text:p>1161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8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2" table:formula="of:=[.A1168]+1" table:style-name="ce2">
            <text:p>1162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69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3" table:formula="of:=[.A1169]+1" table:style-name="ce2">
            <text:p>1163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70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4" table:formula="of:=[.A1170]+1" table:style-name="ce2">
            <text:p>1164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171]*32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5" table:formula="of:=[.A1171]+1" table:style-name="ce2">
            <text:p>1165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72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6" table:formula="of:=[.A1172]+1" table:style-name="ce2">
            <text:p>1166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73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7" table:formula="of:=[.A1173]+1" table:style-name="ce2">
            <text:p>1167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74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8" table:formula="of:=[.A1174]+1" table:style-name="ce2">
            <text:p>1168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75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9" table:formula="of:=[.A1175]+1" table:style-name="ce2">
            <text:p>1169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76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0" table:formula="of:=[.A1176]+1" table:style-name="ce2">
            <text:p>1170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77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1" table:formula="of:=[.A1177]+1" table:style-name="ce2">
            <text:p>1171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78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2" table:formula="of:=[.A1178]+1" table:style-name="ce2">
            <text:p>1172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79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3" table:formula="of:=[.A1179]+1" table:style-name="ce2">
            <text:p>1173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80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4" table:formula="of:=[.A1180]+1" table:style-name="ce2">
            <text:p>1174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81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5" table:formula="of:=[.A1181]+1" table:style-name="ce2">
            <text:p>1175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82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6" table:formula="of:=[.A1182]+1" table:style-name="ce2">
            <text:p>1176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183]*32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7" table:formula="of:=[.A1183]+1" table:style-name="ce2">
            <text:p>1177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84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8" table:formula="of:=[.A1184]+1" table:style-name="ce2">
            <text:p>1178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85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9" table:formula="of:=[.A1185]+1" table:style-name="ce2">
            <text:p>1179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86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0" table:formula="of:=[.A1186]+1" table:style-name="ce2">
            <text:p>1180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87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1" table:formula="of:=[.A1187]+1" table:style-name="ce2">
            <text:p>1181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88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2" table:formula="of:=[.A1188]+1" table:style-name="ce2">
            <text:p>1182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89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3" table:formula="of:=[.A1189]+1" table:style-name="ce2">
            <text:p>1183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90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4" table:formula="of:=[.A1190]+1" table:style-name="ce2">
            <text:p>1184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91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5" table:formula="of:=[.A1191]+1" table:style-name="ce2">
            <text:p>1185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92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6" table:formula="of:=[.A1192]+1" table:style-name="ce2">
            <text:p>1186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93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7" table:formula="of:=[.A1193]+1" table:style-name="ce2">
            <text:p>1187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94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8" table:formula="of:=[.A1194]+1" table:style-name="ce2">
            <text:p>1188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195]*32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9" table:formula="of:=[.A1195]+1" table:style-name="ce2">
            <text:p>1189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196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0" table:formula="of:=[.A1196]+1" table:style-name="ce2">
            <text:p>1190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197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1" table:formula="of:=[.A1197]+1" table:style-name="ce2">
            <text:p>1191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198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2" table:formula="of:=[.A1198]+1" table:style-name="ce2">
            <text:p>1192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199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3" table:formula="of:=[.A1199]+1" table:style-name="ce2">
            <text:p>1193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200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4" table:formula="of:=[.A1200]+1" table:style-name="ce2">
            <text:p>1194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201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5" table:formula="of:=[.A1201]+1" table:style-name="ce2">
            <text:p>1195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202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6" table:formula="of:=[.A1202]+1" table:style-name="ce2">
            <text:p>1196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203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7" table:formula="of:=[.A1203]+1" table:style-name="ce2">
            <text:p>1197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204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8" table:formula="of:=[.A1204]+1" table:style-name="ce2">
            <text:p>1198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205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9" table:formula="of:=[.A1205]+1" table:style-name="ce2">
            <text:p>1199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206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0" table:formula="of:=[.A1206]+1" table:style-name="ce2">
            <text:p>1200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207]*32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1" table:formula="of:=[.A1207]+1" table:style-name="ce2">
            <text:p>1201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08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2" table:formula="of:=[.A1208]+1" table:style-name="ce2">
            <text:p>1202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09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3" table:formula="of:=[.A1209]+1" table:style-name="ce2">
            <text:p>1203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0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4" table:formula="of:=[.A1210]+1" table:style-name="ce2">
            <text:p>1204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1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5" table:formula="of:=[.A1211]+1" table:style-name="ce2">
            <text:p>1205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2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6" table:formula="of:=[.A1212]+1" table:style-name="ce2">
            <text:p>1206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3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7" table:formula="of:=[.A1213]+1" table:style-name="ce2">
            <text:p>1207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4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8" table:formula="of:=[.A1214]+1" table:style-name="ce2">
            <text:p>1208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5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9" table:formula="of:=[.A1215]+1" table:style-name="ce2">
            <text:p>1209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6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0" table:formula="of:=[.A1216]+1" table:style-name="ce2">
            <text:p>1210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7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1" table:formula="of:=[.A1217]+1" table:style-name="ce2">
            <text:p>1211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8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2" table:formula="of:=[.A1218]+1" table:style-name="ce2">
            <text:p>1212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219]*32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3" table:formula="of:=[.A1219]+1" table:style-name="ce2">
            <text:p>1213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0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4" table:formula="of:=[.A1220]+1" table:style-name="ce2">
            <text:p>1214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1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5" table:formula="of:=[.A1221]+1" table:style-name="ce2">
            <text:p>1215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2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6" table:formula="of:=[.A1222]+1" table:style-name="ce2">
            <text:p>1216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3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7" table:formula="of:=[.A1223]+1" table:style-name="ce2">
            <text:p>1217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4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8" table:formula="of:=[.A1224]+1" table:style-name="ce2">
            <text:p>1218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5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9" table:formula="of:=[.A1225]+1" table:style-name="ce2">
            <text:p>1219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6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0" table:formula="of:=[.A1226]+1" table:style-name="ce2">
            <text:p>1220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7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1" table:formula="of:=[.A1227]+1" table:style-name="ce2">
            <text:p>1221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8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2" table:formula="of:=[.A1228]+1" table:style-name="ce2">
            <text:p>1222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29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3" table:formula="of:=[.A1229]+1" table:style-name="ce2">
            <text:p>1223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30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4" table:formula="of:=[.A1230]+1" table:style-name="ce2">
            <text:p>1224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31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5" table:formula="of:=[.A1231]+1" table:style-name="ce2">
            <text:p>1225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232]*32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6" table:formula="of:=[.A1232]+1" table:style-name="ce2">
            <text:p>1226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33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7" table:formula="of:=[.A1233]+1" table:style-name="ce2">
            <text:p>1227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34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8" table:formula="of:=[.A1234]+1" table:style-name="ce2">
            <text:p>1228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35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9" table:formula="of:=[.A1235]+1" table:style-name="ce2">
            <text:p>1229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36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0" table:formula="of:=[.A1236]+1" table:style-name="ce2">
            <text:p>1230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37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1" table:formula="of:=[.A1237]+1" table:style-name="ce2">
            <text:p>1231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38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2" table:formula="of:=[.A1238]+1" table:style-name="ce2">
            <text:p>1232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39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3" table:formula="of:=[.A1239]+1" table:style-name="ce2">
            <text:p>1233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40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4" table:formula="of:=[.A1240]+1" table:style-name="ce2">
            <text:p>1234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41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5" table:formula="of:=[.A1241]+1" table:style-name="ce2">
            <text:p>1235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42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6" table:formula="of:=[.A1242]+1" table:style-name="ce2">
            <text:p>1236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43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7" table:formula="of:=[.A1243]+1" table:style-name="ce2">
            <text:p>1237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244]*32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8" table:formula="of:=[.A1244]+1" table:style-name="ce2">
            <text:p>1238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45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9" table:formula="of:=[.A1245]+1" table:style-name="ce2">
            <text:p>1239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46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0" table:formula="of:=[.A1246]+1" table:style-name="ce2">
            <text:p>1240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47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1" table:formula="of:=[.A1247]+1" table:style-name="ce2">
            <text:p>1241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48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2" table:formula="of:=[.A1248]+1" table:style-name="ce2">
            <text:p>1242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49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3" table:formula="of:=[.A1249]+1" table:style-name="ce2">
            <text:p>1243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50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4" table:formula="of:=[.A1250]+1" table:style-name="ce2">
            <text:p>1244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51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5" table:formula="of:=[.A1251]+1" table:style-name="ce2">
            <text:p>1245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52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6" table:formula="of:=[.A1252]+1" table:style-name="ce2">
            <text:p>1246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53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7" table:formula="of:=[.A1253]+1" table:style-name="ce2">
            <text:p>1247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54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8" table:formula="of:=[.A1254]+1" table:style-name="ce2">
            <text:p>1248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55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9" table:formula="of:=[.A1255]+1" table:style-name="ce2">
            <text:p>1249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256]*32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0" table:formula="of:=[.A1256]+1" table:style-name="ce2">
            <text:p>1250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57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1" table:formula="of:=[.A1257]+1" table:style-name="ce2">
            <text:p>1251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58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2" table:formula="of:=[.A1258]+1" table:style-name="ce2">
            <text:p>1252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59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3" table:formula="of:=[.A1259]+1" table:style-name="ce2">
            <text:p>1253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0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4" table:formula="of:=[.A1260]+1" table:style-name="ce2">
            <text:p>1254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1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5" table:formula="of:=[.A1261]+1" table:style-name="ce2">
            <text:p>1255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2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6" table:formula="of:=[.A1262]+1" table:style-name="ce2">
            <text:p>1256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3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7" table:formula="of:=[.A1263]+1" table:style-name="ce2">
            <text:p>1257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4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8" table:formula="of:=[.A1264]+1" table:style-name="ce2">
            <text:p>1258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5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9" table:formula="of:=[.A1265]+1" table:style-name="ce2">
            <text:p>1259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6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0" table:formula="of:=[.A1266]+1" table:style-name="ce2">
            <text:p>1260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7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1" table:formula="of:=[.A1267]+1" table:style-name="ce2">
            <text:p>1261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8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2" table:formula="of:=[.A1268]+1" table:style-name="ce2">
            <text:p>1262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269]*32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3" table:formula="of:=[.A1269]+1" table:style-name="ce2">
            <text:p>1263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0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4" table:formula="of:=[.A1270]+1" table:style-name="ce2">
            <text:p>1264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1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5" table:formula="of:=[.A1271]+1" table:style-name="ce2">
            <text:p>1265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2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6" table:formula="of:=[.A1272]+1" table:style-name="ce2">
            <text:p>1266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3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7" table:formula="of:=[.A1273]+1" table:style-name="ce2">
            <text:p>1267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4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8" table:formula="of:=[.A1274]+1" table:style-name="ce2">
            <text:p>1268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5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9" table:formula="of:=[.A1275]+1" table:style-name="ce2">
            <text:p>1269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6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0" table:formula="of:=[.A1276]+1" table:style-name="ce2">
            <text:p>1270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7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1" table:formula="of:=[.A1277]+1" table:style-name="ce2">
            <text:p>1271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8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2" table:formula="of:=[.A1278]+1" table:style-name="ce2">
            <text:p>1272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79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3" table:formula="of:=[.A1279]+1" table:style-name="ce2">
            <text:p>1273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80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4" table:formula="of:=[.A1280]+1" table:style-name="ce2">
            <text:p>1274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81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5" table:formula="of:=[.A1281]+1" table:style-name="ce2">
            <text:p>1275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282]*32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6" table:formula="of:=[.A1282]+1" table:style-name="ce2">
            <text:p>1276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83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7" table:formula="of:=[.A1283]+1" table:style-name="ce2">
            <text:p>1277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84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8" table:formula="of:=[.A1284]+1" table:style-name="ce2">
            <text:p>1278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85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9" table:formula="of:=[.A1285]+1" table:style-name="ce2">
            <text:p>1279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86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0" table:formula="of:=[.A1286]+1" table:style-name="ce2">
            <text:p>1280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87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1" table:formula="of:=[.A1287]+1" table:style-name="ce2">
            <text:p>1281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88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2" table:formula="of:=[.A1288]+1" table:style-name="ce2">
            <text:p>1282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89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3" table:formula="of:=[.A1289]+1" table:style-name="ce2">
            <text:p>1283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90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4" table:formula="of:=[.A1290]+1" table:style-name="ce2">
            <text:p>1284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91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5" table:formula="of:=[.A1291]+1" table:style-name="ce2">
            <text:p>1285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92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6" table:formula="of:=[.A1292]+1" table:style-name="ce2">
            <text:p>1286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93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7" table:formula="of:=[.A1293]+1" table:style-name="ce2">
            <text:p>1287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294]*32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8" table:formula="of:=[.A1294]+1" table:style-name="ce2">
            <text:p>1288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295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9" table:formula="of:=[.A1295]+1" table:style-name="ce2">
            <text:p>1289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296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0" table:formula="of:=[.A1296]+1" table:style-name="ce2">
            <text:p>1290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297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1" table:formula="of:=[.A1297]+1" table:style-name="ce2">
            <text:p>1291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298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2" table:formula="of:=[.A1298]+1" table:style-name="ce2">
            <text:p>1292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299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3" table:formula="of:=[.A1299]+1" table:style-name="ce2">
            <text:p>1293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300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4" table:formula="of:=[.A1300]+1" table:style-name="ce2">
            <text:p>1294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301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5" table:formula="of:=[.A1301]+1" table:style-name="ce2">
            <text:p>1295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302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6" table:formula="of:=[.A1302]+1" table:style-name="ce2">
            <text:p>1296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303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7" table:formula="of:=[.A1303]+1" table:style-name="ce2">
            <text:p>1297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304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8" table:formula="of:=[.A1304]+1" table:style-name="ce2">
            <text:p>1298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305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9" table:formula="of:=[.A1305]+1" table:style-name="ce2">
            <text:p>1299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306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0" table:formula="of:=[.A1306]+1" table:style-name="ce2">
            <text:p>1300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307]*32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1" table:formula="of:=[.A1307]+1" table:style-name="ce2">
            <text:p>1301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08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2" table:formula="of:=[.A1308]+1" table:style-name="ce2">
            <text:p>1302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09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3" table:formula="of:=[.A1309]+1" table:style-name="ce2">
            <text:p>1303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0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4" table:formula="of:=[.A1310]+1" table:style-name="ce2">
            <text:p>1304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1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5" table:formula="of:=[.A1311]+1" table:style-name="ce2">
            <text:p>1305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2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6" table:formula="of:=[.A1312]+1" table:style-name="ce2">
            <text:p>1306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3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7" table:formula="of:=[.A1313]+1" table:style-name="ce2">
            <text:p>1307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4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8" table:formula="of:=[.A1314]+1" table:style-name="ce2">
            <text:p>1308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5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9" table:formula="of:=[.A1315]+1" table:style-name="ce2">
            <text:p>1309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6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0" table:formula="of:=[.A1316]+1" table:style-name="ce2">
            <text:p>1310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7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1" table:formula="of:=[.A1317]+1" table:style-name="ce2">
            <text:p>1311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8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2" table:formula="of:=[.A1318]+1" table:style-name="ce2">
            <text:p>1312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19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3" table:formula="of:=[.A1319]+1" table:style-name="ce2">
            <text:p>1313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320]*32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4" table:formula="of:=[.A1320]+1" table:style-name="ce2">
            <text:p>1314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1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5" table:formula="of:=[.A1321]+1" table:style-name="ce2">
            <text:p>1315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2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6" table:formula="of:=[.A1322]+1" table:style-name="ce2">
            <text:p>1316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3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7" table:formula="of:=[.A1323]+1" table:style-name="ce2">
            <text:p>1317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4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8" table:formula="of:=[.A1324]+1" table:style-name="ce2">
            <text:p>1318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5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9" table:formula="of:=[.A1325]+1" table:style-name="ce2">
            <text:p>1319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6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0" table:formula="of:=[.A1326]+1" table:style-name="ce2">
            <text:p>1320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7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1" table:formula="of:=[.A1327]+1" table:style-name="ce2">
            <text:p>1321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8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2" table:formula="of:=[.A1328]+1" table:style-name="ce2">
            <text:p>1322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29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3" table:formula="of:=[.A1329]+1" table:style-name="ce2">
            <text:p>1323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30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4" table:formula="of:=[.A1330]+1" table:style-name="ce2">
            <text:p>1324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31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5" table:formula="of:=[.A1331]+1" table:style-name="ce2">
            <text:p>1325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32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6" table:formula="of:=[.A1332]+1" table:style-name="ce2">
            <text:p>1326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333]*32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7" table:formula="of:=[.A1333]+1" table:style-name="ce2">
            <text:p>1327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34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8" table:formula="of:=[.A1334]+1" table:style-name="ce2">
            <text:p>1328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35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9" table:formula="of:=[.A1335]+1" table:style-name="ce2">
            <text:p>1329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36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0" table:formula="of:=[.A1336]+1" table:style-name="ce2">
            <text:p>1330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37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1" table:formula="of:=[.A1337]+1" table:style-name="ce2">
            <text:p>1331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38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2" table:formula="of:=[.A1338]+1" table:style-name="ce2">
            <text:p>1332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39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3" table:formula="of:=[.A1339]+1" table:style-name="ce2">
            <text:p>1333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40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4" table:formula="of:=[.A1340]+1" table:style-name="ce2">
            <text:p>1334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41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5" table:formula="of:=[.A1341]+1" table:style-name="ce2">
            <text:p>1335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42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6" table:formula="of:=[.A1342]+1" table:style-name="ce2">
            <text:p>1336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43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7" table:formula="of:=[.A1343]+1" table:style-name="ce2">
            <text:p>1337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44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8" table:formula="of:=[.A1344]+1" table:style-name="ce2">
            <text:p>1338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45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9" table:formula="of:=[.A1345]+1" table:style-name="ce2">
            <text:p>1339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346]*32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0" table:formula="of:=[.A1346]+1" table:style-name="ce2">
            <text:p>1340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47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1" table:formula="of:=[.A1347]+1" table:style-name="ce2">
            <text:p>1341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48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2" table:formula="of:=[.A1348]+1" table:style-name="ce2">
            <text:p>1342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49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3" table:formula="of:=[.A1349]+1" table:style-name="ce2">
            <text:p>1343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0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4" table:formula="of:=[.A1350]+1" table:style-name="ce2">
            <text:p>1344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1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5" table:formula="of:=[.A1351]+1" table:style-name="ce2">
            <text:p>1345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2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6" table:formula="of:=[.A1352]+1" table:style-name="ce2">
            <text:p>1346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3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7" table:formula="of:=[.A1353]+1" table:style-name="ce2">
            <text:p>1347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4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8" table:formula="of:=[.A1354]+1" table:style-name="ce2">
            <text:p>1348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5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9" table:formula="of:=[.A1355]+1" table:style-name="ce2">
            <text:p>1349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6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0" table:formula="of:=[.A1356]+1" table:style-name="ce2">
            <text:p>1350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7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1" table:formula="of:=[.A1357]+1" table:style-name="ce2">
            <text:p>1351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358]*32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2" table:formula="of:=[.A1358]+1" table:style-name="ce2">
            <text:p>1352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59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3" table:formula="of:=[.A1359]+1" table:style-name="ce2">
            <text:p>1353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0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4" table:formula="of:=[.A1360]+1" table:style-name="ce2">
            <text:p>1354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1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5" table:formula="of:=[.A1361]+1" table:style-name="ce2">
            <text:p>1355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2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6" table:formula="of:=[.A1362]+1" table:style-name="ce2">
            <text:p>1356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3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7" table:formula="of:=[.A1363]+1" table:style-name="ce2">
            <text:p>1357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4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8" table:formula="of:=[.A1364]+1" table:style-name="ce2">
            <text:p>1358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5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9" table:formula="of:=[.A1365]+1" table:style-name="ce2">
            <text:p>1359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6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0" table:formula="of:=[.A1366]+1" table:style-name="ce2">
            <text:p>1360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7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1" table:formula="of:=[.A1367]+1" table:style-name="ce2">
            <text:p>1361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8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2" table:formula="of:=[.A1368]+1" table:style-name="ce2">
            <text:p>1362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69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3" table:formula="of:=[.A1369]+1" table:style-name="ce2">
            <text:p>1363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70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4" table:formula="of:=[.A1370]+1" table:style-name="ce2">
            <text:p>1364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71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5" table:formula="of:=[.A1371]+1" table:style-name="ce2">
            <text:p>1365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372]*32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6" table:formula="of:=[.A1372]+1" table:style-name="ce2">
            <text:p>1366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73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7" table:formula="of:=[.A1373]+1" table:style-name="ce2">
            <text:p>1367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74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8" table:formula="of:=[.A1374]+1" table:style-name="ce2">
            <text:p>1368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75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9" table:formula="of:=[.A1375]+1" table:style-name="ce2">
            <text:p>1369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76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0" table:formula="of:=[.A1376]+1" table:style-name="ce2">
            <text:p>1370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77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1" table:formula="of:=[.A1377]+1" table:style-name="ce2">
            <text:p>1371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78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2" table:formula="of:=[.A1378]+1" table:style-name="ce2">
            <text:p>1372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79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3" table:formula="of:=[.A1379]+1" table:style-name="ce2">
            <text:p>1373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80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4" table:formula="of:=[.A1380]+1" table:style-name="ce2">
            <text:p>1374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81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5" table:formula="of:=[.A1381]+1" table:style-name="ce2">
            <text:p>1375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82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6" table:formula="of:=[.A1382]+1" table:style-name="ce2">
            <text:p>1376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83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7" table:formula="of:=[.A1383]+1" table:style-name="ce2">
            <text:p>1377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84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8" table:formula="of:=[.A1384]+1" table:style-name="ce2">
            <text:p>1378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385]*32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9" table:formula="of:=[.A1385]+1" table:style-name="ce2">
            <text:p>1379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86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0" table:formula="of:=[.A1386]+1" table:style-name="ce2">
            <text:p>1380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87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1" table:formula="of:=[.A1387]+1" table:style-name="ce2">
            <text:p>1381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88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2" table:formula="of:=[.A1388]+1" table:style-name="ce2">
            <text:p>1382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89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3" table:formula="of:=[.A1389]+1" table:style-name="ce2">
            <text:p>1383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0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4" table:formula="of:=[.A1390]+1" table:style-name="ce2">
            <text:p>1384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1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5" table:formula="of:=[.A1391]+1" table:style-name="ce2">
            <text:p>1385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2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6" table:formula="of:=[.A1392]+1" table:style-name="ce2">
            <text:p>1386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3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7" table:formula="of:=[.A1393]+1" table:style-name="ce2">
            <text:p>1387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4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8" table:formula="of:=[.A1394]+1" table:style-name="ce2">
            <text:p>1388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5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9" table:formula="of:=[.A1395]+1" table:style-name="ce2">
            <text:p>1389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6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0" table:formula="of:=[.A1396]+1" table:style-name="ce2">
            <text:p>1390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7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1" table:formula="of:=[.A1397]+1" table:style-name="ce2">
            <text:p>1391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398]*32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2" table:formula="of:=[.A1398]+1" table:style-name="ce2">
            <text:p>1392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399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3" table:formula="of:=[.A1399]+1" table:style-name="ce2">
            <text:p>1393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0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4" table:formula="of:=[.A1400]+1" table:style-name="ce2">
            <text:p>1394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1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5" table:formula="of:=[.A1401]+1" table:style-name="ce2">
            <text:p>1395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2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6" table:formula="of:=[.A1402]+1" table:style-name="ce2">
            <text:p>1396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3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7" table:formula="of:=[.A1403]+1" table:style-name="ce2">
            <text:p>1397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4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8" table:formula="of:=[.A1404]+1" table:style-name="ce2">
            <text:p>1398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5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9" table:formula="of:=[.A1405]+1" table:style-name="ce2">
            <text:p>1399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6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0" table:formula="of:=[.A1406]+1" table:style-name="ce2">
            <text:p>1400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7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1" table:formula="of:=[.A1407]+1" table:style-name="ce2">
            <text:p>1401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8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2" table:formula="of:=[.A1408]+1" table:style-name="ce2">
            <text:p>1402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09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3" table:formula="of:=[.A1409]+1" table:style-name="ce2">
            <text:p>1403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10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4" table:formula="of:=[.A1410]+1" table:style-name="ce2">
            <text:p>1404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411]*32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5" table:formula="of:=[.A1411]+1" table:style-name="ce2">
            <text:p>1405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12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6" table:formula="of:=[.A1412]+1" table:style-name="ce2">
            <text:p>1406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13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7" table:formula="of:=[.A1413]+1" table:style-name="ce2">
            <text:p>1407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14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8" table:formula="of:=[.A1414]+1" table:style-name="ce2">
            <text:p>1408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15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9" table:formula="of:=[.A1415]+1" table:style-name="ce2">
            <text:p>1409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16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0" table:formula="of:=[.A1416]+1" table:style-name="ce2">
            <text:p>1410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17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1" table:formula="of:=[.A1417]+1" table:style-name="ce2">
            <text:p>1411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18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2" table:formula="of:=[.A1418]+1" table:style-name="ce2">
            <text:p>1412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19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3" table:formula="of:=[.A1419]+1" table:style-name="ce2">
            <text:p>1413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20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4" table:formula="of:=[.A1420]+1" table:style-name="ce2">
            <text:p>1414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21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5" table:formula="of:=[.A1421]+1" table:style-name="ce2">
            <text:p>1415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22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6" table:formula="of:=[.A1422]+1" table:style-name="ce2">
            <text:p>1416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23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7" table:formula="of:=[.A1423]+1" table:style-name="ce2">
            <text:p>1417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424]*32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8" table:formula="of:=[.A1424]+1" table:style-name="ce2">
            <text:p>1418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25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9" table:formula="of:=[.A1425]+1" table:style-name="ce2">
            <text:p>1419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26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0" table:formula="of:=[.A1426]+1" table:style-name="ce2">
            <text:p>1420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27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1" table:formula="of:=[.A1427]+1" table:style-name="ce2">
            <text:p>1421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28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2" table:formula="of:=[.A1428]+1" table:style-name="ce2">
            <text:p>1422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29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3" table:formula="of:=[.A1429]+1" table:style-name="ce2">
            <text:p>1423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0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4" table:formula="of:=[.A1430]+1" table:style-name="ce2">
            <text:p>1424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1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5" table:formula="of:=[.A1431]+1" table:style-name="ce2">
            <text:p>1425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2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6" table:formula="of:=[.A1432]+1" table:style-name="ce2">
            <text:p>1426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3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7" table:formula="of:=[.A1433]+1" table:style-name="ce2">
            <text:p>1427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4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8" table:formula="of:=[.A1434]+1" table:style-name="ce2">
            <text:p>1428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5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9" table:formula="of:=[.A1435]+1" table:style-name="ce2">
            <text:p>1429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6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0" table:formula="of:=[.A1436]+1" table:style-name="ce2">
            <text:p>1430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7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1" table:formula="of:=[.A1437]+1" table:style-name="ce2">
            <text:p>1431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438]*32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2" table:formula="of:=[.A1438]+1" table:style-name="ce2">
            <text:p>1432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39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3" table:formula="of:=[.A1439]+1" table:style-name="ce2">
            <text:p>1433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0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4" table:formula="of:=[.A1440]+1" table:style-name="ce2">
            <text:p>1434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1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5" table:formula="of:=[.A1441]+1" table:style-name="ce2">
            <text:p>1435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2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6" table:formula="of:=[.A1442]+1" table:style-name="ce2">
            <text:p>1436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3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7" table:formula="of:=[.A1443]+1" table:style-name="ce2">
            <text:p>1437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4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8" table:formula="of:=[.A1444]+1" table:style-name="ce2">
            <text:p>1438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5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9" table:formula="of:=[.A1445]+1" table:style-name="ce2">
            <text:p>1439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6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0" table:formula="of:=[.A1446]+1" table:style-name="ce2">
            <text:p>1440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7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1" table:formula="of:=[.A1447]+1" table:style-name="ce2">
            <text:p>1441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8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2" table:formula="of:=[.A1448]+1" table:style-name="ce2">
            <text:p>1442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49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3" table:formula="of:=[.A1449]+1" table:style-name="ce2">
            <text:p>1443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50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4" table:formula="of:=[.A1450]+1" table:style-name="ce2">
            <text:p>1444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451]*32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5" table:formula="of:=[.A1451]+1" table:style-name="ce2">
            <text:p>1445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52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6" table:formula="of:=[.A1452]+1" table:style-name="ce2">
            <text:p>1446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53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7" table:formula="of:=[.A1453]+1" table:style-name="ce2">
            <text:p>1447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54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8" table:formula="of:=[.A1454]+1" table:style-name="ce2">
            <text:p>1448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55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9" table:formula="of:=[.A1455]+1" table:style-name="ce2">
            <text:p>1449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56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0" table:formula="of:=[.A1456]+1" table:style-name="ce2">
            <text:p>1450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57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1" table:formula="of:=[.A1457]+1" table:style-name="ce2">
            <text:p>1451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58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2" table:formula="of:=[.A1458]+1" table:style-name="ce2">
            <text:p>1452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59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3" table:formula="of:=[.A1459]+1" table:style-name="ce2">
            <text:p>1453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60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4" table:formula="of:=[.A1460]+1" table:style-name="ce2">
            <text:p>1454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61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5" table:formula="of:=[.A1461]+1" table:style-name="ce2">
            <text:p>1455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62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6" table:formula="of:=[.A1462]+1" table:style-name="ce2">
            <text:p>1456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63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7" table:formula="of:=[.A1463]+1" table:style-name="ce2">
            <text:p>1457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464]*32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8" table:formula="of:=[.A1464]+1" table:style-name="ce2">
            <text:p>1458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65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9" table:formula="of:=[.A1465]+1" table:style-name="ce2">
            <text:p>1459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66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0" table:formula="of:=[.A1466]+1" table:style-name="ce2">
            <text:p>1460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67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1" table:formula="of:=[.A1467]+1" table:style-name="ce2">
            <text:p>1461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68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2" table:formula="of:=[.A1468]+1" table:style-name="ce2">
            <text:p>1462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69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3" table:formula="of:=[.A1469]+1" table:style-name="ce2">
            <text:p>1463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0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4" table:formula="of:=[.A1470]+1" table:style-name="ce2">
            <text:p>1464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1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5" table:formula="of:=[.A1471]+1" table:style-name="ce2">
            <text:p>1465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2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6" table:formula="of:=[.A1472]+1" table:style-name="ce2">
            <text:p>1466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3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7" table:formula="of:=[.A1473]+1" table:style-name="ce2">
            <text:p>1467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4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8" table:formula="of:=[.A1474]+1" table:style-name="ce2">
            <text:p>1468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5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9" table:formula="of:=[.A1475]+1" table:style-name="ce2">
            <text:p>1469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6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0" table:formula="of:=[.A1476]+1" table:style-name="ce2">
            <text:p>1470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7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1" table:formula="of:=[.A1477]+1" table:style-name="ce2">
            <text:p>1471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478]*32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2" table:formula="of:=[.A1478]+1" table:style-name="ce2">
            <text:p>1472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79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3" table:formula="of:=[.A1479]+1" table:style-name="ce2">
            <text:p>1473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0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4" table:formula="of:=[.A1480]+1" table:style-name="ce2">
            <text:p>1474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1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5" table:formula="of:=[.A1481]+1" table:style-name="ce2">
            <text:p>1475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2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6" table:formula="of:=[.A1482]+1" table:style-name="ce2">
            <text:p>1476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3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7" table:formula="of:=[.A1483]+1" table:style-name="ce2">
            <text:p>1477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4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8" table:formula="of:=[.A1484]+1" table:style-name="ce2">
            <text:p>1478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5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9" table:formula="of:=[.A1485]+1" table:style-name="ce2">
            <text:p>1479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6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0" table:formula="of:=[.A1486]+1" table:style-name="ce2">
            <text:p>1480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7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1" table:formula="of:=[.A1487]+1" table:style-name="ce2">
            <text:p>1481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8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2" table:formula="of:=[.A1488]+1" table:style-name="ce2">
            <text:p>1482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89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3" table:formula="of:=[.A1489]+1" table:style-name="ce2">
            <text:p>1483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90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4" table:formula="of:=[.A1490]+1" table:style-name="ce2">
            <text:p>1484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91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5" table:formula="of:=[.A1491]+1" table:style-name="ce2">
            <text:p>1485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492]*32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6" table:formula="of:=[.A1492]+1" table:style-name="ce2">
            <text:p>1486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493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7" table:formula="of:=[.A1493]+1" table:style-name="ce2">
            <text:p>1487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494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8" table:formula="of:=[.A1494]+1" table:style-name="ce2">
            <text:p>1488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495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9" table:formula="of:=[.A1495]+1" table:style-name="ce2">
            <text:p>1489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496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0" table:formula="of:=[.A1496]+1" table:style-name="ce2">
            <text:p>1490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497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1" table:formula="of:=[.A1497]+1" table:style-name="ce2">
            <text:p>1491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498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2" table:formula="of:=[.A1498]+1" table:style-name="ce2">
            <text:p>1492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499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3" table:formula="of:=[.A1499]+1" table:style-name="ce2">
            <text:p>1493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500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4" table:formula="of:=[.A1500]+1" table:style-name="ce2">
            <text:p>1494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501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5" table:formula="of:=[.A1501]+1" table:style-name="ce2">
            <text:p>1495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502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6" table:formula="of:=[.A1502]+1" table:style-name="ce2">
            <text:p>1496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503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7" table:formula="of:=[.A1503]+1" table:style-name="ce2">
            <text:p>1497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504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8" table:formula="of:=[.A1504]+1" table:style-name="ce2">
            <text:p>1498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505]*32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9" table:formula="of:=[.A1505]+1" table:style-name="ce2">
            <text:p>1499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06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0" table:formula="of:=[.A1506]+1" table:style-name="ce2">
            <text:p>1500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07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1" table:formula="of:=[.A1507]+1" table:style-name="ce2">
            <text:p>1501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08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2" table:formula="of:=[.A1508]+1" table:style-name="ce2">
            <text:p>1502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09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3" table:formula="of:=[.A1509]+1" table:style-name="ce2">
            <text:p>1503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0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4" table:formula="of:=[.A1510]+1" table:style-name="ce2">
            <text:p>1504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1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5" table:formula="of:=[.A1511]+1" table:style-name="ce2">
            <text:p>1505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2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6" table:formula="of:=[.A1512]+1" table:style-name="ce2">
            <text:p>1506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3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7" table:formula="of:=[.A1513]+1" table:style-name="ce2">
            <text:p>1507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4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8" table:formula="of:=[.A1514]+1" table:style-name="ce2">
            <text:p>1508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5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9" table:formula="of:=[.A1515]+1" table:style-name="ce2">
            <text:p>1509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6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0" table:formula="of:=[.A1516]+1" table:style-name="ce2">
            <text:p>1510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7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1" table:formula="of:=[.A1517]+1" table:style-name="ce2">
            <text:p>1511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8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2" table:formula="of:=[.A1518]+1" table:style-name="ce2">
            <text:p>1512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519]*32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3" table:formula="of:=[.A1519]+1" table:style-name="ce2">
            <text:p>1513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0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4" table:formula="of:=[.A1520]+1" table:style-name="ce2">
            <text:p>1514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1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5" table:formula="of:=[.A1521]+1" table:style-name="ce2">
            <text:p>1515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2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6" table:formula="of:=[.A1522]+1" table:style-name="ce2">
            <text:p>1516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3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7" table:formula="of:=[.A1523]+1" table:style-name="ce2">
            <text:p>1517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4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8" table:formula="of:=[.A1524]+1" table:style-name="ce2">
            <text:p>1518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5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9" table:formula="of:=[.A1525]+1" table:style-name="ce2">
            <text:p>1519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6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0" table:formula="of:=[.A1526]+1" table:style-name="ce2">
            <text:p>1520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7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1" table:formula="of:=[.A1527]+1" table:style-name="ce2">
            <text:p>1521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8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2" table:formula="of:=[.A1528]+1" table:style-name="ce2">
            <text:p>1522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29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3" table:formula="of:=[.A1529]+1" table:style-name="ce2">
            <text:p>1523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30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4" table:formula="of:=[.A1530]+1" table:style-name="ce2">
            <text:p>1524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31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5" table:formula="of:=[.A1531]+1" table:style-name="ce2">
            <text:p>1525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32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6" table:formula="of:=[.A1532]+1" table:style-name="ce2">
            <text:p>1526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533]*32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7" table:formula="of:=[.A1533]+1" table:style-name="ce2">
            <text:p>1527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34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8" table:formula="of:=[.A1534]+1" table:style-name="ce2">
            <text:p>1528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35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9" table:formula="of:=[.A1535]+1" table:style-name="ce2">
            <text:p>1529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36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0" table:formula="of:=[.A1536]+1" table:style-name="ce2">
            <text:p>1530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37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1" table:formula="of:=[.A1537]+1" table:style-name="ce2">
            <text:p>1531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38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2" table:formula="of:=[.A1538]+1" table:style-name="ce2">
            <text:p>1532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39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3" table:formula="of:=[.A1539]+1" table:style-name="ce2">
            <text:p>1533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40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4" table:formula="of:=[.A1540]+1" table:style-name="ce2">
            <text:p>1534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41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5" table:formula="of:=[.A1541]+1" table:style-name="ce2">
            <text:p>1535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42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6" table:formula="of:=[.A1542]+1" table:style-name="ce2">
            <text:p>1536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43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7" table:formula="of:=[.A1543]+1" table:style-name="ce2">
            <text:p>1537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44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8" table:formula="of:=[.A1544]+1" table:style-name="ce2">
            <text:p>1538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45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9" table:formula="of:=[.A1545]+1" table:style-name="ce2">
            <text:p>1539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46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0" table:formula="of:=[.A1546]+1" table:style-name="ce2">
            <text:p>1540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547]*32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1" table:formula="of:=[.A1547]+1" table:style-name="ce2">
            <text:p>1541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48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2" table:formula="of:=[.A1548]+1" table:style-name="ce2">
            <text:p>1542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49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3" table:formula="of:=[.A1549]+1" table:style-name="ce2">
            <text:p>1543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0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4" table:formula="of:=[.A1550]+1" table:style-name="ce2">
            <text:p>1544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1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5" table:formula="of:=[.A1551]+1" table:style-name="ce2">
            <text:p>1545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2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6" table:formula="of:=[.A1552]+1" table:style-name="ce2">
            <text:p>1546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3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7" table:formula="of:=[.A1553]+1" table:style-name="ce2">
            <text:p>1547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4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8" table:formula="of:=[.A1554]+1" table:style-name="ce2">
            <text:p>1548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5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9" table:formula="of:=[.A1555]+1" table:style-name="ce2">
            <text:p>1549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6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0" table:formula="of:=[.A1556]+1" table:style-name="ce2">
            <text:p>1550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7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1" table:formula="of:=[.A1557]+1" table:style-name="ce2">
            <text:p>1551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8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2" table:formula="of:=[.A1558]+1" table:style-name="ce2">
            <text:p>1552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59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3" table:formula="of:=[.A1559]+1" table:style-name="ce2">
            <text:p>1553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60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4" table:formula="of:=[.A1560]+1" table:style-name="ce2">
            <text:p>1554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1561]*32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5" table:formula="of:=[.A1561]+1" table:style-name="ce2">
            <text:p>1555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62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6" table:formula="of:=[.A1562]+1" table:style-name="ce2">
            <text:p>1556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63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7" table:formula="of:=[.A1563]+1" table:style-name="ce2">
            <text:p>1557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64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8" table:formula="of:=[.A1564]+1" table:style-name="ce2">
            <text:p>1558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65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9" table:formula="of:=[.A1565]+1" table:style-name="ce2">
            <text:p>1559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66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0" table:formula="of:=[.A1566]+1" table:style-name="ce2">
            <text:p>1560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67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1" table:formula="of:=[.A1567]+1" table:style-name="ce2">
            <text:p>1561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68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2" table:formula="of:=[.A1568]+1" table:style-name="ce2">
            <text:p>1562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69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3" table:formula="of:=[.A1569]+1" table:style-name="ce2">
            <text:p>1563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70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4" table:formula="of:=[.A1570]+1" table:style-name="ce2">
            <text:p>1564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71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5" table:formula="of:=[.A1571]+1" table:style-name="ce2">
            <text:p>1565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72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6" table:formula="of:=[.A1572]+1" table:style-name="ce2">
            <text:p>1566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73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7" table:formula="of:=[.A1573]+1" table:style-name="ce2">
            <text:p>1567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1574]*32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8" table:formula="of:=[.A1574]+1" table:style-name="ce2">
            <text:p>1568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75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9" table:formula="of:=[.A1575]+1" table:style-name="ce2">
            <text:p>1569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76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0" table:formula="of:=[.A1576]+1" table:style-name="ce2">
            <text:p>1570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77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1" table:formula="of:=[.A1577]+1" table:style-name="ce2">
            <text:p>1571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78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2" table:formula="of:=[.A1578]+1" table:style-name="ce2">
            <text:p>1572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79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3" table:formula="of:=[.A1579]+1" table:style-name="ce2">
            <text:p>1573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0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4" table:formula="of:=[.A1580]+1" table:style-name="ce2">
            <text:p>1574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1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5" table:formula="of:=[.A1581]+1" table:style-name="ce2">
            <text:p>1575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2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6" table:formula="of:=[.A1582]+1" table:style-name="ce2">
            <text:p>1576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3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7" table:formula="of:=[.A1583]+1" table:style-name="ce2">
            <text:p>1577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4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8" table:formula="of:=[.A1584]+1" table:style-name="ce2">
            <text:p>1578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5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9" table:formula="of:=[.A1585]+1" table:style-name="ce2">
            <text:p>1579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6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0" table:formula="of:=[.A1586]+1" table:style-name="ce2">
            <text:p>1580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7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1" table:formula="of:=[.A1587]+1" table:style-name="ce2">
            <text:p>1581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8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2" table:formula="of:=[.A1588]+1" table:style-name="ce2">
            <text:p>1582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1589]*32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3" table:formula="of:=[.A1589]+1" table:style-name="ce2">
            <text:p>1583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0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4" table:formula="of:=[.A1590]+1" table:style-name="ce2">
            <text:p>1584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1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5" table:formula="of:=[.A1591]+1" table:style-name="ce2">
            <text:p>1585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2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6" table:formula="of:=[.A1592]+1" table:style-name="ce2">
            <text:p>1586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3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7" table:formula="of:=[.A1593]+1" table:style-name="ce2">
            <text:p>1587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4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8" table:formula="of:=[.A1594]+1" table:style-name="ce2">
            <text:p>1588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5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9" table:formula="of:=[.A1595]+1" table:style-name="ce2">
            <text:p>1589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6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0" table:formula="of:=[.A1596]+1" table:style-name="ce2">
            <text:p>1590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7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1" table:formula="of:=[.A1597]+1" table:style-name="ce2">
            <text:p>1591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8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2" table:formula="of:=[.A1598]+1" table:style-name="ce2">
            <text:p>1592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599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3" table:formula="of:=[.A1599]+1" table:style-name="ce2">
            <text:p>1593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600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4" table:formula="of:=[.A1600]+1" table:style-name="ce2">
            <text:p>1594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601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5" table:formula="of:=[.A1601]+1" table:style-name="ce2">
            <text:p>1595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602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6" table:formula="of:=[.A1602]+1" table:style-name="ce2">
            <text:p>1596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1603]*32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7" table:formula="of:=[.A1603]+1" table:style-name="ce2">
            <text:p>1597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04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8" table:formula="of:=[.A1604]+1" table:style-name="ce2">
            <text:p>1598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05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9" table:formula="of:=[.A1605]+1" table:style-name="ce2">
            <text:p>1599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06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0" table:formula="of:=[.A1606]+1" table:style-name="ce2">
            <text:p>1600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07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1" table:formula="of:=[.A1607]+1" table:style-name="ce2">
            <text:p>1601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08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2" table:formula="of:=[.A1608]+1" table:style-name="ce2">
            <text:p>1602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09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3" table:formula="of:=[.A1609]+1" table:style-name="ce2">
            <text:p>1603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10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4" table:formula="of:=[.A1610]+1" table:style-name="ce2">
            <text:p>1604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11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5" table:formula="of:=[.A1611]+1" table:style-name="ce2">
            <text:p>1605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12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6" table:formula="of:=[.A1612]+1" table:style-name="ce2">
            <text:p>1606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13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7" table:formula="of:=[.A1613]+1" table:style-name="ce2">
            <text:p>1607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14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8" table:formula="of:=[.A1614]+1" table:style-name="ce2">
            <text:p>1608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15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9" table:formula="of:=[.A1615]+1" table:style-name="ce2">
            <text:p>1609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16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0" table:formula="of:=[.A1616]+1" table:style-name="ce2">
            <text:p>1610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1617]*32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1" table:formula="of:=[.A1617]+1" table:style-name="ce2">
            <text:p>1611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18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2" table:formula="of:=[.A1618]+1" table:style-name="ce2">
            <text:p>1612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19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3" table:formula="of:=[.A1619]+1" table:style-name="ce2">
            <text:p>1613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0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4" table:formula="of:=[.A1620]+1" table:style-name="ce2">
            <text:p>1614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1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5" table:formula="of:=[.A1621]+1" table:style-name="ce2">
            <text:p>1615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2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6" table:formula="of:=[.A1622]+1" table:style-name="ce2">
            <text:p>1616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3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7" table:formula="of:=[.A1623]+1" table:style-name="ce2">
            <text:p>1617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4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8" table:formula="of:=[.A1624]+1" table:style-name="ce2">
            <text:p>1618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5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9" table:formula="of:=[.A1625]+1" table:style-name="ce2">
            <text:p>1619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6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0" table:formula="of:=[.A1626]+1" table:style-name="ce2">
            <text:p>1620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7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1" table:formula="of:=[.A1627]+1" table:style-name="ce2">
            <text:p>1621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8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2" table:formula="of:=[.A1628]+1" table:style-name="ce2">
            <text:p>1622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29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3" table:formula="of:=[.A1629]+1" table:style-name="ce2">
            <text:p>1623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30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4" table:formula="of:=[.A1630]+1" table:style-name="ce2">
            <text:p>1624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1631]*32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5" table:formula="of:=[.A1631]+1" table:style-name="ce2">
            <text:p>1625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32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6" table:formula="of:=[.A1632]+1" table:style-name="ce2">
            <text:p>1626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33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7" table:formula="of:=[.A1633]+1" table:style-name="ce2">
            <text:p>1627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34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8" table:formula="of:=[.A1634]+1" table:style-name="ce2">
            <text:p>1628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35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9" table:formula="of:=[.A1635]+1" table:style-name="ce2">
            <text:p>1629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36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0" table:formula="of:=[.A1636]+1" table:style-name="ce2">
            <text:p>1630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37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1" table:formula="of:=[.A1637]+1" table:style-name="ce2">
            <text:p>1631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38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2" table:formula="of:=[.A1638]+1" table:style-name="ce2">
            <text:p>1632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39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3" table:formula="of:=[.A1639]+1" table:style-name="ce2">
            <text:p>1633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40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4" table:formula="of:=[.A1640]+1" table:style-name="ce2">
            <text:p>1634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41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5" table:formula="of:=[.A1641]+1" table:style-name="ce2">
            <text:p>1635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42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6" table:formula="of:=[.A1642]+1" table:style-name="ce2">
            <text:p>1636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43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7" table:formula="of:=[.A1643]+1" table:style-name="ce2">
            <text:p>1637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44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8" table:formula="of:=[.A1644]+1" table:style-name="ce2">
            <text:p>1638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1645]*32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9" table:formula="of:=[.A1645]+1" table:style-name="ce2">
            <text:p>1639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46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0" table:formula="of:=[.A1646]+1" table:style-name="ce2">
            <text:p>1640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47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1" table:formula="of:=[.A1647]+1" table:style-name="ce2">
            <text:p>1641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48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2" table:formula="of:=[.A1648]+1" table:style-name="ce2">
            <text:p>1642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49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3" table:formula="of:=[.A1649]+1" table:style-name="ce2">
            <text:p>1643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0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4" table:formula="of:=[.A1650]+1" table:style-name="ce2">
            <text:p>1644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1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5" table:formula="of:=[.A1651]+1" table:style-name="ce2">
            <text:p>1645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2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6" table:formula="of:=[.A1652]+1" table:style-name="ce2">
            <text:p>1646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3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7" table:formula="of:=[.A1653]+1" table:style-name="ce2">
            <text:p>1647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4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8" table:formula="of:=[.A1654]+1" table:style-name="ce2">
            <text:p>1648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5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9" table:formula="of:=[.A1655]+1" table:style-name="ce2">
            <text:p>1649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6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0" table:formula="of:=[.A1656]+1" table:style-name="ce2">
            <text:p>1650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7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1" table:formula="of:=[.A1657]+1" table:style-name="ce2">
            <text:p>1651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8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2" table:formula="of:=[.A1658]+1" table:style-name="ce2">
            <text:p>1652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59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3" table:formula="of:=[.A1659]+1" table:style-name="ce2">
            <text:p>1653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1660]*32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4" table:formula="of:=[.A1660]+1" table:style-name="ce2">
            <text:p>1654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1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5" table:formula="of:=[.A1661]+1" table:style-name="ce2">
            <text:p>1655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2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6" table:formula="of:=[.A1662]+1" table:style-name="ce2">
            <text:p>1656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3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7" table:formula="of:=[.A1663]+1" table:style-name="ce2">
            <text:p>1657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4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8" table:formula="of:=[.A1664]+1" table:style-name="ce2">
            <text:p>1658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5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9" table:formula="of:=[.A1665]+1" table:style-name="ce2">
            <text:p>1659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6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0" table:formula="of:=[.A1666]+1" table:style-name="ce2">
            <text:p>1660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7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1" table:formula="of:=[.A1667]+1" table:style-name="ce2">
            <text:p>1661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8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2" table:formula="of:=[.A1668]+1" table:style-name="ce2">
            <text:p>1662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69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3" table:formula="of:=[.A1669]+1" table:style-name="ce2">
            <text:p>1663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70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4" table:formula="of:=[.A1670]+1" table:style-name="ce2">
            <text:p>1664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71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5" table:formula="of:=[.A1671]+1" table:style-name="ce2">
            <text:p>1665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72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6" table:formula="of:=[.A1672]+1" table:style-name="ce2">
            <text:p>1666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73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7" table:formula="of:=[.A1673]+1" table:style-name="ce2">
            <text:p>1667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1674]*32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8" table:formula="of:=[.A1674]+1" table:style-name="ce2">
            <text:p>1668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75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9" table:formula="of:=[.A1675]+1" table:style-name="ce2">
            <text:p>1669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76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0" table:formula="of:=[.A1676]+1" table:style-name="ce2">
            <text:p>1670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77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1" table:formula="of:=[.A1677]+1" table:style-name="ce2">
            <text:p>1671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78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2" table:formula="of:=[.A1678]+1" table:style-name="ce2">
            <text:p>1672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79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3" table:formula="of:=[.A1679]+1" table:style-name="ce2">
            <text:p>1673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0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4" table:formula="of:=[.A1680]+1" table:style-name="ce2">
            <text:p>1674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1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5" table:formula="of:=[.A1681]+1" table:style-name="ce2">
            <text:p>1675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2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6" table:formula="of:=[.A1682]+1" table:style-name="ce2">
            <text:p>1676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3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7" table:formula="of:=[.A1683]+1" table:style-name="ce2">
            <text:p>1677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4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8" table:formula="of:=[.A1684]+1" table:style-name="ce2">
            <text:p>1678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5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9" table:formula="of:=[.A1685]+1" table:style-name="ce2">
            <text:p>1679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6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0" table:formula="of:=[.A1686]+1" table:style-name="ce2">
            <text:p>1680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7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1" table:formula="of:=[.A1687]+1" table:style-name="ce2">
            <text:p>1681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1688]*32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2" table:formula="of:=[.A1688]+1" table:style-name="ce2">
            <text:p>1682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89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3" table:formula="of:=[.A1689]+1" table:style-name="ce2">
            <text:p>1683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0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4" table:formula="of:=[.A1690]+1" table:style-name="ce2">
            <text:p>1684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1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5" table:formula="of:=[.A1691]+1" table:style-name="ce2">
            <text:p>1685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2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6" table:formula="of:=[.A1692]+1" table:style-name="ce2">
            <text:p>1686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3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7" table:formula="of:=[.A1693]+1" table:style-name="ce2">
            <text:p>1687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4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8" table:formula="of:=[.A1694]+1" table:style-name="ce2">
            <text:p>1688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5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9" table:formula="of:=[.A1695]+1" table:style-name="ce2">
            <text:p>1689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6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0" table:formula="of:=[.A1696]+1" table:style-name="ce2">
            <text:p>1690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7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1" table:formula="of:=[.A1697]+1" table:style-name="ce2">
            <text:p>1691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8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2" table:formula="of:=[.A1698]+1" table:style-name="ce2">
            <text:p>1692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699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3" table:formula="of:=[.A1699]+1" table:style-name="ce2">
            <text:p>1693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700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4" table:formula="of:=[.A1700]+1" table:style-name="ce2">
            <text:p>1694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701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5" table:formula="of:=[.A1701]+1" table:style-name="ce2">
            <text:p>1695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702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6" table:formula="of:=[.A1702]+1" table:style-name="ce2">
            <text:p>1696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1703]*32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7" table:formula="of:=[.A1703]+1" table:style-name="ce2">
            <text:p>1697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04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8" table:formula="of:=[.A1704]+1" table:style-name="ce2">
            <text:p>1698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05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9" table:formula="of:=[.A1705]+1" table:style-name="ce2">
            <text:p>1699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06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0" table:formula="of:=[.A1706]+1" table:style-name="ce2">
            <text:p>1700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07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1" table:formula="of:=[.A1707]+1" table:style-name="ce2">
            <text:p>1701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08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2" table:formula="of:=[.A1708]+1" table:style-name="ce2">
            <text:p>1702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09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3" table:formula="of:=[.A1709]+1" table:style-name="ce2">
            <text:p>1703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0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4" table:formula="of:=[.A1710]+1" table:style-name="ce2">
            <text:p>1704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1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5" table:formula="of:=[.A1711]+1" table:style-name="ce2">
            <text:p>1705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2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6" table:formula="of:=[.A1712]+1" table:style-name="ce2">
            <text:p>1706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3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7" table:formula="of:=[.A1713]+1" table:style-name="ce2">
            <text:p>1707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4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8" table:formula="of:=[.A1714]+1" table:style-name="ce2">
            <text:p>1708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5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9" table:formula="of:=[.A1715]+1" table:style-name="ce2">
            <text:p>1709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6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0" table:formula="of:=[.A1716]+1" table:style-name="ce2">
            <text:p>1710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7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1" table:formula="of:=[.A1717]+1" table:style-name="ce2">
            <text:p>1711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1718]*32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2" table:formula="of:=[.A1718]+1" table:style-name="ce2">
            <text:p>1712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19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3" table:formula="of:=[.A1719]+1" table:style-name="ce2">
            <text:p>1713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0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4" table:formula="of:=[.A1720]+1" table:style-name="ce2">
            <text:p>1714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1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5" table:formula="of:=[.A1721]+1" table:style-name="ce2">
            <text:p>1715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2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6" table:formula="of:=[.A1722]+1" table:style-name="ce2">
            <text:p>1716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3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7" table:formula="of:=[.A1723]+1" table:style-name="ce2">
            <text:p>1717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4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8" table:formula="of:=[.A1724]+1" table:style-name="ce2">
            <text:p>1718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5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9" table:formula="of:=[.A1725]+1" table:style-name="ce2">
            <text:p>1719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6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0" table:formula="of:=[.A1726]+1" table:style-name="ce2">
            <text:p>1720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7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1" table:formula="of:=[.A1727]+1" table:style-name="ce2">
            <text:p>1721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8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2" table:formula="of:=[.A1728]+1" table:style-name="ce2">
            <text:p>1722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29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3" table:formula="of:=[.A1729]+1" table:style-name="ce2">
            <text:p>1723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30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4" table:formula="of:=[.A1730]+1" table:style-name="ce2">
            <text:p>1724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31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5" table:formula="of:=[.A1731]+1" table:style-name="ce2">
            <text:p>1725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1732]*32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6" table:formula="of:=[.A1732]+1" table:style-name="ce2">
            <text:p>1726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33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7" table:formula="of:=[.A1733]+1" table:style-name="ce2">
            <text:p>1727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34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8" table:formula="of:=[.A1734]+1" table:style-name="ce2">
            <text:p>1728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35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9" table:formula="of:=[.A1735]+1" table:style-name="ce2">
            <text:p>1729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36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0" table:formula="of:=[.A1736]+1" table:style-name="ce2">
            <text:p>1730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37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1" table:formula="of:=[.A1737]+1" table:style-name="ce2">
            <text:p>1731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38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2" table:formula="of:=[.A1738]+1" table:style-name="ce2">
            <text:p>1732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39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3" table:formula="of:=[.A1739]+1" table:style-name="ce2">
            <text:p>1733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40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4" table:formula="of:=[.A1740]+1" table:style-name="ce2">
            <text:p>1734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41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5" table:formula="of:=[.A1741]+1" table:style-name="ce2">
            <text:p>1735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42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6" table:formula="of:=[.A1742]+1" table:style-name="ce2">
            <text:p>1736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43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7" table:formula="of:=[.A1743]+1" table:style-name="ce2">
            <text:p>1737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44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8" table:formula="of:=[.A1744]+1" table:style-name="ce2">
            <text:p>1738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45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9" table:formula="of:=[.A1745]+1" table:style-name="ce2">
            <text:p>1739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46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0" table:formula="of:=[.A1746]+1" table:style-name="ce2">
            <text:p>1740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1747]*32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1" table:formula="of:=[.A1747]+1" table:style-name="ce2">
            <text:p>1741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48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2" table:formula="of:=[.A1748]+1" table:style-name="ce2">
            <text:p>1742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49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3" table:formula="of:=[.A1749]+1" table:style-name="ce2">
            <text:p>1743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0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4" table:formula="of:=[.A1750]+1" table:style-name="ce2">
            <text:p>1744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1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5" table:formula="of:=[.A1751]+1" table:style-name="ce2">
            <text:p>1745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2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6" table:formula="of:=[.A1752]+1" table:style-name="ce2">
            <text:p>1746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3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7" table:formula="of:=[.A1753]+1" table:style-name="ce2">
            <text:p>1747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4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8" table:formula="of:=[.A1754]+1" table:style-name="ce2">
            <text:p>1748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5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9" table:formula="of:=[.A1755]+1" table:style-name="ce2">
            <text:p>1749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6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0" table:formula="of:=[.A1756]+1" table:style-name="ce2">
            <text:p>1750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7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1" table:formula="of:=[.A1757]+1" table:style-name="ce2">
            <text:p>1751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8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2" table:formula="of:=[.A1758]+1" table:style-name="ce2">
            <text:p>1752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59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3" table:formula="of:=[.A1759]+1" table:style-name="ce2">
            <text:p>1753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60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4" table:formula="of:=[.A1760]+1" table:style-name="ce2">
            <text:p>1754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61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5" table:formula="of:=[.A1761]+1" table:style-name="ce2">
            <text:p>1755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1762]*32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6" table:formula="of:=[.A1762]+1" table:style-name="ce2">
            <text:p>1756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63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7" table:formula="of:=[.A1763]+1" table:style-name="ce2">
            <text:p>1757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64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8" table:formula="of:=[.A1764]+1" table:style-name="ce2">
            <text:p>1758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65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9" table:formula="of:=[.A1765]+1" table:style-name="ce2">
            <text:p>1759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66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0" table:formula="of:=[.A1766]+1" table:style-name="ce2">
            <text:p>1760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67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1" table:formula="of:=[.A1767]+1" table:style-name="ce2">
            <text:p>1761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68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2" table:formula="of:=[.A1768]+1" table:style-name="ce2">
            <text:p>1762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69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3" table:formula="of:=[.A1769]+1" table:style-name="ce2">
            <text:p>1763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70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4" table:formula="of:=[.A1770]+1" table:style-name="ce2">
            <text:p>1764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71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5" table:formula="of:=[.A1771]+1" table:style-name="ce2">
            <text:p>1765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72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6" table:formula="of:=[.A1772]+1" table:style-name="ce2">
            <text:p>1766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73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7" table:formula="of:=[.A1773]+1" table:style-name="ce2">
            <text:p>1767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74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8" table:formula="of:=[.A1774]+1" table:style-name="ce2">
            <text:p>1768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75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9" table:formula="of:=[.A1775]+1" table:style-name="ce2">
            <text:p>1769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76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0" table:formula="of:=[.A1776]+1" table:style-name="ce2">
            <text:p>1770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1777]*32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1" table:formula="of:=[.A1777]+1" table:style-name="ce2">
            <text:p>1771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78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2" table:formula="of:=[.A1778]+1" table:style-name="ce2">
            <text:p>1772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79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3" table:formula="of:=[.A1779]+1" table:style-name="ce2">
            <text:p>1773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0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4" table:formula="of:=[.A1780]+1" table:style-name="ce2">
            <text:p>1774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1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5" table:formula="of:=[.A1781]+1" table:style-name="ce2">
            <text:p>1775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2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6" table:formula="of:=[.A1782]+1" table:style-name="ce2">
            <text:p>1776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3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7" table:formula="of:=[.A1783]+1" table:style-name="ce2">
            <text:p>1777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4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8" table:formula="of:=[.A1784]+1" table:style-name="ce2">
            <text:p>1778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5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9" table:formula="of:=[.A1785]+1" table:style-name="ce2">
            <text:p>1779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6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0" table:formula="of:=[.A1786]+1" table:style-name="ce2">
            <text:p>1780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7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1" table:formula="of:=[.A1787]+1" table:style-name="ce2">
            <text:p>1781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8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2" table:formula="of:=[.A1788]+1" table:style-name="ce2">
            <text:p>1782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89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3" table:formula="of:=[.A1789]+1" table:style-name="ce2">
            <text:p>1783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90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4" table:formula="of:=[.A1790]+1" table:style-name="ce2">
            <text:p>1784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91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5" table:formula="of:=[.A1791]+1" table:style-name="ce2">
            <text:p>1785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1792]*32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6" table:formula="of:=[.A1792]+1" table:style-name="ce2">
            <text:p>1786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793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7" table:formula="of:=[.A1793]+1" table:style-name="ce2">
            <text:p>1787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794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8" table:formula="of:=[.A1794]+1" table:style-name="ce2">
            <text:p>1788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795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9" table:formula="of:=[.A1795]+1" table:style-name="ce2">
            <text:p>1789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796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0" table:formula="of:=[.A1796]+1" table:style-name="ce2">
            <text:p>1790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797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1" table:formula="of:=[.A1797]+1" table:style-name="ce2">
            <text:p>1791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798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2" table:formula="of:=[.A1798]+1" table:style-name="ce2">
            <text:p>1792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799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3" table:formula="of:=[.A1799]+1" table:style-name="ce2">
            <text:p>1793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800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4" table:formula="of:=[.A1800]+1" table:style-name="ce2">
            <text:p>1794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801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5" table:formula="of:=[.A1801]+1" table:style-name="ce2">
            <text:p>1795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802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6" table:formula="of:=[.A1802]+1" table:style-name="ce2">
            <text:p>1796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803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7" table:formula="of:=[.A1803]+1" table:style-name="ce2">
            <text:p>1797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804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8" table:formula="of:=[.A1804]+1" table:style-name="ce2">
            <text:p>1798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805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9" table:formula="of:=[.A1805]+1" table:style-name="ce2">
            <text:p>1799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1806]*32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0" table:formula="of:=[.A1806]+1" table:style-name="ce2">
            <text:p>1800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07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1" table:formula="of:=[.A1807]+1" table:style-name="ce2">
            <text:p>1801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08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2" table:formula="of:=[.A1808]+1" table:style-name="ce2">
            <text:p>1802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09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3" table:formula="of:=[.A1809]+1" table:style-name="ce2">
            <text:p>1803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0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4" table:formula="of:=[.A1810]+1" table:style-name="ce2">
            <text:p>1804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1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5" table:formula="of:=[.A1811]+1" table:style-name="ce2">
            <text:p>1805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2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6" table:formula="of:=[.A1812]+1" table:style-name="ce2">
            <text:p>1806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3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7" table:formula="of:=[.A1813]+1" table:style-name="ce2">
            <text:p>1807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4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8" table:formula="of:=[.A1814]+1" table:style-name="ce2">
            <text:p>1808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5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9" table:formula="of:=[.A1815]+1" table:style-name="ce2">
            <text:p>1809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6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0" table:formula="of:=[.A1816]+1" table:style-name="ce2">
            <text:p>1810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7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1" table:formula="of:=[.A1817]+1" table:style-name="ce2">
            <text:p>1811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8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2" table:formula="of:=[.A1818]+1" table:style-name="ce2">
            <text:p>1812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19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3" table:formula="of:=[.A1819]+1" table:style-name="ce2">
            <text:p>1813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20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4" table:formula="of:=[.A1820]+1" table:style-name="ce2">
            <text:p>1814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21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5" table:formula="of:=[.A1821]+1" table:style-name="ce2">
            <text:p>1815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1822]*32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6" table:formula="of:=[.A1822]+1" table:style-name="ce2">
            <text:p>1816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23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7" table:formula="of:=[.A1823]+1" table:style-name="ce2">
            <text:p>1817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24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8" table:formula="of:=[.A1824]+1" table:style-name="ce2">
            <text:p>1818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25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9" table:formula="of:=[.A1825]+1" table:style-name="ce2">
            <text:p>1819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26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0" table:formula="of:=[.A1826]+1" table:style-name="ce2">
            <text:p>1820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27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1" table:formula="of:=[.A1827]+1" table:style-name="ce2">
            <text:p>1821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28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2" table:formula="of:=[.A1828]+1" table:style-name="ce2">
            <text:p>1822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29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3" table:formula="of:=[.A1829]+1" table:style-name="ce2">
            <text:p>1823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30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4" table:formula="of:=[.A1830]+1" table:style-name="ce2">
            <text:p>1824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31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5" table:formula="of:=[.A1831]+1" table:style-name="ce2">
            <text:p>1825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32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6" table:formula="of:=[.A1832]+1" table:style-name="ce2">
            <text:p>1826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33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7" table:formula="of:=[.A1833]+1" table:style-name="ce2">
            <text:p>1827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34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8" table:formula="of:=[.A1834]+1" table:style-name="ce2">
            <text:p>1828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35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9" table:formula="of:=[.A1835]+1" table:style-name="ce2">
            <text:p>1829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36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0" table:formula="of:=[.A1836]+1" table:style-name="ce2">
            <text:p>1830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1837]*32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1" table:formula="of:=[.A1837]+1" table:style-name="ce2">
            <text:p>1831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38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2" table:formula="of:=[.A1838]+1" table:style-name="ce2">
            <text:p>1832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39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3" table:formula="of:=[.A1839]+1" table:style-name="ce2">
            <text:p>1833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0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4" table:formula="of:=[.A1840]+1" table:style-name="ce2">
            <text:p>1834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1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5" table:formula="of:=[.A1841]+1" table:style-name="ce2">
            <text:p>1835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2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6" table:formula="of:=[.A1842]+1" table:style-name="ce2">
            <text:p>1836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3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7" table:formula="of:=[.A1843]+1" table:style-name="ce2">
            <text:p>1837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4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8" table:formula="of:=[.A1844]+1" table:style-name="ce2">
            <text:p>1838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5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9" table:formula="of:=[.A1845]+1" table:style-name="ce2">
            <text:p>1839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6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0" table:formula="of:=[.A1846]+1" table:style-name="ce2">
            <text:p>1840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7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1" table:formula="of:=[.A1847]+1" table:style-name="ce2">
            <text:p>1841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8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2" table:formula="of:=[.A1848]+1" table:style-name="ce2">
            <text:p>1842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49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3" table:formula="of:=[.A1849]+1" table:style-name="ce2">
            <text:p>1843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50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4" table:formula="of:=[.A1850]+1" table:style-name="ce2">
            <text:p>1844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51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5" table:formula="of:=[.A1851]+1" table:style-name="ce2">
            <text:p>1845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1852]*32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6" table:formula="of:=[.A1852]+1" table:style-name="ce2">
            <text:p>1846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53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7" table:formula="of:=[.A1853]+1" table:style-name="ce2">
            <text:p>1847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54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8" table:formula="of:=[.A1854]+1" table:style-name="ce2">
            <text:p>1848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55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9" table:formula="of:=[.A1855]+1" table:style-name="ce2">
            <text:p>1849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56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0" table:formula="of:=[.A1856]+1" table:style-name="ce2">
            <text:p>1850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57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1" table:formula="of:=[.A1857]+1" table:style-name="ce2">
            <text:p>1851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58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2" table:formula="of:=[.A1858]+1" table:style-name="ce2">
            <text:p>1852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59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3" table:formula="of:=[.A1859]+1" table:style-name="ce2">
            <text:p>1853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60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4" table:formula="of:=[.A1860]+1" table:style-name="ce2">
            <text:p>1854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61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5" table:formula="of:=[.A1861]+1" table:style-name="ce2">
            <text:p>1855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62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6" table:formula="of:=[.A1862]+1" table:style-name="ce2">
            <text:p>1856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63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7" table:formula="of:=[.A1863]+1" table:style-name="ce2">
            <text:p>1857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64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8" table:formula="of:=[.A1864]+1" table:style-name="ce2">
            <text:p>1858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65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9" table:formula="of:=[.A1865]+1" table:style-name="ce2">
            <text:p>1859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66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0" table:formula="of:=[.A1866]+1" table:style-name="ce2">
            <text:p>1860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1867]*32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1" table:formula="of:=[.A1867]+1" table:style-name="ce2">
            <text:p>1861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68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2" table:formula="of:=[.A1868]+1" table:style-name="ce2">
            <text:p>1862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69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3" table:formula="of:=[.A1869]+1" table:style-name="ce2">
            <text:p>1863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0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4" table:formula="of:=[.A1870]+1" table:style-name="ce2">
            <text:p>1864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1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5" table:formula="of:=[.A1871]+1" table:style-name="ce2">
            <text:p>1865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2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6" table:formula="of:=[.A1872]+1" table:style-name="ce2">
            <text:p>1866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3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7" table:formula="of:=[.A1873]+1" table:style-name="ce2">
            <text:p>1867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4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8" table:formula="of:=[.A1874]+1" table:style-name="ce2">
            <text:p>1868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5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9" table:formula="of:=[.A1875]+1" table:style-name="ce2">
            <text:p>1869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6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0" table:formula="of:=[.A1876]+1" table:style-name="ce2">
            <text:p>1870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7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1" table:formula="of:=[.A1877]+1" table:style-name="ce2">
            <text:p>1871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8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2" table:formula="of:=[.A1878]+1" table:style-name="ce2">
            <text:p>1872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79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3" table:formula="of:=[.A1879]+1" table:style-name="ce2">
            <text:p>1873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80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4" table:formula="of:=[.A1880]+1" table:style-name="ce2">
            <text:p>1874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81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5" table:formula="of:=[.A1881]+1" table:style-name="ce2">
            <text:p>1875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1882]*32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6" table:formula="of:=[.A1882]+1" table:style-name="ce2">
            <text:p>1876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83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7" table:formula="of:=[.A1883]+1" table:style-name="ce2">
            <text:p>1877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84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8" table:formula="of:=[.A1884]+1" table:style-name="ce2">
            <text:p>1878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85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9" table:formula="of:=[.A1885]+1" table:style-name="ce2">
            <text:p>1879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86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0" table:formula="of:=[.A1886]+1" table:style-name="ce2">
            <text:p>1880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87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1" table:formula="of:=[.A1887]+1" table:style-name="ce2">
            <text:p>1881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88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2" table:formula="of:=[.A1888]+1" table:style-name="ce2">
            <text:p>1882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89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3" table:formula="of:=[.A1889]+1" table:style-name="ce2">
            <text:p>1883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0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4" table:formula="of:=[.A1890]+1" table:style-name="ce2">
            <text:p>1884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1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5" table:formula="of:=[.A1891]+1" table:style-name="ce2">
            <text:p>1885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2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6" table:formula="of:=[.A1892]+1" table:style-name="ce2">
            <text:p>1886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3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7" table:formula="of:=[.A1893]+1" table:style-name="ce2">
            <text:p>1887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4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8" table:formula="of:=[.A1894]+1" table:style-name="ce2">
            <text:p>1888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5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9" table:formula="of:=[.A1895]+1" table:style-name="ce2">
            <text:p>1889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6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0" table:formula="of:=[.A1896]+1" table:style-name="ce2">
            <text:p>1890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7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1" table:formula="of:=[.A1897]+1" table:style-name="ce2">
            <text:p>1891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1898]*32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2" table:formula="of:=[.A1898]+1" table:style-name="ce2">
            <text:p>1892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899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3" table:formula="of:=[.A1899]+1" table:style-name="ce2">
            <text:p>1893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0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4" table:formula="of:=[.A1900]+1" table:style-name="ce2">
            <text:p>1894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1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5" table:formula="of:=[.A1901]+1" table:style-name="ce2">
            <text:p>1895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2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6" table:formula="of:=[.A1902]+1" table:style-name="ce2">
            <text:p>1896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3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7" table:formula="of:=[.A1903]+1" table:style-name="ce2">
            <text:p>1897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4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8" table:formula="of:=[.A1904]+1" table:style-name="ce2">
            <text:p>1898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5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9" table:formula="of:=[.A1905]+1" table:style-name="ce2">
            <text:p>1899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6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0" table:formula="of:=[.A1906]+1" table:style-name="ce2">
            <text:p>1900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7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1" table:formula="of:=[.A1907]+1" table:style-name="ce2">
            <text:p>1901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8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2" table:formula="of:=[.A1908]+1" table:style-name="ce2">
            <text:p>1902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09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3" table:formula="of:=[.A1909]+1" table:style-name="ce2">
            <text:p>1903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10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4" table:formula="of:=[.A1910]+1" table:style-name="ce2">
            <text:p>1904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11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5" table:formula="of:=[.A1911]+1" table:style-name="ce2">
            <text:p>1905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12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6" table:formula="of:=[.A1912]+1" table:style-name="ce2">
            <text:p>1906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1913]*32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7" table:formula="of:=[.A1913]+1" table:style-name="ce2">
            <text:p>1907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14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8" table:formula="of:=[.A1914]+1" table:style-name="ce2">
            <text:p>1908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15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9" table:formula="of:=[.A1915]+1" table:style-name="ce2">
            <text:p>1909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16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0" table:formula="of:=[.A1916]+1" table:style-name="ce2">
            <text:p>1910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17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1" table:formula="of:=[.A1917]+1" table:style-name="ce2">
            <text:p>1911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18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2" table:formula="of:=[.A1918]+1" table:style-name="ce2">
            <text:p>1912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19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3" table:formula="of:=[.A1919]+1" table:style-name="ce2">
            <text:p>1913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0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4" table:formula="of:=[.A1920]+1" table:style-name="ce2">
            <text:p>1914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1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5" table:formula="of:=[.A1921]+1" table:style-name="ce2">
            <text:p>1915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2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6" table:formula="of:=[.A1922]+1" table:style-name="ce2">
            <text:p>1916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3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7" table:formula="of:=[.A1923]+1" table:style-name="ce2">
            <text:p>1917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4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8" table:formula="of:=[.A1924]+1" table:style-name="ce2">
            <text:p>1918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5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9" table:formula="of:=[.A1925]+1" table:style-name="ce2">
            <text:p>1919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6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0" table:formula="of:=[.A1926]+1" table:style-name="ce2">
            <text:p>1920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7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1" table:formula="of:=[.A1927]+1" table:style-name="ce2">
            <text:p>1921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1928]*32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2" table:formula="of:=[.A1928]+1" table:style-name="ce2">
            <text:p>1922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29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3" table:formula="of:=[.A1929]+1" table:style-name="ce2">
            <text:p>1923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0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4" table:formula="of:=[.A1930]+1" table:style-name="ce2">
            <text:p>1924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1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5" table:formula="of:=[.A1931]+1" table:style-name="ce2">
            <text:p>1925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2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6" table:formula="of:=[.A1932]+1" table:style-name="ce2">
            <text:p>1926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3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7" table:formula="of:=[.A1933]+1" table:style-name="ce2">
            <text:p>1927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4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8" table:formula="of:=[.A1934]+1" table:style-name="ce2">
            <text:p>1928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5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9" table:formula="of:=[.A1935]+1" table:style-name="ce2">
            <text:p>1929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6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0" table:formula="of:=[.A1936]+1" table:style-name="ce2">
            <text:p>1930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7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1" table:formula="of:=[.A1937]+1" table:style-name="ce2">
            <text:p>1931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8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2" table:formula="of:=[.A1938]+1" table:style-name="ce2">
            <text:p>1932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39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3" table:formula="of:=[.A1939]+1" table:style-name="ce2">
            <text:p>1933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40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4" table:formula="of:=[.A1940]+1" table:style-name="ce2">
            <text:p>1934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41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5" table:formula="of:=[.A1941]+1" table:style-name="ce2">
            <text:p>1935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42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6" table:formula="of:=[.A1942]+1" table:style-name="ce2">
            <text:p>1936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43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7" table:formula="of:=[.A1943]+1" table:style-name="ce2">
            <text:p>1937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1944]*32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8" table:formula="of:=[.A1944]+1" table:style-name="ce2">
            <text:p>1938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45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9" table:formula="of:=[.A1945]+1" table:style-name="ce2">
            <text:p>1939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46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0" table:formula="of:=[.A1946]+1" table:style-name="ce2">
            <text:p>1940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47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1" table:formula="of:=[.A1947]+1" table:style-name="ce2">
            <text:p>1941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48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2" table:formula="of:=[.A1948]+1" table:style-name="ce2">
            <text:p>1942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49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3" table:formula="of:=[.A1949]+1" table:style-name="ce2">
            <text:p>1943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0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4" table:formula="of:=[.A1950]+1" table:style-name="ce2">
            <text:p>1944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1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5" table:formula="of:=[.A1951]+1" table:style-name="ce2">
            <text:p>1945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2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6" table:formula="of:=[.A1952]+1" table:style-name="ce2">
            <text:p>1946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3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7" table:formula="of:=[.A1953]+1" table:style-name="ce2">
            <text:p>1947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4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8" table:formula="of:=[.A1954]+1" table:style-name="ce2">
            <text:p>1948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5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9" table:formula="of:=[.A1955]+1" table:style-name="ce2">
            <text:p>1949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6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0" table:formula="of:=[.A1956]+1" table:style-name="ce2">
            <text:p>1950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7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1" table:formula="of:=[.A1957]+1" table:style-name="ce2">
            <text:p>1951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8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2" table:formula="of:=[.A1958]+1" table:style-name="ce2">
            <text:p>1952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59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3" table:formula="of:=[.A1959]+1" table:style-name="ce2">
            <text:p>1953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1960]*32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4" table:formula="of:=[.A1960]+1" table:style-name="ce2">
            <text:p>1954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1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5" table:formula="of:=[.A1961]+1" table:style-name="ce2">
            <text:p>1955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2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6" table:formula="of:=[.A1962]+1" table:style-name="ce2">
            <text:p>1956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3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7" table:formula="of:=[.A1963]+1" table:style-name="ce2">
            <text:p>1957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4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8" table:formula="of:=[.A1964]+1" table:style-name="ce2">
            <text:p>1958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5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9" table:formula="of:=[.A1965]+1" table:style-name="ce2">
            <text:p>1959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6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0" table:formula="of:=[.A1966]+1" table:style-name="ce2">
            <text:p>1960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7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1" table:formula="of:=[.A1967]+1" table:style-name="ce2">
            <text:p>1961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8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2" table:formula="of:=[.A1968]+1" table:style-name="ce2">
            <text:p>1962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69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3" table:formula="of:=[.A1969]+1" table:style-name="ce2">
            <text:p>1963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70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4" table:formula="of:=[.A1970]+1" table:style-name="ce2">
            <text:p>1964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71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5" table:formula="of:=[.A1971]+1" table:style-name="ce2">
            <text:p>1965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72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6" table:formula="of:=[.A1972]+1" table:style-name="ce2">
            <text:p>1966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73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7" table:formula="of:=[.A1973]+1" table:style-name="ce2">
            <text:p>1967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74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8" table:formula="of:=[.A1974]+1" table:style-name="ce2">
            <text:p>1968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1975]*32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9" table:formula="of:=[.A1975]+1" table:style-name="ce2">
            <text:p>1969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76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0" table:formula="of:=[.A1976]+1" table:style-name="ce2">
            <text:p>1970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77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1" table:formula="of:=[.A1977]+1" table:style-name="ce2">
            <text:p>1971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78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2" table:formula="of:=[.A1978]+1" table:style-name="ce2">
            <text:p>1972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79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3" table:formula="of:=[.A1979]+1" table:style-name="ce2">
            <text:p>1973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0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4" table:formula="of:=[.A1980]+1" table:style-name="ce2">
            <text:p>1974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1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5" table:formula="of:=[.A1981]+1" table:style-name="ce2">
            <text:p>1975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2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6" table:formula="of:=[.A1982]+1" table:style-name="ce2">
            <text:p>1976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3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7" table:formula="of:=[.A1983]+1" table:style-name="ce2">
            <text:p>1977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4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8" table:formula="of:=[.A1984]+1" table:style-name="ce2">
            <text:p>1978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5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9" table:formula="of:=[.A1985]+1" table:style-name="ce2">
            <text:p>1979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6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0" table:formula="of:=[.A1986]+1" table:style-name="ce2">
            <text:p>1980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7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1" table:formula="of:=[.A1987]+1" table:style-name="ce2">
            <text:p>1981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8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2" table:formula="of:=[.A1988]+1" table:style-name="ce2">
            <text:p>1982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89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3" table:formula="of:=[.A1989]+1" table:style-name="ce2">
            <text:p>1983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90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4" table:formula="of:=[.A1990]+1" table:style-name="ce2">
            <text:p>1984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1991]*32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5" table:formula="of:=[.A1991]+1" table:style-name="ce2">
            <text:p>1985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1992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6" table:formula="of:=[.A1992]+1" table:style-name="ce2">
            <text:p>1986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1993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7" table:formula="of:=[.A1993]+1" table:style-name="ce2">
            <text:p>1987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1994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8" table:formula="of:=[.A1994]+1" table:style-name="ce2">
            <text:p>1988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1995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9" table:formula="of:=[.A1995]+1" table:style-name="ce2">
            <text:p>1989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1996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0" table:formula="of:=[.A1996]+1" table:style-name="ce2">
            <text:p>1990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1997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1" table:formula="of:=[.A1997]+1" table:style-name="ce2">
            <text:p>1991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1998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2" table:formula="of:=[.A1998]+1" table:style-name="ce2">
            <text:p>1992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1999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3" table:formula="of:=[.A1999]+1" table:style-name="ce2">
            <text:p>1993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000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4" table:formula="of:=[.A2000]+1" table:style-name="ce2">
            <text:p>1994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001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5" table:formula="of:=[.A2001]+1" table:style-name="ce2">
            <text:p>1995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002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6" table:formula="of:=[.A2002]+1" table:style-name="ce2">
            <text:p>1996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003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7" table:formula="of:=[.A2003]+1" table:style-name="ce2">
            <text:p>1997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004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8" table:formula="of:=[.A2004]+1" table:style-name="ce2">
            <text:p>1998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005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9" table:formula="of:=[.A2005]+1" table:style-name="ce2">
            <text:p>1999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006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0" table:formula="of:=[.A2006]+1" table:style-name="ce2">
            <text:p>2000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007]*32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1" table:formula="of:=[.A2007]+1" table:style-name="ce2">
            <text:p>2001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08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2" table:formula="of:=[.A2008]+1" table:style-name="ce2">
            <text:p>2002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09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3" table:formula="of:=[.A2009]+1" table:style-name="ce2">
            <text:p>2003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0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4" table:formula="of:=[.A2010]+1" table:style-name="ce2">
            <text:p>2004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1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5" table:formula="of:=[.A2011]+1" table:style-name="ce2">
            <text:p>2005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2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6" table:formula="of:=[.A2012]+1" table:style-name="ce2">
            <text:p>2006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3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7" table:formula="of:=[.A2013]+1" table:style-name="ce2">
            <text:p>2007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4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8" table:formula="of:=[.A2014]+1" table:style-name="ce2">
            <text:p>2008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5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9" table:formula="of:=[.A2015]+1" table:style-name="ce2">
            <text:p>2009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6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0" table:formula="of:=[.A2016]+1" table:style-name="ce2">
            <text:p>2010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7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1" table:formula="of:=[.A2017]+1" table:style-name="ce2">
            <text:p>2011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8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2" table:formula="of:=[.A2018]+1" table:style-name="ce2">
            <text:p>2012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19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3" table:formula="of:=[.A2019]+1" table:style-name="ce2">
            <text:p>2013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20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4" table:formula="of:=[.A2020]+1" table:style-name="ce2">
            <text:p>2014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21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5" table:formula="of:=[.A2021]+1" table:style-name="ce2">
            <text:p>2015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22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6" table:formula="of:=[.A2022]+1" table:style-name="ce2">
            <text:p>2016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023]*32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7" table:formula="of:=[.A2023]+1" table:style-name="ce2">
            <text:p>2017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24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8" table:formula="of:=[.A2024]+1" table:style-name="ce2">
            <text:p>2018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25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9" table:formula="of:=[.A2025]+1" table:style-name="ce2">
            <text:p>2019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26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0" table:formula="of:=[.A2026]+1" table:style-name="ce2">
            <text:p>2020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27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1" table:formula="of:=[.A2027]+1" table:style-name="ce2">
            <text:p>2021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28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2" table:formula="of:=[.A2028]+1" table:style-name="ce2">
            <text:p>2022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29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3" table:formula="of:=[.A2029]+1" table:style-name="ce2">
            <text:p>2023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0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4" table:formula="of:=[.A2030]+1" table:style-name="ce2">
            <text:p>2024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1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5" table:formula="of:=[.A2031]+1" table:style-name="ce2">
            <text:p>2025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2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6" table:formula="of:=[.A2032]+1" table:style-name="ce2">
            <text:p>2026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3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7" table:formula="of:=[.A2033]+1" table:style-name="ce2">
            <text:p>2027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4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8" table:formula="of:=[.A2034]+1" table:style-name="ce2">
            <text:p>2028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5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9" table:formula="of:=[.A2035]+1" table:style-name="ce2">
            <text:p>2029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6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0" table:formula="of:=[.A2036]+1" table:style-name="ce2">
            <text:p>2030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7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1" table:formula="of:=[.A2037]+1" table:style-name="ce2">
            <text:p>2031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8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2" table:formula="of:=[.A2038]+1" table:style-name="ce2">
            <text:p>2032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039]*32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3" table:formula="of:=[.A2039]+1" table:style-name="ce2">
            <text:p>20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4" table:formula="of:=[.A2040]+1" table:style-name="ce2">
            <text:p>20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5" table:formula="of:=[.A2041]+1" table:style-name="ce2">
            <text:p>20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6" table:formula="of:=[.A2042]+1" table:style-name="ce2">
            <text:p>20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7" table:formula="of:=[.A2043]+1" table:style-name="ce2">
            <text:p>20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8" table:formula="of:=[.A2044]+1" table:style-name="ce2">
            <text:p>20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9" table:formula="of:=[.A2045]+1" table:style-name="ce2">
            <text:p>20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0" table:formula="of:=[.A2046]+1" table:style-name="ce2">
            <text:p>20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1" table:formula="of:=[.A2047]+1" table:style-name="ce2">
            <text:p>20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2" table:formula="of:=[.A2048]+1" table:style-name="ce2">
            <text:p>20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3" table:formula="of:=[.A2049]+1" table:style-name="ce2">
            <text:p>20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4" table:formula="of:=[.A2050]+1" table:style-name="ce2">
            <text:p>20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5" table:formula="of:=[.A2051]+1" table:style-name="ce2">
            <text:p>20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6" table:formula="of:=[.A2052]+1" table:style-name="ce2">
            <text:p>20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7" table:formula="of:=[.A2053]+1" table:style-name="ce2">
            <text:p>20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8" table:formula="of:=[.A2054]+1" table:style-name="ce2">
            <text:p>20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9" table:formula="of:=[.A2055]+1" table:style-name="ce2">
            <text:p>20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0" table:formula="of:=[.A2056]+1" table:style-name="ce2">
            <text:p>20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1" table:formula="of:=[.A2057]+1" table:style-name="ce2">
            <text:p>20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2" table:formula="of:=[.A2058]+1" table:style-name="ce2">
            <text:p>20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3" table:formula="of:=[.A2059]+1" table:style-name="ce2">
            <text:p>20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4" table:formula="of:=[.A2060]+1" table:style-name="ce2">
            <text:p>20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5" table:formula="of:=[.A2061]+1" table:style-name="ce2">
            <text:p>20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6" table:formula="of:=[.A2062]+1" table:style-name="ce2">
            <text:p>20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7" table:formula="of:=[.A2063]+1" table:style-name="ce2">
            <text:p>20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8" table:formula="of:=[.A2064]+1" table:style-name="ce2">
            <text:p>20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9" table:formula="of:=[.A2065]+1" table:style-name="ce2">
            <text:p>20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0" table:formula="of:=[.A2066]+1" table:style-name="ce2">
            <text:p>20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1" table:formula="of:=[.A2067]+1" table:style-name="ce2">
            <text:p>20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2" table:formula="of:=[.A2068]+1" table:style-name="ce2">
            <text:p>20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3" table:formula="of:=[.A2069]+1" table:style-name="ce2">
            <text:p>20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4" table:formula="of:=[.A2070]+1" table:style-name="ce2">
            <text:p>20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5" table:formula="of:=[.A2071]+1" table:style-name="ce2">
            <text:p>20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6" table:formula="of:=[.A2072]+1" table:style-name="ce2">
            <text:p>20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7" table:formula="of:=[.A2073]+1" table:style-name="ce2">
            <text:p>20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8" table:formula="of:=[.A2074]+1" table:style-name="ce2">
            <text:p>20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9" table:formula="of:=[.A2075]+1" table:style-name="ce2">
            <text:p>20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0" table:formula="of:=[.A2076]+1" table:style-name="ce2">
            <text:p>20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1" table:formula="of:=[.A2077]+1" table:style-name="ce2">
            <text:p>20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2" table:formula="of:=[.A2078]+1" table:style-name="ce2">
            <text:p>20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3" table:formula="of:=[.A2079]+1" table:style-name="ce2">
            <text:p>20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4" table:formula="of:=[.A2080]+1" table:style-name="ce2">
            <text:p>20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5" table:formula="of:=[.A2081]+1" table:style-name="ce2">
            <text:p>20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6" table:formula="of:=[.A2082]+1" table:style-name="ce2">
            <text:p>20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7" table:formula="of:=[.A2083]+1" table:style-name="ce2">
            <text:p>20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8" table:formula="of:=[.A2084]+1" table:style-name="ce2">
            <text:p>20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9" table:formula="of:=[.A2085]+1" table:style-name="ce2">
            <text:p>20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0" table:formula="of:=[.A2086]+1" table:style-name="ce2">
            <text:p>20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1" table:formula="of:=[.A2087]+1" table:style-name="ce2">
            <text:p>20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2" table:formula="of:=[.A2088]+1" table:style-name="ce2">
            <text:p>20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3" table:formula="of:=[.A2089]+1" table:style-name="ce2">
            <text:p>20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4" table:formula="of:=[.A2090]+1" table:style-name="ce2">
            <text:p>20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5" table:formula="of:=[.A2091]+1" table:style-name="ce2">
            <text:p>20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6" table:formula="of:=[.A2092]+1" table:style-name="ce2">
            <text:p>20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7" table:formula="of:=[.A2093]+1" table:style-name="ce2">
            <text:p>20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8" table:formula="of:=[.A2094]+1" table:style-name="ce2">
            <text:p>20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9" table:formula="of:=[.A2095]+1" table:style-name="ce2">
            <text:p>20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0" table:formula="of:=[.A2096]+1" table:style-name="ce2">
            <text:p>20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1" table:formula="of:=[.A2097]+1" table:style-name="ce2">
            <text:p>20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2" table:formula="of:=[.A2098]+1" table:style-name="ce2">
            <text:p>20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0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3" table:formula="of:=[.A2099]+1" table:style-name="ce2">
            <text:p>20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4" table:formula="of:=[.A2100]+1" table:style-name="ce2">
            <text:p>20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5" table:formula="of:=[.A2101]+1" table:style-name="ce2">
            <text:p>20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6" table:formula="of:=[.A2102]+1" table:style-name="ce2">
            <text:p>20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7" table:formula="of:=[.A2103]+1" table:style-name="ce2">
            <text:p>20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8" table:formula="of:=[.A2104]+1" table:style-name="ce2">
            <text:p>20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9" table:formula="of:=[.A2105]+1" table:style-name="ce2">
            <text:p>20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0" table:formula="of:=[.A2106]+1" table:style-name="ce2">
            <text:p>21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1" table:formula="of:=[.A2107]+1" table:style-name="ce2">
            <text:p>21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2" table:formula="of:=[.A2108]+1" table:style-name="ce2">
            <text:p>21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3" table:formula="of:=[.A2109]+1" table:style-name="ce2">
            <text:p>21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4" table:formula="of:=[.A2110]+1" table:style-name="ce2">
            <text:p>21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5" table:formula="of:=[.A2111]+1" table:style-name="ce2">
            <text:p>21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6" table:formula="of:=[.A2112]+1" table:style-name="ce2">
            <text:p>21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7" table:formula="of:=[.A2113]+1" table:style-name="ce2">
            <text:p>21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8" table:formula="of:=[.A2114]+1" table:style-name="ce2">
            <text:p>21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9" table:formula="of:=[.A2115]+1" table:style-name="ce2">
            <text:p>21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0" table:formula="of:=[.A2116]+1" table:style-name="ce2">
            <text:p>21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1" table:formula="of:=[.A2117]+1" table:style-name="ce2">
            <text:p>21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2" table:formula="of:=[.A2118]+1" table:style-name="ce2">
            <text:p>21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3" table:formula="of:=[.A2119]+1" table:style-name="ce2">
            <text:p>21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4" table:formula="of:=[.A2120]+1" table:style-name="ce2">
            <text:p>21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5" table:formula="of:=[.A2121]+1" table:style-name="ce2">
            <text:p>21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6" table:formula="of:=[.A2122]+1" table:style-name="ce2">
            <text:p>21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7" table:formula="of:=[.A2123]+1" table:style-name="ce2">
            <text:p>21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8" table:formula="of:=[.A2124]+1" table:style-name="ce2">
            <text:p>21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9" table:formula="of:=[.A2125]+1" table:style-name="ce2">
            <text:p>21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0" table:formula="of:=[.A2126]+1" table:style-name="ce2">
            <text:p>21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1" table:formula="of:=[.A2127]+1" table:style-name="ce2">
            <text:p>21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2" table:formula="of:=[.A2128]+1" table:style-name="ce2">
            <text:p>21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3" table:formula="of:=[.A2129]+1" table:style-name="ce2">
            <text:p>21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4" table:formula="of:=[.A2130]+1" table:style-name="ce2">
            <text:p>21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5" table:formula="of:=[.A2131]+1" table:style-name="ce2">
            <text:p>21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6" table:formula="of:=[.A2132]+1" table:style-name="ce2">
            <text:p>21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7" table:formula="of:=[.A2133]+1" table:style-name="ce2">
            <text:p>21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8" table:formula="of:=[.A2134]+1" table:style-name="ce2">
            <text:p>21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9" table:formula="of:=[.A2135]+1" table:style-name="ce2">
            <text:p>21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0" table:formula="of:=[.A2136]+1" table:style-name="ce2">
            <text:p>21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1" table:formula="of:=[.A2137]+1" table:style-name="ce2">
            <text:p>21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2" table:formula="of:=[.A2138]+1" table:style-name="ce2">
            <text:p>21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3" table:formula="of:=[.A2139]+1" table:style-name="ce2">
            <text:p>21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4" table:formula="of:=[.A2140]+1" table:style-name="ce2">
            <text:p>21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5" table:formula="of:=[.A2141]+1" table:style-name="ce2">
            <text:p>21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6" table:formula="of:=[.A2142]+1" table:style-name="ce2">
            <text:p>21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7" table:formula="of:=[.A2143]+1" table:style-name="ce2">
            <text:p>21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8" table:formula="of:=[.A2144]+1" table:style-name="ce2">
            <text:p>21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9" table:formula="of:=[.A2145]+1" table:style-name="ce2">
            <text:p>21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0" table:formula="of:=[.A2146]+1" table:style-name="ce2">
            <text:p>21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1" table:formula="of:=[.A2147]+1" table:style-name="ce2">
            <text:p>21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2" table:formula="of:=[.A2148]+1" table:style-name="ce2">
            <text:p>21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3" table:formula="of:=[.A2149]+1" table:style-name="ce2">
            <text:p>21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4" table:formula="of:=[.A2150]+1" table:style-name="ce2">
            <text:p>21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5" table:formula="of:=[.A2151]+1" table:style-name="ce2">
            <text:p>21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6" table:formula="of:=[.A2152]+1" table:style-name="ce2">
            <text:p>21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7" table:formula="of:=[.A2153]+1" table:style-name="ce2">
            <text:p>21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8" table:formula="of:=[.A2154]+1" table:style-name="ce2">
            <text:p>21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9" table:formula="of:=[.A2155]+1" table:style-name="ce2">
            <text:p>21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0" table:formula="of:=[.A2156]+1" table:style-name="ce2">
            <text:p>21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1" table:formula="of:=[.A2157]+1" table:style-name="ce2">
            <text:p>21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2" table:formula="of:=[.A2158]+1" table:style-name="ce2">
            <text:p>21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3" table:formula="of:=[.A2159]+1" table:style-name="ce2">
            <text:p>21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4" table:formula="of:=[.A2160]+1" table:style-name="ce2">
            <text:p>21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5" table:formula="of:=[.A2161]+1" table:style-name="ce2">
            <text:p>21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6" table:formula="of:=[.A2162]+1" table:style-name="ce2">
            <text:p>21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7" table:formula="of:=[.A2163]+1" table:style-name="ce2">
            <text:p>21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8" table:formula="of:=[.A2164]+1" table:style-name="ce2">
            <text:p>21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9" table:formula="of:=[.A2165]+1" table:style-name="ce2">
            <text:p>21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0" table:formula="of:=[.A2166]+1" table:style-name="ce2">
            <text:p>21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1" table:formula="of:=[.A2167]+1" table:style-name="ce2">
            <text:p>21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2" table:formula="of:=[.A2168]+1" table:style-name="ce2">
            <text:p>21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3" table:formula="of:=[.A2169]+1" table:style-name="ce2">
            <text:p>21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4" table:formula="of:=[.A2170]+1" table:style-name="ce2">
            <text:p>21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5" table:formula="of:=[.A2171]+1" table:style-name="ce2">
            <text:p>21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6" table:formula="of:=[.A2172]+1" table:style-name="ce2">
            <text:p>21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7" table:formula="of:=[.A2173]+1" table:style-name="ce2">
            <text:p>21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8" table:formula="of:=[.A2174]+1" table:style-name="ce2">
            <text:p>21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9" table:formula="of:=[.A2175]+1" table:style-name="ce2">
            <text:p>21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0" table:formula="of:=[.A2176]+1" table:style-name="ce2">
            <text:p>21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1" table:formula="of:=[.A2177]+1" table:style-name="ce2">
            <text:p>21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2" table:formula="of:=[.A2178]+1" table:style-name="ce2">
            <text:p>21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3" table:formula="of:=[.A2179]+1" table:style-name="ce2">
            <text:p>21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4" table:formula="of:=[.A2180]+1" table:style-name="ce2">
            <text:p>21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5" table:formula="of:=[.A2181]+1" table:style-name="ce2">
            <text:p>21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6" table:formula="of:=[.A2182]+1" table:style-name="ce2">
            <text:p>21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7" table:formula="of:=[.A2183]+1" table:style-name="ce2">
            <text:p>21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8" table:formula="of:=[.A2184]+1" table:style-name="ce2">
            <text:p>21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9" table:formula="of:=[.A2185]+1" table:style-name="ce2">
            <text:p>21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0" table:formula="of:=[.A2186]+1" table:style-name="ce2">
            <text:p>21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1" table:formula="of:=[.A2187]+1" table:style-name="ce2">
            <text:p>21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2" table:formula="of:=[.A2188]+1" table:style-name="ce2">
            <text:p>21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3" table:formula="of:=[.A2189]+1" table:style-name="ce2">
            <text:p>21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4" table:formula="of:=[.A2190]+1" table:style-name="ce2">
            <text:p>21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5" table:formula="of:=[.A2191]+1" table:style-name="ce2">
            <text:p>21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6" table:formula="of:=[.A2192]+1" table:style-name="ce2">
            <text:p>21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7" table:formula="of:=[.A2193]+1" table:style-name="ce2">
            <text:p>21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8" table:formula="of:=[.A2194]+1" table:style-name="ce2">
            <text:p>21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9" table:formula="of:=[.A2195]+1" table:style-name="ce2">
            <text:p>21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0" table:formula="of:=[.A2196]+1" table:style-name="ce2">
            <text:p>21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1" table:formula="of:=[.A2197]+1" table:style-name="ce2">
            <text:p>21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2" table:formula="of:=[.A2198]+1" table:style-name="ce2">
            <text:p>21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1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3" table:formula="of:=[.A2199]+1" table:style-name="ce2">
            <text:p>21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4" table:formula="of:=[.A2200]+1" table:style-name="ce2">
            <text:p>21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5" table:formula="of:=[.A2201]+1" table:style-name="ce2">
            <text:p>21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6" table:formula="of:=[.A2202]+1" table:style-name="ce2">
            <text:p>21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7" table:formula="of:=[.A2203]+1" table:style-name="ce2">
            <text:p>21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8" table:formula="of:=[.A2204]+1" table:style-name="ce2">
            <text:p>21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9" table:formula="of:=[.A2205]+1" table:style-name="ce2">
            <text:p>21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0" table:formula="of:=[.A2206]+1" table:style-name="ce2">
            <text:p>22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1" table:formula="of:=[.A2207]+1" table:style-name="ce2">
            <text:p>22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2" table:formula="of:=[.A2208]+1" table:style-name="ce2">
            <text:p>22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3" table:formula="of:=[.A2209]+1" table:style-name="ce2">
            <text:p>22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4" table:formula="of:=[.A2210]+1" table:style-name="ce2">
            <text:p>22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5" table:formula="of:=[.A2211]+1" table:style-name="ce2">
            <text:p>22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6" table:formula="of:=[.A2212]+1" table:style-name="ce2">
            <text:p>22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7" table:formula="of:=[.A2213]+1" table:style-name="ce2">
            <text:p>22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8" table:formula="of:=[.A2214]+1" table:style-name="ce2">
            <text:p>22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9" table:formula="of:=[.A2215]+1" table:style-name="ce2">
            <text:p>22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0" table:formula="of:=[.A2216]+1" table:style-name="ce2">
            <text:p>22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1" table:formula="of:=[.A2217]+1" table:style-name="ce2">
            <text:p>22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2" table:formula="of:=[.A2218]+1" table:style-name="ce2">
            <text:p>22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3" table:formula="of:=[.A2219]+1" table:style-name="ce2">
            <text:p>22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4" table:formula="of:=[.A2220]+1" table:style-name="ce2">
            <text:p>22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5" table:formula="of:=[.A2221]+1" table:style-name="ce2">
            <text:p>22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6" table:formula="of:=[.A2222]+1" table:style-name="ce2">
            <text:p>22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7" table:formula="of:=[.A2223]+1" table:style-name="ce2">
            <text:p>22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8" table:formula="of:=[.A2224]+1" table:style-name="ce2">
            <text:p>22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9" table:formula="of:=[.A2225]+1" table:style-name="ce2">
            <text:p>22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0" table:formula="of:=[.A2226]+1" table:style-name="ce2">
            <text:p>22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1" table:formula="of:=[.A2227]+1" table:style-name="ce2">
            <text:p>22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2" table:formula="of:=[.A2228]+1" table:style-name="ce2">
            <text:p>22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3" table:formula="of:=[.A2229]+1" table:style-name="ce2">
            <text:p>22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4" table:formula="of:=[.A2230]+1" table:style-name="ce2">
            <text:p>22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5" table:formula="of:=[.A2231]+1" table:style-name="ce2">
            <text:p>22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6" table:formula="of:=[.A2232]+1" table:style-name="ce2">
            <text:p>22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7" table:formula="of:=[.A2233]+1" table:style-name="ce2">
            <text:p>22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8" table:formula="of:=[.A2234]+1" table:style-name="ce2">
            <text:p>22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9" table:formula="of:=[.A2235]+1" table:style-name="ce2">
            <text:p>22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0" table:formula="of:=[.A2236]+1" table:style-name="ce2">
            <text:p>22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1" table:formula="of:=[.A2237]+1" table:style-name="ce2">
            <text:p>22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2" table:formula="of:=[.A2238]+1" table:style-name="ce2">
            <text:p>22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3" table:formula="of:=[.A2239]+1" table:style-name="ce2">
            <text:p>22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4" table:formula="of:=[.A2240]+1" table:style-name="ce2">
            <text:p>22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5" table:formula="of:=[.A2241]+1" table:style-name="ce2">
            <text:p>22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6" table:formula="of:=[.A2242]+1" table:style-name="ce2">
            <text:p>22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7" table:formula="of:=[.A2243]+1" table:style-name="ce2">
            <text:p>22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8" table:formula="of:=[.A2244]+1" table:style-name="ce2">
            <text:p>22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9" table:formula="of:=[.A2245]+1" table:style-name="ce2">
            <text:p>22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0" table:formula="of:=[.A2246]+1" table:style-name="ce2">
            <text:p>22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1" table:formula="of:=[.A2247]+1" table:style-name="ce2">
            <text:p>22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2" table:formula="of:=[.A2248]+1" table:style-name="ce2">
            <text:p>22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3" table:formula="of:=[.A2249]+1" table:style-name="ce2">
            <text:p>22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4" table:formula="of:=[.A2250]+1" table:style-name="ce2">
            <text:p>22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5" table:formula="of:=[.A2251]+1" table:style-name="ce2">
            <text:p>22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6" table:formula="of:=[.A2252]+1" table:style-name="ce2">
            <text:p>22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7" table:formula="of:=[.A2253]+1" table:style-name="ce2">
            <text:p>22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8" table:formula="of:=[.A2254]+1" table:style-name="ce2">
            <text:p>22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9" table:formula="of:=[.A2255]+1" table:style-name="ce2">
            <text:p>22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0" table:formula="of:=[.A2256]+1" table:style-name="ce2">
            <text:p>22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1" table:formula="of:=[.A2257]+1" table:style-name="ce2">
            <text:p>22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2" table:formula="of:=[.A2258]+1" table:style-name="ce2">
            <text:p>22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3" table:formula="of:=[.A2259]+1" table:style-name="ce2">
            <text:p>22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4" table:formula="of:=[.A2260]+1" table:style-name="ce2">
            <text:p>22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5" table:formula="of:=[.A2261]+1" table:style-name="ce2">
            <text:p>22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6" table:formula="of:=[.A2262]+1" table:style-name="ce2">
            <text:p>22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7" table:formula="of:=[.A2263]+1" table:style-name="ce2">
            <text:p>22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8" table:formula="of:=[.A2264]+1" table:style-name="ce2">
            <text:p>22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9" table:formula="of:=[.A2265]+1" table:style-name="ce2">
            <text:p>22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0" table:formula="of:=[.A2266]+1" table:style-name="ce2">
            <text:p>22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1" table:formula="of:=[.A2267]+1" table:style-name="ce2">
            <text:p>22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2" table:formula="of:=[.A2268]+1" table:style-name="ce2">
            <text:p>22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3" table:formula="of:=[.A2269]+1" table:style-name="ce2">
            <text:p>22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4" table:formula="of:=[.A2270]+1" table:style-name="ce2">
            <text:p>22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5" table:formula="of:=[.A2271]+1" table:style-name="ce2">
            <text:p>22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6" table:formula="of:=[.A2272]+1" table:style-name="ce2">
            <text:p>22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7" table:formula="of:=[.A2273]+1" table:style-name="ce2">
            <text:p>22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8" table:formula="of:=[.A2274]+1" table:style-name="ce2">
            <text:p>22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9" table:formula="of:=[.A2275]+1" table:style-name="ce2">
            <text:p>22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0" table:formula="of:=[.A2276]+1" table:style-name="ce2">
            <text:p>22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1" table:formula="of:=[.A2277]+1" table:style-name="ce2">
            <text:p>22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2" table:formula="of:=[.A2278]+1" table:style-name="ce2">
            <text:p>22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3" table:formula="of:=[.A2279]+1" table:style-name="ce2">
            <text:p>22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4" table:formula="of:=[.A2280]+1" table:style-name="ce2">
            <text:p>22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5" table:formula="of:=[.A2281]+1" table:style-name="ce2">
            <text:p>22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6" table:formula="of:=[.A2282]+1" table:style-name="ce2">
            <text:p>22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7" table:formula="of:=[.A2283]+1" table:style-name="ce2">
            <text:p>22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8" table:formula="of:=[.A2284]+1" table:style-name="ce2">
            <text:p>22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9" table:formula="of:=[.A2285]+1" table:style-name="ce2">
            <text:p>22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0" table:formula="of:=[.A2286]+1" table:style-name="ce2">
            <text:p>22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1" table:formula="of:=[.A2287]+1" table:style-name="ce2">
            <text:p>22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2" table:formula="of:=[.A2288]+1" table:style-name="ce2">
            <text:p>22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3" table:formula="of:=[.A2289]+1" table:style-name="ce2">
            <text:p>22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4" table:formula="of:=[.A2290]+1" table:style-name="ce2">
            <text:p>22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5" table:formula="of:=[.A2291]+1" table:style-name="ce2">
            <text:p>22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6" table:formula="of:=[.A2292]+1" table:style-name="ce2">
            <text:p>22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7" table:formula="of:=[.A2293]+1" table:style-name="ce2">
            <text:p>22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8" table:formula="of:=[.A2294]+1" table:style-name="ce2">
            <text:p>22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9" table:formula="of:=[.A2295]+1" table:style-name="ce2">
            <text:p>22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0" table:formula="of:=[.A2296]+1" table:style-name="ce2">
            <text:p>22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1" table:formula="of:=[.A2297]+1" table:style-name="ce2">
            <text:p>22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2" table:formula="of:=[.A2298]+1" table:style-name="ce2">
            <text:p>22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2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3" table:formula="of:=[.A2299]+1" table:style-name="ce2">
            <text:p>22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4" table:formula="of:=[.A2300]+1" table:style-name="ce2">
            <text:p>22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5" table:formula="of:=[.A2301]+1" table:style-name="ce2">
            <text:p>22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6" table:formula="of:=[.A2302]+1" table:style-name="ce2">
            <text:p>22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7" table:formula="of:=[.A2303]+1" table:style-name="ce2">
            <text:p>22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8" table:formula="of:=[.A2304]+1" table:style-name="ce2">
            <text:p>22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9" table:formula="of:=[.A2305]+1" table:style-name="ce2">
            <text:p>22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0" table:formula="of:=[.A2306]+1" table:style-name="ce2">
            <text:p>23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1" table:formula="of:=[.A2307]+1" table:style-name="ce2">
            <text:p>23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2" table:formula="of:=[.A2308]+1" table:style-name="ce2">
            <text:p>23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3" table:formula="of:=[.A2309]+1" table:style-name="ce2">
            <text:p>23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4" table:formula="of:=[.A2310]+1" table:style-name="ce2">
            <text:p>23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5" table:formula="of:=[.A2311]+1" table:style-name="ce2">
            <text:p>23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6" table:formula="of:=[.A2312]+1" table:style-name="ce2">
            <text:p>23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7" table:formula="of:=[.A2313]+1" table:style-name="ce2">
            <text:p>23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8" table:formula="of:=[.A2314]+1" table:style-name="ce2">
            <text:p>23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9" table:formula="of:=[.A2315]+1" table:style-name="ce2">
            <text:p>23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0" table:formula="of:=[.A2316]+1" table:style-name="ce2">
            <text:p>23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1" table:formula="of:=[.A2317]+1" table:style-name="ce2">
            <text:p>23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2" table:formula="of:=[.A2318]+1" table:style-name="ce2">
            <text:p>23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3" table:formula="of:=[.A2319]+1" table:style-name="ce2">
            <text:p>23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4" table:formula="of:=[.A2320]+1" table:style-name="ce2">
            <text:p>23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5" table:formula="of:=[.A2321]+1" table:style-name="ce2">
            <text:p>23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6" table:formula="of:=[.A2322]+1" table:style-name="ce2">
            <text:p>23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7" table:formula="of:=[.A2323]+1" table:style-name="ce2">
            <text:p>23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8" table:formula="of:=[.A2324]+1" table:style-name="ce2">
            <text:p>23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9" table:formula="of:=[.A2325]+1" table:style-name="ce2">
            <text:p>23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0" table:formula="of:=[.A2326]+1" table:style-name="ce2">
            <text:p>23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1" table:formula="of:=[.A2327]+1" table:style-name="ce2">
            <text:p>23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2" table:formula="of:=[.A2328]+1" table:style-name="ce2">
            <text:p>23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3" table:formula="of:=[.A2329]+1" table:style-name="ce2">
            <text:p>23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4" table:formula="of:=[.A2330]+1" table:style-name="ce2">
            <text:p>23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5" table:formula="of:=[.A2331]+1" table:style-name="ce2">
            <text:p>23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6" table:formula="of:=[.A2332]+1" table:style-name="ce2">
            <text:p>23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7" table:formula="of:=[.A2333]+1" table:style-name="ce2">
            <text:p>23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8" table:formula="of:=[.A2334]+1" table:style-name="ce2">
            <text:p>23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9" table:formula="of:=[.A2335]+1" table:style-name="ce2">
            <text:p>23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0" table:formula="of:=[.A2336]+1" table:style-name="ce2">
            <text:p>23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1" table:formula="of:=[.A2337]+1" table:style-name="ce2">
            <text:p>23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2" table:formula="of:=[.A2338]+1" table:style-name="ce2">
            <text:p>23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3" table:formula="of:=[.A2339]+1" table:style-name="ce2">
            <text:p>23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4" table:formula="of:=[.A2340]+1" table:style-name="ce2">
            <text:p>23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5" table:formula="of:=[.A2341]+1" table:style-name="ce2">
            <text:p>23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6" table:formula="of:=[.A2342]+1" table:style-name="ce2">
            <text:p>23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7" table:formula="of:=[.A2343]+1" table:style-name="ce2">
            <text:p>23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8" table:formula="of:=[.A2344]+1" table:style-name="ce2">
            <text:p>23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9" table:formula="of:=[.A2345]+1" table:style-name="ce2">
            <text:p>23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0" table:formula="of:=[.A2346]+1" table:style-name="ce2">
            <text:p>23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1" table:formula="of:=[.A2347]+1" table:style-name="ce2">
            <text:p>23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2" table:formula="of:=[.A2348]+1" table:style-name="ce2">
            <text:p>23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3" table:formula="of:=[.A2349]+1" table:style-name="ce2">
            <text:p>23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4" table:formula="of:=[.A2350]+1" table:style-name="ce2">
            <text:p>23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5" table:formula="of:=[.A2351]+1" table:style-name="ce2">
            <text:p>23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6" table:formula="of:=[.A2352]+1" table:style-name="ce2">
            <text:p>23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7" table:formula="of:=[.A2353]+1" table:style-name="ce2">
            <text:p>23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8" table:formula="of:=[.A2354]+1" table:style-name="ce2">
            <text:p>23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9" table:formula="of:=[.A2355]+1" table:style-name="ce2">
            <text:p>23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0" table:formula="of:=[.A2356]+1" table:style-name="ce2">
            <text:p>23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1" table:formula="of:=[.A2357]+1" table:style-name="ce2">
            <text:p>23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2" table:formula="of:=[.A2358]+1" table:style-name="ce2">
            <text:p>23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3" table:formula="of:=[.A2359]+1" table:style-name="ce2">
            <text:p>23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4" table:formula="of:=[.A2360]+1" table:style-name="ce2">
            <text:p>23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5" table:formula="of:=[.A2361]+1" table:style-name="ce2">
            <text:p>23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6" table:formula="of:=[.A2362]+1" table:style-name="ce2">
            <text:p>23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7" table:formula="of:=[.A2363]+1" table:style-name="ce2">
            <text:p>23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8" table:formula="of:=[.A2364]+1" table:style-name="ce2">
            <text:p>23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9" table:formula="of:=[.A2365]+1" table:style-name="ce2">
            <text:p>23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0" table:formula="of:=[.A2366]+1" table:style-name="ce2">
            <text:p>23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1" table:formula="of:=[.A2367]+1" table:style-name="ce2">
            <text:p>23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2" table:formula="of:=[.A2368]+1" table:style-name="ce2">
            <text:p>23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3" table:formula="of:=[.A2369]+1" table:style-name="ce2">
            <text:p>23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4" table:formula="of:=[.A2370]+1" table:style-name="ce2">
            <text:p>23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5" table:formula="of:=[.A2371]+1" table:style-name="ce2">
            <text:p>23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6" table:formula="of:=[.A2372]+1" table:style-name="ce2">
            <text:p>23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7" table:formula="of:=[.A2373]+1" table:style-name="ce2">
            <text:p>23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8" table:formula="of:=[.A2374]+1" table:style-name="ce2">
            <text:p>23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9" table:formula="of:=[.A2375]+1" table:style-name="ce2">
            <text:p>23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0" table:formula="of:=[.A2376]+1" table:style-name="ce2">
            <text:p>23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1" table:formula="of:=[.A2377]+1" table:style-name="ce2">
            <text:p>23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2" table:formula="of:=[.A2378]+1" table:style-name="ce2">
            <text:p>23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3" table:formula="of:=[.A2379]+1" table:style-name="ce2">
            <text:p>23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4" table:formula="of:=[.A2380]+1" table:style-name="ce2">
            <text:p>23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5" table:formula="of:=[.A2381]+1" table:style-name="ce2">
            <text:p>23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6" table:formula="of:=[.A2382]+1" table:style-name="ce2">
            <text:p>23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7" table:formula="of:=[.A2383]+1" table:style-name="ce2">
            <text:p>23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8" table:formula="of:=[.A2384]+1" table:style-name="ce2">
            <text:p>23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9" table:formula="of:=[.A2385]+1" table:style-name="ce2">
            <text:p>23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0" table:formula="of:=[.A2386]+1" table:style-name="ce2">
            <text:p>23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1" table:formula="of:=[.A2387]+1" table:style-name="ce2">
            <text:p>23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2" table:formula="of:=[.A2388]+1" table:style-name="ce2">
            <text:p>23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3" table:formula="of:=[.A2389]+1" table:style-name="ce2">
            <text:p>23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4" table:formula="of:=[.A2390]+1" table:style-name="ce2">
            <text:p>23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5" table:formula="of:=[.A2391]+1" table:style-name="ce2">
            <text:p>23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6" table:formula="of:=[.A2392]+1" table:style-name="ce2">
            <text:p>23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7" table:formula="of:=[.A2393]+1" table:style-name="ce2">
            <text:p>23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8" table:formula="of:=[.A2394]+1" table:style-name="ce2">
            <text:p>23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9" table:formula="of:=[.A2395]+1" table:style-name="ce2">
            <text:p>23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0" table:formula="of:=[.A2396]+1" table:style-name="ce2">
            <text:p>23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1" table:formula="of:=[.A2397]+1" table:style-name="ce2">
            <text:p>23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2" table:formula="of:=[.A2398]+1" table:style-name="ce2">
            <text:p>23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3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3" table:formula="of:=[.A2399]+1" table:style-name="ce2">
            <text:p>23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4" table:formula="of:=[.A2400]+1" table:style-name="ce2">
            <text:p>23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5" table:formula="of:=[.A2401]+1" table:style-name="ce2">
            <text:p>23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6" table:formula="of:=[.A2402]+1" table:style-name="ce2">
            <text:p>23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7" table:formula="of:=[.A2403]+1" table:style-name="ce2">
            <text:p>23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8" table:formula="of:=[.A2404]+1" table:style-name="ce2">
            <text:p>23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9" table:formula="of:=[.A2405]+1" table:style-name="ce2">
            <text:p>23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0" table:formula="of:=[.A2406]+1" table:style-name="ce2">
            <text:p>24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1" table:formula="of:=[.A2407]+1" table:style-name="ce2">
            <text:p>24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2" table:formula="of:=[.A2408]+1" table:style-name="ce2">
            <text:p>24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3" table:formula="of:=[.A2409]+1" table:style-name="ce2">
            <text:p>24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4" table:formula="of:=[.A2410]+1" table:style-name="ce2">
            <text:p>24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5" table:formula="of:=[.A2411]+1" table:style-name="ce2">
            <text:p>24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6" table:formula="of:=[.A2412]+1" table:style-name="ce2">
            <text:p>24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7" table:formula="of:=[.A2413]+1" table:style-name="ce2">
            <text:p>24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8" table:formula="of:=[.A2414]+1" table:style-name="ce2">
            <text:p>24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9" table:formula="of:=[.A2415]+1" table:style-name="ce2">
            <text:p>24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0" table:formula="of:=[.A2416]+1" table:style-name="ce2">
            <text:p>24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1" table:formula="of:=[.A2417]+1" table:style-name="ce2">
            <text:p>24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2" table:formula="of:=[.A2418]+1" table:style-name="ce2">
            <text:p>24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3" table:formula="of:=[.A2419]+1" table:style-name="ce2">
            <text:p>24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4" table:formula="of:=[.A2420]+1" table:style-name="ce2">
            <text:p>24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5" table:formula="of:=[.A2421]+1" table:style-name="ce2">
            <text:p>24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6" table:formula="of:=[.A2422]+1" table:style-name="ce2">
            <text:p>24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7" table:formula="of:=[.A2423]+1" table:style-name="ce2">
            <text:p>24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8" table:formula="of:=[.A2424]+1" table:style-name="ce2">
            <text:p>24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9" table:formula="of:=[.A2425]+1" table:style-name="ce2">
            <text:p>24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0" table:formula="of:=[.A2426]+1" table:style-name="ce2">
            <text:p>24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1" table:formula="of:=[.A2427]+1" table:style-name="ce2">
            <text:p>24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2" table:formula="of:=[.A2428]+1" table:style-name="ce2">
            <text:p>24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3" table:formula="of:=[.A2429]+1" table:style-name="ce2">
            <text:p>24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4" table:formula="of:=[.A2430]+1" table:style-name="ce2">
            <text:p>24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5" table:formula="of:=[.A2431]+1" table:style-name="ce2">
            <text:p>24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6" table:formula="of:=[.A2432]+1" table:style-name="ce2">
            <text:p>24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7" table:formula="of:=[.A2433]+1" table:style-name="ce2">
            <text:p>24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8" table:formula="of:=[.A2434]+1" table:style-name="ce2">
            <text:p>24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9" table:formula="of:=[.A2435]+1" table:style-name="ce2">
            <text:p>24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0" table:formula="of:=[.A2436]+1" table:style-name="ce2">
            <text:p>24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1" table:formula="of:=[.A2437]+1" table:style-name="ce2">
            <text:p>24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2" table:formula="of:=[.A2438]+1" table:style-name="ce2">
            <text:p>24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3" table:formula="of:=[.A2439]+1" table:style-name="ce2">
            <text:p>24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4" table:formula="of:=[.A2440]+1" table:style-name="ce2">
            <text:p>24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5" table:formula="of:=[.A2441]+1" table:style-name="ce2">
            <text:p>24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6" table:formula="of:=[.A2442]+1" table:style-name="ce2">
            <text:p>24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7" table:formula="of:=[.A2443]+1" table:style-name="ce2">
            <text:p>24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8" table:formula="of:=[.A2444]+1" table:style-name="ce2">
            <text:p>24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9" table:formula="of:=[.A2445]+1" table:style-name="ce2">
            <text:p>24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0" table:formula="of:=[.A2446]+1" table:style-name="ce2">
            <text:p>24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1" table:formula="of:=[.A2447]+1" table:style-name="ce2">
            <text:p>24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2" table:formula="of:=[.A2448]+1" table:style-name="ce2">
            <text:p>24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3" table:formula="of:=[.A2449]+1" table:style-name="ce2">
            <text:p>24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4" table:formula="of:=[.A2450]+1" table:style-name="ce2">
            <text:p>24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5" table:formula="of:=[.A2451]+1" table:style-name="ce2">
            <text:p>24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6" table:formula="of:=[.A2452]+1" table:style-name="ce2">
            <text:p>24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7" table:formula="of:=[.A2453]+1" table:style-name="ce2">
            <text:p>24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8" table:formula="of:=[.A2454]+1" table:style-name="ce2">
            <text:p>24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9" table:formula="of:=[.A2455]+1" table:style-name="ce2">
            <text:p>24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0" table:formula="of:=[.A2456]+1" table:style-name="ce2">
            <text:p>24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1" table:formula="of:=[.A2457]+1" table:style-name="ce2">
            <text:p>24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2" table:formula="of:=[.A2458]+1" table:style-name="ce2">
            <text:p>24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3" table:formula="of:=[.A2459]+1" table:style-name="ce2">
            <text:p>24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4" table:formula="of:=[.A2460]+1" table:style-name="ce2">
            <text:p>24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5" table:formula="of:=[.A2461]+1" table:style-name="ce2">
            <text:p>24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6" table:formula="of:=[.A2462]+1" table:style-name="ce2">
            <text:p>24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7" table:formula="of:=[.A2463]+1" table:style-name="ce2">
            <text:p>24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8" table:formula="of:=[.A2464]+1" table:style-name="ce2">
            <text:p>24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9" table:formula="of:=[.A2465]+1" table:style-name="ce2">
            <text:p>24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0" table:formula="of:=[.A2466]+1" table:style-name="ce2">
            <text:p>24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1" table:formula="of:=[.A2467]+1" table:style-name="ce2">
            <text:p>24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2" table:formula="of:=[.A2468]+1" table:style-name="ce2">
            <text:p>24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3" table:formula="of:=[.A2469]+1" table:style-name="ce2">
            <text:p>24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4" table:formula="of:=[.A2470]+1" table:style-name="ce2">
            <text:p>24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5" table:formula="of:=[.A2471]+1" table:style-name="ce2">
            <text:p>24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6" table:formula="of:=[.A2472]+1" table:style-name="ce2">
            <text:p>24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7" table:formula="of:=[.A2473]+1" table:style-name="ce2">
            <text:p>24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8" table:formula="of:=[.A2474]+1" table:style-name="ce2">
            <text:p>24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9" table:formula="of:=[.A2475]+1" table:style-name="ce2">
            <text:p>24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0" table:formula="of:=[.A2476]+1" table:style-name="ce2">
            <text:p>24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1" table:formula="of:=[.A2477]+1" table:style-name="ce2">
            <text:p>24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2" table:formula="of:=[.A2478]+1" table:style-name="ce2">
            <text:p>24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3" table:formula="of:=[.A2479]+1" table:style-name="ce2">
            <text:p>24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4" table:formula="of:=[.A2480]+1" table:style-name="ce2">
            <text:p>24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5" table:formula="of:=[.A2481]+1" table:style-name="ce2">
            <text:p>24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6" table:formula="of:=[.A2482]+1" table:style-name="ce2">
            <text:p>24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7" table:formula="of:=[.A2483]+1" table:style-name="ce2">
            <text:p>24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8" table:formula="of:=[.A2484]+1" table:style-name="ce2">
            <text:p>24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9" table:formula="of:=[.A2485]+1" table:style-name="ce2">
            <text:p>24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0" table:formula="of:=[.A2486]+1" table:style-name="ce2">
            <text:p>24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1" table:formula="of:=[.A2487]+1" table:style-name="ce2">
            <text:p>24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2" table:formula="of:=[.A2488]+1" table:style-name="ce2">
            <text:p>24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3" table:formula="of:=[.A2489]+1" table:style-name="ce2">
            <text:p>24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4" table:formula="of:=[.A2490]+1" table:style-name="ce2">
            <text:p>24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5" table:formula="of:=[.A2491]+1" table:style-name="ce2">
            <text:p>24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6" table:formula="of:=[.A2492]+1" table:style-name="ce2">
            <text:p>24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7" table:formula="of:=[.A2493]+1" table:style-name="ce2">
            <text:p>24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8" table:formula="of:=[.A2494]+1" table:style-name="ce2">
            <text:p>24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9" table:formula="of:=[.A2495]+1" table:style-name="ce2">
            <text:p>24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0" table:formula="of:=[.A2496]+1" table:style-name="ce2">
            <text:p>24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1" table:formula="of:=[.A2497]+1" table:style-name="ce2">
            <text:p>24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2" table:formula="of:=[.A2498]+1" table:style-name="ce2">
            <text:p>24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4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3" table:formula="of:=[.A2499]+1" table:style-name="ce2">
            <text:p>24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4" table:formula="of:=[.A2500]+1" table:style-name="ce2">
            <text:p>24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5" table:formula="of:=[.A2501]+1" table:style-name="ce2">
            <text:p>24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6" table:formula="of:=[.A2502]+1" table:style-name="ce2">
            <text:p>24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7" table:formula="of:=[.A2503]+1" table:style-name="ce2">
            <text:p>24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8" table:formula="of:=[.A2504]+1" table:style-name="ce2">
            <text:p>24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9" table:formula="of:=[.A2505]+1" table:style-name="ce2">
            <text:p>24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0" table:formula="of:=[.A2506]+1" table:style-name="ce2">
            <text:p>25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1" table:formula="of:=[.A2507]+1" table:style-name="ce2">
            <text:p>25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2" table:formula="of:=[.A2508]+1" table:style-name="ce2">
            <text:p>25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3" table:formula="of:=[.A2509]+1" table:style-name="ce2">
            <text:p>25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4" table:formula="of:=[.A2510]+1" table:style-name="ce2">
            <text:p>25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5" table:formula="of:=[.A2511]+1" table:style-name="ce2">
            <text:p>25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6" table:formula="of:=[.A2512]+1" table:style-name="ce2">
            <text:p>25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7" table:formula="of:=[.A2513]+1" table:style-name="ce2">
            <text:p>25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8" table:formula="of:=[.A2514]+1" table:style-name="ce2">
            <text:p>25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9" table:formula="of:=[.A2515]+1" table:style-name="ce2">
            <text:p>25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0" table:formula="of:=[.A2516]+1" table:style-name="ce2">
            <text:p>25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1" table:formula="of:=[.A2517]+1" table:style-name="ce2">
            <text:p>25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2" table:formula="of:=[.A2518]+1" table:style-name="ce2">
            <text:p>25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3" table:formula="of:=[.A2519]+1" table:style-name="ce2">
            <text:p>25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4" table:formula="of:=[.A2520]+1" table:style-name="ce2">
            <text:p>25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5" table:formula="of:=[.A2521]+1" table:style-name="ce2">
            <text:p>25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6" table:formula="of:=[.A2522]+1" table:style-name="ce2">
            <text:p>25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7" table:formula="of:=[.A2523]+1" table:style-name="ce2">
            <text:p>25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8" table:formula="of:=[.A2524]+1" table:style-name="ce2">
            <text:p>25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9" table:formula="of:=[.A2525]+1" table:style-name="ce2">
            <text:p>25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0" table:formula="of:=[.A2526]+1" table:style-name="ce2">
            <text:p>25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1" table:formula="of:=[.A2527]+1" table:style-name="ce2">
            <text:p>25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2" table:formula="of:=[.A2528]+1" table:style-name="ce2">
            <text:p>25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3" table:formula="of:=[.A2529]+1" table:style-name="ce2">
            <text:p>25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4" table:formula="of:=[.A2530]+1" table:style-name="ce2">
            <text:p>25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5" table:formula="of:=[.A2531]+1" table:style-name="ce2">
            <text:p>25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6" table:formula="of:=[.A2532]+1" table:style-name="ce2">
            <text:p>25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7" table:formula="of:=[.A2533]+1" table:style-name="ce2">
            <text:p>25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8" table:formula="of:=[.A2534]+1" table:style-name="ce2">
            <text:p>25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9" table:formula="of:=[.A2535]+1" table:style-name="ce2">
            <text:p>25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0" table:formula="of:=[.A2536]+1" table:style-name="ce2">
            <text:p>25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1" table:formula="of:=[.A2537]+1" table:style-name="ce2">
            <text:p>25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2" table:formula="of:=[.A2538]+1" table:style-name="ce2">
            <text:p>25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3" table:formula="of:=[.A2539]+1" table:style-name="ce2">
            <text:p>25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4" table:formula="of:=[.A2540]+1" table:style-name="ce2">
            <text:p>25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5" table:formula="of:=[.A2541]+1" table:style-name="ce2">
            <text:p>25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6" table:formula="of:=[.A2542]+1" table:style-name="ce2">
            <text:p>25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7" table:formula="of:=[.A2543]+1" table:style-name="ce2">
            <text:p>25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8" table:formula="of:=[.A2544]+1" table:style-name="ce2">
            <text:p>25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9" table:formula="of:=[.A2545]+1" table:style-name="ce2">
            <text:p>25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0" table:formula="of:=[.A2546]+1" table:style-name="ce2">
            <text:p>25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1" table:formula="of:=[.A2547]+1" table:style-name="ce2">
            <text:p>25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2" table:formula="of:=[.A2548]+1" table:style-name="ce2">
            <text:p>25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3" table:formula="of:=[.A2549]+1" table:style-name="ce2">
            <text:p>25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4" table:formula="of:=[.A2550]+1" table:style-name="ce2">
            <text:p>25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5" table:formula="of:=[.A2551]+1" table:style-name="ce2">
            <text:p>25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6" table:formula="of:=[.A2552]+1" table:style-name="ce2">
            <text:p>25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7" table:formula="of:=[.A2553]+1" table:style-name="ce2">
            <text:p>25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8" table:formula="of:=[.A2554]+1" table:style-name="ce2">
            <text:p>25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9" table:formula="of:=[.A2555]+1" table:style-name="ce2">
            <text:p>25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0" table:formula="of:=[.A2556]+1" table:style-name="ce2">
            <text:p>25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1" table:formula="of:=[.A2557]+1" table:style-name="ce2">
            <text:p>25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2" table:formula="of:=[.A2558]+1" table:style-name="ce2">
            <text:p>25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3" table:formula="of:=[.A2559]+1" table:style-name="ce2">
            <text:p>25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4" table:formula="of:=[.A2560]+1" table:style-name="ce2">
            <text:p>25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5" table:formula="of:=[.A2561]+1" table:style-name="ce2">
            <text:p>25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6" table:formula="of:=[.A2562]+1" table:style-name="ce2">
            <text:p>25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7" table:formula="of:=[.A2563]+1" table:style-name="ce2">
            <text:p>25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8" table:formula="of:=[.A2564]+1" table:style-name="ce2">
            <text:p>25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9" table:formula="of:=[.A2565]+1" table:style-name="ce2">
            <text:p>25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0" table:formula="of:=[.A2566]+1" table:style-name="ce2">
            <text:p>25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1" table:formula="of:=[.A2567]+1" table:style-name="ce2">
            <text:p>25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2" table:formula="of:=[.A2568]+1" table:style-name="ce2">
            <text:p>25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3" table:formula="of:=[.A2569]+1" table:style-name="ce2">
            <text:p>25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4" table:formula="of:=[.A2570]+1" table:style-name="ce2">
            <text:p>25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5" table:formula="of:=[.A2571]+1" table:style-name="ce2">
            <text:p>25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6" table:formula="of:=[.A2572]+1" table:style-name="ce2">
            <text:p>25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7" table:formula="of:=[.A2573]+1" table:style-name="ce2">
            <text:p>25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8" table:formula="of:=[.A2574]+1" table:style-name="ce2">
            <text:p>25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9" table:formula="of:=[.A2575]+1" table:style-name="ce2">
            <text:p>25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0" table:formula="of:=[.A2576]+1" table:style-name="ce2">
            <text:p>25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1" table:formula="of:=[.A2577]+1" table:style-name="ce2">
            <text:p>25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2" table:formula="of:=[.A2578]+1" table:style-name="ce2">
            <text:p>25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3" table:formula="of:=[.A2579]+1" table:style-name="ce2">
            <text:p>25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4" table:formula="of:=[.A2580]+1" table:style-name="ce2">
            <text:p>25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5" table:formula="of:=[.A2581]+1" table:style-name="ce2">
            <text:p>25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6" table:formula="of:=[.A2582]+1" table:style-name="ce2">
            <text:p>25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7" table:formula="of:=[.A2583]+1" table:style-name="ce2">
            <text:p>25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8" table:formula="of:=[.A2584]+1" table:style-name="ce2">
            <text:p>25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9" table:formula="of:=[.A2585]+1" table:style-name="ce2">
            <text:p>25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0" table:formula="of:=[.A2586]+1" table:style-name="ce2">
            <text:p>25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1" table:formula="of:=[.A2587]+1" table:style-name="ce2">
            <text:p>25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2" table:formula="of:=[.A2588]+1" table:style-name="ce2">
            <text:p>25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3" table:formula="of:=[.A2589]+1" table:style-name="ce2">
            <text:p>25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4" table:formula="of:=[.A2590]+1" table:style-name="ce2">
            <text:p>25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5" table:formula="of:=[.A2591]+1" table:style-name="ce2">
            <text:p>25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6" table:formula="of:=[.A2592]+1" table:style-name="ce2">
            <text:p>25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7" table:formula="of:=[.A2593]+1" table:style-name="ce2">
            <text:p>25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8" table:formula="of:=[.A2594]+1" table:style-name="ce2">
            <text:p>25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9" table:formula="of:=[.A2595]+1" table:style-name="ce2">
            <text:p>25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0" table:formula="of:=[.A2596]+1" table:style-name="ce2">
            <text:p>25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1" table:formula="of:=[.A2597]+1" table:style-name="ce2">
            <text:p>25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2" table:formula="of:=[.A2598]+1" table:style-name="ce2">
            <text:p>25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5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3" table:formula="of:=[.A2599]+1" table:style-name="ce2">
            <text:p>25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4" table:formula="of:=[.A2600]+1" table:style-name="ce2">
            <text:p>25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5" table:formula="of:=[.A2601]+1" table:style-name="ce2">
            <text:p>25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6" table:formula="of:=[.A2602]+1" table:style-name="ce2">
            <text:p>25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7" table:formula="of:=[.A2603]+1" table:style-name="ce2">
            <text:p>25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8" table:formula="of:=[.A2604]+1" table:style-name="ce2">
            <text:p>25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9" table:formula="of:=[.A2605]+1" table:style-name="ce2">
            <text:p>25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0" table:formula="of:=[.A2606]+1" table:style-name="ce2">
            <text:p>26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1" table:formula="of:=[.A2607]+1" table:style-name="ce2">
            <text:p>26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2" table:formula="of:=[.A2608]+1" table:style-name="ce2">
            <text:p>26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3" table:formula="of:=[.A2609]+1" table:style-name="ce2">
            <text:p>26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4" table:formula="of:=[.A2610]+1" table:style-name="ce2">
            <text:p>26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5" table:formula="of:=[.A2611]+1" table:style-name="ce2">
            <text:p>26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6" table:formula="of:=[.A2612]+1" table:style-name="ce2">
            <text:p>26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7" table:formula="of:=[.A2613]+1" table:style-name="ce2">
            <text:p>26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8" table:formula="of:=[.A2614]+1" table:style-name="ce2">
            <text:p>26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9" table:formula="of:=[.A2615]+1" table:style-name="ce2">
            <text:p>26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0" table:formula="of:=[.A2616]+1" table:style-name="ce2">
            <text:p>26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1" table:formula="of:=[.A2617]+1" table:style-name="ce2">
            <text:p>26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2" table:formula="of:=[.A2618]+1" table:style-name="ce2">
            <text:p>26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3" table:formula="of:=[.A2619]+1" table:style-name="ce2">
            <text:p>26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4" table:formula="of:=[.A2620]+1" table:style-name="ce2">
            <text:p>26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5" table:formula="of:=[.A2621]+1" table:style-name="ce2">
            <text:p>26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6" table:formula="of:=[.A2622]+1" table:style-name="ce2">
            <text:p>26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7" table:formula="of:=[.A2623]+1" table:style-name="ce2">
            <text:p>26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8" table:formula="of:=[.A2624]+1" table:style-name="ce2">
            <text:p>26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9" table:formula="of:=[.A2625]+1" table:style-name="ce2">
            <text:p>26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0" table:formula="of:=[.A2626]+1" table:style-name="ce2">
            <text:p>26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1" table:formula="of:=[.A2627]+1" table:style-name="ce2">
            <text:p>26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2" table:formula="of:=[.A2628]+1" table:style-name="ce2">
            <text:p>26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3" table:formula="of:=[.A2629]+1" table:style-name="ce2">
            <text:p>26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4" table:formula="of:=[.A2630]+1" table:style-name="ce2">
            <text:p>26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5" table:formula="of:=[.A2631]+1" table:style-name="ce2">
            <text:p>26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6" table:formula="of:=[.A2632]+1" table:style-name="ce2">
            <text:p>26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7" table:formula="of:=[.A2633]+1" table:style-name="ce2">
            <text:p>26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8" table:formula="of:=[.A2634]+1" table:style-name="ce2">
            <text:p>26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9" table:formula="of:=[.A2635]+1" table:style-name="ce2">
            <text:p>26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0" table:formula="of:=[.A2636]+1" table:style-name="ce2">
            <text:p>26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1" table:formula="of:=[.A2637]+1" table:style-name="ce2">
            <text:p>26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2" table:formula="of:=[.A2638]+1" table:style-name="ce2">
            <text:p>26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3" table:formula="of:=[.A2639]+1" table:style-name="ce2">
            <text:p>26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4" table:formula="of:=[.A2640]+1" table:style-name="ce2">
            <text:p>26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5" table:formula="of:=[.A2641]+1" table:style-name="ce2">
            <text:p>26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6" table:formula="of:=[.A2642]+1" table:style-name="ce2">
            <text:p>26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7" table:formula="of:=[.A2643]+1" table:style-name="ce2">
            <text:p>26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8" table:formula="of:=[.A2644]+1" table:style-name="ce2">
            <text:p>26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9" table:formula="of:=[.A2645]+1" table:style-name="ce2">
            <text:p>26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0" table:formula="of:=[.A2646]+1" table:style-name="ce2">
            <text:p>26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1" table:formula="of:=[.A2647]+1" table:style-name="ce2">
            <text:p>26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2" table:formula="of:=[.A2648]+1" table:style-name="ce2">
            <text:p>26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3" table:formula="of:=[.A2649]+1" table:style-name="ce2">
            <text:p>26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4" table:formula="of:=[.A2650]+1" table:style-name="ce2">
            <text:p>26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5" table:formula="of:=[.A2651]+1" table:style-name="ce2">
            <text:p>26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6" table:formula="of:=[.A2652]+1" table:style-name="ce2">
            <text:p>26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7" table:formula="of:=[.A2653]+1" table:style-name="ce2">
            <text:p>26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8" table:formula="of:=[.A2654]+1" table:style-name="ce2">
            <text:p>26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9" table:formula="of:=[.A2655]+1" table:style-name="ce2">
            <text:p>26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0" table:formula="of:=[.A2656]+1" table:style-name="ce2">
            <text:p>26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1" table:formula="of:=[.A2657]+1" table:style-name="ce2">
            <text:p>26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2" table:formula="of:=[.A2658]+1" table:style-name="ce2">
            <text:p>26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3" table:formula="of:=[.A2659]+1" table:style-name="ce2">
            <text:p>26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4" table:formula="of:=[.A2660]+1" table:style-name="ce2">
            <text:p>26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5" table:formula="of:=[.A2661]+1" table:style-name="ce2">
            <text:p>26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6" table:formula="of:=[.A2662]+1" table:style-name="ce2">
            <text:p>26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7" table:formula="of:=[.A2663]+1" table:style-name="ce2">
            <text:p>26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8" table:formula="of:=[.A2664]+1" table:style-name="ce2">
            <text:p>26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9" table:formula="of:=[.A2665]+1" table:style-name="ce2">
            <text:p>26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0" table:formula="of:=[.A2666]+1" table:style-name="ce2">
            <text:p>26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1" table:formula="of:=[.A2667]+1" table:style-name="ce2">
            <text:p>26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2" table:formula="of:=[.A2668]+1" table:style-name="ce2">
            <text:p>26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3" table:formula="of:=[.A2669]+1" table:style-name="ce2">
            <text:p>26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4" table:formula="of:=[.A2670]+1" table:style-name="ce2">
            <text:p>26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5" table:formula="of:=[.A2671]+1" table:style-name="ce2">
            <text:p>26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6" table:formula="of:=[.A2672]+1" table:style-name="ce2">
            <text:p>26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7" table:formula="of:=[.A2673]+1" table:style-name="ce2">
            <text:p>26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8" table:formula="of:=[.A2674]+1" table:style-name="ce2">
            <text:p>26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9" table:formula="of:=[.A2675]+1" table:style-name="ce2">
            <text:p>26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0" table:formula="of:=[.A2676]+1" table:style-name="ce2">
            <text:p>26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1" table:formula="of:=[.A2677]+1" table:style-name="ce2">
            <text:p>26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2" table:formula="of:=[.A2678]+1" table:style-name="ce2">
            <text:p>26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3" table:formula="of:=[.A2679]+1" table:style-name="ce2">
            <text:p>26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4" table:formula="of:=[.A2680]+1" table:style-name="ce2">
            <text:p>26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5" table:formula="of:=[.A2681]+1" table:style-name="ce2">
            <text:p>26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6" table:formula="of:=[.A2682]+1" table:style-name="ce2">
            <text:p>26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7" table:formula="of:=[.A2683]+1" table:style-name="ce2">
            <text:p>26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8" table:formula="of:=[.A2684]+1" table:style-name="ce2">
            <text:p>26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9" table:formula="of:=[.A2685]+1" table:style-name="ce2">
            <text:p>26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0" table:formula="of:=[.A2686]+1" table:style-name="ce2">
            <text:p>26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1" table:formula="of:=[.A2687]+1" table:style-name="ce2">
            <text:p>26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2" table:formula="of:=[.A2688]+1" table:style-name="ce2">
            <text:p>26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3" table:formula="of:=[.A2689]+1" table:style-name="ce2">
            <text:p>26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4" table:formula="of:=[.A2690]+1" table:style-name="ce2">
            <text:p>26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5" table:formula="of:=[.A2691]+1" table:style-name="ce2">
            <text:p>26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6" table:formula="of:=[.A2692]+1" table:style-name="ce2">
            <text:p>26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7" table:formula="of:=[.A2693]+1" table:style-name="ce2">
            <text:p>26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8" table:formula="of:=[.A2694]+1" table:style-name="ce2">
            <text:p>26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9" table:formula="of:=[.A2695]+1" table:style-name="ce2">
            <text:p>26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0" table:formula="of:=[.A2696]+1" table:style-name="ce2">
            <text:p>26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1" table:formula="of:=[.A2697]+1" table:style-name="ce2">
            <text:p>26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2" table:formula="of:=[.A2698]+1" table:style-name="ce2">
            <text:p>26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3" table:formula="of:=[.A2699]+1" table:style-name="ce2">
            <text:p>26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4" table:formula="of:=[.A2700]+1" table:style-name="ce2">
            <text:p>26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5" table:formula="of:=[.A2701]+1" table:style-name="ce2">
            <text:p>26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6" table:formula="of:=[.A2702]+1" table:style-name="ce2">
            <text:p>26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7" table:formula="of:=[.A2703]+1" table:style-name="ce2">
            <text:p>26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8" table:formula="of:=[.A2704]+1" table:style-name="ce2">
            <text:p>26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9" table:formula="of:=[.A2705]+1" table:style-name="ce2">
            <text:p>26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0" table:formula="of:=[.A2706]+1" table:style-name="ce2">
            <text:p>27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1" table:formula="of:=[.A2707]+1" table:style-name="ce2">
            <text:p>27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2" table:formula="of:=[.A2708]+1" table:style-name="ce2">
            <text:p>27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3" table:formula="of:=[.A2709]+1" table:style-name="ce2">
            <text:p>27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4" table:formula="of:=[.A2710]+1" table:style-name="ce2">
            <text:p>27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5" table:formula="of:=[.A2711]+1" table:style-name="ce2">
            <text:p>27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6" table:formula="of:=[.A2712]+1" table:style-name="ce2">
            <text:p>27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7" table:formula="of:=[.A2713]+1" table:style-name="ce2">
            <text:p>27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8" table:formula="of:=[.A2714]+1" table:style-name="ce2">
            <text:p>27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9" table:formula="of:=[.A2715]+1" table:style-name="ce2">
            <text:p>27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0" table:formula="of:=[.A2716]+1" table:style-name="ce2">
            <text:p>27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1" table:formula="of:=[.A2717]+1" table:style-name="ce2">
            <text:p>27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2" table:formula="of:=[.A2718]+1" table:style-name="ce2">
            <text:p>27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3" table:formula="of:=[.A2719]+1" table:style-name="ce2">
            <text:p>27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4" table:formula="of:=[.A2720]+1" table:style-name="ce2">
            <text:p>27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5" table:formula="of:=[.A2721]+1" table:style-name="ce2">
            <text:p>27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6" table:formula="of:=[.A2722]+1" table:style-name="ce2">
            <text:p>27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7" table:formula="of:=[.A2723]+1" table:style-name="ce2">
            <text:p>27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8" table:formula="of:=[.A2724]+1" table:style-name="ce2">
            <text:p>27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9" table:formula="of:=[.A2725]+1" table:style-name="ce2">
            <text:p>27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0" table:formula="of:=[.A2726]+1" table:style-name="ce2">
            <text:p>27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1" table:formula="of:=[.A2727]+1" table:style-name="ce2">
            <text:p>27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2" table:formula="of:=[.A2728]+1" table:style-name="ce2">
            <text:p>27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3" table:formula="of:=[.A2729]+1" table:style-name="ce2">
            <text:p>27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4" table:formula="of:=[.A2730]+1" table:style-name="ce2">
            <text:p>27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5" table:formula="of:=[.A2731]+1" table:style-name="ce2">
            <text:p>27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6" table:formula="of:=[.A2732]+1" table:style-name="ce2">
            <text:p>27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7" table:formula="of:=[.A2733]+1" table:style-name="ce2">
            <text:p>27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8" table:formula="of:=[.A2734]+1" table:style-name="ce2">
            <text:p>27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9" table:formula="of:=[.A2735]+1" table:style-name="ce2">
            <text:p>27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0" table:formula="of:=[.A2736]+1" table:style-name="ce2">
            <text:p>27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1" table:formula="of:=[.A2737]+1" table:style-name="ce2">
            <text:p>27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2" table:formula="of:=[.A2738]+1" table:style-name="ce2">
            <text:p>27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3" table:formula="of:=[.A2739]+1" table:style-name="ce2">
            <text:p>27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4" table:formula="of:=[.A2740]+1" table:style-name="ce2">
            <text:p>27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5" table:formula="of:=[.A2741]+1" table:style-name="ce2">
            <text:p>27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6" table:formula="of:=[.A2742]+1" table:style-name="ce2">
            <text:p>27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7" table:formula="of:=[.A2743]+1" table:style-name="ce2">
            <text:p>27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8" table:formula="of:=[.A2744]+1" table:style-name="ce2">
            <text:p>27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9" table:formula="of:=[.A2745]+1" table:style-name="ce2">
            <text:p>27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0" table:formula="of:=[.A2746]+1" table:style-name="ce2">
            <text:p>27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1" table:formula="of:=[.A2747]+1" table:style-name="ce2">
            <text:p>27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2" table:formula="of:=[.A2748]+1" table:style-name="ce2">
            <text:p>27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3" table:formula="of:=[.A2749]+1" table:style-name="ce2">
            <text:p>27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4" table:formula="of:=[.A2750]+1" table:style-name="ce2">
            <text:p>27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5" table:formula="of:=[.A2751]+1" table:style-name="ce2">
            <text:p>27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6" table:formula="of:=[.A2752]+1" table:style-name="ce2">
            <text:p>27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7" table:formula="of:=[.A2753]+1" table:style-name="ce2">
            <text:p>27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8" table:formula="of:=[.A2754]+1" table:style-name="ce2">
            <text:p>27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9" table:formula="of:=[.A2755]+1" table:style-name="ce2">
            <text:p>27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0" table:formula="of:=[.A2756]+1" table:style-name="ce2">
            <text:p>27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1" table:formula="of:=[.A2757]+1" table:style-name="ce2">
            <text:p>27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2" table:formula="of:=[.A2758]+1" table:style-name="ce2">
            <text:p>27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3" table:formula="of:=[.A2759]+1" table:style-name="ce2">
            <text:p>27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4" table:formula="of:=[.A2760]+1" table:style-name="ce2">
            <text:p>27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5" table:formula="of:=[.A2761]+1" table:style-name="ce2">
            <text:p>27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6" table:formula="of:=[.A2762]+1" table:style-name="ce2">
            <text:p>27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7" table:formula="of:=[.A2763]+1" table:style-name="ce2">
            <text:p>27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8" table:formula="of:=[.A2764]+1" table:style-name="ce2">
            <text:p>27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9" table:formula="of:=[.A2765]+1" table:style-name="ce2">
            <text:p>27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0" table:formula="of:=[.A2766]+1" table:style-name="ce2">
            <text:p>27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1" table:formula="of:=[.A2767]+1" table:style-name="ce2">
            <text:p>27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2" table:formula="of:=[.A2768]+1" table:style-name="ce2">
            <text:p>27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3" table:formula="of:=[.A2769]+1" table:style-name="ce2">
            <text:p>27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4" table:formula="of:=[.A2770]+1" table:style-name="ce2">
            <text:p>27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5" table:formula="of:=[.A2771]+1" table:style-name="ce2">
            <text:p>27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6" table:formula="of:=[.A2772]+1" table:style-name="ce2">
            <text:p>27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7" table:formula="of:=[.A2773]+1" table:style-name="ce2">
            <text:p>27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8" table:formula="of:=[.A2774]+1" table:style-name="ce2">
            <text:p>27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9" table:formula="of:=[.A2775]+1" table:style-name="ce2">
            <text:p>27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0" table:formula="of:=[.A2776]+1" table:style-name="ce2">
            <text:p>27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1" table:formula="of:=[.A2777]+1" table:style-name="ce2">
            <text:p>27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2" table:formula="of:=[.A2778]+1" table:style-name="ce2">
            <text:p>27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3" table:formula="of:=[.A2779]+1" table:style-name="ce2">
            <text:p>27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4" table:formula="of:=[.A2780]+1" table:style-name="ce2">
            <text:p>27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5" table:formula="of:=[.A2781]+1" table:style-name="ce2">
            <text:p>27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6" table:formula="of:=[.A2782]+1" table:style-name="ce2">
            <text:p>27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7" table:formula="of:=[.A2783]+1" table:style-name="ce2">
            <text:p>27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8" table:formula="of:=[.A2784]+1" table:style-name="ce2">
            <text:p>27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9" table:formula="of:=[.A2785]+1" table:style-name="ce2">
            <text:p>27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0" table:formula="of:=[.A2786]+1" table:style-name="ce2">
            <text:p>27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1" table:formula="of:=[.A2787]+1" table:style-name="ce2">
            <text:p>27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2" table:formula="of:=[.A2788]+1" table:style-name="ce2">
            <text:p>27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3" table:formula="of:=[.A2789]+1" table:style-name="ce2">
            <text:p>27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4" table:formula="of:=[.A2790]+1" table:style-name="ce2">
            <text:p>27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5" table:formula="of:=[.A2791]+1" table:style-name="ce2">
            <text:p>27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6" table:formula="of:=[.A2792]+1" table:style-name="ce2">
            <text:p>27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7" table:formula="of:=[.A2793]+1" table:style-name="ce2">
            <text:p>27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8" table:formula="of:=[.A2794]+1" table:style-name="ce2">
            <text:p>27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9" table:formula="of:=[.A2795]+1" table:style-name="ce2">
            <text:p>27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0" table:formula="of:=[.A2796]+1" table:style-name="ce2">
            <text:p>27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1" table:formula="of:=[.A2797]+1" table:style-name="ce2">
            <text:p>27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2" table:formula="of:=[.A2798]+1" table:style-name="ce2">
            <text:p>27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3" table:formula="of:=[.A2799]+1" table:style-name="ce2">
            <text:p>27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4" table:formula="of:=[.A2800]+1" table:style-name="ce2">
            <text:p>27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5" table:formula="of:=[.A2801]+1" table:style-name="ce2">
            <text:p>27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6" table:formula="of:=[.A2802]+1" table:style-name="ce2">
            <text:p>27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7" table:formula="of:=[.A2803]+1" table:style-name="ce2">
            <text:p>27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8" table:formula="of:=[.A2804]+1" table:style-name="ce2">
            <text:p>27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9" table:formula="of:=[.A2805]+1" table:style-name="ce2">
            <text:p>27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0" table:formula="of:=[.A2806]+1" table:style-name="ce2">
            <text:p>28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1" table:formula="of:=[.A2807]+1" table:style-name="ce2">
            <text:p>28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2" table:formula="of:=[.A2808]+1" table:style-name="ce2">
            <text:p>28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3" table:formula="of:=[.A2809]+1" table:style-name="ce2">
            <text:p>28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4" table:formula="of:=[.A2810]+1" table:style-name="ce2">
            <text:p>28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5" table:formula="of:=[.A2811]+1" table:style-name="ce2">
            <text:p>28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6" table:formula="of:=[.A2812]+1" table:style-name="ce2">
            <text:p>28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7" table:formula="of:=[.A2813]+1" table:style-name="ce2">
            <text:p>28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8" table:formula="of:=[.A2814]+1" table:style-name="ce2">
            <text:p>28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9" table:formula="of:=[.A2815]+1" table:style-name="ce2">
            <text:p>28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0" table:formula="of:=[.A2816]+1" table:style-name="ce2">
            <text:p>28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1" table:formula="of:=[.A2817]+1" table:style-name="ce2">
            <text:p>28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2" table:formula="of:=[.A2818]+1" table:style-name="ce2">
            <text:p>28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3" table:formula="of:=[.A2819]+1" table:style-name="ce2">
            <text:p>28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4" table:formula="of:=[.A2820]+1" table:style-name="ce2">
            <text:p>28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5" table:formula="of:=[.A2821]+1" table:style-name="ce2">
            <text:p>28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6" table:formula="of:=[.A2822]+1" table:style-name="ce2">
            <text:p>28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7" table:formula="of:=[.A2823]+1" table:style-name="ce2">
            <text:p>28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8" table:formula="of:=[.A2824]+1" table:style-name="ce2">
            <text:p>28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9" table:formula="of:=[.A2825]+1" table:style-name="ce2">
            <text:p>28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0" table:formula="of:=[.A2826]+1" table:style-name="ce2">
            <text:p>28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1" table:formula="of:=[.A2827]+1" table:style-name="ce2">
            <text:p>28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2" table:formula="of:=[.A2828]+1" table:style-name="ce2">
            <text:p>28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3" table:formula="of:=[.A2829]+1" table:style-name="ce2">
            <text:p>28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4" table:formula="of:=[.A2830]+1" table:style-name="ce2">
            <text:p>28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5" table:formula="of:=[.A2831]+1" table:style-name="ce2">
            <text:p>28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6" table:formula="of:=[.A2832]+1" table:style-name="ce2">
            <text:p>28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7" table:formula="of:=[.A2833]+1" table:style-name="ce2">
            <text:p>28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8" table:formula="of:=[.A2834]+1" table:style-name="ce2">
            <text:p>28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9" table:formula="of:=[.A2835]+1" table:style-name="ce2">
            <text:p>28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0" table:formula="of:=[.A2836]+1" table:style-name="ce2">
            <text:p>28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1" table:formula="of:=[.A2837]+1" table:style-name="ce2">
            <text:p>28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2" table:formula="of:=[.A2838]+1" table:style-name="ce2">
            <text:p>28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3" table:formula="of:=[.A2839]+1" table:style-name="ce2">
            <text:p>28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4" table:formula="of:=[.A2840]+1" table:style-name="ce2">
            <text:p>28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5" table:formula="of:=[.A2841]+1" table:style-name="ce2">
            <text:p>28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6" table:formula="of:=[.A2842]+1" table:style-name="ce2">
            <text:p>28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7" table:formula="of:=[.A2843]+1" table:style-name="ce2">
            <text:p>28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8" table:formula="of:=[.A2844]+1" table:style-name="ce2">
            <text:p>28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9" table:formula="of:=[.A2845]+1" table:style-name="ce2">
            <text:p>28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0" table:formula="of:=[.A2846]+1" table:style-name="ce2">
            <text:p>28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1" table:formula="of:=[.A2847]+1" table:style-name="ce2">
            <text:p>28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2" table:formula="of:=[.A2848]+1" table:style-name="ce2">
            <text:p>28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3" table:formula="of:=[.A2849]+1" table:style-name="ce2">
            <text:p>28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4" table:formula="of:=[.A2850]+1" table:style-name="ce2">
            <text:p>28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5" table:formula="of:=[.A2851]+1" table:style-name="ce2">
            <text:p>28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6" table:formula="of:=[.A2852]+1" table:style-name="ce2">
            <text:p>28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7" table:formula="of:=[.A2853]+1" table:style-name="ce2">
            <text:p>28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8" table:formula="of:=[.A2854]+1" table:style-name="ce2">
            <text:p>28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9" table:formula="of:=[.A2855]+1" table:style-name="ce2">
            <text:p>28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0" table:formula="of:=[.A2856]+1" table:style-name="ce2">
            <text:p>28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1" table:formula="of:=[.A2857]+1" table:style-name="ce2">
            <text:p>28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2" table:formula="of:=[.A2858]+1" table:style-name="ce2">
            <text:p>28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3" table:formula="of:=[.A2859]+1" table:style-name="ce2">
            <text:p>28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4" table:formula="of:=[.A2860]+1" table:style-name="ce2">
            <text:p>28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5" table:formula="of:=[.A2861]+1" table:style-name="ce2">
            <text:p>28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6" table:formula="of:=[.A2862]+1" table:style-name="ce2">
            <text:p>28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7" table:formula="of:=[.A2863]+1" table:style-name="ce2">
            <text:p>28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8" table:formula="of:=[.A2864]+1" table:style-name="ce2">
            <text:p>28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9" table:formula="of:=[.A2865]+1" table:style-name="ce2">
            <text:p>28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0" table:formula="of:=[.A2866]+1" table:style-name="ce2">
            <text:p>28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1" table:formula="of:=[.A2867]+1" table:style-name="ce2">
            <text:p>28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2" table:formula="of:=[.A2868]+1" table:style-name="ce2">
            <text:p>28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3" table:formula="of:=[.A2869]+1" table:style-name="ce2">
            <text:p>28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4" table:formula="of:=[.A2870]+1" table:style-name="ce2">
            <text:p>28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5" table:formula="of:=[.A2871]+1" table:style-name="ce2">
            <text:p>28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6" table:formula="of:=[.A2872]+1" table:style-name="ce2">
            <text:p>28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7" table:formula="of:=[.A2873]+1" table:style-name="ce2">
            <text:p>28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8" table:formula="of:=[.A2874]+1" table:style-name="ce2">
            <text:p>28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9" table:formula="of:=[.A2875]+1" table:style-name="ce2">
            <text:p>28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0" table:formula="of:=[.A2876]+1" table:style-name="ce2">
            <text:p>28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1" table:formula="of:=[.A2877]+1" table:style-name="ce2">
            <text:p>28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2" table:formula="of:=[.A2878]+1" table:style-name="ce2">
            <text:p>28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3" table:formula="of:=[.A2879]+1" table:style-name="ce2">
            <text:p>28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4" table:formula="of:=[.A2880]+1" table:style-name="ce2">
            <text:p>28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5" table:formula="of:=[.A2881]+1" table:style-name="ce2">
            <text:p>28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6" table:formula="of:=[.A2882]+1" table:style-name="ce2">
            <text:p>28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7" table:formula="of:=[.A2883]+1" table:style-name="ce2">
            <text:p>28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8" table:formula="of:=[.A2884]+1" table:style-name="ce2">
            <text:p>28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9" table:formula="of:=[.A2885]+1" table:style-name="ce2">
            <text:p>28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0" table:formula="of:=[.A2886]+1" table:style-name="ce2">
            <text:p>28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1" table:formula="of:=[.A2887]+1" table:style-name="ce2">
            <text:p>28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2" table:formula="of:=[.A2888]+1" table:style-name="ce2">
            <text:p>28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3" table:formula="of:=[.A2889]+1" table:style-name="ce2">
            <text:p>28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4" table:formula="of:=[.A2890]+1" table:style-name="ce2">
            <text:p>28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5" table:formula="of:=[.A2891]+1" table:style-name="ce2">
            <text:p>28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6" table:formula="of:=[.A2892]+1" table:style-name="ce2">
            <text:p>28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7" table:formula="of:=[.A2893]+1" table:style-name="ce2">
            <text:p>28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8" table:formula="of:=[.A2894]+1" table:style-name="ce2">
            <text:p>28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9" table:formula="of:=[.A2895]+1" table:style-name="ce2">
            <text:p>28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0" table:formula="of:=[.A2896]+1" table:style-name="ce2">
            <text:p>28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1" table:formula="of:=[.A2897]+1" table:style-name="ce2">
            <text:p>28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2" table:formula="of:=[.A2898]+1" table:style-name="ce2">
            <text:p>28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3" table:formula="of:=[.A2899]+1" table:style-name="ce2">
            <text:p>28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4" table:formula="of:=[.A2900]+1" table:style-name="ce2">
            <text:p>28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5" table:formula="of:=[.A2901]+1" table:style-name="ce2">
            <text:p>28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6" table:formula="of:=[.A2902]+1" table:style-name="ce2">
            <text:p>28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7" table:formula="of:=[.A2903]+1" table:style-name="ce2">
            <text:p>28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8" table:formula="of:=[.A2904]+1" table:style-name="ce2">
            <text:p>28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9" table:formula="of:=[.A2905]+1" table:style-name="ce2">
            <text:p>28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0" table:formula="of:=[.A2906]+1" table:style-name="ce2">
            <text:p>29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1" table:formula="of:=[.A2907]+1" table:style-name="ce2">
            <text:p>29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2" table:formula="of:=[.A2908]+1" table:style-name="ce2">
            <text:p>29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3" table:formula="of:=[.A2909]+1" table:style-name="ce2">
            <text:p>29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4" table:formula="of:=[.A2910]+1" table:style-name="ce2">
            <text:p>29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5" table:formula="of:=[.A2911]+1" table:style-name="ce2">
            <text:p>29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6" table:formula="of:=[.A2912]+1" table:style-name="ce2">
            <text:p>29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7" table:formula="of:=[.A2913]+1" table:style-name="ce2">
            <text:p>29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8" table:formula="of:=[.A2914]+1" table:style-name="ce2">
            <text:p>29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9" table:formula="of:=[.A2915]+1" table:style-name="ce2">
            <text:p>29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0" table:formula="of:=[.A2916]+1" table:style-name="ce2">
            <text:p>29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1" table:formula="of:=[.A2917]+1" table:style-name="ce2">
            <text:p>29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2" table:formula="of:=[.A2918]+1" table:style-name="ce2">
            <text:p>29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3" table:formula="of:=[.A2919]+1" table:style-name="ce2">
            <text:p>29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4" table:formula="of:=[.A2920]+1" table:style-name="ce2">
            <text:p>29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5" table:formula="of:=[.A2921]+1" table:style-name="ce2">
            <text:p>29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6" table:formula="of:=[.A2922]+1" table:style-name="ce2">
            <text:p>29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7" table:formula="of:=[.A2923]+1" table:style-name="ce2">
            <text:p>29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8" table:formula="of:=[.A2924]+1" table:style-name="ce2">
            <text:p>29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9" table:formula="of:=[.A2925]+1" table:style-name="ce2">
            <text:p>29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0" table:formula="of:=[.A2926]+1" table:style-name="ce2">
            <text:p>29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1" table:formula="of:=[.A2927]+1" table:style-name="ce2">
            <text:p>29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2" table:formula="of:=[.A2928]+1" table:style-name="ce2">
            <text:p>29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3" table:formula="of:=[.A2929]+1" table:style-name="ce2">
            <text:p>29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4" table:formula="of:=[.A2930]+1" table:style-name="ce2">
            <text:p>29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5" table:formula="of:=[.A2931]+1" table:style-name="ce2">
            <text:p>29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6" table:formula="of:=[.A2932]+1" table:style-name="ce2">
            <text:p>29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7" table:formula="of:=[.A2933]+1" table:style-name="ce2">
            <text:p>29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8" table:formula="of:=[.A2934]+1" table:style-name="ce2">
            <text:p>29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9" table:formula="of:=[.A2935]+1" table:style-name="ce2">
            <text:p>29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0" table:formula="of:=[.A2936]+1" table:style-name="ce2">
            <text:p>29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1" table:formula="of:=[.A2937]+1" table:style-name="ce2">
            <text:p>29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2" table:formula="of:=[.A2938]+1" table:style-name="ce2">
            <text:p>29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3" table:formula="of:=[.A2939]+1" table:style-name="ce2">
            <text:p>29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4" table:formula="of:=[.A2940]+1" table:style-name="ce2">
            <text:p>29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5" table:formula="of:=[.A2941]+1" table:style-name="ce2">
            <text:p>29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6" table:formula="of:=[.A2942]+1" table:style-name="ce2">
            <text:p>29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7" table:formula="of:=[.A2943]+1" table:style-name="ce2">
            <text:p>29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8" table:formula="of:=[.A2944]+1" table:style-name="ce2">
            <text:p>29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9" table:formula="of:=[.A2945]+1" table:style-name="ce2">
            <text:p>29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0" table:formula="of:=[.A2946]+1" table:style-name="ce2">
            <text:p>29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1" table:formula="of:=[.A2947]+1" table:style-name="ce2">
            <text:p>29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2" table:formula="of:=[.A2948]+1" table:style-name="ce2">
            <text:p>29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3" table:formula="of:=[.A2949]+1" table:style-name="ce2">
            <text:p>29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4" table:formula="of:=[.A2950]+1" table:style-name="ce2">
            <text:p>29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5" table:formula="of:=[.A2951]+1" table:style-name="ce2">
            <text:p>29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6" table:formula="of:=[.A2952]+1" table:style-name="ce2">
            <text:p>29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7" table:formula="of:=[.A2953]+1" table:style-name="ce2">
            <text:p>29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8" table:formula="of:=[.A2954]+1" table:style-name="ce2">
            <text:p>29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9" table:formula="of:=[.A2955]+1" table:style-name="ce2">
            <text:p>29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0" table:formula="of:=[.A2956]+1" table:style-name="ce2">
            <text:p>29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1" table:formula="of:=[.A2957]+1" table:style-name="ce2">
            <text:p>29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2" table:formula="of:=[.A2958]+1" table:style-name="ce2">
            <text:p>29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3" table:formula="of:=[.A2959]+1" table:style-name="ce2">
            <text:p>29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4" table:formula="of:=[.A2960]+1" table:style-name="ce2">
            <text:p>29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5" table:formula="of:=[.A2961]+1" table:style-name="ce2">
            <text:p>29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6" table:formula="of:=[.A2962]+1" table:style-name="ce2">
            <text:p>29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7" table:formula="of:=[.A2963]+1" table:style-name="ce2">
            <text:p>29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8" table:formula="of:=[.A2964]+1" table:style-name="ce2">
            <text:p>29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9" table:formula="of:=[.A2965]+1" table:style-name="ce2">
            <text:p>29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0" table:formula="of:=[.A2966]+1" table:style-name="ce2">
            <text:p>29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1" table:formula="of:=[.A2967]+1" table:style-name="ce2">
            <text:p>29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2" table:formula="of:=[.A2968]+1" table:style-name="ce2">
            <text:p>29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3" table:formula="of:=[.A2969]+1" table:style-name="ce2">
            <text:p>29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4" table:formula="of:=[.A2970]+1" table:style-name="ce2">
            <text:p>29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5" table:formula="of:=[.A2971]+1" table:style-name="ce2">
            <text:p>29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6" table:formula="of:=[.A2972]+1" table:style-name="ce2">
            <text:p>29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7" table:formula="of:=[.A2973]+1" table:style-name="ce2">
            <text:p>29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8" table:formula="of:=[.A2974]+1" table:style-name="ce2">
            <text:p>29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9" table:formula="of:=[.A2975]+1" table:style-name="ce2">
            <text:p>29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0" table:formula="of:=[.A2976]+1" table:style-name="ce2">
            <text:p>29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1" table:formula="of:=[.A2977]+1" table:style-name="ce2">
            <text:p>29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2" table:formula="of:=[.A2978]+1" table:style-name="ce2">
            <text:p>29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3" table:formula="of:=[.A2979]+1" table:style-name="ce2">
            <text:p>29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4" table:formula="of:=[.A2980]+1" table:style-name="ce2">
            <text:p>29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5" table:formula="of:=[.A2981]+1" table:style-name="ce2">
            <text:p>29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6" table:formula="of:=[.A2982]+1" table:style-name="ce2">
            <text:p>29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7" table:formula="of:=[.A2983]+1" table:style-name="ce2">
            <text:p>29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8" table:formula="of:=[.A2984]+1" table:style-name="ce2">
            <text:p>29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9" table:formula="of:=[.A2985]+1" table:style-name="ce2">
            <text:p>29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0" table:formula="of:=[.A2986]+1" table:style-name="ce2">
            <text:p>29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1" table:formula="of:=[.A2987]+1" table:style-name="ce2">
            <text:p>29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2" table:formula="of:=[.A2988]+1" table:style-name="ce2">
            <text:p>29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3" table:formula="of:=[.A2989]+1" table:style-name="ce2">
            <text:p>29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4" table:formula="of:=[.A2990]+1" table:style-name="ce2">
            <text:p>29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5" table:formula="of:=[.A2991]+1" table:style-name="ce2">
            <text:p>29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6" table:formula="of:=[.A2992]+1" table:style-name="ce2">
            <text:p>29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7" table:formula="of:=[.A2993]+1" table:style-name="ce2">
            <text:p>29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8" table:formula="of:=[.A2994]+1" table:style-name="ce2">
            <text:p>29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9" table:formula="of:=[.A2995]+1" table:style-name="ce2">
            <text:p>29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0" table:formula="of:=[.A2996]+1" table:style-name="ce2">
            <text:p>29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1" table:formula="of:=[.A2997]+1" table:style-name="ce2">
            <text:p>29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2" table:formula="of:=[.A2998]+1" table:style-name="ce2">
            <text:p>29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3" table:formula="of:=[.A2999]+1" table:style-name="ce2">
            <text:p>29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4" table:formula="of:=[.A3000]+1" table:style-name="ce2">
            <text:p>29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5" table:formula="of:=[.A3001]+1" table:style-name="ce2">
            <text:p>29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6" table:formula="of:=[.A3002]+1" table:style-name="ce2">
            <text:p>29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7" table:formula="of:=[.A3003]+1" table:style-name="ce2">
            <text:p>29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8" table:formula="of:=[.A3004]+1" table:style-name="ce2">
            <text:p>29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9" table:formula="of:=[.A3005]+1" table:style-name="ce2">
            <text:p>29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0" table:formula="of:=[.A3006]+1" table:style-name="ce2">
            <text:p>30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1" table:formula="of:=[.A3007]+1" table:style-name="ce2">
            <text:p>30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2" table:formula="of:=[.A3008]+1" table:style-name="ce2">
            <text:p>30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3" table:formula="of:=[.A3009]+1" table:style-name="ce2">
            <text:p>30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4" table:formula="of:=[.A3010]+1" table:style-name="ce2">
            <text:p>30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5" table:formula="of:=[.A3011]+1" table:style-name="ce2">
            <text:p>30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6" table:formula="of:=[.A3012]+1" table:style-name="ce2">
            <text:p>30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7" table:formula="of:=[.A3013]+1" table:style-name="ce2">
            <text:p>30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8" table:formula="of:=[.A3014]+1" table:style-name="ce2">
            <text:p>30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9" table:formula="of:=[.A3015]+1" table:style-name="ce2">
            <text:p>30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0" table:formula="of:=[.A3016]+1" table:style-name="ce2">
            <text:p>30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1" table:formula="of:=[.A3017]+1" table:style-name="ce2">
            <text:p>30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2" table:formula="of:=[.A3018]+1" table:style-name="ce2">
            <text:p>30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3" table:formula="of:=[.A3019]+1" table:style-name="ce2">
            <text:p>30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4" table:formula="of:=[.A3020]+1" table:style-name="ce2">
            <text:p>30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5" table:formula="of:=[.A3021]+1" table:style-name="ce2">
            <text:p>30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6" table:formula="of:=[.A3022]+1" table:style-name="ce2">
            <text:p>30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7" table:formula="of:=[.A3023]+1" table:style-name="ce2">
            <text:p>30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8" table:formula="of:=[.A3024]+1" table:style-name="ce2">
            <text:p>30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9" table:formula="of:=[.A3025]+1" table:style-name="ce2">
            <text:p>30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0" table:formula="of:=[.A3026]+1" table:style-name="ce2">
            <text:p>30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1" table:formula="of:=[.A3027]+1" table:style-name="ce2">
            <text:p>30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2" table:formula="of:=[.A3028]+1" table:style-name="ce2">
            <text:p>30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3" table:formula="of:=[.A3029]+1" table:style-name="ce2">
            <text:p>30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4" table:formula="of:=[.A3030]+1" table:style-name="ce2">
            <text:p>30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5" table:formula="of:=[.A3031]+1" table:style-name="ce2">
            <text:p>30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6" table:formula="of:=[.A3032]+1" table:style-name="ce2">
            <text:p>30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7" table:formula="of:=[.A3033]+1" table:style-name="ce2">
            <text:p>30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8" table:formula="of:=[.A3034]+1" table:style-name="ce2">
            <text:p>30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9" table:formula="of:=[.A3035]+1" table:style-name="ce2">
            <text:p>30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0" table:formula="of:=[.A3036]+1" table:style-name="ce2">
            <text:p>30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1" table:formula="of:=[.A3037]+1" table:style-name="ce2">
            <text:p>30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2" table:formula="of:=[.A3038]+1" table:style-name="ce2">
            <text:p>30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3" table:formula="of:=[.A3039]+1" table:style-name="ce2">
            <text:p>30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4" table:formula="of:=[.A3040]+1" table:style-name="ce2">
            <text:p>30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5" table:formula="of:=[.A3041]+1" table:style-name="ce2">
            <text:p>30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6" table:formula="of:=[.A3042]+1" table:style-name="ce2">
            <text:p>30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7" table:formula="of:=[.A3043]+1" table:style-name="ce2">
            <text:p>30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8" table:formula="of:=[.A3044]+1" table:style-name="ce2">
            <text:p>30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9" table:formula="of:=[.A3045]+1" table:style-name="ce2">
            <text:p>30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0" table:formula="of:=[.A3046]+1" table:style-name="ce2">
            <text:p>30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1" table:formula="of:=[.A3047]+1" table:style-name="ce2">
            <text:p>30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2" table:formula="of:=[.A3048]+1" table:style-name="ce2">
            <text:p>30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3" table:formula="of:=[.A3049]+1" table:style-name="ce2">
            <text:p>30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4" table:formula="of:=[.A3050]+1" table:style-name="ce2">
            <text:p>30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5" table:formula="of:=[.A3051]+1" table:style-name="ce2">
            <text:p>30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6" table:formula="of:=[.A3052]+1" table:style-name="ce2">
            <text:p>30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7" table:formula="of:=[.A3053]+1" table:style-name="ce2">
            <text:p>30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8" table:formula="of:=[.A3054]+1" table:style-name="ce2">
            <text:p>30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9" table:formula="of:=[.A3055]+1" table:style-name="ce2">
            <text:p>30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0" table:formula="of:=[.A3056]+1" table:style-name="ce2">
            <text:p>30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1" table:formula="of:=[.A3057]+1" table:style-name="ce2">
            <text:p>30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2" table:formula="of:=[.A3058]+1" table:style-name="ce2">
            <text:p>30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3" table:formula="of:=[.A3059]+1" table:style-name="ce2">
            <text:p>30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4" table:formula="of:=[.A3060]+1" table:style-name="ce2">
            <text:p>30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5" table:formula="of:=[.A3061]+1" table:style-name="ce2">
            <text:p>30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6" table:formula="of:=[.A3062]+1" table:style-name="ce2">
            <text:p>30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7" table:formula="of:=[.A3063]+1" table:style-name="ce2">
            <text:p>30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8" table:formula="of:=[.A3064]+1" table:style-name="ce2">
            <text:p>30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9" table:formula="of:=[.A3065]+1" table:style-name="ce2">
            <text:p>30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0" table:formula="of:=[.A3066]+1" table:style-name="ce2">
            <text:p>30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1" table:formula="of:=[.A3067]+1" table:style-name="ce2">
            <text:p>30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2" table:formula="of:=[.A3068]+1" table:style-name="ce2">
            <text:p>30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3" table:formula="of:=[.A3069]+1" table:style-name="ce2">
            <text:p>30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4" table:formula="of:=[.A3070]+1" table:style-name="ce2">
            <text:p>30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5" table:formula="of:=[.A3071]+1" table:style-name="ce2">
            <text:p>30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6" table:formula="of:=[.A3072]+1" table:style-name="ce2">
            <text:p>30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7" table:formula="of:=[.A3073]+1" table:style-name="ce2">
            <text:p>30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8" table:formula="of:=[.A3074]+1" table:style-name="ce2">
            <text:p>30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9" table:formula="of:=[.A3075]+1" table:style-name="ce2">
            <text:p>30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0" table:formula="of:=[.A3076]+1" table:style-name="ce2">
            <text:p>30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1" table:formula="of:=[.A3077]+1" table:style-name="ce2">
            <text:p>30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2" table:formula="of:=[.A3078]+1" table:style-name="ce2">
            <text:p>30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3" table:formula="of:=[.A3079]+1" table:style-name="ce2">
            <text:p>30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4" table:formula="of:=[.A3080]+1" table:style-name="ce2">
            <text:p>30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5" table:formula="of:=[.A3081]+1" table:style-name="ce2">
            <text:p>30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6" table:formula="of:=[.A3082]+1" table:style-name="ce2">
            <text:p>30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7" table:formula="of:=[.A3083]+1" table:style-name="ce2">
            <text:p>30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8" table:formula="of:=[.A3084]+1" table:style-name="ce2">
            <text:p>30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9" table:formula="of:=[.A3085]+1" table:style-name="ce2">
            <text:p>30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0" table:formula="of:=[.A3086]+1" table:style-name="ce2">
            <text:p>30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1" table:formula="of:=[.A3087]+1" table:style-name="ce2">
            <text:p>30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2" table:formula="of:=[.A3088]+1" table:style-name="ce2">
            <text:p>30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3" table:formula="of:=[.A3089]+1" table:style-name="ce2">
            <text:p>30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4" table:formula="of:=[.A3090]+1" table:style-name="ce2">
            <text:p>30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5" table:formula="of:=[.A3091]+1" table:style-name="ce2">
            <text:p>30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6" table:formula="of:=[.A3092]+1" table:style-name="ce2">
            <text:p>30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7" table:formula="of:=[.A3093]+1" table:style-name="ce2">
            <text:p>30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8" table:formula="of:=[.A3094]+1" table:style-name="ce2">
            <text:p>30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9" table:formula="of:=[.A3095]+1" table:style-name="ce2">
            <text:p>30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0" table:formula="of:=[.A3096]+1" table:style-name="ce2">
            <text:p>30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1" table:formula="of:=[.A3097]+1" table:style-name="ce2">
            <text:p>30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2" table:formula="of:=[.A3098]+1" table:style-name="ce2">
            <text:p>30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3" table:formula="of:=[.A3099]+1" table:style-name="ce2">
            <text:p>30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4" table:formula="of:=[.A3100]+1" table:style-name="ce2">
            <text:p>30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5" table:formula="of:=[.A3101]+1" table:style-name="ce2">
            <text:p>30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6" table:formula="of:=[.A3102]+1" table:style-name="ce2">
            <text:p>30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7" table:formula="of:=[.A3103]+1" table:style-name="ce2">
            <text:p>30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8" table:formula="of:=[.A3104]+1" table:style-name="ce2">
            <text:p>30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9" table:formula="of:=[.A3105]+1" table:style-name="ce2">
            <text:p>30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0" table:formula="of:=[.A3106]+1" table:style-name="ce2">
            <text:p>31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1" table:formula="of:=[.A3107]+1" table:style-name="ce2">
            <text:p>31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2" table:formula="of:=[.A3108]+1" table:style-name="ce2">
            <text:p>31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3" table:formula="of:=[.A3109]+1" table:style-name="ce2">
            <text:p>31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4" table:formula="of:=[.A3110]+1" table:style-name="ce2">
            <text:p>31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5" table:formula="of:=[.A3111]+1" table:style-name="ce2">
            <text:p>31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6" table:formula="of:=[.A3112]+1" table:style-name="ce2">
            <text:p>31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7" table:formula="of:=[.A3113]+1" table:style-name="ce2">
            <text:p>31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8" table:formula="of:=[.A3114]+1" table:style-name="ce2">
            <text:p>31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9" table:formula="of:=[.A3115]+1" table:style-name="ce2">
            <text:p>31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0" table:formula="of:=[.A3116]+1" table:style-name="ce2">
            <text:p>31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1" table:formula="of:=[.A3117]+1" table:style-name="ce2">
            <text:p>31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2" table:formula="of:=[.A3118]+1" table:style-name="ce2">
            <text:p>31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3" table:formula="of:=[.A3119]+1" table:style-name="ce2">
            <text:p>31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4" table:formula="of:=[.A3120]+1" table:style-name="ce2">
            <text:p>31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5" table:formula="of:=[.A3121]+1" table:style-name="ce2">
            <text:p>31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6" table:formula="of:=[.A3122]+1" table:style-name="ce2">
            <text:p>31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7" table:formula="of:=[.A3123]+1" table:style-name="ce2">
            <text:p>31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8" table:formula="of:=[.A3124]+1" table:style-name="ce2">
            <text:p>31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9" table:formula="of:=[.A3125]+1" table:style-name="ce2">
            <text:p>31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0" table:formula="of:=[.A3126]+1" table:style-name="ce2">
            <text:p>31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1" table:formula="of:=[.A3127]+1" table:style-name="ce2">
            <text:p>31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2" table:formula="of:=[.A3128]+1" table:style-name="ce2">
            <text:p>31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3" table:formula="of:=[.A3129]+1" table:style-name="ce2">
            <text:p>31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4" table:formula="of:=[.A3130]+1" table:style-name="ce2">
            <text:p>31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5" table:formula="of:=[.A3131]+1" table:style-name="ce2">
            <text:p>31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6" table:formula="of:=[.A3132]+1" table:style-name="ce2">
            <text:p>31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7" table:formula="of:=[.A3133]+1" table:style-name="ce2">
            <text:p>31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8" table:formula="of:=[.A3134]+1" table:style-name="ce2">
            <text:p>31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9" table:formula="of:=[.A3135]+1" table:style-name="ce2">
            <text:p>31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0" table:formula="of:=[.A3136]+1" table:style-name="ce2">
            <text:p>31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1" table:formula="of:=[.A3137]+1" table:style-name="ce2">
            <text:p>31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2" table:formula="of:=[.A3138]+1" table:style-name="ce2">
            <text:p>31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3" table:formula="of:=[.A3139]+1" table:style-name="ce2">
            <text:p>31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4" table:formula="of:=[.A3140]+1" table:style-name="ce2">
            <text:p>31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5" table:formula="of:=[.A3141]+1" table:style-name="ce2">
            <text:p>31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6" table:formula="of:=[.A3142]+1" table:style-name="ce2">
            <text:p>31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7" table:formula="of:=[.A3143]+1" table:style-name="ce2">
            <text:p>31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8" table:formula="of:=[.A3144]+1" table:style-name="ce2">
            <text:p>31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9" table:formula="of:=[.A3145]+1" table:style-name="ce2">
            <text:p>31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0" table:formula="of:=[.A3146]+1" table:style-name="ce2">
            <text:p>31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1" table:formula="of:=[.A3147]+1" table:style-name="ce2">
            <text:p>31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2" table:formula="of:=[.A3148]+1" table:style-name="ce2">
            <text:p>31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3" table:formula="of:=[.A3149]+1" table:style-name="ce2">
            <text:p>31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4" table:formula="of:=[.A3150]+1" table:style-name="ce2">
            <text:p>31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5" table:formula="of:=[.A3151]+1" table:style-name="ce2">
            <text:p>31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6" table:formula="of:=[.A3152]+1" table:style-name="ce2">
            <text:p>31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7" table:formula="of:=[.A3153]+1" table:style-name="ce2">
            <text:p>31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8" table:formula="of:=[.A3154]+1" table:style-name="ce2">
            <text:p>31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9" table:formula="of:=[.A3155]+1" table:style-name="ce2">
            <text:p>31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0" table:formula="of:=[.A3156]+1" table:style-name="ce2">
            <text:p>31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1" table:formula="of:=[.A3157]+1" table:style-name="ce2">
            <text:p>31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2" table:formula="of:=[.A3158]+1" table:style-name="ce2">
            <text:p>31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3" table:formula="of:=[.A3159]+1" table:style-name="ce2">
            <text:p>31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4" table:formula="of:=[.A3160]+1" table:style-name="ce2">
            <text:p>31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5" table:formula="of:=[.A3161]+1" table:style-name="ce2">
            <text:p>31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6" table:formula="of:=[.A3162]+1" table:style-name="ce2">
            <text:p>31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7" table:formula="of:=[.A3163]+1" table:style-name="ce2">
            <text:p>31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8" table:formula="of:=[.A3164]+1" table:style-name="ce2">
            <text:p>31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9" table:formula="of:=[.A3165]+1" table:style-name="ce2">
            <text:p>31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0" table:formula="of:=[.A3166]+1" table:style-name="ce2">
            <text:p>31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1" table:formula="of:=[.A3167]+1" table:style-name="ce2">
            <text:p>31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2" table:formula="of:=[.A3168]+1" table:style-name="ce2">
            <text:p>31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3" table:formula="of:=[.A3169]+1" table:style-name="ce2">
            <text:p>31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4" table:formula="of:=[.A3170]+1" table:style-name="ce2">
            <text:p>31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5" table:formula="of:=[.A3171]+1" table:style-name="ce2">
            <text:p>31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6" table:formula="of:=[.A3172]+1" table:style-name="ce2">
            <text:p>31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7" table:formula="of:=[.A3173]+1" table:style-name="ce2">
            <text:p>31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8" table:formula="of:=[.A3174]+1" table:style-name="ce2">
            <text:p>31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9" table:formula="of:=[.A3175]+1" table:style-name="ce2">
            <text:p>31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0" table:formula="of:=[.A3176]+1" table:style-name="ce2">
            <text:p>31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1" table:formula="of:=[.A3177]+1" table:style-name="ce2">
            <text:p>31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2" table:formula="of:=[.A3178]+1" table:style-name="ce2">
            <text:p>31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3" table:formula="of:=[.A3179]+1" table:style-name="ce2">
            <text:p>31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4" table:formula="of:=[.A3180]+1" table:style-name="ce2">
            <text:p>31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5" table:formula="of:=[.A3181]+1" table:style-name="ce2">
            <text:p>31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6" table:formula="of:=[.A3182]+1" table:style-name="ce2">
            <text:p>31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7" table:formula="of:=[.A3183]+1" table:style-name="ce2">
            <text:p>31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8" table:formula="of:=[.A3184]+1" table:style-name="ce2">
            <text:p>31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9" table:formula="of:=[.A3185]+1" table:style-name="ce2">
            <text:p>31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0" table:formula="of:=[.A3186]+1" table:style-name="ce2">
            <text:p>31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1" table:formula="of:=[.A3187]+1" table:style-name="ce2">
            <text:p>31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2" table:formula="of:=[.A3188]+1" table:style-name="ce2">
            <text:p>31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3" table:formula="of:=[.A3189]+1" table:style-name="ce2">
            <text:p>31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4" table:formula="of:=[.A3190]+1" table:style-name="ce2">
            <text:p>31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5" table:formula="of:=[.A3191]+1" table:style-name="ce2">
            <text:p>31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6" table:formula="of:=[.A3192]+1" table:style-name="ce2">
            <text:p>31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7" table:formula="of:=[.A3193]+1" table:style-name="ce2">
            <text:p>31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8" table:formula="of:=[.A3194]+1" table:style-name="ce2">
            <text:p>31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9" table:formula="of:=[.A3195]+1" table:style-name="ce2">
            <text:p>31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0" table:formula="of:=[.A3196]+1" table:style-name="ce2">
            <text:p>31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1" table:formula="of:=[.A3197]+1" table:style-name="ce2">
            <text:p>31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2" table:formula="of:=[.A3198]+1" table:style-name="ce2">
            <text:p>31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3" table:formula="of:=[.A3199]+1" table:style-name="ce2">
            <text:p>31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4" table:formula="of:=[.A3200]+1" table:style-name="ce2">
            <text:p>31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5" table:formula="of:=[.A3201]+1" table:style-name="ce2">
            <text:p>31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6" table:formula="of:=[.A3202]+1" table:style-name="ce2">
            <text:p>31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7" table:formula="of:=[.A3203]+1" table:style-name="ce2">
            <text:p>31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8" table:formula="of:=[.A3204]+1" table:style-name="ce2">
            <text:p>31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9" table:formula="of:=[.A3205]+1" table:style-name="ce2">
            <text:p>31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0" table:formula="of:=[.A3206]+1" table:style-name="ce2">
            <text:p>32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1" table:formula="of:=[.A3207]+1" table:style-name="ce2">
            <text:p>32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2" table:formula="of:=[.A3208]+1" table:style-name="ce2">
            <text:p>32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3" table:formula="of:=[.A3209]+1" table:style-name="ce2">
            <text:p>32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4" table:formula="of:=[.A3210]+1" table:style-name="ce2">
            <text:p>32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5" table:formula="of:=[.A3211]+1" table:style-name="ce2">
            <text:p>32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6" table:formula="of:=[.A3212]+1" table:style-name="ce2">
            <text:p>32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7" table:formula="of:=[.A3213]+1" table:style-name="ce2">
            <text:p>32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8" table:formula="of:=[.A3214]+1" table:style-name="ce2">
            <text:p>32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9" table:formula="of:=[.A3215]+1" table:style-name="ce2">
            <text:p>32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0" table:formula="of:=[.A3216]+1" table:style-name="ce2">
            <text:p>32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1" table:formula="of:=[.A3217]+1" table:style-name="ce2">
            <text:p>32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2" table:formula="of:=[.A3218]+1" table:style-name="ce2">
            <text:p>32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3" table:formula="of:=[.A3219]+1" table:style-name="ce2">
            <text:p>32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4" table:formula="of:=[.A3220]+1" table:style-name="ce2">
            <text:p>32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5" table:formula="of:=[.A3221]+1" table:style-name="ce2">
            <text:p>32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6" table:formula="of:=[.A3222]+1" table:style-name="ce2">
            <text:p>32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7" table:formula="of:=[.A3223]+1" table:style-name="ce2">
            <text:p>32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8" table:formula="of:=[.A3224]+1" table:style-name="ce2">
            <text:p>32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9" table:formula="of:=[.A3225]+1" table:style-name="ce2">
            <text:p>32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0" table:formula="of:=[.A3226]+1" table:style-name="ce2">
            <text:p>32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1" table:formula="of:=[.A3227]+1" table:style-name="ce2">
            <text:p>32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2" table:formula="of:=[.A3228]+1" table:style-name="ce2">
            <text:p>32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3" table:formula="of:=[.A3229]+1" table:style-name="ce2">
            <text:p>32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4" table:formula="of:=[.A3230]+1" table:style-name="ce2">
            <text:p>32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5" table:formula="of:=[.A3231]+1" table:style-name="ce2">
            <text:p>32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6" table:formula="of:=[.A3232]+1" table:style-name="ce2">
            <text:p>32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7" table:formula="of:=[.A3233]+1" table:style-name="ce2">
            <text:p>32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8" table:formula="of:=[.A3234]+1" table:style-name="ce2">
            <text:p>32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9" table:formula="of:=[.A3235]+1" table:style-name="ce2">
            <text:p>32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0" table:formula="of:=[.A3236]+1" table:style-name="ce2">
            <text:p>32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1" table:formula="of:=[.A3237]+1" table:style-name="ce2">
            <text:p>32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2" table:formula="of:=[.A3238]+1" table:style-name="ce2">
            <text:p>32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3" table:formula="of:=[.A3239]+1" table:style-name="ce2">
            <text:p>32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4" table:formula="of:=[.A3240]+1" table:style-name="ce2">
            <text:p>32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5" table:formula="of:=[.A3241]+1" table:style-name="ce2">
            <text:p>32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6" table:formula="of:=[.A3242]+1" table:style-name="ce2">
            <text:p>32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7" table:formula="of:=[.A3243]+1" table:style-name="ce2">
            <text:p>32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8" table:formula="of:=[.A3244]+1" table:style-name="ce2">
            <text:p>32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9" table:formula="of:=[.A3245]+1" table:style-name="ce2">
            <text:p>32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0" table:formula="of:=[.A3246]+1" table:style-name="ce2">
            <text:p>32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1" table:formula="of:=[.A3247]+1" table:style-name="ce2">
            <text:p>32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2" table:formula="of:=[.A3248]+1" table:style-name="ce2">
            <text:p>32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3" table:formula="of:=[.A3249]+1" table:style-name="ce2">
            <text:p>32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4" table:formula="of:=[.A3250]+1" table:style-name="ce2">
            <text:p>32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5" table:formula="of:=[.A3251]+1" table:style-name="ce2">
            <text:p>32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6" table:formula="of:=[.A3252]+1" table:style-name="ce2">
            <text:p>32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7" table:formula="of:=[.A3253]+1" table:style-name="ce2">
            <text:p>32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8" table:formula="of:=[.A3254]+1" table:style-name="ce2">
            <text:p>32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9" table:formula="of:=[.A3255]+1" table:style-name="ce2">
            <text:p>32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0" table:formula="of:=[.A3256]+1" table:style-name="ce2">
            <text:p>32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1" table:formula="of:=[.A3257]+1" table:style-name="ce2">
            <text:p>32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2" table:formula="of:=[.A3258]+1" table:style-name="ce2">
            <text:p>32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3" table:formula="of:=[.A3259]+1" table:style-name="ce2">
            <text:p>32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4" table:formula="of:=[.A3260]+1" table:style-name="ce2">
            <text:p>32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5" table:formula="of:=[.A3261]+1" table:style-name="ce2">
            <text:p>32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6" table:formula="of:=[.A3262]+1" table:style-name="ce2">
            <text:p>32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7" table:formula="of:=[.A3263]+1" table:style-name="ce2">
            <text:p>32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8" table:formula="of:=[.A3264]+1" table:style-name="ce2">
            <text:p>32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9" table:formula="of:=[.A3265]+1" table:style-name="ce2">
            <text:p>32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0" table:formula="of:=[.A3266]+1" table:style-name="ce2">
            <text:p>32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1" table:formula="of:=[.A3267]+1" table:style-name="ce2">
            <text:p>32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2" table:formula="of:=[.A3268]+1" table:style-name="ce2">
            <text:p>32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3" table:formula="of:=[.A3269]+1" table:style-name="ce2">
            <text:p>32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4" table:formula="of:=[.A3270]+1" table:style-name="ce2">
            <text:p>32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5" table:formula="of:=[.A3271]+1" table:style-name="ce2">
            <text:p>32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6" table:formula="of:=[.A3272]+1" table:style-name="ce2">
            <text:p>32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7" table:formula="of:=[.A3273]+1" table:style-name="ce2">
            <text:p>32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8" table:formula="of:=[.A3274]+1" table:style-name="ce2">
            <text:p>32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9" table:formula="of:=[.A3275]+1" table:style-name="ce2">
            <text:p>32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0" table:formula="of:=[.A3276]+1" table:style-name="ce2">
            <text:p>32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1" table:formula="of:=[.A3277]+1" table:style-name="ce2">
            <text:p>32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2" table:formula="of:=[.A3278]+1" table:style-name="ce2">
            <text:p>32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3" table:formula="of:=[.A3279]+1" table:style-name="ce2">
            <text:p>32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4" table:formula="of:=[.A3280]+1" table:style-name="ce2">
            <text:p>32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5" table:formula="of:=[.A3281]+1" table:style-name="ce2">
            <text:p>32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6" table:formula="of:=[.A3282]+1" table:style-name="ce2">
            <text:p>32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7" table:formula="of:=[.A3283]+1" table:style-name="ce2">
            <text:p>32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8" table:formula="of:=[.A3284]+1" table:style-name="ce2">
            <text:p>32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9" table:formula="of:=[.A3285]+1" table:style-name="ce2">
            <text:p>32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0" table:formula="of:=[.A3286]+1" table:style-name="ce2">
            <text:p>32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1" table:formula="of:=[.A3287]+1" table:style-name="ce2">
            <text:p>32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2" table:formula="of:=[.A3288]+1" table:style-name="ce2">
            <text:p>32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3" table:formula="of:=[.A3289]+1" table:style-name="ce2">
            <text:p>32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4" table:formula="of:=[.A3290]+1" table:style-name="ce2">
            <text:p>32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5" table:formula="of:=[.A3291]+1" table:style-name="ce2">
            <text:p>32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6" table:formula="of:=[.A3292]+1" table:style-name="ce2">
            <text:p>32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7" table:formula="of:=[.A3293]+1" table:style-name="ce2">
            <text:p>32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8" table:formula="of:=[.A3294]+1" table:style-name="ce2">
            <text:p>32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9" table:formula="of:=[.A3295]+1" table:style-name="ce2">
            <text:p>32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0" table:formula="of:=[.A3296]+1" table:style-name="ce2">
            <text:p>32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1" table:formula="of:=[.A3297]+1" table:style-name="ce2">
            <text:p>32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2" table:formula="of:=[.A3298]+1" table:style-name="ce2">
            <text:p>32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3" table:formula="of:=[.A3299]+1" table:style-name="ce2">
            <text:p>32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4" table:formula="of:=[.A3300]+1" table:style-name="ce2">
            <text:p>32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5" table:formula="of:=[.A3301]+1" table:style-name="ce2">
            <text:p>32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6" table:formula="of:=[.A3302]+1" table:style-name="ce2">
            <text:p>32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7" table:formula="of:=[.A3303]+1" table:style-name="ce2">
            <text:p>32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8" table:formula="of:=[.A3304]+1" table:style-name="ce2">
            <text:p>32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9" table:formula="of:=[.A3305]+1" table:style-name="ce2">
            <text:p>32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0" table:formula="of:=[.A3306]+1" table:style-name="ce2">
            <text:p>33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1" table:formula="of:=[.A3307]+1" table:style-name="ce2">
            <text:p>33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2" table:formula="of:=[.A3308]+1" table:style-name="ce2">
            <text:p>33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3" table:formula="of:=[.A3309]+1" table:style-name="ce2">
            <text:p>33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4" table:formula="of:=[.A3310]+1" table:style-name="ce2">
            <text:p>33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5" table:formula="of:=[.A3311]+1" table:style-name="ce2">
            <text:p>33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6" table:formula="of:=[.A3312]+1" table:style-name="ce2">
            <text:p>33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7" table:formula="of:=[.A3313]+1" table:style-name="ce2">
            <text:p>33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8" table:formula="of:=[.A3314]+1" table:style-name="ce2">
            <text:p>33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9" table:formula="of:=[.A3315]+1" table:style-name="ce2">
            <text:p>33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0" table:formula="of:=[.A3316]+1" table:style-name="ce2">
            <text:p>33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1" table:formula="of:=[.A3317]+1" table:style-name="ce2">
            <text:p>33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2" table:formula="of:=[.A3318]+1" table:style-name="ce2">
            <text:p>33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3" table:formula="of:=[.A3319]+1" table:style-name="ce2">
            <text:p>33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4" table:formula="of:=[.A3320]+1" table:style-name="ce2">
            <text:p>33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5" table:formula="of:=[.A3321]+1" table:style-name="ce2">
            <text:p>33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6" table:formula="of:=[.A3322]+1" table:style-name="ce2">
            <text:p>33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7" table:formula="of:=[.A3323]+1" table:style-name="ce2">
            <text:p>33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8" table:formula="of:=[.A3324]+1" table:style-name="ce2">
            <text:p>33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9" table:formula="of:=[.A3325]+1" table:style-name="ce2">
            <text:p>33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0" table:formula="of:=[.A3326]+1" table:style-name="ce2">
            <text:p>33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1" table:formula="of:=[.A3327]+1" table:style-name="ce2">
            <text:p>33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2" table:formula="of:=[.A3328]+1" table:style-name="ce2">
            <text:p>33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3" table:formula="of:=[.A3329]+1" table:style-name="ce2">
            <text:p>33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4" table:formula="of:=[.A3330]+1" table:style-name="ce2">
            <text:p>33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5" table:formula="of:=[.A3331]+1" table:style-name="ce2">
            <text:p>33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6" table:formula="of:=[.A3332]+1" table:style-name="ce2">
            <text:p>33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7" table:formula="of:=[.A3333]+1" table:style-name="ce2">
            <text:p>33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8" table:formula="of:=[.A3334]+1" table:style-name="ce2">
            <text:p>33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9" table:formula="of:=[.A3335]+1" table:style-name="ce2">
            <text:p>33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0" table:formula="of:=[.A3336]+1" table:style-name="ce2">
            <text:p>33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1" table:formula="of:=[.A3337]+1" table:style-name="ce2">
            <text:p>33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2" table:formula="of:=[.A3338]+1" table:style-name="ce2">
            <text:p>33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3" table:formula="of:=[.A3339]+1" table:style-name="ce2">
            <text:p>33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4" table:formula="of:=[.A3340]+1" table:style-name="ce2">
            <text:p>33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5" table:formula="of:=[.A3341]+1" table:style-name="ce2">
            <text:p>33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6" table:formula="of:=[.A3342]+1" table:style-name="ce2">
            <text:p>33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7" table:formula="of:=[.A3343]+1" table:style-name="ce2">
            <text:p>33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8" table:formula="of:=[.A3344]+1" table:style-name="ce2">
            <text:p>33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9" table:formula="of:=[.A3345]+1" table:style-name="ce2">
            <text:p>33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0" table:formula="of:=[.A3346]+1" table:style-name="ce2">
            <text:p>33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1" table:formula="of:=[.A3347]+1" table:style-name="ce2">
            <text:p>33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2" table:formula="of:=[.A3348]+1" table:style-name="ce2">
            <text:p>33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3" table:formula="of:=[.A3349]+1" table:style-name="ce2">
            <text:p>33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4" table:formula="of:=[.A3350]+1" table:style-name="ce2">
            <text:p>33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5" table:formula="of:=[.A3351]+1" table:style-name="ce2">
            <text:p>33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6" table:formula="of:=[.A3352]+1" table:style-name="ce2">
            <text:p>33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7" table:formula="of:=[.A3353]+1" table:style-name="ce2">
            <text:p>33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8" table:formula="of:=[.A3354]+1" table:style-name="ce2">
            <text:p>33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9" table:formula="of:=[.A3355]+1" table:style-name="ce2">
            <text:p>33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0" table:formula="of:=[.A3356]+1" table:style-name="ce2">
            <text:p>33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1" table:formula="of:=[.A3357]+1" table:style-name="ce2">
            <text:p>33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2" table:formula="of:=[.A3358]+1" table:style-name="ce2">
            <text:p>33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3" table:formula="of:=[.A3359]+1" table:style-name="ce2">
            <text:p>33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4" table:formula="of:=[.A3360]+1" table:style-name="ce2">
            <text:p>33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5" table:formula="of:=[.A3361]+1" table:style-name="ce2">
            <text:p>33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6" table:formula="of:=[.A3362]+1" table:style-name="ce2">
            <text:p>33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7" table:formula="of:=[.A3363]+1" table:style-name="ce2">
            <text:p>33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8" table:formula="of:=[.A3364]+1" table:style-name="ce2">
            <text:p>33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9" table:formula="of:=[.A3365]+1" table:style-name="ce2">
            <text:p>33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0" table:formula="of:=[.A3366]+1" table:style-name="ce2">
            <text:p>33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1" table:formula="of:=[.A3367]+1" table:style-name="ce2">
            <text:p>33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2" table:formula="of:=[.A3368]+1" table:style-name="ce2">
            <text:p>33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3" table:formula="of:=[.A3369]+1" table:style-name="ce2">
            <text:p>33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4" table:formula="of:=[.A3370]+1" table:style-name="ce2">
            <text:p>33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5" table:formula="of:=[.A3371]+1" table:style-name="ce2">
            <text:p>33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6" table:formula="of:=[.A3372]+1" table:style-name="ce2">
            <text:p>33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7" table:formula="of:=[.A3373]+1" table:style-name="ce2">
            <text:p>33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8" table:formula="of:=[.A3374]+1" table:style-name="ce2">
            <text:p>33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9" table:formula="of:=[.A3375]+1" table:style-name="ce2">
            <text:p>33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0" table:formula="of:=[.A3376]+1" table:style-name="ce2">
            <text:p>33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1" table:formula="of:=[.A3377]+1" table:style-name="ce2">
            <text:p>33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2" table:formula="of:=[.A3378]+1" table:style-name="ce2">
            <text:p>33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3" table:formula="of:=[.A3379]+1" table:style-name="ce2">
            <text:p>33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4" table:formula="of:=[.A3380]+1" table:style-name="ce2">
            <text:p>33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5" table:formula="of:=[.A3381]+1" table:style-name="ce2">
            <text:p>33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6" table:formula="of:=[.A3382]+1" table:style-name="ce2">
            <text:p>33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7" table:formula="of:=[.A3383]+1" table:style-name="ce2">
            <text:p>33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8" table:formula="of:=[.A3384]+1" table:style-name="ce2">
            <text:p>33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9" table:formula="of:=[.A3385]+1" table:style-name="ce2">
            <text:p>33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0" table:formula="of:=[.A3386]+1" table:style-name="ce2">
            <text:p>33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1" table:formula="of:=[.A3387]+1" table:style-name="ce2">
            <text:p>33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2" table:formula="of:=[.A3388]+1" table:style-name="ce2">
            <text:p>33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3" table:formula="of:=[.A3389]+1" table:style-name="ce2">
            <text:p>33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4" table:formula="of:=[.A3390]+1" table:style-name="ce2">
            <text:p>33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5" table:formula="of:=[.A3391]+1" table:style-name="ce2">
            <text:p>33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6" table:formula="of:=[.A3392]+1" table:style-name="ce2">
            <text:p>33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7" table:formula="of:=[.A3393]+1" table:style-name="ce2">
            <text:p>33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8" table:formula="of:=[.A3394]+1" table:style-name="ce2">
            <text:p>33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9" table:formula="of:=[.A3395]+1" table:style-name="ce2">
            <text:p>33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0" table:formula="of:=[.A3396]+1" table:style-name="ce2">
            <text:p>33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1" table:formula="of:=[.A3397]+1" table:style-name="ce2">
            <text:p>33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2" table:formula="of:=[.A3398]+1" table:style-name="ce2">
            <text:p>33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3" table:formula="of:=[.A3399]+1" table:style-name="ce2">
            <text:p>33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4" table:formula="of:=[.A3400]+1" table:style-name="ce2">
            <text:p>33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5" table:formula="of:=[.A3401]+1" table:style-name="ce2">
            <text:p>33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6" table:formula="of:=[.A3402]+1" table:style-name="ce2">
            <text:p>33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7" table:formula="of:=[.A3403]+1" table:style-name="ce2">
            <text:p>33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8" table:formula="of:=[.A3404]+1" table:style-name="ce2">
            <text:p>33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9" table:formula="of:=[.A3405]+1" table:style-name="ce2">
            <text:p>33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0" table:formula="of:=[.A3406]+1" table:style-name="ce2">
            <text:p>34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1" table:formula="of:=[.A3407]+1" table:style-name="ce2">
            <text:p>34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2" table:formula="of:=[.A3408]+1" table:style-name="ce2">
            <text:p>34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3" table:formula="of:=[.A3409]+1" table:style-name="ce2">
            <text:p>34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4" table:formula="of:=[.A3410]+1" table:style-name="ce2">
            <text:p>34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5" table:formula="of:=[.A3411]+1" table:style-name="ce2">
            <text:p>34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6" table:formula="of:=[.A3412]+1" table:style-name="ce2">
            <text:p>34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7" table:formula="of:=[.A3413]+1" table:style-name="ce2">
            <text:p>34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8" table:formula="of:=[.A3414]+1" table:style-name="ce2">
            <text:p>34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9" table:formula="of:=[.A3415]+1" table:style-name="ce2">
            <text:p>34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0" table:formula="of:=[.A3416]+1" table:style-name="ce2">
            <text:p>34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1" table:formula="of:=[.A3417]+1" table:style-name="ce2">
            <text:p>34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2" table:formula="of:=[.A3418]+1" table:style-name="ce2">
            <text:p>34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3" table:formula="of:=[.A3419]+1" table:style-name="ce2">
            <text:p>34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4" table:formula="of:=[.A3420]+1" table:style-name="ce2">
            <text:p>34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5" table:formula="of:=[.A3421]+1" table:style-name="ce2">
            <text:p>34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6" table:formula="of:=[.A3422]+1" table:style-name="ce2">
            <text:p>34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7" table:formula="of:=[.A3423]+1" table:style-name="ce2">
            <text:p>34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8" table:formula="of:=[.A3424]+1" table:style-name="ce2">
            <text:p>34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9" table:formula="of:=[.A3425]+1" table:style-name="ce2">
            <text:p>34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0" table:formula="of:=[.A3426]+1" table:style-name="ce2">
            <text:p>34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1" table:formula="of:=[.A3427]+1" table:style-name="ce2">
            <text:p>34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2" table:formula="of:=[.A3428]+1" table:style-name="ce2">
            <text:p>34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3" table:formula="of:=[.A3429]+1" table:style-name="ce2">
            <text:p>34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4" table:formula="of:=[.A3430]+1" table:style-name="ce2">
            <text:p>34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5" table:formula="of:=[.A3431]+1" table:style-name="ce2">
            <text:p>34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6" table:formula="of:=[.A3432]+1" table:style-name="ce2">
            <text:p>34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7" table:formula="of:=[.A3433]+1" table:style-name="ce2">
            <text:p>34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8" table:formula="of:=[.A3434]+1" table:style-name="ce2">
            <text:p>34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9" table:formula="of:=[.A3435]+1" table:style-name="ce2">
            <text:p>34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0" table:formula="of:=[.A3436]+1" table:style-name="ce2">
            <text:p>34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1" table:formula="of:=[.A3437]+1" table:style-name="ce2">
            <text:p>34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2" table:formula="of:=[.A3438]+1" table:style-name="ce2">
            <text:p>34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3" table:formula="of:=[.A3439]+1" table:style-name="ce2">
            <text:p>34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4" table:formula="of:=[.A3440]+1" table:style-name="ce2">
            <text:p>34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5" table:formula="of:=[.A3441]+1" table:style-name="ce2">
            <text:p>34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6" table:formula="of:=[.A3442]+1" table:style-name="ce2">
            <text:p>34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7" table:formula="of:=[.A3443]+1" table:style-name="ce2">
            <text:p>34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8" table:formula="of:=[.A3444]+1" table:style-name="ce2">
            <text:p>34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9" table:formula="of:=[.A3445]+1" table:style-name="ce2">
            <text:p>34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0" table:formula="of:=[.A3446]+1" table:style-name="ce2">
            <text:p>34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1" table:formula="of:=[.A3447]+1" table:style-name="ce2">
            <text:p>34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2" table:formula="of:=[.A3448]+1" table:style-name="ce2">
            <text:p>34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3" table:formula="of:=[.A3449]+1" table:style-name="ce2">
            <text:p>34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4" table:formula="of:=[.A3450]+1" table:style-name="ce2">
            <text:p>34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5" table:formula="of:=[.A3451]+1" table:style-name="ce2">
            <text:p>34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6" table:formula="of:=[.A3452]+1" table:style-name="ce2">
            <text:p>34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7" table:formula="of:=[.A3453]+1" table:style-name="ce2">
            <text:p>34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8" table:formula="of:=[.A3454]+1" table:style-name="ce2">
            <text:p>34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9" table:formula="of:=[.A3455]+1" table:style-name="ce2">
            <text:p>34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0" table:formula="of:=[.A3456]+1" table:style-name="ce2">
            <text:p>34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1" table:formula="of:=[.A3457]+1" table:style-name="ce2">
            <text:p>34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2" table:formula="of:=[.A3458]+1" table:style-name="ce2">
            <text:p>34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3" table:formula="of:=[.A3459]+1" table:style-name="ce2">
            <text:p>34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4" table:formula="of:=[.A3460]+1" table:style-name="ce2">
            <text:p>34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5" table:formula="of:=[.A3461]+1" table:style-name="ce2">
            <text:p>34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6" table:formula="of:=[.A3462]+1" table:style-name="ce2">
            <text:p>34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7" table:formula="of:=[.A3463]+1" table:style-name="ce2">
            <text:p>34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8" table:formula="of:=[.A3464]+1" table:style-name="ce2">
            <text:p>34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9" table:formula="of:=[.A3465]+1" table:style-name="ce2">
            <text:p>34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0" table:formula="of:=[.A3466]+1" table:style-name="ce2">
            <text:p>34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1" table:formula="of:=[.A3467]+1" table:style-name="ce2">
            <text:p>34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2" table:formula="of:=[.A3468]+1" table:style-name="ce2">
            <text:p>34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3" table:formula="of:=[.A3469]+1" table:style-name="ce2">
            <text:p>34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4" table:formula="of:=[.A3470]+1" table:style-name="ce2">
            <text:p>34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5" table:formula="of:=[.A3471]+1" table:style-name="ce2">
            <text:p>34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6" table:formula="of:=[.A3472]+1" table:style-name="ce2">
            <text:p>34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7" table:formula="of:=[.A3473]+1" table:style-name="ce2">
            <text:p>34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8" table:formula="of:=[.A3474]+1" table:style-name="ce2">
            <text:p>34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9" table:formula="of:=[.A3475]+1" table:style-name="ce2">
            <text:p>34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0" table:formula="of:=[.A3476]+1" table:style-name="ce2">
            <text:p>34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1" table:formula="of:=[.A3477]+1" table:style-name="ce2">
            <text:p>34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2" table:formula="of:=[.A3478]+1" table:style-name="ce2">
            <text:p>34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3" table:formula="of:=[.A3479]+1" table:style-name="ce2">
            <text:p>34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4" table:formula="of:=[.A3480]+1" table:style-name="ce2">
            <text:p>34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5" table:formula="of:=[.A3481]+1" table:style-name="ce2">
            <text:p>34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6" table:formula="of:=[.A3482]+1" table:style-name="ce2">
            <text:p>34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7" table:formula="of:=[.A3483]+1" table:style-name="ce2">
            <text:p>34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8" table:formula="of:=[.A3484]+1" table:style-name="ce2">
            <text:p>34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9" table:formula="of:=[.A3485]+1" table:style-name="ce2">
            <text:p>34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0" table:formula="of:=[.A3486]+1" table:style-name="ce2">
            <text:p>34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1" table:formula="of:=[.A3487]+1" table:style-name="ce2">
            <text:p>34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2" table:formula="of:=[.A3488]+1" table:style-name="ce2">
            <text:p>34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3" table:formula="of:=[.A3489]+1" table:style-name="ce2">
            <text:p>34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4" table:formula="of:=[.A3490]+1" table:style-name="ce2">
            <text:p>34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5" table:formula="of:=[.A3491]+1" table:style-name="ce2">
            <text:p>34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6" table:formula="of:=[.A3492]+1" table:style-name="ce2">
            <text:p>34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7" table:formula="of:=[.A3493]+1" table:style-name="ce2">
            <text:p>34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8" table:formula="of:=[.A3494]+1" table:style-name="ce2">
            <text:p>34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9" table:formula="of:=[.A3495]+1" table:style-name="ce2">
            <text:p>34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0" table:formula="of:=[.A3496]+1" table:style-name="ce2">
            <text:p>34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1" table:formula="of:=[.A3497]+1" table:style-name="ce2">
            <text:p>34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2" table:formula="of:=[.A3498]+1" table:style-name="ce2">
            <text:p>34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3" table:formula="of:=[.A3499]+1" table:style-name="ce2">
            <text:p>34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4" table:formula="of:=[.A3500]+1" table:style-name="ce2">
            <text:p>34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5" table:formula="of:=[.A3501]+1" table:style-name="ce2">
            <text:p>34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6" table:formula="of:=[.A3502]+1" table:style-name="ce2">
            <text:p>34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7" table:formula="of:=[.A3503]+1" table:style-name="ce2">
            <text:p>34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8" table:formula="of:=[.A3504]+1" table:style-name="ce2">
            <text:p>34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9" table:formula="of:=[.A3505]+1" table:style-name="ce2">
            <text:p>34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0" table:formula="of:=[.A3506]+1" table:style-name="ce2">
            <text:p>35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1" table:formula="of:=[.A3507]+1" table:style-name="ce2">
            <text:p>35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2" table:formula="of:=[.A3508]+1" table:style-name="ce2">
            <text:p>35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3" table:formula="of:=[.A3509]+1" table:style-name="ce2">
            <text:p>35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4" table:formula="of:=[.A3510]+1" table:style-name="ce2">
            <text:p>35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5" table:formula="of:=[.A3511]+1" table:style-name="ce2">
            <text:p>35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6" table:formula="of:=[.A3512]+1" table:style-name="ce2">
            <text:p>35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7" table:formula="of:=[.A3513]+1" table:style-name="ce2">
            <text:p>35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8" table:formula="of:=[.A3514]+1" table:style-name="ce2">
            <text:p>35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9" table:formula="of:=[.A3515]+1" table:style-name="ce2">
            <text:p>35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0" table:formula="of:=[.A3516]+1" table:style-name="ce2">
            <text:p>35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1" table:formula="of:=[.A3517]+1" table:style-name="ce2">
            <text:p>35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2" table:formula="of:=[.A3518]+1" table:style-name="ce2">
            <text:p>35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3" table:formula="of:=[.A3519]+1" table:style-name="ce2">
            <text:p>35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4" table:formula="of:=[.A3520]+1" table:style-name="ce2">
            <text:p>35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5" table:formula="of:=[.A3521]+1" table:style-name="ce2">
            <text:p>35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6" table:formula="of:=[.A3522]+1" table:style-name="ce2">
            <text:p>35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7" table:formula="of:=[.A3523]+1" table:style-name="ce2">
            <text:p>35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8" table:formula="of:=[.A3524]+1" table:style-name="ce2">
            <text:p>35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9" table:formula="of:=[.A3525]+1" table:style-name="ce2">
            <text:p>35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0" table:formula="of:=[.A3526]+1" table:style-name="ce2">
            <text:p>35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1" table:formula="of:=[.A3527]+1" table:style-name="ce2">
            <text:p>35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2" table:formula="of:=[.A3528]+1" table:style-name="ce2">
            <text:p>35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3" table:formula="of:=[.A3529]+1" table:style-name="ce2">
            <text:p>35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4" table:formula="of:=[.A3530]+1" table:style-name="ce2">
            <text:p>35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5" table:formula="of:=[.A3531]+1" table:style-name="ce2">
            <text:p>35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6" table:formula="of:=[.A3532]+1" table:style-name="ce2">
            <text:p>35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7" table:formula="of:=[.A3533]+1" table:style-name="ce2">
            <text:p>35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8" table:formula="of:=[.A3534]+1" table:style-name="ce2">
            <text:p>35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9" table:formula="of:=[.A3535]+1" table:style-name="ce2">
            <text:p>35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0" table:formula="of:=[.A3536]+1" table:style-name="ce2">
            <text:p>35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1" table:formula="of:=[.A3537]+1" table:style-name="ce2">
            <text:p>35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2" table:formula="of:=[.A3538]+1" table:style-name="ce2">
            <text:p>35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3" table:formula="of:=[.A3539]+1" table:style-name="ce2">
            <text:p>35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4" table:formula="of:=[.A3540]+1" table:style-name="ce2">
            <text:p>35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5" table:formula="of:=[.A3541]+1" table:style-name="ce2">
            <text:p>35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6" table:formula="of:=[.A3542]+1" table:style-name="ce2">
            <text:p>35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7" table:formula="of:=[.A3543]+1" table:style-name="ce2">
            <text:p>35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8" table:formula="of:=[.A3544]+1" table:style-name="ce2">
            <text:p>35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9" table:formula="of:=[.A3545]+1" table:style-name="ce2">
            <text:p>35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0" table:formula="of:=[.A3546]+1" table:style-name="ce2">
            <text:p>35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1" table:formula="of:=[.A3547]+1" table:style-name="ce2">
            <text:p>35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2" table:formula="of:=[.A3548]+1" table:style-name="ce2">
            <text:p>35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3" table:formula="of:=[.A3549]+1" table:style-name="ce2">
            <text:p>35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4" table:formula="of:=[.A3550]+1" table:style-name="ce2">
            <text:p>35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5" table:formula="of:=[.A3551]+1" table:style-name="ce2">
            <text:p>35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6" table:formula="of:=[.A3552]+1" table:style-name="ce2">
            <text:p>35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7" table:formula="of:=[.A3553]+1" table:style-name="ce2">
            <text:p>35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8" table:formula="of:=[.A3554]+1" table:style-name="ce2">
            <text:p>35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9" table:formula="of:=[.A3555]+1" table:style-name="ce2">
            <text:p>35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0" table:formula="of:=[.A3556]+1" table:style-name="ce2">
            <text:p>35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1" table:formula="of:=[.A3557]+1" table:style-name="ce2">
            <text:p>35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2" table:formula="of:=[.A3558]+1" table:style-name="ce2">
            <text:p>35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3" table:formula="of:=[.A3559]+1" table:style-name="ce2">
            <text:p>35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4" table:formula="of:=[.A3560]+1" table:style-name="ce2">
            <text:p>35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5" table:formula="of:=[.A3561]+1" table:style-name="ce2">
            <text:p>35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6" table:formula="of:=[.A3562]+1" table:style-name="ce2">
            <text:p>35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7" table:formula="of:=[.A3563]+1" table:style-name="ce2">
            <text:p>35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8" table:formula="of:=[.A3564]+1" table:style-name="ce2">
            <text:p>35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9" table:formula="of:=[.A3565]+1" table:style-name="ce2">
            <text:p>35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0" table:formula="of:=[.A3566]+1" table:style-name="ce2">
            <text:p>35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1" table:formula="of:=[.A3567]+1" table:style-name="ce2">
            <text:p>35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2" table:formula="of:=[.A3568]+1" table:style-name="ce2">
            <text:p>35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3" table:formula="of:=[.A3569]+1" table:style-name="ce2">
            <text:p>35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4" table:formula="of:=[.A3570]+1" table:style-name="ce2">
            <text:p>35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5" table:formula="of:=[.A3571]+1" table:style-name="ce2">
            <text:p>35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6" table:formula="of:=[.A3572]+1" table:style-name="ce2">
            <text:p>35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7" table:formula="of:=[.A3573]+1" table:style-name="ce2">
            <text:p>35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8" table:formula="of:=[.A3574]+1" table:style-name="ce2">
            <text:p>35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9" table:formula="of:=[.A3575]+1" table:style-name="ce2">
            <text:p>35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0" table:formula="of:=[.A3576]+1" table:style-name="ce2">
            <text:p>35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1" table:formula="of:=[.A3577]+1" table:style-name="ce2">
            <text:p>35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2" table:formula="of:=[.A3578]+1" table:style-name="ce2">
            <text:p>35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3" table:formula="of:=[.A3579]+1" table:style-name="ce2">
            <text:p>35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4" table:formula="of:=[.A3580]+1" table:style-name="ce2">
            <text:p>35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5" table:formula="of:=[.A3581]+1" table:style-name="ce2">
            <text:p>35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6" table:formula="of:=[.A3582]+1" table:style-name="ce2">
            <text:p>35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7" table:formula="of:=[.A3583]+1" table:style-name="ce2">
            <text:p>35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8" table:formula="of:=[.A3584]+1" table:style-name="ce2">
            <text:p>35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9" table:formula="of:=[.A3585]+1" table:style-name="ce2">
            <text:p>35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0" table:formula="of:=[.A3586]+1" table:style-name="ce2">
            <text:p>35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1" table:formula="of:=[.A3587]+1" table:style-name="ce2">
            <text:p>35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2" table:formula="of:=[.A3588]+1" table:style-name="ce2">
            <text:p>35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3" table:formula="of:=[.A3589]+1" table:style-name="ce2">
            <text:p>35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4" table:formula="of:=[.A3590]+1" table:style-name="ce2">
            <text:p>35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5" table:formula="of:=[.A3591]+1" table:style-name="ce2">
            <text:p>35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6" table:formula="of:=[.A3592]+1" table:style-name="ce2">
            <text:p>35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7" table:formula="of:=[.A3593]+1" table:style-name="ce2">
            <text:p>35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8" table:formula="of:=[.A3594]+1" table:style-name="ce2">
            <text:p>35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9" table:formula="of:=[.A3595]+1" table:style-name="ce2">
            <text:p>35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0" table:formula="of:=[.A3596]+1" table:style-name="ce2">
            <text:p>35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1" table:formula="of:=[.A3597]+1" table:style-name="ce2">
            <text:p>35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2" table:formula="of:=[.A3598]+1" table:style-name="ce2">
            <text:p>35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3" table:formula="of:=[.A3599]+1" table:style-name="ce2">
            <text:p>35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4" table:formula="of:=[.A3600]+1" table:style-name="ce2">
            <text:p>35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5" table:formula="of:=[.A3601]+1" table:style-name="ce2">
            <text:p>35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6" table:formula="of:=[.A3602]+1" table:style-name="ce2">
            <text:p>35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7" table:formula="of:=[.A3603]+1" table:style-name="ce2">
            <text:p>35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8" table:formula="of:=[.A3604]+1" table:style-name="ce2">
            <text:p>35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9" table:formula="of:=[.A3605]+1" table:style-name="ce2">
            <text:p>35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0" table:formula="of:=[.A3606]+1" table:style-name="ce2">
            <text:p>36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1" table:formula="of:=[.A3607]+1" table:style-name="ce2">
            <text:p>36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2" table:formula="of:=[.A3608]+1" table:style-name="ce2">
            <text:p>36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3" table:formula="of:=[.A3609]+1" table:style-name="ce2">
            <text:p>36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4" table:formula="of:=[.A3610]+1" table:style-name="ce2">
            <text:p>36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5" table:formula="of:=[.A3611]+1" table:style-name="ce2">
            <text:p>36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6" table:formula="of:=[.A3612]+1" table:style-name="ce2">
            <text:p>36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7" table:formula="of:=[.A3613]+1" table:style-name="ce2">
            <text:p>36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8" table:formula="of:=[.A3614]+1" table:style-name="ce2">
            <text:p>36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9" table:formula="of:=[.A3615]+1" table:style-name="ce2">
            <text:p>36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0" table:formula="of:=[.A3616]+1" table:style-name="ce2">
            <text:p>36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1" table:formula="of:=[.A3617]+1" table:style-name="ce2">
            <text:p>36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2" table:formula="of:=[.A3618]+1" table:style-name="ce2">
            <text:p>36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3" table:formula="of:=[.A3619]+1" table:style-name="ce2">
            <text:p>36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4" table:formula="of:=[.A3620]+1" table:style-name="ce2">
            <text:p>36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5" table:formula="of:=[.A3621]+1" table:style-name="ce2">
            <text:p>36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6" table:formula="of:=[.A3622]+1" table:style-name="ce2">
            <text:p>36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7" table:formula="of:=[.A3623]+1" table:style-name="ce2">
            <text:p>36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8" table:formula="of:=[.A3624]+1" table:style-name="ce2">
            <text:p>36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9" table:formula="of:=[.A3625]+1" table:style-name="ce2">
            <text:p>36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0" table:formula="of:=[.A3626]+1" table:style-name="ce2">
            <text:p>36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1" table:formula="of:=[.A3627]+1" table:style-name="ce2">
            <text:p>36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2" table:formula="of:=[.A3628]+1" table:style-name="ce2">
            <text:p>36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3" table:formula="of:=[.A3629]+1" table:style-name="ce2">
            <text:p>36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4" table:formula="of:=[.A3630]+1" table:style-name="ce2">
            <text:p>36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5" table:formula="of:=[.A3631]+1" table:style-name="ce2">
            <text:p>36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6" table:formula="of:=[.A3632]+1" table:style-name="ce2">
            <text:p>36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7" table:formula="of:=[.A3633]+1" table:style-name="ce2">
            <text:p>36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8" table:formula="of:=[.A3634]+1" table:style-name="ce2">
            <text:p>36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9" table:formula="of:=[.A3635]+1" table:style-name="ce2">
            <text:p>36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0" table:formula="of:=[.A3636]+1" table:style-name="ce2">
            <text:p>36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1" table:formula="of:=[.A3637]+1" table:style-name="ce2">
            <text:p>36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2" table:formula="of:=[.A3638]+1" table:style-name="ce2">
            <text:p>36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3" table:formula="of:=[.A3639]+1" table:style-name="ce2">
            <text:p>36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4" table:formula="of:=[.A3640]+1" table:style-name="ce2">
            <text:p>36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5" table:formula="of:=[.A3641]+1" table:style-name="ce2">
            <text:p>36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6" table:formula="of:=[.A3642]+1" table:style-name="ce2">
            <text:p>36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7" table:formula="of:=[.A3643]+1" table:style-name="ce2">
            <text:p>36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8" table:formula="of:=[.A3644]+1" table:style-name="ce2">
            <text:p>36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9" table:formula="of:=[.A3645]+1" table:style-name="ce2">
            <text:p>36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0" table:formula="of:=[.A3646]+1" table:style-name="ce2">
            <text:p>36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1" table:formula="of:=[.A3647]+1" table:style-name="ce2">
            <text:p>36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2" table:formula="of:=[.A3648]+1" table:style-name="ce2">
            <text:p>36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3" table:formula="of:=[.A3649]+1" table:style-name="ce2">
            <text:p>36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4" table:formula="of:=[.A3650]+1" table:style-name="ce2">
            <text:p>36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5" table:formula="of:=[.A3651]+1" table:style-name="ce2">
            <text:p>36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6" table:formula="of:=[.A3652]+1" table:style-name="ce2">
            <text:p>36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7" table:formula="of:=[.A3653]+1" table:style-name="ce2">
            <text:p>36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8" table:formula="of:=[.A3654]+1" table:style-name="ce2">
            <text:p>36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9" table:formula="of:=[.A3655]+1" table:style-name="ce2">
            <text:p>36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0" table:formula="of:=[.A3656]+1" table:style-name="ce2">
            <text:p>36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1" table:formula="of:=[.A3657]+1" table:style-name="ce2">
            <text:p>36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2" table:formula="of:=[.A3658]+1" table:style-name="ce2">
            <text:p>36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3" table:formula="of:=[.A3659]+1" table:style-name="ce2">
            <text:p>36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4" table:formula="of:=[.A3660]+1" table:style-name="ce2">
            <text:p>36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5" table:formula="of:=[.A3661]+1" table:style-name="ce2">
            <text:p>36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6" table:formula="of:=[.A3662]+1" table:style-name="ce2">
            <text:p>36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7" table:formula="of:=[.A3663]+1" table:style-name="ce2">
            <text:p>36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8" table:formula="of:=[.A3664]+1" table:style-name="ce2">
            <text:p>36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9" table:formula="of:=[.A3665]+1" table:style-name="ce2">
            <text:p>36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0" table:formula="of:=[.A3666]+1" table:style-name="ce2">
            <text:p>36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1" table:formula="of:=[.A3667]+1" table:style-name="ce2">
            <text:p>36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2" table:formula="of:=[.A3668]+1" table:style-name="ce2">
            <text:p>36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3" table:formula="of:=[.A3669]+1" table:style-name="ce2">
            <text:p>36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4" table:formula="of:=[.A3670]+1" table:style-name="ce2">
            <text:p>36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5" table:formula="of:=[.A3671]+1" table:style-name="ce2">
            <text:p>36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6" table:formula="of:=[.A3672]+1" table:style-name="ce2">
            <text:p>36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7" table:formula="of:=[.A3673]+1" table:style-name="ce2">
            <text:p>36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8" table:formula="of:=[.A3674]+1" table:style-name="ce2">
            <text:p>36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9" table:formula="of:=[.A3675]+1" table:style-name="ce2">
            <text:p>36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0" table:formula="of:=[.A3676]+1" table:style-name="ce2">
            <text:p>36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1" table:formula="of:=[.A3677]+1" table:style-name="ce2">
            <text:p>36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2" table:formula="of:=[.A3678]+1" table:style-name="ce2">
            <text:p>36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3" table:formula="of:=[.A3679]+1" table:style-name="ce2">
            <text:p>36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4" table:formula="of:=[.A3680]+1" table:style-name="ce2">
            <text:p>36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5" table:formula="of:=[.A3681]+1" table:style-name="ce2">
            <text:p>36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6" table:formula="of:=[.A3682]+1" table:style-name="ce2">
            <text:p>36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7" table:formula="of:=[.A3683]+1" table:style-name="ce2">
            <text:p>36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8" table:formula="of:=[.A3684]+1" table:style-name="ce2">
            <text:p>36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9" table:formula="of:=[.A3685]+1" table:style-name="ce2">
            <text:p>36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0" table:formula="of:=[.A3686]+1" table:style-name="ce2">
            <text:p>36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1" table:formula="of:=[.A3687]+1" table:style-name="ce2">
            <text:p>36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2" table:formula="of:=[.A3688]+1" table:style-name="ce2">
            <text:p>36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3" table:formula="of:=[.A3689]+1" table:style-name="ce2">
            <text:p>36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4" table:formula="of:=[.A3690]+1" table:style-name="ce2">
            <text:p>36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5" table:formula="of:=[.A3691]+1" table:style-name="ce2">
            <text:p>36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6" table:formula="of:=[.A3692]+1" table:style-name="ce2">
            <text:p>36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7" table:formula="of:=[.A3693]+1" table:style-name="ce2">
            <text:p>36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8" table:formula="of:=[.A3694]+1" table:style-name="ce2">
            <text:p>36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9" table:formula="of:=[.A3695]+1" table:style-name="ce2">
            <text:p>36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0" table:formula="of:=[.A3696]+1" table:style-name="ce2">
            <text:p>36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1" table:formula="of:=[.A3697]+1" table:style-name="ce2">
            <text:p>36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2" table:formula="of:=[.A3698]+1" table:style-name="ce2">
            <text:p>36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3" table:formula="of:=[.A3699]+1" table:style-name="ce2">
            <text:p>36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4" table:formula="of:=[.A3700]+1" table:style-name="ce2">
            <text:p>36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5" table:formula="of:=[.A3701]+1" table:style-name="ce2">
            <text:p>36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6" table:formula="of:=[.A3702]+1" table:style-name="ce2">
            <text:p>36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7" table:formula="of:=[.A3703]+1" table:style-name="ce2">
            <text:p>36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8" table:formula="of:=[.A3704]+1" table:style-name="ce2">
            <text:p>36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9" table:formula="of:=[.A3705]+1" table:style-name="ce2">
            <text:p>36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0" table:formula="of:=[.A3706]+1" table:style-name="ce2">
            <text:p>37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1" table:formula="of:=[.A3707]+1" table:style-name="ce2">
            <text:p>37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2" table:formula="of:=[.A3708]+1" table:style-name="ce2">
            <text:p>37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3" table:formula="of:=[.A3709]+1" table:style-name="ce2">
            <text:p>37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4" table:formula="of:=[.A3710]+1" table:style-name="ce2">
            <text:p>37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5" table:formula="of:=[.A3711]+1" table:style-name="ce2">
            <text:p>37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6" table:formula="of:=[.A3712]+1" table:style-name="ce2">
            <text:p>37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7" table:formula="of:=[.A3713]+1" table:style-name="ce2">
            <text:p>37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8" table:formula="of:=[.A3714]+1" table:style-name="ce2">
            <text:p>37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9" table:formula="of:=[.A3715]+1" table:style-name="ce2">
            <text:p>37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0" table:formula="of:=[.A3716]+1" table:style-name="ce2">
            <text:p>37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1" table:formula="of:=[.A3717]+1" table:style-name="ce2">
            <text:p>37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2" table:formula="of:=[.A3718]+1" table:style-name="ce2">
            <text:p>37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3" table:formula="of:=[.A3719]+1" table:style-name="ce2">
            <text:p>37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4" table:formula="of:=[.A3720]+1" table:style-name="ce2">
            <text:p>37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5" table:formula="of:=[.A3721]+1" table:style-name="ce2">
            <text:p>37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6" table:formula="of:=[.A3722]+1" table:style-name="ce2">
            <text:p>37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7" table:formula="of:=[.A3723]+1" table:style-name="ce2">
            <text:p>37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8" table:formula="of:=[.A3724]+1" table:style-name="ce2">
            <text:p>37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9" table:formula="of:=[.A3725]+1" table:style-name="ce2">
            <text:p>37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0" table:formula="of:=[.A3726]+1" table:style-name="ce2">
            <text:p>37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1" table:formula="of:=[.A3727]+1" table:style-name="ce2">
            <text:p>37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2" table:formula="of:=[.A3728]+1" table:style-name="ce2">
            <text:p>37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3" table:formula="of:=[.A3729]+1" table:style-name="ce2">
            <text:p>37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4" table:formula="of:=[.A3730]+1" table:style-name="ce2">
            <text:p>37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5" table:formula="of:=[.A3731]+1" table:style-name="ce2">
            <text:p>37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6" table:formula="of:=[.A3732]+1" table:style-name="ce2">
            <text:p>37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7" table:formula="of:=[.A3733]+1" table:style-name="ce2">
            <text:p>37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8" table:formula="of:=[.A3734]+1" table:style-name="ce2">
            <text:p>37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9" table:formula="of:=[.A3735]+1" table:style-name="ce2">
            <text:p>37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0" table:formula="of:=[.A3736]+1" table:style-name="ce2">
            <text:p>37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1" table:formula="of:=[.A3737]+1" table:style-name="ce2">
            <text:p>37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2" table:formula="of:=[.A3738]+1" table:style-name="ce2">
            <text:p>37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3" table:formula="of:=[.A3739]+1" table:style-name="ce2">
            <text:p>37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4" table:formula="of:=[.A3740]+1" table:style-name="ce2">
            <text:p>37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5" table:formula="of:=[.A3741]+1" table:style-name="ce2">
            <text:p>37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6" table:formula="of:=[.A3742]+1" table:style-name="ce2">
            <text:p>37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7" table:formula="of:=[.A3743]+1" table:style-name="ce2">
            <text:p>37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8" table:formula="of:=[.A3744]+1" table:style-name="ce2">
            <text:p>37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9" table:formula="of:=[.A3745]+1" table:style-name="ce2">
            <text:p>37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0" table:formula="of:=[.A3746]+1" table:style-name="ce2">
            <text:p>37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1" table:formula="of:=[.A3747]+1" table:style-name="ce2">
            <text:p>37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2" table:formula="of:=[.A3748]+1" table:style-name="ce2">
            <text:p>37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3" table:formula="of:=[.A3749]+1" table:style-name="ce2">
            <text:p>37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4" table:formula="of:=[.A3750]+1" table:style-name="ce2">
            <text:p>37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5" table:formula="of:=[.A3751]+1" table:style-name="ce2">
            <text:p>37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6" table:formula="of:=[.A3752]+1" table:style-name="ce2">
            <text:p>37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7" table:formula="of:=[.A3753]+1" table:style-name="ce2">
            <text:p>37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8" table:formula="of:=[.A3754]+1" table:style-name="ce2">
            <text:p>37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9" table:formula="of:=[.A3755]+1" table:style-name="ce2">
            <text:p>37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0" table:formula="of:=[.A3756]+1" table:style-name="ce2">
            <text:p>37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1" table:formula="of:=[.A3757]+1" table:style-name="ce2">
            <text:p>37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2" table:formula="of:=[.A3758]+1" table:style-name="ce2">
            <text:p>37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3" table:formula="of:=[.A3759]+1" table:style-name="ce2">
            <text:p>37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4" table:formula="of:=[.A3760]+1" table:style-name="ce2">
            <text:p>37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5" table:formula="of:=[.A3761]+1" table:style-name="ce2">
            <text:p>37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6" table:formula="of:=[.A3762]+1" table:style-name="ce2">
            <text:p>37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7" table:formula="of:=[.A3763]+1" table:style-name="ce2">
            <text:p>37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8" table:formula="of:=[.A3764]+1" table:style-name="ce2">
            <text:p>37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9" table:formula="of:=[.A3765]+1" table:style-name="ce2">
            <text:p>37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0" table:formula="of:=[.A3766]+1" table:style-name="ce2">
            <text:p>37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1" table:formula="of:=[.A3767]+1" table:style-name="ce2">
            <text:p>37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2" table:formula="of:=[.A3768]+1" table:style-name="ce2">
            <text:p>37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3" table:formula="of:=[.A3769]+1" table:style-name="ce2">
            <text:p>37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4" table:formula="of:=[.A3770]+1" table:style-name="ce2">
            <text:p>37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5" table:formula="of:=[.A3771]+1" table:style-name="ce2">
            <text:p>37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6" table:formula="of:=[.A3772]+1" table:style-name="ce2">
            <text:p>37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7" table:formula="of:=[.A3773]+1" table:style-name="ce2">
            <text:p>37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8" table:formula="of:=[.A3774]+1" table:style-name="ce2">
            <text:p>37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9" table:formula="of:=[.A3775]+1" table:style-name="ce2">
            <text:p>37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0" table:formula="of:=[.A3776]+1" table:style-name="ce2">
            <text:p>37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1" table:formula="of:=[.A3777]+1" table:style-name="ce2">
            <text:p>37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2" table:formula="of:=[.A3778]+1" table:style-name="ce2">
            <text:p>37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3" table:formula="of:=[.A3779]+1" table:style-name="ce2">
            <text:p>37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4" table:formula="of:=[.A3780]+1" table:style-name="ce2">
            <text:p>37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5" table:formula="of:=[.A3781]+1" table:style-name="ce2">
            <text:p>37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6" table:formula="of:=[.A3782]+1" table:style-name="ce2">
            <text:p>37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7" table:formula="of:=[.A3783]+1" table:style-name="ce2">
            <text:p>37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8" table:formula="of:=[.A3784]+1" table:style-name="ce2">
            <text:p>37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9" table:formula="of:=[.A3785]+1" table:style-name="ce2">
            <text:p>37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0" table:formula="of:=[.A3786]+1" table:style-name="ce2">
            <text:p>37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1" table:formula="of:=[.A3787]+1" table:style-name="ce2">
            <text:p>37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2" table:formula="of:=[.A3788]+1" table:style-name="ce2">
            <text:p>37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3" table:formula="of:=[.A3789]+1" table:style-name="ce2">
            <text:p>37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4" table:formula="of:=[.A3790]+1" table:style-name="ce2">
            <text:p>37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5" table:formula="of:=[.A3791]+1" table:style-name="ce2">
            <text:p>37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6" table:formula="of:=[.A3792]+1" table:style-name="ce2">
            <text:p>37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7" table:formula="of:=[.A3793]+1" table:style-name="ce2">
            <text:p>37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8" table:formula="of:=[.A3794]+1" table:style-name="ce2">
            <text:p>37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9" table:formula="of:=[.A3795]+1" table:style-name="ce2">
            <text:p>37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0" table:formula="of:=[.A3796]+1" table:style-name="ce2">
            <text:p>37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1" table:formula="of:=[.A3797]+1" table:style-name="ce2">
            <text:p>37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2" table:formula="of:=[.A3798]+1" table:style-name="ce2">
            <text:p>37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3" table:formula="of:=[.A3799]+1" table:style-name="ce2">
            <text:p>37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4" table:formula="of:=[.A3800]+1" table:style-name="ce2">
            <text:p>37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5" table:formula="of:=[.A3801]+1" table:style-name="ce2">
            <text:p>37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6" table:formula="of:=[.A3802]+1" table:style-name="ce2">
            <text:p>37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7" table:formula="of:=[.A3803]+1" table:style-name="ce2">
            <text:p>37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8" table:formula="of:=[.A3804]+1" table:style-name="ce2">
            <text:p>37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9" table:formula="of:=[.A3805]+1" table:style-name="ce2">
            <text:p>37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0" table:formula="of:=[.A3806]+1" table:style-name="ce2">
            <text:p>38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1" table:formula="of:=[.A3807]+1" table:style-name="ce2">
            <text:p>38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2" table:formula="of:=[.A3808]+1" table:style-name="ce2">
            <text:p>38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3" table:formula="of:=[.A3809]+1" table:style-name="ce2">
            <text:p>38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4" table:formula="of:=[.A3810]+1" table:style-name="ce2">
            <text:p>38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5" table:formula="of:=[.A3811]+1" table:style-name="ce2">
            <text:p>38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6" table:formula="of:=[.A3812]+1" table:style-name="ce2">
            <text:p>38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7" table:formula="of:=[.A3813]+1" table:style-name="ce2">
            <text:p>38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8" table:formula="of:=[.A3814]+1" table:style-name="ce2">
            <text:p>38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9" table:formula="of:=[.A3815]+1" table:style-name="ce2">
            <text:p>38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0" table:formula="of:=[.A3816]+1" table:style-name="ce2">
            <text:p>38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1" table:formula="of:=[.A3817]+1" table:style-name="ce2">
            <text:p>38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2" table:formula="of:=[.A3818]+1" table:style-name="ce2">
            <text:p>38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3" table:formula="of:=[.A3819]+1" table:style-name="ce2">
            <text:p>38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4" table:formula="of:=[.A3820]+1" table:style-name="ce2">
            <text:p>38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5" table:formula="of:=[.A3821]+1" table:style-name="ce2">
            <text:p>38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6" table:formula="of:=[.A3822]+1" table:style-name="ce2">
            <text:p>38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7" table:formula="of:=[.A3823]+1" table:style-name="ce2">
            <text:p>38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8" table:formula="of:=[.A3824]+1" table:style-name="ce2">
            <text:p>38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9" table:formula="of:=[.A3825]+1" table:style-name="ce2">
            <text:p>38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0" table:formula="of:=[.A3826]+1" table:style-name="ce2">
            <text:p>38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1" table:formula="of:=[.A3827]+1" table:style-name="ce2">
            <text:p>38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2" table:formula="of:=[.A3828]+1" table:style-name="ce2">
            <text:p>38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3" table:formula="of:=[.A3829]+1" table:style-name="ce2">
            <text:p>38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4" table:formula="of:=[.A3830]+1" table:style-name="ce2">
            <text:p>38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5" table:formula="of:=[.A3831]+1" table:style-name="ce2">
            <text:p>38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6" table:formula="of:=[.A3832]+1" table:style-name="ce2">
            <text:p>38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7" table:formula="of:=[.A3833]+1" table:style-name="ce2">
            <text:p>38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8" table:formula="of:=[.A3834]+1" table:style-name="ce2">
            <text:p>38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9" table:formula="of:=[.A3835]+1" table:style-name="ce2">
            <text:p>38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0" table:formula="of:=[.A3836]+1" table:style-name="ce2">
            <text:p>38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1" table:formula="of:=[.A3837]+1" table:style-name="ce2">
            <text:p>38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2" table:formula="of:=[.A3838]+1" table:style-name="ce2">
            <text:p>38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3" table:formula="of:=[.A3839]+1" table:style-name="ce2">
            <text:p>38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4" table:formula="of:=[.A3840]+1" table:style-name="ce2">
            <text:p>38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5" table:formula="of:=[.A3841]+1" table:style-name="ce2">
            <text:p>38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6" table:formula="of:=[.A3842]+1" table:style-name="ce2">
            <text:p>38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7" table:formula="of:=[.A3843]+1" table:style-name="ce2">
            <text:p>38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8" table:formula="of:=[.A3844]+1" table:style-name="ce2">
            <text:p>38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9" table:formula="of:=[.A3845]+1" table:style-name="ce2">
            <text:p>38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0" table:formula="of:=[.A3846]+1" table:style-name="ce2">
            <text:p>38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1" table:formula="of:=[.A3847]+1" table:style-name="ce2">
            <text:p>38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2" table:formula="of:=[.A3848]+1" table:style-name="ce2">
            <text:p>38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3" table:formula="of:=[.A3849]+1" table:style-name="ce2">
            <text:p>38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4" table:formula="of:=[.A3850]+1" table:style-name="ce2">
            <text:p>38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5" table:formula="of:=[.A3851]+1" table:style-name="ce2">
            <text:p>38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6" table:formula="of:=[.A3852]+1" table:style-name="ce2">
            <text:p>38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7" table:formula="of:=[.A3853]+1" table:style-name="ce2">
            <text:p>38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8" table:formula="of:=[.A3854]+1" table:style-name="ce2">
            <text:p>38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9" table:formula="of:=[.A3855]+1" table:style-name="ce2">
            <text:p>38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0" table:formula="of:=[.A3856]+1" table:style-name="ce2">
            <text:p>38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1" table:formula="of:=[.A3857]+1" table:style-name="ce2">
            <text:p>38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2" table:formula="of:=[.A3858]+1" table:style-name="ce2">
            <text:p>38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3" table:formula="of:=[.A3859]+1" table:style-name="ce2">
            <text:p>38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4" table:formula="of:=[.A3860]+1" table:style-name="ce2">
            <text:p>38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5" table:formula="of:=[.A3861]+1" table:style-name="ce2">
            <text:p>38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6" table:formula="of:=[.A3862]+1" table:style-name="ce2">
            <text:p>38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7" table:formula="of:=[.A3863]+1" table:style-name="ce2">
            <text:p>38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8" table:formula="of:=[.A3864]+1" table:style-name="ce2">
            <text:p>38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9" table:formula="of:=[.A3865]+1" table:style-name="ce2">
            <text:p>38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0" table:formula="of:=[.A3866]+1" table:style-name="ce2">
            <text:p>38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1" table:formula="of:=[.A3867]+1" table:style-name="ce2">
            <text:p>38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2" table:formula="of:=[.A3868]+1" table:style-name="ce2">
            <text:p>38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3" table:formula="of:=[.A3869]+1" table:style-name="ce2">
            <text:p>38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4" table:formula="of:=[.A3870]+1" table:style-name="ce2">
            <text:p>38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5" table:formula="of:=[.A3871]+1" table:style-name="ce2">
            <text:p>38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6" table:formula="of:=[.A3872]+1" table:style-name="ce2">
            <text:p>38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7" table:formula="of:=[.A3873]+1" table:style-name="ce2">
            <text:p>38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8" table:formula="of:=[.A3874]+1" table:style-name="ce2">
            <text:p>38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9" table:formula="of:=[.A3875]+1" table:style-name="ce2">
            <text:p>38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0" table:formula="of:=[.A3876]+1" table:style-name="ce2">
            <text:p>38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1" table:formula="of:=[.A3877]+1" table:style-name="ce2">
            <text:p>38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2" table:formula="of:=[.A3878]+1" table:style-name="ce2">
            <text:p>38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3" table:formula="of:=[.A3879]+1" table:style-name="ce2">
            <text:p>38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4" table:formula="of:=[.A3880]+1" table:style-name="ce2">
            <text:p>38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5" table:formula="of:=[.A3881]+1" table:style-name="ce2">
            <text:p>38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6" table:formula="of:=[.A3882]+1" table:style-name="ce2">
            <text:p>38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7" table:formula="of:=[.A3883]+1" table:style-name="ce2">
            <text:p>38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8" table:formula="of:=[.A3884]+1" table:style-name="ce2">
            <text:p>38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9" table:formula="of:=[.A3885]+1" table:style-name="ce2">
            <text:p>38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0" table:formula="of:=[.A3886]+1" table:style-name="ce2">
            <text:p>38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1" table:formula="of:=[.A3887]+1" table:style-name="ce2">
            <text:p>38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2" table:formula="of:=[.A3888]+1" table:style-name="ce2">
            <text:p>38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3" table:formula="of:=[.A3889]+1" table:style-name="ce2">
            <text:p>38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4" table:formula="of:=[.A3890]+1" table:style-name="ce2">
            <text:p>38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5" table:formula="of:=[.A3891]+1" table:style-name="ce2">
            <text:p>38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6" table:formula="of:=[.A3892]+1" table:style-name="ce2">
            <text:p>38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7" table:formula="of:=[.A3893]+1" table:style-name="ce2">
            <text:p>38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8" table:formula="of:=[.A3894]+1" table:style-name="ce2">
            <text:p>38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9" table:formula="of:=[.A3895]+1" table:style-name="ce2">
            <text:p>38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0" table:formula="of:=[.A3896]+1" table:style-name="ce2">
            <text:p>38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1" table:formula="of:=[.A3897]+1" table:style-name="ce2">
            <text:p>38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2" table:formula="of:=[.A3898]+1" table:style-name="ce2">
            <text:p>38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3" table:formula="of:=[.A3899]+1" table:style-name="ce2">
            <text:p>38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4" table:formula="of:=[.A3900]+1" table:style-name="ce2">
            <text:p>38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5" table:formula="of:=[.A3901]+1" table:style-name="ce2">
            <text:p>38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6" table:formula="of:=[.A3902]+1" table:style-name="ce2">
            <text:p>38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7" table:formula="of:=[.A3903]+1" table:style-name="ce2">
            <text:p>38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8" table:formula="of:=[.A3904]+1" table:style-name="ce2">
            <text:p>38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9" table:formula="of:=[.A3905]+1" table:style-name="ce2">
            <text:p>38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0" table:formula="of:=[.A3906]+1" table:style-name="ce2">
            <text:p>39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1" table:formula="of:=[.A3907]+1" table:style-name="ce2">
            <text:p>39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2" table:formula="of:=[.A3908]+1" table:style-name="ce2">
            <text:p>39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3" table:formula="of:=[.A3909]+1" table:style-name="ce2">
            <text:p>39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4" table:formula="of:=[.A3910]+1" table:style-name="ce2">
            <text:p>39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5" table:formula="of:=[.A3911]+1" table:style-name="ce2">
            <text:p>39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6" table:formula="of:=[.A3912]+1" table:style-name="ce2">
            <text:p>39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7" table:formula="of:=[.A3913]+1" table:style-name="ce2">
            <text:p>39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8" table:formula="of:=[.A3914]+1" table:style-name="ce2">
            <text:p>39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9" table:formula="of:=[.A3915]+1" table:style-name="ce2">
            <text:p>39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0" table:formula="of:=[.A3916]+1" table:style-name="ce2">
            <text:p>39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1" table:formula="of:=[.A3917]+1" table:style-name="ce2">
            <text:p>39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2" table:formula="of:=[.A3918]+1" table:style-name="ce2">
            <text:p>39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3" table:formula="of:=[.A3919]+1" table:style-name="ce2">
            <text:p>39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4" table:formula="of:=[.A3920]+1" table:style-name="ce2">
            <text:p>39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5" table:formula="of:=[.A3921]+1" table:style-name="ce2">
            <text:p>39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6" table:formula="of:=[.A3922]+1" table:style-name="ce2">
            <text:p>39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7" table:formula="of:=[.A3923]+1" table:style-name="ce2">
            <text:p>39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8" table:formula="of:=[.A3924]+1" table:style-name="ce2">
            <text:p>39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9" table:formula="of:=[.A3925]+1" table:style-name="ce2">
            <text:p>39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0" table:formula="of:=[.A3926]+1" table:style-name="ce2">
            <text:p>39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1" table:formula="of:=[.A3927]+1" table:style-name="ce2">
            <text:p>39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2" table:formula="of:=[.A3928]+1" table:style-name="ce2">
            <text:p>39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3" table:formula="of:=[.A3929]+1" table:style-name="ce2">
            <text:p>39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4" table:formula="of:=[.A3930]+1" table:style-name="ce2">
            <text:p>39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5" table:formula="of:=[.A3931]+1" table:style-name="ce2">
            <text:p>39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6" table:formula="of:=[.A3932]+1" table:style-name="ce2">
            <text:p>39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7" table:formula="of:=[.A3933]+1" table:style-name="ce2">
            <text:p>39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8" table:formula="of:=[.A3934]+1" table:style-name="ce2">
            <text:p>39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9" table:formula="of:=[.A3935]+1" table:style-name="ce2">
            <text:p>39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0" table:formula="of:=[.A3936]+1" table:style-name="ce2">
            <text:p>39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1" table:formula="of:=[.A3937]+1" table:style-name="ce2">
            <text:p>39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2" table:formula="of:=[.A3938]+1" table:style-name="ce2">
            <text:p>39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3" table:formula="of:=[.A3939]+1" table:style-name="ce2">
            <text:p>39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4" table:formula="of:=[.A3940]+1" table:style-name="ce2">
            <text:p>39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5" table:formula="of:=[.A3941]+1" table:style-name="ce2">
            <text:p>39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6" table:formula="of:=[.A3942]+1" table:style-name="ce2">
            <text:p>39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7" table:formula="of:=[.A3943]+1" table:style-name="ce2">
            <text:p>39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8" table:formula="of:=[.A3944]+1" table:style-name="ce2">
            <text:p>39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9" table:formula="of:=[.A3945]+1" table:style-name="ce2">
            <text:p>39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0" table:formula="of:=[.A3946]+1" table:style-name="ce2">
            <text:p>39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1" table:formula="of:=[.A3947]+1" table:style-name="ce2">
            <text:p>39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2" table:formula="of:=[.A3948]+1" table:style-name="ce2">
            <text:p>39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3" table:formula="of:=[.A3949]+1" table:style-name="ce2">
            <text:p>39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4" table:formula="of:=[.A3950]+1" table:style-name="ce2">
            <text:p>39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5" table:formula="of:=[.A3951]+1" table:style-name="ce2">
            <text:p>39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6" table:formula="of:=[.A3952]+1" table:style-name="ce2">
            <text:p>39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7" table:formula="of:=[.A3953]+1" table:style-name="ce2">
            <text:p>39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8" table:formula="of:=[.A3954]+1" table:style-name="ce2">
            <text:p>39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9" table:formula="of:=[.A3955]+1" table:style-name="ce2">
            <text:p>39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0" table:formula="of:=[.A3956]+1" table:style-name="ce2">
            <text:p>39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1" table:formula="of:=[.A3957]+1" table:style-name="ce2">
            <text:p>39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2" table:formula="of:=[.A3958]+1" table:style-name="ce2">
            <text:p>39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3" table:formula="of:=[.A3959]+1" table:style-name="ce2">
            <text:p>39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4" table:formula="of:=[.A3960]+1" table:style-name="ce2">
            <text:p>39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5" table:formula="of:=[.A3961]+1" table:style-name="ce2">
            <text:p>39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6" table:formula="of:=[.A3962]+1" table:style-name="ce2">
            <text:p>39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7" table:formula="of:=[.A3963]+1" table:style-name="ce2">
            <text:p>39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8" table:formula="of:=[.A3964]+1" table:style-name="ce2">
            <text:p>39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9" table:formula="of:=[.A3965]+1" table:style-name="ce2">
            <text:p>39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0" table:formula="of:=[.A3966]+1" table:style-name="ce2">
            <text:p>39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1" table:formula="of:=[.A3967]+1" table:style-name="ce2">
            <text:p>39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2" table:formula="of:=[.A3968]+1" table:style-name="ce2">
            <text:p>39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3" table:formula="of:=[.A3969]+1" table:style-name="ce2">
            <text:p>39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4" table:formula="of:=[.A3970]+1" table:style-name="ce2">
            <text:p>39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5" table:formula="of:=[.A3971]+1" table:style-name="ce2">
            <text:p>39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6" table:formula="of:=[.A3972]+1" table:style-name="ce2">
            <text:p>39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7" table:formula="of:=[.A3973]+1" table:style-name="ce2">
            <text:p>39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8" table:formula="of:=[.A3974]+1" table:style-name="ce2">
            <text:p>39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9" table:formula="of:=[.A3975]+1" table:style-name="ce2">
            <text:p>39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0" table:formula="of:=[.A3976]+1" table:style-name="ce2">
            <text:p>39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1" table:formula="of:=[.A3977]+1" table:style-name="ce2">
            <text:p>39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2" table:formula="of:=[.A3978]+1" table:style-name="ce2">
            <text:p>39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3" table:formula="of:=[.A3979]+1" table:style-name="ce2">
            <text:p>39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4" table:formula="of:=[.A3980]+1" table:style-name="ce2">
            <text:p>39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5" table:formula="of:=[.A3981]+1" table:style-name="ce2">
            <text:p>39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6" table:formula="of:=[.A3982]+1" table:style-name="ce2">
            <text:p>39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7" table:formula="of:=[.A3983]+1" table:style-name="ce2">
            <text:p>39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8" table:formula="of:=[.A3984]+1" table:style-name="ce2">
            <text:p>39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9" table:formula="of:=[.A3985]+1" table:style-name="ce2">
            <text:p>39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0" table:formula="of:=[.A3986]+1" table:style-name="ce2">
            <text:p>39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1" table:formula="of:=[.A3987]+1" table:style-name="ce2">
            <text:p>39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2" table:formula="of:=[.A3988]+1" table:style-name="ce2">
            <text:p>39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3" table:formula="of:=[.A3989]+1" table:style-name="ce2">
            <text:p>39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4" table:formula="of:=[.A3990]+1" table:style-name="ce2">
            <text:p>39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5" table:formula="of:=[.A3991]+1" table:style-name="ce2">
            <text:p>39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6" table:formula="of:=[.A3992]+1" table:style-name="ce2">
            <text:p>39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7" table:formula="of:=[.A3993]+1" table:style-name="ce2">
            <text:p>39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8" table:formula="of:=[.A3994]+1" table:style-name="ce2">
            <text:p>39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9" table:formula="of:=[.A3995]+1" table:style-name="ce2">
            <text:p>39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0" table:formula="of:=[.A3996]+1" table:style-name="ce2">
            <text:p>39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1" table:formula="of:=[.A3997]+1" table:style-name="ce2">
            <text:p>39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2" table:formula="of:=[.A3998]+1" table:style-name="ce2">
            <text:p>39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3" table:formula="of:=[.A3999]+1" table:style-name="ce2">
            <text:p>39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4" table:formula="of:=[.A4000]+1" table:style-name="ce2">
            <text:p>39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5" table:formula="of:=[.A4001]+1" table:style-name="ce2">
            <text:p>39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6" table:formula="of:=[.A4002]+1" table:style-name="ce2">
            <text:p>39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7" table:formula="of:=[.A4003]+1" table:style-name="ce2">
            <text:p>39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8" table:formula="of:=[.A4004]+1" table:style-name="ce2">
            <text:p>39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9" table:formula="of:=[.A4005]+1" table:style-name="ce2">
            <text:p>39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0" table:formula="of:=[.A4006]+1" table:style-name="ce2">
            <text:p>40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1" table:formula="of:=[.A4007]+1" table:style-name="ce2">
            <text:p>40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2" table:formula="of:=[.A4008]+1" table:style-name="ce2">
            <text:p>40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3" table:formula="of:=[.A4009]+1" table:style-name="ce2">
            <text:p>40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4" table:formula="of:=[.A4010]+1" table:style-name="ce2">
            <text:p>40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5" table:formula="of:=[.A4011]+1" table:style-name="ce2">
            <text:p>40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6" table:formula="of:=[.A4012]+1" table:style-name="ce2">
            <text:p>40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7" table:formula="of:=[.A4013]+1" table:style-name="ce2">
            <text:p>40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8" table:formula="of:=[.A4014]+1" table:style-name="ce2">
            <text:p>40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9" table:formula="of:=[.A4015]+1" table:style-name="ce2">
            <text:p>40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0" table:formula="of:=[.A4016]+1" table:style-name="ce2">
            <text:p>40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1" table:formula="of:=[.A4017]+1" table:style-name="ce2">
            <text:p>40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2" table:formula="of:=[.A4018]+1" table:style-name="ce2">
            <text:p>40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3" table:formula="of:=[.A4019]+1" table:style-name="ce2">
            <text:p>40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4" table:formula="of:=[.A4020]+1" table:style-name="ce2">
            <text:p>40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5" table:formula="of:=[.A4021]+1" table:style-name="ce2">
            <text:p>40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6" table:formula="of:=[.A4022]+1" table:style-name="ce2">
            <text:p>40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7" table:formula="of:=[.A4023]+1" table:style-name="ce2">
            <text:p>40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8" table:formula="of:=[.A4024]+1" table:style-name="ce2">
            <text:p>40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9" table:formula="of:=[.A4025]+1" table:style-name="ce2">
            <text:p>40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0" table:formula="of:=[.A4026]+1" table:style-name="ce2">
            <text:p>40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1" table:formula="of:=[.A4027]+1" table:style-name="ce2">
            <text:p>40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2" table:formula="of:=[.A4028]+1" table:style-name="ce2">
            <text:p>40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3" table:formula="of:=[.A4029]+1" table:style-name="ce2">
            <text:p>40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4" table:formula="of:=[.A4030]+1" table:style-name="ce2">
            <text:p>40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5" table:formula="of:=[.A4031]+1" table:style-name="ce2">
            <text:p>40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6" table:formula="of:=[.A4032]+1" table:style-name="ce2">
            <text:p>40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7" table:formula="of:=[.A4033]+1" table:style-name="ce2">
            <text:p>40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8" table:formula="of:=[.A4034]+1" table:style-name="ce2">
            <text:p>40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9" table:formula="of:=[.A4035]+1" table:style-name="ce2">
            <text:p>40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0" table:formula="of:=[.A4036]+1" table:style-name="ce2">
            <text:p>40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1" table:formula="of:=[.A4037]+1" table:style-name="ce2">
            <text:p>40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2" table:formula="of:=[.A4038]+1" table:style-name="ce2">
            <text:p>40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3" table:formula="of:=[.A4039]+1" table:style-name="ce2">
            <text:p>40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4" table:formula="of:=[.A4040]+1" table:style-name="ce2">
            <text:p>40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5" table:formula="of:=[.A4041]+1" table:style-name="ce2">
            <text:p>40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6" table:formula="of:=[.A4042]+1" table:style-name="ce2">
            <text:p>40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7" table:formula="of:=[.A4043]+1" table:style-name="ce2">
            <text:p>40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8" table:formula="of:=[.A4044]+1" table:style-name="ce2">
            <text:p>40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9" table:formula="of:=[.A4045]+1" table:style-name="ce2">
            <text:p>40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0" table:formula="of:=[.A4046]+1" table:style-name="ce2">
            <text:p>40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1" table:formula="of:=[.A4047]+1" table:style-name="ce2">
            <text:p>40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2" table:formula="of:=[.A4048]+1" table:style-name="ce2">
            <text:p>40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3" table:formula="of:=[.A4049]+1" table:style-name="ce2">
            <text:p>40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4" table:formula="of:=[.A4050]+1" table:style-name="ce2">
            <text:p>40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5" table:formula="of:=[.A4051]+1" table:style-name="ce2">
            <text:p>40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6" table:formula="of:=[.A4052]+1" table:style-name="ce2">
            <text:p>40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7" table:formula="of:=[.A4053]+1" table:style-name="ce2">
            <text:p>40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8" table:formula="of:=[.A4054]+1" table:style-name="ce2">
            <text:p>40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9" table:formula="of:=[.A4055]+1" table:style-name="ce2">
            <text:p>40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0" table:formula="of:=[.A4056]+1" table:style-name="ce2">
            <text:p>40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1" table:formula="of:=[.A4057]+1" table:style-name="ce2">
            <text:p>40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2" table:formula="of:=[.A4058]+1" table:style-name="ce2">
            <text:p>40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3" table:formula="of:=[.A4059]+1" table:style-name="ce2">
            <text:p>40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4" table:formula="of:=[.A4060]+1" table:style-name="ce2">
            <text:p>40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5" table:formula="of:=[.A4061]+1" table:style-name="ce2">
            <text:p>40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6" table:formula="of:=[.A4062]+1" table:style-name="ce2">
            <text:p>40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7" table:formula="of:=[.A4063]+1" table:style-name="ce2">
            <text:p>40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8" table:formula="of:=[.A4064]+1" table:style-name="ce2">
            <text:p>40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9" table:formula="of:=[.A4065]+1" table:style-name="ce2">
            <text:p>40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0" table:formula="of:=[.A4066]+1" table:style-name="ce2">
            <text:p>40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1" table:formula="of:=[.A4067]+1" table:style-name="ce2">
            <text:p>40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2" table:formula="of:=[.A4068]+1" table:style-name="ce2">
            <text:p>40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3" table:formula="of:=[.A4069]+1" table:style-name="ce2">
            <text:p>40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4" table:formula="of:=[.A4070]+1" table:style-name="ce2">
            <text:p>40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5" table:formula="of:=[.A4071]+1" table:style-name="ce2">
            <text:p>40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6" table:formula="of:=[.A4072]+1" table:style-name="ce2">
            <text:p>40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7" table:formula="of:=[.A4073]+1" table:style-name="ce2">
            <text:p>40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8" table:formula="of:=[.A4074]+1" table:style-name="ce2">
            <text:p>40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9" table:formula="of:=[.A4075]+1" table:style-name="ce2">
            <text:p>40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0" table:formula="of:=[.A4076]+1" table:style-name="ce2">
            <text:p>40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1" table:formula="of:=[.A4077]+1" table:style-name="ce2">
            <text:p>40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2" table:formula="of:=[.A4078]+1" table:style-name="ce2">
            <text:p>40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3" table:formula="of:=[.A4079]+1" table:style-name="ce2">
            <text:p>40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4" table:formula="of:=[.A4080]+1" table:style-name="ce2">
            <text:p>40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5" table:formula="of:=[.A4081]+1" table:style-name="ce2">
            <text:p>40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6" table:formula="of:=[.A4082]+1" table:style-name="ce2">
            <text:p>40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7" table:formula="of:=[.A4083]+1" table:style-name="ce2">
            <text:p>40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8" table:formula="of:=[.A4084]+1" table:style-name="ce2">
            <text:p>40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9" table:formula="of:=[.A4085]+1" table:style-name="ce2">
            <text:p>40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0" table:formula="of:=[.A4086]+1" table:style-name="ce2">
            <text:p>40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1" table:formula="of:=[.A4087]+1" table:style-name="ce2">
            <text:p>40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2" table:formula="of:=[.A4088]+1" table:style-name="ce2">
            <text:p>40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3" table:formula="of:=[.A4089]+1" table:style-name="ce2">
            <text:p>40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4" table:formula="of:=[.A4090]+1" table:style-name="ce2">
            <text:p>40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5" table:formula="of:=[.A4091]+1" table:style-name="ce2">
            <text:p>40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6" table:formula="of:=[.A4092]+1" table:style-name="ce2">
            <text:p>40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3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7" table:formula="of:=[.A4093]+1" table:style-name="ce2">
            <text:p>40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4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8" table:formula="of:=[.A4094]+1" table:style-name="ce2">
            <text:p>40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5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9" table:formula="of:=[.A4095]+1" table:style-name="ce2">
            <text:p>40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6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0" table:formula="of:=[.A4096]+1" table:style-name="ce2">
            <text:p>40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7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1" table:formula="of:=[.A4097]+1" table:style-name="ce2">
            <text:p>40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8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2" table:formula="of:=[.A4098]+1" table:style-name="ce2">
            <text:p>40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9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3" table:formula="of:=[.A4099]+1" table:style-name="ce2">
            <text:p>40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00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4" table:formula="of:=[.A4100]+1" table:style-name="ce2">
            <text:p>40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01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5" table:formula="of:=[.A4101]+1" table:style-name="ce2">
            <text:p>40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02]*32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;</text:p>
          </table:table-cell>
          <table:table-cell table:number-columns-repeated="2" table:style-name="ce2"/>
          <table:table-cell office:value-type="string" table:style-name="ce2">
            <text:p>;</text:p>
          </table:table-cell>
          <table:table-cell table:number-columns-repeated="16380"/>
        </table:table-row>
        <table:table-row table:number-rows-repeated="9" table:style-name="ro1">
          <table:table-cell table:number-columns-repeated="1024" table:style-name="ce2"/>
          <table:table-cell table:number-columns-repeated="15360"/>
        </table:table-row>
        <table:table-row table:number-rows-repeated="1044464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Niklas Laufkoetter</dc:creator>
    <meta:creation-date>2009-04-16T11:32:48Z</meta:creation-date>
    <dc:date>2021-06-29T20:46:08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